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106.16pt"/>
    </style:style>
    <style:style style:name="co3" style:family="table-column">
      <style:table-column-properties fo:break-before="auto" style:column-width="112.14pt"/>
    </style:style>
    <style:style style:name="co4" style:family="table-column">
      <style:table-column-properties fo:break-before="auto" style:column-width="61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nkroll_sample" table:style-name="ta1">
        <table:table-source xlink:type="simple" xlink:href="../bankroll_sample.csv" table:table-name="bankroll_sample" table:filter-name="Text - txt - csv (StarCalc)" table:filter-options="9/59/44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AndyAdvancedPerfect</text:p>
          </table:table-cell>
          <table:table-cell office:value-type="string" calcext:value-type="string">
            <text:p>AndyAdvancedRealistic</text:p>
          </table:table-cell>
          <table:table-cell office:value-type="string" calcext:value-type="string">
            <text:p>BobbyBasi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124.5" calcext:value-type="float">
            <text:p>100124.5</text:p>
          </table:table-cell>
          <table:table-cell office:value-type="float" office:value="100350" calcext:value-type="float">
            <text:p>100350</text:p>
          </table:table-cell>
          <table:table-cell office:value-type="float" office:value="100100" calcext:value-type="float">
            <text:p>100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41.5" calcext:value-type="float">
            <text:p>100041.5</text:p>
          </table:table-cell>
          <table:table-cell office:value-type="float" office:value="100112.5" calcext:value-type="float">
            <text:p>100112.5</text:p>
          </table:table-cell>
          <table:table-cell office:value-type="float" office:value="99650" calcext:value-type="float">
            <text:p>996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137.5" calcext:value-type="float">
            <text:p>100137.5</text:p>
          </table:table-cell>
          <table:table-cell office:value-type="float" office:value="100837.5" calcext:value-type="float">
            <text:p>100837.5</text:p>
          </table:table-cell>
          <table:table-cell office:value-type="float" office:value="99662.5" calcext:value-type="float">
            <text:p>99662.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545.5" calcext:value-type="float">
            <text:p>100545.5</text:p>
          </table:table-cell>
          <table:table-cell office:value-type="float" office:value="100712.5" calcext:value-type="float">
            <text:p>100712.5</text:p>
          </table:table-cell>
          <table:table-cell office:value-type="float" office:value="99687.5" calcext:value-type="float">
            <text:p>99687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0662.5" calcext:value-type="float">
            <text:p>100662.5</text:p>
          </table:table-cell>
          <table:table-cell office:value-type="float" office:value="99725" calcext:value-type="float">
            <text:p>997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445.5" calcext:value-type="float">
            <text:p>100445.5</text:p>
          </table:table-cell>
          <table:table-cell office:value-type="float" office:value="100375" calcext:value-type="float">
            <text:p>100375</text:p>
          </table:table-cell>
          <table:table-cell office:value-type="float" office:value="99962.5" calcext:value-type="float">
            <text:p>99962.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9915.5" calcext:value-type="float">
            <text:p>99915.5</text:p>
          </table:table-cell>
          <table:table-cell office:value-type="float" office:value="99375" calcext:value-type="float">
            <text:p>99375</text:p>
          </table:table-cell>
          <table:table-cell office:value-type="float" office:value="100100" calcext:value-type="float">
            <text:p>1001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94" calcext:value-type="float">
            <text:p>100094</text:p>
          </table:table-cell>
          <table:table-cell office:value-type="float" office:value="99987.5" calcext:value-type="float">
            <text:p>99987.5</text:p>
          </table:table-cell>
          <table:table-cell office:value-type="float" office:value="100462.5" calcext:value-type="float">
            <text:p>100462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9769" calcext:value-type="float">
            <text:p>99769</text:p>
          </table:table-cell>
          <table:table-cell office:value-type="float" office:value="100200" calcext:value-type="float">
            <text:p>100200</text:p>
          </table:table-cell>
          <table:table-cell office:value-type="float" office:value="101062.5" calcext:value-type="float">
            <text:p>101062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352" calcext:value-type="float">
            <text:p>99352</text:p>
          </table:table-cell>
          <table:table-cell office:value-type="float" office:value="99550" calcext:value-type="float">
            <text:p>99550</text:p>
          </table:table-cell>
          <table:table-cell office:value-type="float" office:value="100850" calcext:value-type="float">
            <text:p>10085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8114" calcext:value-type="float">
            <text:p>98114</text:p>
          </table:table-cell>
          <table:table-cell office:value-type="float" office:value="99162.5" calcext:value-type="float">
            <text:p>99162.5</text:p>
          </table:table-cell>
          <table:table-cell office:value-type="float" office:value="100450" calcext:value-type="float">
            <text:p>10045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9726.5" calcext:value-type="float">
            <text:p>99726.5</text:p>
          </table:table-cell>
          <table:table-cell office:value-type="float" office:value="98387.5" calcext:value-type="float">
            <text:p>98387.5</text:p>
          </table:table-cell>
          <table:table-cell office:value-type="float" office:value="100525" calcext:value-type="float">
            <text:p>1005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9487" calcext:value-type="float">
            <text:p>99487</text:p>
          </table:table-cell>
          <table:table-cell office:value-type="float" office:value="99450" calcext:value-type="float">
            <text:p>99450</text:p>
          </table:table-cell>
          <table:table-cell office:value-type="float" office:value="100662.5" calcext:value-type="float">
            <text:p>100662.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9735" calcext:value-type="float">
            <text:p>99735</text:p>
          </table:table-cell>
          <table:table-cell office:value-type="float" office:value="99437.5" calcext:value-type="float">
            <text:p>99437.5</text:p>
          </table:table-cell>
          <table:table-cell office:value-type="float" office:value="101075" calcext:value-type="float">
            <text:p>1010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543" calcext:value-type="float">
            <text:p>99543</text:p>
          </table:table-cell>
          <table:table-cell office:value-type="float" office:value="99162.5" calcext:value-type="float">
            <text:p>99162.5</text:p>
          </table:table-cell>
          <table:table-cell office:value-type="float" office:value="101050" calcext:value-type="float">
            <text:p>10105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9526" calcext:value-type="float">
            <text:p>99526</text:p>
          </table:table-cell>
          <table:table-cell office:value-type="float" office:value="98562.5" calcext:value-type="float">
            <text:p>98562.5</text:p>
          </table:table-cell>
          <table:table-cell office:value-type="float" office:value="101175" calcext:value-type="float">
            <text:p>10117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9759.5" calcext:value-type="float">
            <text:p>99759.5</text:p>
          </table:table-cell>
          <table:table-cell office:value-type="float" office:value="98912.5" calcext:value-type="float">
            <text:p>98912.5</text:p>
          </table:table-cell>
          <table:table-cell office:value-type="float" office:value="100975" calcext:value-type="float">
            <text:p>1009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634" calcext:value-type="float">
            <text:p>100634</text:p>
          </table:table-cell>
          <table:table-cell office:value-type="float" office:value="98062.5" calcext:value-type="float">
            <text:p>98062.5</text:p>
          </table:table-cell>
          <table:table-cell office:value-type="float" office:value="100862.5" calcext:value-type="float">
            <text:p>100862.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1279.5" calcext:value-type="float">
            <text:p>101279.5</text:p>
          </table:table-cell>
          <table:table-cell office:value-type="float" office:value="98862.5" calcext:value-type="float">
            <text:p>98862.5</text:p>
          </table:table-cell>
          <table:table-cell office:value-type="float" office:value="101025" calcext:value-type="float">
            <text:p>1010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603.5" calcext:value-type="float">
            <text:p>100603.5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1087.5" calcext:value-type="float">
            <text:p>101087.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1028.5" calcext:value-type="float">
            <text:p>101028.5</text:p>
          </table:table-cell>
          <table:table-cell office:value-type="float" office:value="101000" calcext:value-type="float">
            <text:p>101000</text:p>
          </table:table-cell>
          <table:table-cell office:value-type="float" office:value="101450" calcext:value-type="float">
            <text:p>10145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816" calcext:value-type="float">
            <text:p>100816</text:p>
          </table:table-cell>
          <table:table-cell office:value-type="float" office:value="100787.5" calcext:value-type="float">
            <text:p>100787.5</text:p>
          </table:table-cell>
          <table:table-cell office:value-type="float" office:value="100975" calcext:value-type="float">
            <text:p>10097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637" calcext:value-type="float">
            <text:p>100637</text:p>
          </table:table-cell>
          <table:table-cell office:value-type="float" office:value="100587.5" calcext:value-type="float">
            <text:p>100587.5</text:p>
          </table:table-cell>
          <table:table-cell office:value-type="float" office:value="101050" calcext:value-type="float">
            <text:p>10105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1919.5" calcext:value-type="float">
            <text:p>101919.5</text:p>
          </table:table-cell>
          <table:table-cell office:value-type="float" office:value="100462.5" calcext:value-type="float">
            <text:p>100462.5</text:p>
          </table:table-cell>
          <table:table-cell office:value-type="float" office:value="101225" calcext:value-type="float">
            <text:p>1012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1719.5" calcext:value-type="float">
            <text:p>101719.5</text:p>
          </table:table-cell>
          <table:table-cell office:value-type="float" office:value="100337.5" calcext:value-type="float">
            <text:p>100337.5</text:p>
          </table:table-cell>
          <table:table-cell office:value-type="float" office:value="101137.5" calcext:value-type="float">
            <text:p>101137.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2027" calcext:value-type="float">
            <text:p>102027</text:p>
          </table:table-cell>
          <table:table-cell office:value-type="float" office:value="100137.5" calcext:value-type="float">
            <text:p>100137.5</text:p>
          </table:table-cell>
          <table:table-cell office:value-type="float" office:value="101200" calcext:value-type="float">
            <text:p>10120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1927" calcext:value-type="float">
            <text:p>101927</text:p>
          </table:table-cell>
          <table:table-cell office:value-type="float" office:value="100312.5" calcext:value-type="float">
            <text:p>100312.5</text:p>
          </table:table-cell>
          <table:table-cell office:value-type="float" office:value="101450" calcext:value-type="float">
            <text:p>10145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1623" calcext:value-type="float">
            <text:p>101623</text:p>
          </table:table-cell>
          <table:table-cell office:value-type="float" office:value="99150" calcext:value-type="float">
            <text:p>99150</text:p>
          </table:table-cell>
          <table:table-cell office:value-type="float" office:value="101200" calcext:value-type="float">
            <text:p>10120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1175.5" calcext:value-type="float">
            <text:p>101175.5</text:p>
          </table:table-cell>
          <table:table-cell office:value-type="float" office:value="99000" calcext:value-type="float">
            <text:p>99000</text:p>
          </table:table-cell>
          <table:table-cell office:value-type="float" office:value="101212.5" calcext:value-type="float">
            <text:p>101212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1225.5" calcext:value-type="float">
            <text:p>101225.5</text:p>
          </table:table-cell>
          <table:table-cell office:value-type="float" office:value="100262.5" calcext:value-type="float">
            <text:p>100262.5</text:p>
          </table:table-cell>
          <table:table-cell office:value-type="float" office:value="101400" calcext:value-type="float">
            <text:p>1014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1383.5" calcext:value-type="float">
            <text:p>101383.5</text:p>
          </table:table-cell>
          <table:table-cell office:value-type="float" office:value="100100" calcext:value-type="float">
            <text:p>100100</text:p>
          </table:table-cell>
          <table:table-cell office:value-type="float" office:value="101900" calcext:value-type="float">
            <text:p>1019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1500.5" calcext:value-type="float">
            <text:p>101500.5</text:p>
          </table:table-cell>
          <table:table-cell office:value-type="float" office:value="100775" calcext:value-type="float">
            <text:p>100775</text:p>
          </table:table-cell>
          <table:table-cell office:value-type="float" office:value="101725" calcext:value-type="float">
            <text:p>10172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1409.5" calcext:value-type="float">
            <text:p>101409.5</text:p>
          </table:table-cell>
          <table:table-cell office:value-type="float" office:value="100975" calcext:value-type="float">
            <text:p>100975</text:p>
          </table:table-cell>
          <table:table-cell office:value-type="float" office:value="101812.5" calcext:value-type="float">
            <text:p>101812.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1272" calcext:value-type="float">
            <text:p>101272</text:p>
          </table:table-cell>
          <table:table-cell office:value-type="float" office:value="101025" calcext:value-type="float">
            <text:p>101025</text:p>
          </table:table-cell>
          <table:table-cell office:value-type="float" office:value="101312.5" calcext:value-type="float">
            <text:p>101312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1479.5" calcext:value-type="float">
            <text:p>101479.5</text:p>
          </table:table-cell>
          <table:table-cell office:value-type="float" office:value="101362.5" calcext:value-type="float">
            <text:p>101362.5</text:p>
          </table:table-cell>
          <table:table-cell office:value-type="float" office:value="101762.5" calcext:value-type="float">
            <text:p>101762.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1628.5" calcext:value-type="float">
            <text:p>101628.5</text:p>
          </table:table-cell>
          <table:table-cell office:value-type="float" office:value="101525" calcext:value-type="float">
            <text:p>101525</text:p>
          </table:table-cell>
          <table:table-cell office:value-type="float" office:value="101537.5" calcext:value-type="float">
            <text:p>101537.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1510.5" calcext:value-type="float">
            <text:p>101510.5</text:p>
          </table:table-cell>
          <table:table-cell office:value-type="float" office:value="101425" calcext:value-type="float">
            <text:p>101425</text:p>
          </table:table-cell>
          <table:table-cell office:value-type="float" office:value="101587.5" calcext:value-type="float">
            <text:p>101587.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1836.5" calcext:value-type="float">
            <text:p>101836.5</text:p>
          </table:table-cell>
          <table:table-cell office:value-type="float" office:value="102262.5" calcext:value-type="float">
            <text:p>102262.5</text:p>
          </table:table-cell>
          <table:table-cell office:value-type="float" office:value="101375" calcext:value-type="float">
            <text:p>10137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2162" calcext:value-type="float">
            <text:p>102162</text:p>
          </table:table-cell>
          <table:table-cell office:value-type="float" office:value="103050" calcext:value-type="float">
            <text:p>103050</text:p>
          </table:table-cell>
          <table:table-cell office:value-type="float" office:value="101337.5" calcext:value-type="float">
            <text:p>101337.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2719" calcext:value-type="float">
            <text:p>102719</text:p>
          </table:table-cell>
          <table:table-cell office:value-type="float" office:value="103525" calcext:value-type="float">
            <text:p>103525</text:p>
          </table:table-cell>
          <table:table-cell office:value-type="float" office:value="101375" calcext:value-type="float">
            <text:p>10137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3477" calcext:value-type="float">
            <text:p>103477</text:p>
          </table:table-cell>
          <table:table-cell office:value-type="float" office:value="103612.5" calcext:value-type="float">
            <text:p>103612.5</text:p>
          </table:table-cell>
          <table:table-cell office:value-type="float" office:value="101175" calcext:value-type="float">
            <text:p>10117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3986" calcext:value-type="float">
            <text:p>103986</text:p>
          </table:table-cell>
          <table:table-cell office:value-type="float" office:value="104275" calcext:value-type="float">
            <text:p>104275</text:p>
          </table:table-cell>
          <table:table-cell office:value-type="float" office:value="101537.5" calcext:value-type="float">
            <text:p>101537.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3071" calcext:value-type="float">
            <text:p>103071</text:p>
          </table:table-cell>
          <table:table-cell office:value-type="float" office:value="103387.5" calcext:value-type="float">
            <text:p>103387.5</text:p>
          </table:table-cell>
          <table:table-cell office:value-type="float" office:value="101862.5" calcext:value-type="float">
            <text:p>101862.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3214.5" calcext:value-type="float">
            <text:p>103214.5</text:p>
          </table:table-cell>
          <table:table-cell office:value-type="float" office:value="103525" calcext:value-type="float">
            <text:p>103525</text:p>
          </table:table-cell>
          <table:table-cell office:value-type="float" office:value="101337.5" calcext:value-type="float">
            <text:p>101337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4760" calcext:value-type="float">
            <text:p>104760</text:p>
          </table:table-cell>
          <table:table-cell office:value-type="float" office:value="103787.5" calcext:value-type="float">
            <text:p>103787.5</text:p>
          </table:table-cell>
          <table:table-cell office:value-type="float" office:value="101400" calcext:value-type="float">
            <text:p>10140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4960" calcext:value-type="float">
            <text:p>104960</text:p>
          </table:table-cell>
          <table:table-cell office:value-type="float" office:value="104387.5" calcext:value-type="float">
            <text:p>104387.5</text:p>
          </table:table-cell>
          <table:table-cell office:value-type="float" office:value="101300" calcext:value-type="float">
            <text:p>10130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4598" calcext:value-type="float">
            <text:p>104598</text:p>
          </table:table-cell>
          <table:table-cell office:value-type="float" office:value="104287.5" calcext:value-type="float">
            <text:p>104287.5</text:p>
          </table:table-cell>
          <table:table-cell office:value-type="float" office:value="101100" calcext:value-type="float">
            <text:p>1011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4034.5" calcext:value-type="float">
            <text:p>104034.5</text:p>
          </table:table-cell>
          <table:table-cell office:value-type="float" office:value="103637.5" calcext:value-type="float">
            <text:p>103637.5</text:p>
          </table:table-cell>
          <table:table-cell office:value-type="float" office:value="100975" calcext:value-type="float">
            <text:p>10097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3659.5" calcext:value-type="float">
            <text:p>103659.5</text:p>
          </table:table-cell>
          <table:table-cell office:value-type="float" office:value="103100" calcext:value-type="float">
            <text:p>103100</text:p>
          </table:table-cell>
          <table:table-cell office:value-type="float" office:value="100850" calcext:value-type="float">
            <text:p>10085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4564.5" calcext:value-type="float">
            <text:p>104564.5</text:p>
          </table:table-cell>
          <table:table-cell office:value-type="float" office:value="103237.5" calcext:value-type="float">
            <text:p>103237.5</text:p>
          </table:table-cell>
          <table:table-cell office:value-type="float" office:value="100712.5" calcext:value-type="float">
            <text:p>100712.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04714.5" calcext:value-type="float">
            <text:p>104714.5</text:p>
          </table:table-cell>
          <table:table-cell office:value-type="float" office:value="103150" calcext:value-type="float">
            <text:p>103150</text:p>
          </table:table-cell>
          <table:table-cell office:value-type="float" office:value="100237.5" calcext:value-type="float">
            <text:p>100237.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04473.5" calcext:value-type="float">
            <text:p>104473.5</text:p>
          </table:table-cell>
          <table:table-cell office:value-type="float" office:value="102587.5" calcext:value-type="float">
            <text:p>102587.5</text:p>
          </table:table-cell>
          <table:table-cell office:value-type="float" office:value="100125" calcext:value-type="float">
            <text:p>10012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04735.5" calcext:value-type="float">
            <text:p>104735.5</text:p>
          </table:table-cell>
          <table:table-cell office:value-type="float" office:value="102637.5" calcext:value-type="float">
            <text:p>102637.5</text:p>
          </table:table-cell>
          <table:table-cell office:value-type="float" office:value="100675" calcext:value-type="float">
            <text:p>10067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04968.5" calcext:value-type="float">
            <text:p>104968.5</text:p>
          </table:table-cell>
          <table:table-cell office:value-type="float" office:value="101987.5" calcext:value-type="float">
            <text:p>101987.5</text:p>
          </table:table-cell>
          <table:table-cell office:value-type="float" office:value="99850" calcext:value-type="float">
            <text:p>9985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05071" calcext:value-type="float">
            <text:p>105071</text:p>
          </table:table-cell>
          <table:table-cell office:value-type="float" office:value="102637.5" calcext:value-type="float">
            <text:p>102637.5</text:p>
          </table:table-cell>
          <table:table-cell office:value-type="float" office:value="99650" calcext:value-type="float">
            <text:p>9965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05495" calcext:value-type="float">
            <text:p>105495</text:p>
          </table:table-cell>
          <table:table-cell office:value-type="float" office:value="102437.5" calcext:value-type="float">
            <text:p>102437.5</text:p>
          </table:table-cell>
          <table:table-cell office:value-type="float" office:value="99787.5" calcext:value-type="float">
            <text:p>99787.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05707.5" calcext:value-type="float">
            <text:p>105707.5</text:p>
          </table:table-cell>
          <table:table-cell office:value-type="float" office:value="102312.5" calcext:value-type="float">
            <text:p>102312.5</text:p>
          </table:table-cell>
          <table:table-cell office:value-type="float" office:value="99962.5" calcext:value-type="float">
            <text:p>99962.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05031.5" calcext:value-type="float">
            <text:p>105031.5</text:p>
          </table:table-cell>
          <table:table-cell office:value-type="float" office:value="102237.5" calcext:value-type="float">
            <text:p>102237.5</text:p>
          </table:table-cell>
          <table:table-cell office:value-type="float" office:value="100187.5" calcext:value-type="float">
            <text:p>100187.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06029.5" calcext:value-type="float">
            <text:p>106029.5</text:p>
          </table:table-cell>
          <table:table-cell office:value-type="float" office:value="104162.5" calcext:value-type="float">
            <text:p>104162.5</text:p>
          </table:table-cell>
          <table:table-cell office:value-type="float" office:value="99937.5" calcext:value-type="float">
            <text:p>99937.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4676.5" calcext:value-type="float">
            <text:p>104676.5</text:p>
          </table:table-cell>
          <table:table-cell office:value-type="float" office:value="103075" calcext:value-type="float">
            <text:p>10307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04373.5" calcext:value-type="float">
            <text:p>104373.5</text:p>
          </table:table-cell>
          <table:table-cell office:value-type="float" office:value="103825" calcext:value-type="float">
            <text:p>103825</text:p>
          </table:table-cell>
          <table:table-cell office:value-type="float" office:value="100150" calcext:value-type="float">
            <text:p>10015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03785" calcext:value-type="float">
            <text:p>103785</text:p>
          </table:table-cell>
          <table:table-cell office:value-type="float" office:value="101312.5" calcext:value-type="float">
            <text:p>101312.5</text:p>
          </table:table-cell>
          <table:table-cell office:value-type="float" office:value="99537.5" calcext:value-type="float">
            <text:p>99537.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03501" calcext:value-type="float">
            <text:p>103501</text:p>
          </table:table-cell>
          <table:table-cell office:value-type="float" office:value="102825" calcext:value-type="float">
            <text:p>102825</text:p>
          </table:table-cell>
          <table:table-cell office:value-type="float" office:value="99775" calcext:value-type="float">
            <text:p>9977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04316" calcext:value-type="float">
            <text:p>104316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0025" calcext:value-type="float">
            <text:p>10002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03443" calcext:value-type="float">
            <text:p>103443</text:p>
          </table:table-cell>
          <table:table-cell office:value-type="float" office:value="102600" calcext:value-type="float">
            <text:p>102600</text:p>
          </table:table-cell>
          <table:table-cell office:value-type="float" office:value="99575" calcext:value-type="float">
            <text:p>9957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03177" calcext:value-type="float">
            <text:p>103177</text:p>
          </table:table-cell>
          <table:table-cell office:value-type="float" office:value="103050" calcext:value-type="float">
            <text:p>103050</text:p>
          </table:table-cell>
          <table:table-cell office:value-type="float" office:value="100150" calcext:value-type="float">
            <text:p>100150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03113.5" calcext:value-type="float">
            <text:p>103113.5</text:p>
          </table:table-cell>
          <table:table-cell office:value-type="float" office:value="103237.5" calcext:value-type="float">
            <text:p>103237.5</text:p>
          </table:table-cell>
          <table:table-cell office:value-type="float" office:value="100262.5" calcext:value-type="float">
            <text:p>100262.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02821" calcext:value-type="float">
            <text:p>102821</text:p>
          </table:table-cell>
          <table:table-cell office:value-type="float" office:value="103912.5" calcext:value-type="float">
            <text:p>103912.5</text:p>
          </table:table-cell>
          <table:table-cell office:value-type="float" office:value="100150" calcext:value-type="float">
            <text:p>100150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03729.5" calcext:value-type="float">
            <text:p>103729.5</text:p>
          </table:table-cell>
          <table:table-cell office:value-type="float" office:value="103800" calcext:value-type="float">
            <text:p>103800</text:p>
          </table:table-cell>
          <table:table-cell office:value-type="float" office:value="100137.5" calcext:value-type="float">
            <text:p>100137.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03646.5" calcext:value-type="float">
            <text:p>103646.5</text:p>
          </table:table-cell>
          <table:table-cell office:value-type="float" office:value="103712.5" calcext:value-type="float">
            <text:p>103712.5</text:p>
          </table:table-cell>
          <table:table-cell office:value-type="float" office:value="100075" calcext:value-type="float">
            <text:p>10007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03176.5" calcext:value-type="float">
            <text:p>103176.5</text:p>
          </table:table-cell>
          <table:table-cell office:value-type="float" office:value="103337.5" calcext:value-type="float">
            <text:p>103337.5</text:p>
          </table:table-cell>
          <table:table-cell office:value-type="float" office:value="99962.5" calcext:value-type="float">
            <text:p>99962.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03086" calcext:value-type="float">
            <text:p>103086</text:p>
          </table:table-cell>
          <table:table-cell office:value-type="float" office:value="102012.5" calcext:value-type="float">
            <text:p>102012.5</text:p>
          </table:table-cell>
          <table:table-cell office:value-type="float" office:value="99725" calcext:value-type="float">
            <text:p>9972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03581" calcext:value-type="float">
            <text:p>103581</text:p>
          </table:table-cell>
          <table:table-cell office:value-type="float" office:value="102375" calcext:value-type="float">
            <text:p>102375</text:p>
          </table:table-cell>
          <table:table-cell office:value-type="float" office:value="99937.5" calcext:value-type="float">
            <text:p>99937.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03091" calcext:value-type="float">
            <text:p>103091</text:p>
          </table:table-cell>
          <table:table-cell office:value-type="float" office:value="102112.5" calcext:value-type="float">
            <text:p>102112.5</text:p>
          </table:table-cell>
          <table:table-cell office:value-type="float" office:value="100175" calcext:value-type="float">
            <text:p>10017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03103.5" calcext:value-type="float">
            <text:p>103103.5</text:p>
          </table:table-cell>
          <table:table-cell office:value-type="float" office:value="102112.5" calcext:value-type="float">
            <text:p>102112.5</text:p>
          </table:table-cell>
          <table:table-cell office:value-type="float" office:value="100387.5" calcext:value-type="float">
            <text:p>100387.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02638" calcext:value-type="float">
            <text:p>102638</text:p>
          </table:table-cell>
          <table:table-cell office:value-type="float" office:value="101587.5" calcext:value-type="float">
            <text:p>101587.5</text:p>
          </table:table-cell>
          <table:table-cell office:value-type="float" office:value="100875" calcext:value-type="float">
            <text:p>10087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02092.5" calcext:value-type="float">
            <text:p>102092.5</text:p>
          </table:table-cell>
          <table:table-cell office:value-type="float" office:value="100450" calcext:value-type="float">
            <text:p>100450</text:p>
          </table:table-cell>
          <table:table-cell office:value-type="float" office:value="100900" calcext:value-type="float">
            <text:p>10090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02305" calcext:value-type="float">
            <text:p>102305</text:p>
          </table:table-cell>
          <table:table-cell office:value-type="float" office:value="100837.5" calcext:value-type="float">
            <text:p>100837.5</text:p>
          </table:table-cell>
          <table:table-cell office:value-type="float" office:value="101012.5" calcext:value-type="float">
            <text:p>101012.5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02762.5" calcext:value-type="float">
            <text:p>102762.5</text:p>
          </table:table-cell>
          <table:table-cell office:value-type="float" office:value="100375" calcext:value-type="float">
            <text:p>100375</text:p>
          </table:table-cell>
          <table:table-cell office:value-type="float" office:value="100687.5" calcext:value-type="float">
            <text:p>100687.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2458.5" calcext:value-type="float">
            <text:p>102458.5</text:p>
          </table:table-cell>
          <table:table-cell office:value-type="float" office:value="101012.5" calcext:value-type="float">
            <text:p>101012.5</text:p>
          </table:table-cell>
          <table:table-cell office:value-type="float" office:value="100987.5" calcext:value-type="float">
            <text:p>100987.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02633.5" calcext:value-type="float">
            <text:p>102633.5</text:p>
          </table:table-cell>
          <table:table-cell office:value-type="float" office:value="101162.5" calcext:value-type="float">
            <text:p>101162.5</text:p>
          </table:table-cell>
          <table:table-cell office:value-type="float" office:value="101200" calcext:value-type="float">
            <text:p>10120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03165" calcext:value-type="float">
            <text:p>103165</text:p>
          </table:table-cell>
          <table:table-cell office:value-type="float" office:value="102487.5" calcext:value-type="float">
            <text:p>102487.5</text:p>
          </table:table-cell>
          <table:table-cell office:value-type="float" office:value="101000" calcext:value-type="float">
            <text:p>10100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02650" calcext:value-type="float">
            <text:p>102650</text:p>
          </table:table-cell>
          <table:table-cell office:value-type="float" office:value="103512.5" calcext:value-type="float">
            <text:p>103512.5</text:p>
          </table:table-cell>
          <table:table-cell office:value-type="float" office:value="101562.5" calcext:value-type="float">
            <text:p>101562.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02757" calcext:value-type="float">
            <text:p>102757</text:p>
          </table:table-cell>
          <table:table-cell office:value-type="float" office:value="103187.5" calcext:value-type="float">
            <text:p>103187.5</text:p>
          </table:table-cell>
          <table:table-cell office:value-type="float" office:value="101787.5" calcext:value-type="float">
            <text:p>101787.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03508.5" calcext:value-type="float">
            <text:p>103508.5</text:p>
          </table:table-cell>
          <table:table-cell office:value-type="float" office:value="104362.5" calcext:value-type="float">
            <text:p>104362.5</text:p>
          </table:table-cell>
          <table:table-cell office:value-type="float" office:value="101825" calcext:value-type="float">
            <text:p>10182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02786" calcext:value-type="float">
            <text:p>102786</text:p>
          </table:table-cell>
          <table:table-cell office:value-type="float" office:value="104450" calcext:value-type="float">
            <text:p>104450</text:p>
          </table:table-cell>
          <table:table-cell office:value-type="float" office:value="101525" calcext:value-type="float">
            <text:p>101525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02551.5" calcext:value-type="float">
            <text:p>102551.5</text:p>
          </table:table-cell>
          <table:table-cell office:value-type="float" office:value="104225" calcext:value-type="float">
            <text:p>104225</text:p>
          </table:table-cell>
          <table:table-cell office:value-type="float" office:value="101637.5" calcext:value-type="float">
            <text:p>101637.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02414" calcext:value-type="float">
            <text:p>102414</text:p>
          </table:table-cell>
          <table:table-cell office:value-type="float" office:value="104112.5" calcext:value-type="float">
            <text:p>104112.5</text:p>
          </table:table-cell>
          <table:table-cell office:value-type="float" office:value="102050" calcext:value-type="float">
            <text:p>102050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02182.5" calcext:value-type="float">
            <text:p>102182.5</text:p>
          </table:table-cell>
          <table:table-cell office:value-type="float" office:value="103825" calcext:value-type="float">
            <text:p>103825</text:p>
          </table:table-cell>
          <table:table-cell office:value-type="float" office:value="102150" calcext:value-type="float">
            <text:p>10215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2733.5" calcext:value-type="float">
            <text:p>102733.5</text:p>
          </table:table-cell>
          <table:table-cell office:value-type="float" office:value="103475" calcext:value-type="float">
            <text:p>103475</text:p>
          </table:table-cell>
          <table:table-cell office:value-type="float" office:value="102262.5" calcext:value-type="float">
            <text:p>102262.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03228.5" calcext:value-type="float">
            <text:p>103228.5</text:p>
          </table:table-cell>
          <table:table-cell office:value-type="float" office:value="103875" calcext:value-type="float">
            <text:p>103875</text:p>
          </table:table-cell>
          <table:table-cell office:value-type="float" office:value="102262.5" calcext:value-type="float">
            <text:p>102262.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03003.5" calcext:value-type="float">
            <text:p>103003.5</text:p>
          </table:table-cell>
          <table:table-cell office:value-type="float" office:value="103612.5" calcext:value-type="float">
            <text:p>103612.5</text:p>
          </table:table-cell>
          <table:table-cell office:value-type="float" office:value="102225" calcext:value-type="float">
            <text:p>10222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02920.5" calcext:value-type="float">
            <text:p>102920.5</text:p>
          </table:table-cell>
          <table:table-cell office:value-type="float" office:value="104300" calcext:value-type="float">
            <text:p>104300</text:p>
          </table:table-cell>
          <table:table-cell office:value-type="float" office:value="101687.5" calcext:value-type="float">
            <text:p>101687.5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02255" calcext:value-type="float">
            <text:p>102255</text:p>
          </table:table-cell>
          <table:table-cell office:value-type="float" office:value="103625" calcext:value-type="float">
            <text:p>103625</text:p>
          </table:table-cell>
          <table:table-cell office:value-type="float" office:value="101462.5" calcext:value-type="float">
            <text:p>101462.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02603" calcext:value-type="float">
            <text:p>102603</text:p>
          </table:table-cell>
          <table:table-cell office:value-type="float" office:value="105050" calcext:value-type="float">
            <text:p>105050</text:p>
          </table:table-cell>
          <table:table-cell office:value-type="float" office:value="101250" calcext:value-type="float">
            <text:p>10125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02167.5" calcext:value-type="float">
            <text:p>102167.5</text:p>
          </table:table-cell>
          <table:table-cell office:value-type="float" office:value="104600" calcext:value-type="float">
            <text:p>104600</text:p>
          </table:table-cell>
          <table:table-cell office:value-type="float" office:value="101125" calcext:value-type="float">
            <text:p>10112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02351.5" calcext:value-type="float">
            <text:p>102351.5</text:p>
          </table:table-cell>
          <table:table-cell office:value-type="float" office:value="104650" calcext:value-type="float">
            <text:p>104650</text:p>
          </table:table-cell>
          <table:table-cell office:value-type="float" office:value="100925" calcext:value-type="float">
            <text:p>10092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02473" calcext:value-type="float">
            <text:p>102473</text:p>
          </table:table-cell>
          <table:table-cell office:value-type="float" office:value="105200" calcext:value-type="float">
            <text:p>105200</text:p>
          </table:table-cell>
          <table:table-cell office:value-type="float" office:value="101112.5" calcext:value-type="float">
            <text:p>101112.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02321" calcext:value-type="float">
            <text:p>102321</text:p>
          </table:table-cell>
          <table:table-cell office:value-type="float" office:value="106875" calcext:value-type="float">
            <text:p>106875</text:p>
          </table:table-cell>
          <table:table-cell office:value-type="float" office:value="101137.5" calcext:value-type="float">
            <text:p>101137.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1524.5" calcext:value-type="float">
            <text:p>101524.5</text:p>
          </table:table-cell>
          <table:table-cell office:value-type="float" office:value="106587.5" calcext:value-type="float">
            <text:p>106587.5</text:p>
          </table:table-cell>
          <table:table-cell office:value-type="float" office:value="101437.5" calcext:value-type="float">
            <text:p>101437.5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01279" calcext:value-type="float">
            <text:p>101279</text:p>
          </table:table-cell>
          <table:table-cell office:value-type="float" office:value="107187.5" calcext:value-type="float">
            <text:p>107187.5</text:p>
          </table:table-cell>
          <table:table-cell office:value-type="float" office:value="101500" calcext:value-type="float">
            <text:p>101500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101462" calcext:value-type="float">
            <text:p>101462</text:p>
          </table:table-cell>
          <table:table-cell office:value-type="float" office:value="106887.5" calcext:value-type="float">
            <text:p>106887.5</text:p>
          </table:table-cell>
          <table:table-cell office:value-type="float" office:value="101162.5" calcext:value-type="float">
            <text:p>101162.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101061.5" calcext:value-type="float">
            <text:p>101061.5</text:p>
          </table:table-cell>
          <table:table-cell office:value-type="float" office:value="106112.5" calcext:value-type="float">
            <text:p>106112.5</text:p>
          </table:table-cell>
          <table:table-cell office:value-type="float" office:value="100912.5" calcext:value-type="float">
            <text:p>100912.5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101994" calcext:value-type="float">
            <text:p>101994</text:p>
          </table:table-cell>
          <table:table-cell office:value-type="float" office:value="106987.5" calcext:value-type="float">
            <text:p>106987.5</text:p>
          </table:table-cell>
          <table:table-cell office:value-type="float" office:value="101587.5" calcext:value-type="float">
            <text:p>101587.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01859" calcext:value-type="float">
            <text:p>101859</text:p>
          </table:table-cell>
          <table:table-cell office:value-type="float" office:value="106950" calcext:value-type="float">
            <text:p>106950</text:p>
          </table:table-cell>
          <table:table-cell office:value-type="float" office:value="101325" calcext:value-type="float">
            <text:p>101325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101995" calcext:value-type="float">
            <text:p>101995</text:p>
          </table:table-cell>
          <table:table-cell office:value-type="float" office:value="106512.5" calcext:value-type="float">
            <text:p>106512.5</text:p>
          </table:table-cell>
          <table:table-cell office:value-type="float" office:value="101037.5" calcext:value-type="float">
            <text:p>101037.5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102386" calcext:value-type="float">
            <text:p>102386</text:p>
          </table:table-cell>
          <table:table-cell office:value-type="float" office:value="106662.5" calcext:value-type="float">
            <text:p>106662.5</text:p>
          </table:table-cell>
          <table:table-cell office:value-type="float" office:value="100850" calcext:value-type="float">
            <text:p>100850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02157.5" calcext:value-type="float">
            <text:p>102157.5</text:p>
          </table:table-cell>
          <table:table-cell office:value-type="float" office:value="106737.5" calcext:value-type="float">
            <text:p>106737.5</text:p>
          </table:table-cell>
          <table:table-cell office:value-type="float" office:value="100637.5" calcext:value-type="float">
            <text:p>100637.5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102370" calcext:value-type="float">
            <text:p>102370</text:p>
          </table:table-cell>
          <table:table-cell office:value-type="float" office:value="106837.5" calcext:value-type="float">
            <text:p>106837.5</text:p>
          </table:table-cell>
          <table:table-cell office:value-type="float" office:value="101150" calcext:value-type="float">
            <text:p>10115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01598" calcext:value-type="float">
            <text:p>101598</text:p>
          </table:table-cell>
          <table:table-cell office:value-type="float" office:value="107075" calcext:value-type="float">
            <text:p>107075</text:p>
          </table:table-cell>
          <table:table-cell office:value-type="float" office:value="101012.5" calcext:value-type="float">
            <text:p>101012.5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01916" calcext:value-type="float">
            <text:p>101916</text:p>
          </table:table-cell>
          <table:table-cell office:value-type="float" office:value="106887.5" calcext:value-type="float">
            <text:p>106887.5</text:p>
          </table:table-cell>
          <table:table-cell office:value-type="float" office:value="100962.5" calcext:value-type="float">
            <text:p>100962.5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102688.5" calcext:value-type="float">
            <text:p>102688.5</text:p>
          </table:table-cell>
          <table:table-cell office:value-type="float" office:value="107587.5" calcext:value-type="float">
            <text:p>107587.5</text:p>
          </table:table-cell>
          <table:table-cell office:value-type="float" office:value="100975" calcext:value-type="float">
            <text:p>100975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102710.5" calcext:value-type="float">
            <text:p>102710.5</text:p>
          </table:table-cell>
          <table:table-cell office:value-type="float" office:value="106737.5" calcext:value-type="float">
            <text:p>106737.5</text:p>
          </table:table-cell>
          <table:table-cell office:value-type="float" office:value="100650" calcext:value-type="float">
            <text:p>100650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103004.5" calcext:value-type="float">
            <text:p>103004.5</text:p>
          </table:table-cell>
          <table:table-cell office:value-type="float" office:value="108150" calcext:value-type="float">
            <text:p>108150</text:p>
          </table:table-cell>
          <table:table-cell office:value-type="float" office:value="100637.5" calcext:value-type="float">
            <text:p>100637.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100893.5" calcext:value-type="float">
            <text:p>100893.5</text:p>
          </table:table-cell>
          <table:table-cell office:value-type="float" office:value="106237.5" calcext:value-type="float">
            <text:p>106237.5</text:p>
          </table:table-cell>
          <table:table-cell office:value-type="float" office:value="100187.5" calcext:value-type="float">
            <text:p>100187.5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100777.5" calcext:value-type="float">
            <text:p>100777.5</text:p>
          </table:table-cell>
          <table:table-cell office:value-type="float" office:value="105775" calcext:value-type="float">
            <text:p>105775</text:p>
          </table:table-cell>
          <table:table-cell office:value-type="float" office:value="100050" calcext:value-type="float">
            <text:p>100050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100907" calcext:value-type="float">
            <text:p>100907</text:p>
          </table:table-cell>
          <table:table-cell office:value-type="float" office:value="105875" calcext:value-type="float">
            <text:p>105875</text:p>
          </table:table-cell>
          <table:table-cell office:value-type="float" office:value="100050" calcext:value-type="float">
            <text:p>100050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100941" calcext:value-type="float">
            <text:p>100941</text:p>
          </table:table-cell>
          <table:table-cell office:value-type="float" office:value="105912.5" calcext:value-type="float">
            <text:p>105912.5</text:p>
          </table:table-cell>
          <table:table-cell office:value-type="float" office:value="100050" calcext:value-type="float">
            <text:p>100050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100386.5" calcext:value-type="float">
            <text:p>100386.5</text:p>
          </table:table-cell>
          <table:table-cell office:value-type="float" office:value="106037.5" calcext:value-type="float">
            <text:p>106037.5</text:p>
          </table:table-cell>
          <table:table-cell office:value-type="float" office:value="100012.5" calcext:value-type="float">
            <text:p>100012.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0500" calcext:value-type="float">
            <text:p>100500</text:p>
          </table:table-cell>
          <table:table-cell office:value-type="float" office:value="105962.5" calcext:value-type="float">
            <text:p>105962.5</text:p>
          </table:table-cell>
          <table:table-cell office:value-type="float" office:value="100400" calcext:value-type="float">
            <text:p>100400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99951" calcext:value-type="float">
            <text:p>99951</text:p>
          </table:table-cell>
          <table:table-cell office:value-type="float" office:value="105412.5" calcext:value-type="float">
            <text:p>105412.5</text:p>
          </table:table-cell>
          <table:table-cell office:value-type="float" office:value="100237.5" calcext:value-type="float">
            <text:p>100237.5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100799" calcext:value-type="float">
            <text:p>100799</text:p>
          </table:table-cell>
          <table:table-cell office:value-type="float" office:value="105825" calcext:value-type="float">
            <text:p>105825</text:p>
          </table:table-cell>
          <table:table-cell office:value-type="float" office:value="100425" calcext:value-type="float">
            <text:p>100425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100636.5" calcext:value-type="float">
            <text:p>100636.5</text:p>
          </table:table-cell>
          <table:table-cell office:value-type="float" office:value="106250" calcext:value-type="float">
            <text:p>106250</text:p>
          </table:table-cell>
          <table:table-cell office:value-type="float" office:value="100675" calcext:value-type="float">
            <text:p>100675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100549" calcext:value-type="float">
            <text:p>100549</text:p>
          </table:table-cell>
          <table:table-cell office:value-type="float" office:value="106000" calcext:value-type="float">
            <text:p>106000</text:p>
          </table:table-cell>
          <table:table-cell office:value-type="float" office:value="100237.5" calcext:value-type="float">
            <text:p>100237.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00399" calcext:value-type="float">
            <text:p>100399</text:p>
          </table:table-cell>
          <table:table-cell office:value-type="float" office:value="105287.5" calcext:value-type="float">
            <text:p>105287.5</text:p>
          </table:table-cell>
          <table:table-cell office:value-type="float" office:value="100225" calcext:value-type="float">
            <text:p>100225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100487.5" calcext:value-type="float">
            <text:p>100487.5</text:p>
          </table:table-cell>
          <table:table-cell office:value-type="float" office:value="104675" calcext:value-type="float">
            <text:p>104675</text:p>
          </table:table-cell>
          <table:table-cell office:value-type="float" office:value="100025" calcext:value-type="float">
            <text:p>100025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100996.5" calcext:value-type="float">
            <text:p>100996.5</text:p>
          </table:table-cell>
          <table:table-cell office:value-type="float" office:value="105150" calcext:value-type="float">
            <text:p>105150</text:p>
          </table:table-cell>
          <table:table-cell office:value-type="float" office:value="100337.5" calcext:value-type="float">
            <text:p>100337.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00723" calcext:value-type="float">
            <text:p>100723</text:p>
          </table:table-cell>
          <table:table-cell office:value-type="float" office:value="104387.5" calcext:value-type="float">
            <text:p>104387.5</text:p>
          </table:table-cell>
          <table:table-cell office:value-type="float" office:value="100137.5" calcext:value-type="float">
            <text:p>100137.5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100598.5" calcext:value-type="float">
            <text:p>100598.5</text:p>
          </table:table-cell>
          <table:table-cell office:value-type="float" office:value="103337.5" calcext:value-type="float">
            <text:p>103337.5</text:p>
          </table:table-cell>
          <table:table-cell office:value-type="float" office:value="100075" calcext:value-type="float">
            <text:p>10007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00421" calcext:value-type="float">
            <text:p>100421</text:p>
          </table:table-cell>
          <table:table-cell office:value-type="float" office:value="102762.5" calcext:value-type="float">
            <text:p>102762.5</text:p>
          </table:table-cell>
          <table:table-cell office:value-type="float" office:value="99837.5" calcext:value-type="float">
            <text:p>99837.5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101034.5" calcext:value-type="float">
            <text:p>101034.5</text:p>
          </table:table-cell>
          <table:table-cell office:value-type="float" office:value="103187.5" calcext:value-type="float">
            <text:p>103187.5</text:p>
          </table:table-cell>
          <table:table-cell office:value-type="float" office:value="99775" calcext:value-type="float">
            <text:p>99775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100680" calcext:value-type="float">
            <text:p>100680</text:p>
          </table:table-cell>
          <table:table-cell office:value-type="float" office:value="102837.5" calcext:value-type="float">
            <text:p>102837.5</text:p>
          </table:table-cell>
          <table:table-cell office:value-type="float" office:value="99937.5" calcext:value-type="float">
            <text:p>99937.5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102027" calcext:value-type="float">
            <text:p>102027</text:p>
          </table:table-cell>
          <table:table-cell office:value-type="float" office:value="103487.5" calcext:value-type="float">
            <text:p>103487.5</text:p>
          </table:table-cell>
          <table:table-cell office:value-type="float" office:value="100437.5" calcext:value-type="float">
            <text:p>100437.5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102104" calcext:value-type="float">
            <text:p>102104</text:p>
          </table:table-cell>
          <table:table-cell office:value-type="float" office:value="104025" calcext:value-type="float">
            <text:p>104025</text:p>
          </table:table-cell>
          <table:table-cell office:value-type="float" office:value="100375" calcext:value-type="float">
            <text:p>10037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03418" calcext:value-type="float">
            <text:p>103418</text:p>
          </table:table-cell>
          <table:table-cell office:value-type="float" office:value="103762.5" calcext:value-type="float">
            <text:p>103762.5</text:p>
          </table:table-cell>
          <table:table-cell office:value-type="float" office:value="99887.5" calcext:value-type="float">
            <text:p>99887.5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104828.5" calcext:value-type="float">
            <text:p>104828.5</text:p>
          </table:table-cell>
          <table:table-cell office:value-type="float" office:value="104037.5" calcext:value-type="float">
            <text:p>104037.5</text:p>
          </table:table-cell>
          <table:table-cell office:value-type="float" office:value="100087.5" calcext:value-type="float">
            <text:p>100087.5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105211" calcext:value-type="float">
            <text:p>105211</text:p>
          </table:table-cell>
          <table:table-cell office:value-type="float" office:value="103700" calcext:value-type="float">
            <text:p>103700</text:p>
          </table:table-cell>
          <table:table-cell office:value-type="float" office:value="99962.5" calcext:value-type="float">
            <text:p>99962.5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103623.5" calcext:value-type="float">
            <text:p>103623.5</text:p>
          </table:table-cell>
          <table:table-cell office:value-type="float" office:value="103075" calcext:value-type="float">
            <text:p>10307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104116" calcext:value-type="float">
            <text:p>104116</text:p>
          </table:table-cell>
          <table:table-cell office:value-type="float" office:value="102500" calcext:value-type="float">
            <text:p>102500</text:p>
          </table:table-cell>
          <table:table-cell office:value-type="float" office:value="99862.5" calcext:value-type="float">
            <text:p>99862.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04242" calcext:value-type="float">
            <text:p>104242</text:p>
          </table:table-cell>
          <table:table-cell office:value-type="float" office:value="101850" calcext:value-type="float">
            <text:p>101850</text:p>
          </table:table-cell>
          <table:table-cell office:value-type="float" office:value="99837.5" calcext:value-type="float">
            <text:p>99837.5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104042" calcext:value-type="float">
            <text:p>104042</text:p>
          </table:table-cell>
          <table:table-cell office:value-type="float" office:value="101787.5" calcext:value-type="float">
            <text:p>101787.5</text:p>
          </table:table-cell>
          <table:table-cell office:value-type="float" office:value="99662.5" calcext:value-type="float">
            <text:p>99662.5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104325.5" calcext:value-type="float">
            <text:p>104325.5</text:p>
          </table:table-cell>
          <table:table-cell office:value-type="float" office:value="101925" calcext:value-type="float">
            <text:p>101925</text:p>
          </table:table-cell>
          <table:table-cell office:value-type="float" office:value="99862.5" calcext:value-type="float">
            <text:p>99862.5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104009" calcext:value-type="float">
            <text:p>104009</text:p>
          </table:table-cell>
          <table:table-cell office:value-type="float" office:value="102262.5" calcext:value-type="float">
            <text:p>102262.5</text:p>
          </table:table-cell>
          <table:table-cell office:value-type="float" office:value="99325" calcext:value-type="float">
            <text:p>99325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04417" calcext:value-type="float">
            <text:p>104417</text:p>
          </table:table-cell>
          <table:table-cell office:value-type="float" office:value="102612.5" calcext:value-type="float">
            <text:p>102612.5</text:p>
          </table:table-cell>
          <table:table-cell office:value-type="float" office:value="99687.5" calcext:value-type="float">
            <text:p>99687.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103481.5" calcext:value-type="float">
            <text:p>103481.5</text:p>
          </table:table-cell>
          <table:table-cell office:value-type="float" office:value="103187.5" calcext:value-type="float">
            <text:p>103187.5</text:p>
          </table:table-cell>
          <table:table-cell office:value-type="float" office:value="99437.5" calcext:value-type="float">
            <text:p>99437.5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103398" calcext:value-type="float">
            <text:p>103398</text:p>
          </table:table-cell>
          <table:table-cell office:value-type="float" office:value="103725" calcext:value-type="float">
            <text:p>103725</text:p>
          </table:table-cell>
          <table:table-cell office:value-type="float" office:value="99325" calcext:value-type="float">
            <text:p>99325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103535" calcext:value-type="float">
            <text:p>103535</text:p>
          </table:table-cell>
          <table:table-cell office:value-type="float" office:value="103550" calcext:value-type="float">
            <text:p>103550</text:p>
          </table:table-cell>
          <table:table-cell office:value-type="float" office:value="99212.5" calcext:value-type="float">
            <text:p>99212.5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103149.5" calcext:value-type="float">
            <text:p>103149.5</text:p>
          </table:table-cell>
          <table:table-cell office:value-type="float" office:value="104600" calcext:value-type="float">
            <text:p>104600</text:p>
          </table:table-cell>
          <table:table-cell office:value-type="float" office:value="99275" calcext:value-type="float">
            <text:p>99275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103973.5" calcext:value-type="float">
            <text:p>103973.5</text:p>
          </table:table-cell>
          <table:table-cell office:value-type="float" office:value="104825" calcext:value-type="float">
            <text:p>104825</text:p>
          </table:table-cell>
          <table:table-cell office:value-type="float" office:value="98900" calcext:value-type="float">
            <text:p>989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3712" calcext:value-type="float">
            <text:p>103712</text:p>
          </table:table-cell>
          <table:table-cell office:value-type="float" office:value="105275" calcext:value-type="float">
            <text:p>105275</text:p>
          </table:table-cell>
          <table:table-cell office:value-type="float" office:value="98612.5" calcext:value-type="float">
            <text:p>98612.5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104004" calcext:value-type="float">
            <text:p>104004</text:p>
          </table:table-cell>
          <table:table-cell office:value-type="float" office:value="105525" calcext:value-type="float">
            <text:p>105525</text:p>
          </table:table-cell>
          <table:table-cell office:value-type="float" office:value="98712.5" calcext:value-type="float">
            <text:p>98712.5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04253.5" calcext:value-type="float">
            <text:p>104253.5</text:p>
          </table:table-cell>
          <table:table-cell office:value-type="float" office:value="105537.5" calcext:value-type="float">
            <text:p>105537.5</text:p>
          </table:table-cell>
          <table:table-cell office:value-type="float" office:value="98475" calcext:value-type="float">
            <text:p>98475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104420.5" calcext:value-type="float">
            <text:p>104420.5</text:p>
          </table:table-cell>
          <table:table-cell office:value-type="float" office:value="105987.5" calcext:value-type="float">
            <text:p>105987.5</text:p>
          </table:table-cell>
          <table:table-cell office:value-type="float" office:value="98225" calcext:value-type="float">
            <text:p>98225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103288" calcext:value-type="float">
            <text:p>103288</text:p>
          </table:table-cell>
          <table:table-cell office:value-type="float" office:value="103762.5" calcext:value-type="float">
            <text:p>103762.5</text:p>
          </table:table-cell>
          <table:table-cell office:value-type="float" office:value="97962.5" calcext:value-type="float">
            <text:p>97962.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04227" calcext:value-type="float">
            <text:p>104227</text:p>
          </table:table-cell>
          <table:table-cell office:value-type="float" office:value="104362.5" calcext:value-type="float">
            <text:p>104362.5</text:p>
          </table:table-cell>
          <table:table-cell office:value-type="float" office:value="98150" calcext:value-type="float">
            <text:p>98150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104927" calcext:value-type="float">
            <text:p>104927</text:p>
          </table:table-cell>
          <table:table-cell office:value-type="float" office:value="105000" calcext:value-type="float">
            <text:p>105000</text:p>
          </table:table-cell>
          <table:table-cell office:value-type="float" office:value="97962.5" calcext:value-type="float">
            <text:p>97962.5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105364" calcext:value-type="float">
            <text:p>105364</text:p>
          </table:table-cell>
          <table:table-cell office:value-type="float" office:value="105100" calcext:value-type="float">
            <text:p>105100</text:p>
          </table:table-cell>
          <table:table-cell office:value-type="float" office:value="98100" calcext:value-type="float">
            <text:p>98100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105162.5" calcext:value-type="float">
            <text:p>105162.5</text:p>
          </table:table-cell>
          <table:table-cell office:value-type="float" office:value="104625" calcext:value-type="float">
            <text:p>104625</text:p>
          </table:table-cell>
          <table:table-cell office:value-type="float" office:value="98150" calcext:value-type="float">
            <text:p>98150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103505.5" calcext:value-type="float">
            <text:p>103505.5</text:p>
          </table:table-cell>
          <table:table-cell office:value-type="float" office:value="103087.5" calcext:value-type="float">
            <text:p>103087.5</text:p>
          </table:table-cell>
          <table:table-cell office:value-type="float" office:value="97800" calcext:value-type="float">
            <text:p>9780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03215.5" calcext:value-type="float">
            <text:p>103215.5</text:p>
          </table:table-cell>
          <table:table-cell office:value-type="float" office:value="103037.5" calcext:value-type="float">
            <text:p>103037.5</text:p>
          </table:table-cell>
          <table:table-cell office:value-type="float" office:value="97600" calcext:value-type="float">
            <text:p>97600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103102.5" calcext:value-type="float">
            <text:p>103102.5</text:p>
          </table:table-cell>
          <table:table-cell office:value-type="float" office:value="102975" calcext:value-type="float">
            <text:p>102975</text:p>
          </table:table-cell>
          <table:table-cell office:value-type="float" office:value="98187.5" calcext:value-type="float">
            <text:p>98187.5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103354" calcext:value-type="float">
            <text:p>103354</text:p>
          </table:table-cell>
          <table:table-cell office:value-type="float" office:value="102712.5" calcext:value-type="float">
            <text:p>102712.5</text:p>
          </table:table-cell>
          <table:table-cell office:value-type="float" office:value="98312.5" calcext:value-type="float">
            <text:p>98312.5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103125.5" calcext:value-type="float">
            <text:p>103125.5</text:p>
          </table:table-cell>
          <table:table-cell office:value-type="float" office:value="102612.5" calcext:value-type="float">
            <text:p>102612.5</text:p>
          </table:table-cell>
          <table:table-cell office:value-type="float" office:value="98000" calcext:value-type="float">
            <text:p>98000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102892.5" calcext:value-type="float">
            <text:p>102892.5</text:p>
          </table:table-cell>
          <table:table-cell office:value-type="float" office:value="102600" calcext:value-type="float">
            <text:p>102600</text:p>
          </table:table-cell>
          <table:table-cell office:value-type="float" office:value="98250" calcext:value-type="float">
            <text:p>98250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02866" calcext:value-type="float">
            <text:p>102866</text:p>
          </table:table-cell>
          <table:table-cell office:value-type="float" office:value="102625" calcext:value-type="float">
            <text:p>102625</text:p>
          </table:table-cell>
          <table:table-cell office:value-type="float" office:value="98125" calcext:value-type="float">
            <text:p>98125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103126.5" calcext:value-type="float">
            <text:p>103126.5</text:p>
          </table:table-cell>
          <table:table-cell office:value-type="float" office:value="102762.5" calcext:value-type="float">
            <text:p>102762.5</text:p>
          </table:table-cell>
          <table:table-cell office:value-type="float" office:value="98150" calcext:value-type="float">
            <text:p>98150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104444" calcext:value-type="float">
            <text:p>104444</text:p>
          </table:table-cell>
          <table:table-cell office:value-type="float" office:value="104762.5" calcext:value-type="float">
            <text:p>104762.5</text:p>
          </table:table-cell>
          <table:table-cell office:value-type="float" office:value="98325" calcext:value-type="float">
            <text:p>98325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104469" calcext:value-type="float">
            <text:p>104469</text:p>
          </table:table-cell>
          <table:table-cell office:value-type="float" office:value="105137.5" calcext:value-type="float">
            <text:p>105137.5</text:p>
          </table:table-cell>
          <table:table-cell office:value-type="float" office:value="98862.5" calcext:value-type="float">
            <text:p>98862.5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04541.5" calcext:value-type="float">
            <text:p>104541.5</text:p>
          </table:table-cell>
          <table:table-cell office:value-type="float" office:value="105025" calcext:value-type="float">
            <text:p>105025</text:p>
          </table:table-cell>
          <table:table-cell office:value-type="float" office:value="98537.5" calcext:value-type="float">
            <text:p>98537.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04759" calcext:value-type="float">
            <text:p>104759</text:p>
          </table:table-cell>
          <table:table-cell office:value-type="float" office:value="105262.5" calcext:value-type="float">
            <text:p>105262.5</text:p>
          </table:table-cell>
          <table:table-cell office:value-type="float" office:value="98687.5" calcext:value-type="float">
            <text:p>98687.5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104650.5" calcext:value-type="float">
            <text:p>104650.5</text:p>
          </table:table-cell>
          <table:table-cell office:value-type="float" office:value="104700" calcext:value-type="float">
            <text:p>104700</text:p>
          </table:table-cell>
          <table:table-cell office:value-type="float" office:value="98675" calcext:value-type="float">
            <text:p>98675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104229" calcext:value-type="float">
            <text:p>104229</text:p>
          </table:table-cell>
          <table:table-cell office:value-type="float" office:value="104362.5" calcext:value-type="float">
            <text:p>104362.5</text:p>
          </table:table-cell>
          <table:table-cell office:value-type="float" office:value="98850" calcext:value-type="float">
            <text:p>98850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103490" calcext:value-type="float">
            <text:p>103490</text:p>
          </table:table-cell>
          <table:table-cell office:value-type="float" office:value="105537.5" calcext:value-type="float">
            <text:p>105537.5</text:p>
          </table:table-cell>
          <table:table-cell office:value-type="float" office:value="98162.5" calcext:value-type="float">
            <text:p>98162.5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102650" calcext:value-type="float">
            <text:p>102650</text:p>
          </table:table-cell>
          <table:table-cell office:value-type="float" office:value="105312.5" calcext:value-type="float">
            <text:p>105312.5</text:p>
          </table:table-cell>
          <table:table-cell office:value-type="float" office:value="98025" calcext:value-type="float">
            <text:p>9802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02437.5" calcext:value-type="float">
            <text:p>102437.5</text:p>
          </table:table-cell>
          <table:table-cell office:value-type="float" office:value="105512.5" calcext:value-type="float">
            <text:p>105512.5</text:p>
          </table:table-cell>
          <table:table-cell office:value-type="float" office:value="97762.5" calcext:value-type="float">
            <text:p>97762.5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101890" calcext:value-type="float">
            <text:p>101890</text:p>
          </table:table-cell>
          <table:table-cell office:value-type="float" office:value="105312.5" calcext:value-type="float">
            <text:p>105312.5</text:p>
          </table:table-cell>
          <table:table-cell office:value-type="float" office:value="97537.5" calcext:value-type="float">
            <text:p>97537.5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102114" calcext:value-type="float">
            <text:p>102114</text:p>
          </table:table-cell>
          <table:table-cell office:value-type="float" office:value="106337.5" calcext:value-type="float">
            <text:p>106337.5</text:p>
          </table:table-cell>
          <table:table-cell office:value-type="float" office:value="97537.5" calcext:value-type="float">
            <text:p>97537.5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102309.5" calcext:value-type="float">
            <text:p>102309.5</text:p>
          </table:table-cell>
          <table:table-cell office:value-type="float" office:value="106637.5" calcext:value-type="float">
            <text:p>106637.5</text:p>
          </table:table-cell>
          <table:table-cell office:value-type="float" office:value="97725" calcext:value-type="float">
            <text:p>97725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101806" calcext:value-type="float">
            <text:p>101806</text:p>
          </table:table-cell>
          <table:table-cell office:value-type="float" office:value="106337.5" calcext:value-type="float">
            <text:p>106337.5</text:p>
          </table:table-cell>
          <table:table-cell office:value-type="float" office:value="97750" calcext:value-type="float">
            <text:p>9775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00791.5" calcext:value-type="float">
            <text:p>100791.5</text:p>
          </table:table-cell>
          <table:table-cell office:value-type="float" office:value="105825" calcext:value-type="float">
            <text:p>105825</text:p>
          </table:table-cell>
          <table:table-cell office:value-type="float" office:value="98200" calcext:value-type="float">
            <text:p>98200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100252" calcext:value-type="float">
            <text:p>100252</text:p>
          </table:table-cell>
          <table:table-cell office:value-type="float" office:value="107675" calcext:value-type="float">
            <text:p>107675</text:p>
          </table:table-cell>
          <table:table-cell office:value-type="float" office:value="97975" calcext:value-type="float">
            <text:p>97975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100937" calcext:value-type="float">
            <text:p>100937</text:p>
          </table:table-cell>
          <table:table-cell office:value-type="float" office:value="107287.5" calcext:value-type="float">
            <text:p>107287.5</text:p>
          </table:table-cell>
          <table:table-cell office:value-type="float" office:value="97887.5" calcext:value-type="float">
            <text:p>97887.5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100512" calcext:value-type="float">
            <text:p>100512</text:p>
          </table:table-cell>
          <table:table-cell office:value-type="float" office:value="106712.5" calcext:value-type="float">
            <text:p>106712.5</text:p>
          </table:table-cell>
          <table:table-cell office:value-type="float" office:value="97700" calcext:value-type="float">
            <text:p>97700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101153" calcext:value-type="float">
            <text:p>101153</text:p>
          </table:table-cell>
          <table:table-cell office:value-type="float" office:value="107200" calcext:value-type="float">
            <text:p>107200</text:p>
          </table:table-cell>
          <table:table-cell office:value-type="float" office:value="97550" calcext:value-type="float">
            <text:p>97550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01634" calcext:value-type="float">
            <text:p>101634</text:p>
          </table:table-cell>
          <table:table-cell office:value-type="float" office:value="107812.5" calcext:value-type="float">
            <text:p>107812.5</text:p>
          </table:table-cell>
          <table:table-cell office:value-type="float" office:value="97275" calcext:value-type="float">
            <text:p>97275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101793" calcext:value-type="float">
            <text:p>101793</text:p>
          </table:table-cell>
          <table:table-cell office:value-type="float" office:value="107800" calcext:value-type="float">
            <text:p>107800</text:p>
          </table:table-cell>
          <table:table-cell office:value-type="float" office:value="97800" calcext:value-type="float">
            <text:p>97800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100492" calcext:value-type="float">
            <text:p>100492</text:p>
          </table:table-cell>
          <table:table-cell office:value-type="float" office:value="107012.5" calcext:value-type="float">
            <text:p>107012.5</text:p>
          </table:table-cell>
          <table:table-cell office:value-type="float" office:value="97875" calcext:value-type="float">
            <text:p>97875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101740" calcext:value-type="float">
            <text:p>101740</text:p>
          </table:table-cell>
          <table:table-cell office:value-type="float" office:value="108112.5" calcext:value-type="float">
            <text:p>108112.5</text:p>
          </table:table-cell>
          <table:table-cell office:value-type="float" office:value="98175" calcext:value-type="float">
            <text:p>98175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101452.5" calcext:value-type="float">
            <text:p>101452.5</text:p>
          </table:table-cell>
          <table:table-cell office:value-type="float" office:value="108137.5" calcext:value-type="float">
            <text:p>108137.5</text:p>
          </table:table-cell>
          <table:table-cell office:value-type="float" office:value="98262.5" calcext:value-type="float">
            <text:p>98262.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01875.5" calcext:value-type="float">
            <text:p>101875.5</text:p>
          </table:table-cell>
          <table:table-cell office:value-type="float" office:value="108425" calcext:value-type="float">
            <text:p>108425</text:p>
          </table:table-cell>
          <table:table-cell office:value-type="float" office:value="98425" calcext:value-type="float">
            <text:p>98425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02200.5" calcext:value-type="float">
            <text:p>102200.5</text:p>
          </table:table-cell>
          <table:table-cell office:value-type="float" office:value="108637.5" calcext:value-type="float">
            <text:p>108637.5</text:p>
          </table:table-cell>
          <table:table-cell office:value-type="float" office:value="98900" calcext:value-type="float">
            <text:p>98900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02563" calcext:value-type="float">
            <text:p>102563</text:p>
          </table:table-cell>
          <table:table-cell office:value-type="float" office:value="108550" calcext:value-type="float">
            <text:p>108550</text:p>
          </table:table-cell>
          <table:table-cell office:value-type="float" office:value="98962.5" calcext:value-type="float">
            <text:p>98962.5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102305.5" calcext:value-type="float">
            <text:p>102305.5</text:p>
          </table:table-cell>
          <table:table-cell office:value-type="float" office:value="108250" calcext:value-type="float">
            <text:p>108250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101810" calcext:value-type="float">
            <text:p>101810</text:p>
          </table:table-cell>
          <table:table-cell office:value-type="float" office:value="108450" calcext:value-type="float">
            <text:p>108450</text:p>
          </table:table-cell>
          <table:table-cell office:value-type="float" office:value="98987.5" calcext:value-type="float">
            <text:p>98987.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02001" calcext:value-type="float">
            <text:p>102001</text:p>
          </table:table-cell>
          <table:table-cell office:value-type="float" office:value="107975" calcext:value-type="float">
            <text:p>107975</text:p>
          </table:table-cell>
          <table:table-cell office:value-type="float" office:value="99025" calcext:value-type="float">
            <text:p>99025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101865" calcext:value-type="float">
            <text:p>101865</text:p>
          </table:table-cell>
          <table:table-cell office:value-type="float" office:value="108075" calcext:value-type="float">
            <text:p>108075</text:p>
          </table:table-cell>
          <table:table-cell office:value-type="float" office:value="98637.5" calcext:value-type="float">
            <text:p>98637.5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102858.5" calcext:value-type="float">
            <text:p>102858.5</text:p>
          </table:table-cell>
          <table:table-cell office:value-type="float" office:value="107762.5" calcext:value-type="float">
            <text:p>107762.5</text:p>
          </table:table-cell>
          <table:table-cell office:value-type="float" office:value="98800" calcext:value-type="float">
            <text:p>98800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102944" calcext:value-type="float">
            <text:p>102944</text:p>
          </table:table-cell>
          <table:table-cell office:value-type="float" office:value="107537.5" calcext:value-type="float">
            <text:p>107537.5</text:p>
          </table:table-cell>
          <table:table-cell office:value-type="float" office:value="98937.5" calcext:value-type="float">
            <text:p>98937.5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104572" calcext:value-type="float">
            <text:p>104572</text:p>
          </table:table-cell>
          <table:table-cell office:value-type="float" office:value="107887.5" calcext:value-type="float">
            <text:p>107887.5</text:p>
          </table:table-cell>
          <table:table-cell office:value-type="float" office:value="99600" calcext:value-type="float">
            <text:p>996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4543" calcext:value-type="float">
            <text:p>104543</text:p>
          </table:table-cell>
          <table:table-cell office:value-type="float" office:value="107500" calcext:value-type="float">
            <text:p>107500</text:p>
          </table:table-cell>
          <table:table-cell office:value-type="float" office:value="99562.5" calcext:value-type="float">
            <text:p>99562.5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104518" calcext:value-type="float">
            <text:p>104518</text:p>
          </table:table-cell>
          <table:table-cell office:value-type="float" office:value="107162.5" calcext:value-type="float">
            <text:p>107162.5</text:p>
          </table:table-cell>
          <table:table-cell office:value-type="float" office:value="99975" calcext:value-type="float">
            <text:p>99975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105079" calcext:value-type="float">
            <text:p>105079</text:p>
          </table:table-cell>
          <table:table-cell office:value-type="float" office:value="107475" calcext:value-type="float">
            <text:p>107475</text:p>
          </table:table-cell>
          <table:table-cell office:value-type="float" office:value="99987.5" calcext:value-type="float">
            <text:p>99987.5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105583.5" calcext:value-type="float">
            <text:p>105583.5</text:p>
          </table:table-cell>
          <table:table-cell office:value-type="float" office:value="107687.5" calcext:value-type="float">
            <text:p>107687.5</text:p>
          </table:table-cell>
          <table:table-cell office:value-type="float" office:value="100100" calcext:value-type="float">
            <text:p>100100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105650.5" calcext:value-type="float">
            <text:p>105650.5</text:p>
          </table:table-cell>
          <table:table-cell office:value-type="float" office:value="108175" calcext:value-type="float">
            <text:p>108175</text:p>
          </table:table-cell>
          <table:table-cell office:value-type="float" office:value="100537.5" calcext:value-type="float">
            <text:p>100537.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106214" calcext:value-type="float">
            <text:p>106214</text:p>
          </table:table-cell>
          <table:table-cell office:value-type="float" office:value="107525" calcext:value-type="float">
            <text:p>107525</text:p>
          </table:table-cell>
          <table:table-cell office:value-type="float" office:value="100462.5" calcext:value-type="float">
            <text:p>100462.5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106042" calcext:value-type="float">
            <text:p>106042</text:p>
          </table:table-cell>
          <table:table-cell office:value-type="float" office:value="107150" calcext:value-type="float">
            <text:p>107150</text:p>
          </table:table-cell>
          <table:table-cell office:value-type="float" office:value="100512.5" calcext:value-type="float">
            <text:p>100512.5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107147.5" calcext:value-type="float">
            <text:p>107147.5</text:p>
          </table:table-cell>
          <table:table-cell office:value-type="float" office:value="107700" calcext:value-type="float">
            <text:p>107700</text:p>
          </table:table-cell>
          <table:table-cell office:value-type="float" office:value="100675" calcext:value-type="float">
            <text:p>100675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107198" calcext:value-type="float">
            <text:p>107198</text:p>
          </table:table-cell>
          <table:table-cell office:value-type="float" office:value="107675" calcext:value-type="float">
            <text:p>107675</text:p>
          </table:table-cell>
          <table:table-cell office:value-type="float" office:value="99875" calcext:value-type="float">
            <text:p>99875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106547.5" calcext:value-type="float">
            <text:p>106547.5</text:p>
          </table:table-cell>
          <table:table-cell office:value-type="float" office:value="106662.5" calcext:value-type="float">
            <text:p>106662.5</text:p>
          </table:table-cell>
          <table:table-cell office:value-type="float" office:value="99512.5" calcext:value-type="float">
            <text:p>99512.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06998" calcext:value-type="float">
            <text:p>106998</text:p>
          </table:table-cell>
          <table:table-cell office:value-type="float" office:value="106662.5" calcext:value-type="float">
            <text:p>106662.5</text:p>
          </table:table-cell>
          <table:table-cell office:value-type="float" office:value="99562.5" calcext:value-type="float">
            <text:p>99562.5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107418.5" calcext:value-type="float">
            <text:p>107418.5</text:p>
          </table:table-cell>
          <table:table-cell office:value-type="float" office:value="106862.5" calcext:value-type="float">
            <text:p>106862.5</text:p>
          </table:table-cell>
          <table:table-cell office:value-type="float" office:value="99700" calcext:value-type="float">
            <text:p>99700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107601" calcext:value-type="float">
            <text:p>107601</text:p>
          </table:table-cell>
          <table:table-cell office:value-type="float" office:value="107400" calcext:value-type="float">
            <text:p>107400</text:p>
          </table:table-cell>
          <table:table-cell office:value-type="float" office:value="99412.5" calcext:value-type="float">
            <text:p>99412.5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07133" calcext:value-type="float">
            <text:p>107133</text:p>
          </table:table-cell>
          <table:table-cell office:value-type="float" office:value="106350" calcext:value-type="float">
            <text:p>106350</text:p>
          </table:table-cell>
          <table:table-cell office:value-type="float" office:value="99112.5" calcext:value-type="float">
            <text:p>99112.5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107712" calcext:value-type="float">
            <text:p>107712</text:p>
          </table:table-cell>
          <table:table-cell office:value-type="float" office:value="106850" calcext:value-type="float">
            <text:p>106850</text:p>
          </table:table-cell>
          <table:table-cell office:value-type="float" office:value="99275" calcext:value-type="float">
            <text:p>9927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107841.5" calcext:value-type="float">
            <text:p>107841.5</text:p>
          </table:table-cell>
          <table:table-cell office:value-type="float" office:value="107175" calcext:value-type="float">
            <text:p>107175</text:p>
          </table:table-cell>
          <table:table-cell office:value-type="float" office:value="99200" calcext:value-type="float">
            <text:p>99200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07758.5" calcext:value-type="float">
            <text:p>107758.5</text:p>
          </table:table-cell>
          <table:table-cell office:value-type="float" office:value="107412.5" calcext:value-type="float">
            <text:p>107412.5</text:p>
          </table:table-cell>
          <table:table-cell office:value-type="float" office:value="99325" calcext:value-type="float">
            <text:p>99325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108453" calcext:value-type="float">
            <text:p>108453</text:p>
          </table:table-cell>
          <table:table-cell office:value-type="float" office:value="106650" calcext:value-type="float">
            <text:p>106650</text:p>
          </table:table-cell>
          <table:table-cell office:value-type="float" office:value="100037.5" calcext:value-type="float">
            <text:p>100037.5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108915.5" calcext:value-type="float">
            <text:p>108915.5</text:p>
          </table:table-cell>
          <table:table-cell office:value-type="float" office:value="109087.5" calcext:value-type="float">
            <text:p>109087.5</text:p>
          </table:table-cell>
          <table:table-cell office:value-type="float" office:value="100325" calcext:value-type="float">
            <text:p>100325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109965" calcext:value-type="float">
            <text:p>109965</text:p>
          </table:table-cell>
          <table:table-cell office:value-type="float" office:value="108612.5" calcext:value-type="float">
            <text:p>108612.5</text:p>
          </table:table-cell>
          <table:table-cell office:value-type="float" office:value="100450" calcext:value-type="float">
            <text:p>10045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09476.5" calcext:value-type="float">
            <text:p>109476.5</text:p>
          </table:table-cell>
          <table:table-cell office:value-type="float" office:value="108775" calcext:value-type="float">
            <text:p>108775</text:p>
          </table:table-cell>
          <table:table-cell office:value-type="float" office:value="100562.5" calcext:value-type="float">
            <text:p>100562.5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109621.5" calcext:value-type="float">
            <text:p>109621.5</text:p>
          </table:table-cell>
          <table:table-cell office:value-type="float" office:value="109075" calcext:value-type="float">
            <text:p>109075</text:p>
          </table:table-cell>
          <table:table-cell office:value-type="float" office:value="100537.5" calcext:value-type="float">
            <text:p>100537.5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109559" calcext:value-type="float">
            <text:p>109559</text:p>
          </table:table-cell>
          <table:table-cell office:value-type="float" office:value="109625" calcext:value-type="float">
            <text:p>109625</text:p>
          </table:table-cell>
          <table:table-cell office:value-type="float" office:value="100275" calcext:value-type="float">
            <text:p>100275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110056.5" calcext:value-type="float">
            <text:p>110056.5</text:p>
          </table:table-cell>
          <table:table-cell office:value-type="float" office:value="109825" calcext:value-type="float">
            <text:p>109825</text:p>
          </table:table-cell>
          <table:table-cell office:value-type="float" office:value="100062.5" calcext:value-type="float">
            <text:p>100062.5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109985.5" calcext:value-type="float">
            <text:p>109985.5</text:p>
          </table:table-cell>
          <table:table-cell office:value-type="float" office:value="110037.5" calcext:value-type="float">
            <text:p>110037.5</text:p>
          </table:table-cell>
          <table:table-cell office:value-type="float" office:value="100437.5" calcext:value-type="float">
            <text:p>100437.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10252" calcext:value-type="float">
            <text:p>110252</text:p>
          </table:table-cell>
          <table:table-cell office:value-type="float" office:value="110112.5" calcext:value-type="float">
            <text:p>110112.5</text:p>
          </table:table-cell>
          <table:table-cell office:value-type="float" office:value="100725" calcext:value-type="float">
            <text:p>100725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110311" calcext:value-type="float">
            <text:p>110311</text:p>
          </table:table-cell>
          <table:table-cell office:value-type="float" office:value="110800" calcext:value-type="float">
            <text:p>110800</text:p>
          </table:table-cell>
          <table:table-cell office:value-type="float" office:value="100850" calcext:value-type="float">
            <text:p>100850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112055" calcext:value-type="float">
            <text:p>112055</text:p>
          </table:table-cell>
          <table:table-cell office:value-type="float" office:value="111312.5" calcext:value-type="float">
            <text:p>111312.5</text:p>
          </table:table-cell>
          <table:table-cell office:value-type="float" office:value="101362.5" calcext:value-type="float">
            <text:p>101362.5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112197" calcext:value-type="float">
            <text:p>112197</text:p>
          </table:table-cell>
          <table:table-cell office:value-type="float" office:value="111087.5" calcext:value-type="float">
            <text:p>111087.5</text:p>
          </table:table-cell>
          <table:table-cell office:value-type="float" office:value="101237.5" calcext:value-type="float">
            <text:p>101237.5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112969.5" calcext:value-type="float">
            <text:p>112969.5</text:p>
          </table:table-cell>
          <table:table-cell office:value-type="float" office:value="110587.5" calcext:value-type="float">
            <text:p>110587.5</text:p>
          </table:table-cell>
          <table:table-cell office:value-type="float" office:value="101187.5" calcext:value-type="float">
            <text:p>101187.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12610.5" calcext:value-type="float">
            <text:p>112610.5</text:p>
          </table:table-cell>
          <table:table-cell office:value-type="float" office:value="110837.5" calcext:value-type="float">
            <text:p>110837.5</text:p>
          </table:table-cell>
          <table:table-cell office:value-type="float" office:value="101275" calcext:value-type="float">
            <text:p>101275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112939" calcext:value-type="float">
            <text:p>112939</text:p>
          </table:table-cell>
          <table:table-cell office:value-type="float" office:value="111075" calcext:value-type="float">
            <text:p>111075</text:p>
          </table:table-cell>
          <table:table-cell office:value-type="float" office:value="101812.5" calcext:value-type="float">
            <text:p>101812.5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113776" calcext:value-type="float">
            <text:p>113776</text:p>
          </table:table-cell>
          <table:table-cell office:value-type="float" office:value="114912.5" calcext:value-type="float">
            <text:p>114912.5</text:p>
          </table:table-cell>
          <table:table-cell office:value-type="float" office:value="102050" calcext:value-type="float">
            <text:p>102050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112917.5" calcext:value-type="float">
            <text:p>112917.5</text:p>
          </table:table-cell>
          <table:table-cell office:value-type="float" office:value="114025" calcext:value-type="float">
            <text:p>114025</text:p>
          </table:table-cell>
          <table:table-cell office:value-type="float" office:value="101975" calcext:value-type="float">
            <text:p>101975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13272" calcext:value-type="float">
            <text:p>113272</text:p>
          </table:table-cell>
          <table:table-cell office:value-type="float" office:value="114900" calcext:value-type="float">
            <text:p>114900</text:p>
          </table:table-cell>
          <table:table-cell office:value-type="float" office:value="102275" calcext:value-type="float">
            <text:p>10227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112690" calcext:value-type="float">
            <text:p>112690</text:p>
          </table:table-cell>
          <table:table-cell office:value-type="float" office:value="115587.5" calcext:value-type="float">
            <text:p>115587.5</text:p>
          </table:table-cell>
          <table:table-cell office:value-type="float" office:value="101875" calcext:value-type="float">
            <text:p>101875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112989" calcext:value-type="float">
            <text:p>112989</text:p>
          </table:table-cell>
          <table:table-cell office:value-type="float" office:value="115600" calcext:value-type="float">
            <text:p>115600</text:p>
          </table:table-cell>
          <table:table-cell office:value-type="float" office:value="101762.5" calcext:value-type="float">
            <text:p>101762.5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112685" calcext:value-type="float">
            <text:p>112685</text:p>
          </table:table-cell>
          <table:table-cell office:value-type="float" office:value="115187.5" calcext:value-type="float">
            <text:p>115187.5</text:p>
          </table:table-cell>
          <table:table-cell office:value-type="float" office:value="102025" calcext:value-type="float">
            <text:p>102025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111940" calcext:value-type="float">
            <text:p>111940</text:p>
          </table:table-cell>
          <table:table-cell office:value-type="float" office:value="115050" calcext:value-type="float">
            <text:p>115050</text:p>
          </table:table-cell>
          <table:table-cell office:value-type="float" office:value="101975" calcext:value-type="float">
            <text:p>101975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112371.5" calcext:value-type="float">
            <text:p>112371.5</text:p>
          </table:table-cell>
          <table:table-cell office:value-type="float" office:value="114812.5" calcext:value-type="float">
            <text:p>114812.5</text:p>
          </table:table-cell>
          <table:table-cell office:value-type="float" office:value="102012.5" calcext:value-type="float">
            <text:p>102012.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12334" calcext:value-type="float">
            <text:p>112334</text:p>
          </table:table-cell>
          <table:table-cell office:value-type="float" office:value="114725" calcext:value-type="float">
            <text:p>114725</text:p>
          </table:table-cell>
          <table:table-cell office:value-type="float" office:value="101537.5" calcext:value-type="float">
            <text:p>101537.5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112271.5" calcext:value-type="float">
            <text:p>112271.5</text:p>
          </table:table-cell>
          <table:table-cell office:value-type="float" office:value="114575" calcext:value-type="float">
            <text:p>114575</text:p>
          </table:table-cell>
          <table:table-cell office:value-type="float" office:value="101400" calcext:value-type="float">
            <text:p>101400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112596.5" calcext:value-type="float">
            <text:p>112596.5</text:p>
          </table:table-cell>
          <table:table-cell office:value-type="float" office:value="113937.5" calcext:value-type="float">
            <text:p>113937.5</text:p>
          </table:table-cell>
          <table:table-cell office:value-type="float" office:value="101350" calcext:value-type="float">
            <text:p>101350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112509" calcext:value-type="float">
            <text:p>112509</text:p>
          </table:table-cell>
          <table:table-cell office:value-type="float" office:value="113537.5" calcext:value-type="float">
            <text:p>113537.5</text:p>
          </table:table-cell>
          <table:table-cell office:value-type="float" office:value="101100" calcext:value-type="float">
            <text:p>101100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112709" calcext:value-type="float">
            <text:p>112709</text:p>
          </table:table-cell>
          <table:table-cell office:value-type="float" office:value="113725" calcext:value-type="float">
            <text:p>113725</text:p>
          </table:table-cell>
          <table:table-cell office:value-type="float" office:value="101250" calcext:value-type="float">
            <text:p>101250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111358.5" calcext:value-type="float">
            <text:p>111358.5</text:p>
          </table:table-cell>
          <table:table-cell office:value-type="float" office:value="112262.5" calcext:value-type="float">
            <text:p>112262.5</text:p>
          </table:table-cell>
          <table:table-cell office:value-type="float" office:value="101487.5" calcext:value-type="float">
            <text:p>101487.5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112267" calcext:value-type="float">
            <text:p>112267</text:p>
          </table:table-cell>
          <table:table-cell office:value-type="float" office:value="113012.5" calcext:value-type="float">
            <text:p>113012.5</text:p>
          </table:table-cell>
          <table:table-cell office:value-type="float" office:value="101487.5" calcext:value-type="float">
            <text:p>101487.5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112076.5" calcext:value-type="float">
            <text:p>112076.5</text:p>
          </table:table-cell>
          <table:table-cell office:value-type="float" office:value="112250" calcext:value-type="float">
            <text:p>112250</text:p>
          </table:table-cell>
          <table:table-cell office:value-type="float" office:value="101325" calcext:value-type="float">
            <text:p>101325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111943.5" calcext:value-type="float">
            <text:p>111943.5</text:p>
          </table:table-cell>
          <table:table-cell office:value-type="float" office:value="112175" calcext:value-type="float">
            <text:p>112175</text:p>
          </table:table-cell>
          <table:table-cell office:value-type="float" office:value="101412.5" calcext:value-type="float">
            <text:p>101412.5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111628.5" calcext:value-type="float">
            <text:p>111628.5</text:p>
          </table:table-cell>
          <table:table-cell office:value-type="float" office:value="112737.5" calcext:value-type="float">
            <text:p>112737.5</text:p>
          </table:table-cell>
          <table:table-cell office:value-type="float" office:value="102300" calcext:value-type="float">
            <text:p>10230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12003.5" calcext:value-type="float">
            <text:p>112003.5</text:p>
          </table:table-cell>
          <table:table-cell office:value-type="float" office:value="112362.5" calcext:value-type="float">
            <text:p>112362.5</text:p>
          </table:table-cell>
          <table:table-cell office:value-type="float" office:value="102512.5" calcext:value-type="float">
            <text:p>102512.5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113010.5" calcext:value-type="float">
            <text:p>113010.5</text:p>
          </table:table-cell>
          <table:table-cell office:value-type="float" office:value="112900" calcext:value-type="float">
            <text:p>112900</text:p>
          </table:table-cell>
          <table:table-cell office:value-type="float" office:value="102662.5" calcext:value-type="float">
            <text:p>102662.5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12519" calcext:value-type="float">
            <text:p>112519</text:p>
          </table:table-cell>
          <table:table-cell office:value-type="float" office:value="112037.5" calcext:value-type="float">
            <text:p>112037.5</text:p>
          </table:table-cell>
          <table:table-cell office:value-type="float" office:value="102662.5" calcext:value-type="float">
            <text:p>102662.5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112656" calcext:value-type="float">
            <text:p>112656</text:p>
          </table:table-cell>
          <table:table-cell office:value-type="float" office:value="112387.5" calcext:value-type="float">
            <text:p>112387.5</text:p>
          </table:table-cell>
          <table:table-cell office:value-type="float" office:value="102687.5" calcext:value-type="float">
            <text:p>102687.5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113783.5" calcext:value-type="float">
            <text:p>113783.5</text:p>
          </table:table-cell>
          <table:table-cell office:value-type="float" office:value="113437.5" calcext:value-type="float">
            <text:p>113437.5</text:p>
          </table:table-cell>
          <table:table-cell office:value-type="float" office:value="102687.5" calcext:value-type="float">
            <text:p>102687.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113837.5" calcext:value-type="float">
            <text:p>113837.5</text:p>
          </table:table-cell>
          <table:table-cell office:value-type="float" office:value="113562.5" calcext:value-type="float">
            <text:p>113562.5</text:p>
          </table:table-cell>
          <table:table-cell office:value-type="float" office:value="102787.5" calcext:value-type="float">
            <text:p>102787.5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14036.5" calcext:value-type="float">
            <text:p>114036.5</text:p>
          </table:table-cell>
          <table:table-cell office:value-type="float" office:value="113550" calcext:value-type="float">
            <text:p>113550</text:p>
          </table:table-cell>
          <table:table-cell office:value-type="float" office:value="102600" calcext:value-type="float">
            <text:p>102600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114130.5" calcext:value-type="float">
            <text:p>114130.5</text:p>
          </table:table-cell>
          <table:table-cell office:value-type="float" office:value="113900" calcext:value-type="float">
            <text:p>113900</text:p>
          </table:table-cell>
          <table:table-cell office:value-type="float" office:value="102700" calcext:value-type="float">
            <text:p>102700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114558.5" calcext:value-type="float">
            <text:p>114558.5</text:p>
          </table:table-cell>
          <table:table-cell office:value-type="float" office:value="113337.5" calcext:value-type="float">
            <text:p>113337.5</text:p>
          </table:table-cell>
          <table:table-cell office:value-type="float" office:value="102475" calcext:value-type="float">
            <text:p>102475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111627" calcext:value-type="float">
            <text:p>111627</text:p>
          </table:table-cell>
          <table:table-cell office:value-type="float" office:value="113312.5" calcext:value-type="float">
            <text:p>113312.5</text:p>
          </table:table-cell>
          <table:table-cell office:value-type="float" office:value="102575" calcext:value-type="float">
            <text:p>10257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12529.5" calcext:value-type="float">
            <text:p>112529.5</text:p>
          </table:table-cell>
          <table:table-cell office:value-type="float" office:value="114975" calcext:value-type="float">
            <text:p>114975</text:p>
          </table:table-cell>
          <table:table-cell office:value-type="float" office:value="102862.5" calcext:value-type="float">
            <text:p>102862.5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112096.5" calcext:value-type="float">
            <text:p>112096.5</text:p>
          </table:table-cell>
          <table:table-cell office:value-type="float" office:value="115025" calcext:value-type="float">
            <text:p>115025</text:p>
          </table:table-cell>
          <table:table-cell office:value-type="float" office:value="102887.5" calcext:value-type="float">
            <text:p>102887.5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111113" calcext:value-type="float">
            <text:p>111113</text:p>
          </table:table-cell>
          <table:table-cell office:value-type="float" office:value="114287.5" calcext:value-type="float">
            <text:p>114287.5</text:p>
          </table:table-cell>
          <table:table-cell office:value-type="float" office:value="102825" calcext:value-type="float">
            <text:p>102825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111304" calcext:value-type="float">
            <text:p>111304</text:p>
          </table:table-cell>
          <table:table-cell office:value-type="float" office:value="113612.5" calcext:value-type="float">
            <text:p>113612.5</text:p>
          </table:table-cell>
          <table:table-cell office:value-type="float" office:value="102425" calcext:value-type="float">
            <text:p>102425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111159" calcext:value-type="float">
            <text:p>111159</text:p>
          </table:table-cell>
          <table:table-cell office:value-type="float" office:value="113775" calcext:value-type="float">
            <text:p>113775</text:p>
          </table:table-cell>
          <table:table-cell office:value-type="float" office:value="102187.5" calcext:value-type="float">
            <text:p>102187.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111216.5" calcext:value-type="float">
            <text:p>111216.5</text:p>
          </table:table-cell>
          <table:table-cell office:value-type="float" office:value="113737.5" calcext:value-type="float">
            <text:p>113737.5</text:p>
          </table:table-cell>
          <table:table-cell office:value-type="float" office:value="102325" calcext:value-type="float">
            <text:p>102325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110950.5" calcext:value-type="float">
            <text:p>110950.5</text:p>
          </table:table-cell>
          <table:table-cell office:value-type="float" office:value="113862.5" calcext:value-type="float">
            <text:p>113862.5</text:p>
          </table:table-cell>
          <table:table-cell office:value-type="float" office:value="102175" calcext:value-type="float">
            <text:p>102175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110792" calcext:value-type="float">
            <text:p>110792</text:p>
          </table:table-cell>
          <table:table-cell office:value-type="float" office:value="113962.5" calcext:value-type="float">
            <text:p>113962.5</text:p>
          </table:table-cell>
          <table:table-cell office:value-type="float" office:value="102312.5" calcext:value-type="float">
            <text:p>102312.5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111137.5" calcext:value-type="float">
            <text:p>111137.5</text:p>
          </table:table-cell>
          <table:table-cell office:value-type="float" office:value="114000" calcext:value-type="float">
            <text:p>114000</text:p>
          </table:table-cell>
          <table:table-cell office:value-type="float" office:value="102450" calcext:value-type="float">
            <text:p>102450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110484.5" calcext:value-type="float">
            <text:p>110484.5</text:p>
          </table:table-cell>
          <table:table-cell office:value-type="float" office:value="113362.5" calcext:value-type="float">
            <text:p>113362.5</text:p>
          </table:table-cell>
          <table:table-cell office:value-type="float" office:value="102425" calcext:value-type="float">
            <text:p>10242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09865" calcext:value-type="float">
            <text:p>109865</text:p>
          </table:table-cell>
          <table:table-cell office:value-type="float" office:value="113037.5" calcext:value-type="float">
            <text:p>113037.5</text:p>
          </table:table-cell>
          <table:table-cell office:value-type="float" office:value="102375" calcext:value-type="float">
            <text:p>102375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109915" calcext:value-type="float">
            <text:p>109915</text:p>
          </table:table-cell>
          <table:table-cell office:value-type="float" office:value="112812.5" calcext:value-type="float">
            <text:p>112812.5</text:p>
          </table:table-cell>
          <table:table-cell office:value-type="float" office:value="102512.5" calcext:value-type="float">
            <text:p>102512.5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110204" calcext:value-type="float">
            <text:p>110204</text:p>
          </table:table-cell>
          <table:table-cell office:value-type="float" office:value="113225" calcext:value-type="float">
            <text:p>113225</text:p>
          </table:table-cell>
          <table:table-cell office:value-type="float" office:value="102475" calcext:value-type="float">
            <text:p>102475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109849" calcext:value-type="float">
            <text:p>109849</text:p>
          </table:table-cell>
          <table:table-cell office:value-type="float" office:value="113437.5" calcext:value-type="float">
            <text:p>113437.5</text:p>
          </table:table-cell>
          <table:table-cell office:value-type="float" office:value="102587.5" calcext:value-type="float">
            <text:p>102587.5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109531.5" calcext:value-type="float">
            <text:p>109531.5</text:p>
          </table:table-cell>
          <table:table-cell office:value-type="float" office:value="113887.5" calcext:value-type="float">
            <text:p>113887.5</text:p>
          </table:table-cell>
          <table:table-cell office:value-type="float" office:value="102700" calcext:value-type="float">
            <text:p>102700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110251.5" calcext:value-type="float">
            <text:p>110251.5</text:p>
          </table:table-cell>
          <table:table-cell office:value-type="float" office:value="113800" calcext:value-type="float">
            <text:p>113800</text:p>
          </table:table-cell>
          <table:table-cell office:value-type="float" office:value="102825" calcext:value-type="float">
            <text:p>102825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109191" calcext:value-type="float">
            <text:p>109191</text:p>
          </table:table-cell>
          <table:table-cell office:value-type="float" office:value="112937.5" calcext:value-type="float">
            <text:p>112937.5</text:p>
          </table:table-cell>
          <table:table-cell office:value-type="float" office:value="102200" calcext:value-type="float">
            <text:p>102200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108785.5" calcext:value-type="float">
            <text:p>108785.5</text:p>
          </table:table-cell>
          <table:table-cell office:value-type="float" office:value="112850" calcext:value-type="float">
            <text:p>112850</text:p>
          </table:table-cell>
          <table:table-cell office:value-type="float" office:value="102050" calcext:value-type="float">
            <text:p>102050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109067" calcext:value-type="float">
            <text:p>109067</text:p>
          </table:table-cell>
          <table:table-cell office:value-type="float" office:value="112900" calcext:value-type="float">
            <text:p>112900</text:p>
          </table:table-cell>
          <table:table-cell office:value-type="float" office:value="101987.5" calcext:value-type="float">
            <text:p>101987.5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109849.5" calcext:value-type="float">
            <text:p>109849.5</text:p>
          </table:table-cell>
          <table:table-cell office:value-type="float" office:value="113612.5" calcext:value-type="float">
            <text:p>113612.5</text:p>
          </table:table-cell>
          <table:table-cell office:value-type="float" office:value="101750" calcext:value-type="float">
            <text:p>10175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10461.5" calcext:value-type="float">
            <text:p>110461.5</text:p>
          </table:table-cell>
          <table:table-cell office:value-type="float" office:value="112875" calcext:value-type="float">
            <text:p>112875</text:p>
          </table:table-cell>
          <table:table-cell office:value-type="float" office:value="101787.5" calcext:value-type="float">
            <text:p>101787.5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111908" calcext:value-type="float">
            <text:p>111908</text:p>
          </table:table-cell>
          <table:table-cell office:value-type="float" office:value="114037.5" calcext:value-type="float">
            <text:p>114037.5</text:p>
          </table:table-cell>
          <table:table-cell office:value-type="float" office:value="102475" calcext:value-type="float">
            <text:p>102475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111629.5" calcext:value-type="float">
            <text:p>111629.5</text:p>
          </table:table-cell>
          <table:table-cell office:value-type="float" office:value="113662.5" calcext:value-type="float">
            <text:p>113662.5</text:p>
          </table:table-cell>
          <table:table-cell office:value-type="float" office:value="102125" calcext:value-type="float">
            <text:p>102125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110633" calcext:value-type="float">
            <text:p>110633</text:p>
          </table:table-cell>
          <table:table-cell office:value-type="float" office:value="113812.5" calcext:value-type="float">
            <text:p>113812.5</text:p>
          </table:table-cell>
          <table:table-cell office:value-type="float" office:value="102137.5" calcext:value-type="float">
            <text:p>102137.5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110408.5" calcext:value-type="float">
            <text:p>110408.5</text:p>
          </table:table-cell>
          <table:table-cell office:value-type="float" office:value="114575" calcext:value-type="float">
            <text:p>114575</text:p>
          </table:table-cell>
          <table:table-cell office:value-type="float" office:value="102612.5" calcext:value-type="float">
            <text:p>102612.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110714" calcext:value-type="float">
            <text:p>110714</text:p>
          </table:table-cell>
          <table:table-cell office:value-type="float" office:value="113512.5" calcext:value-type="float">
            <text:p>113512.5</text:p>
          </table:table-cell>
          <table:table-cell office:value-type="float" office:value="102350" calcext:value-type="float">
            <text:p>102350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111360" calcext:value-type="float">
            <text:p>111360</text:p>
          </table:table-cell>
          <table:table-cell office:value-type="float" office:value="114112.5" calcext:value-type="float">
            <text:p>114112.5</text:p>
          </table:table-cell>
          <table:table-cell office:value-type="float" office:value="102387.5" calcext:value-type="float">
            <text:p>102387.5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111939" calcext:value-type="float">
            <text:p>111939</text:p>
          </table:table-cell>
          <table:table-cell office:value-type="float" office:value="113587.5" calcext:value-type="float">
            <text:p>113587.5</text:p>
          </table:table-cell>
          <table:table-cell office:value-type="float" office:value="102000" calcext:value-type="float">
            <text:p>102000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10691.5" calcext:value-type="float">
            <text:p>110691.5</text:p>
          </table:table-cell>
          <table:table-cell office:value-type="float" office:value="114350" calcext:value-type="float">
            <text:p>114350</text:p>
          </table:table-cell>
          <table:table-cell office:value-type="float" office:value="101837.5" calcext:value-type="float">
            <text:p>101837.5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110670.5" calcext:value-type="float">
            <text:p>110670.5</text:p>
          </table:table-cell>
          <table:table-cell office:value-type="float" office:value="114525" calcext:value-type="float">
            <text:p>114525</text:p>
          </table:table-cell>
          <table:table-cell office:value-type="float" office:value="102050" calcext:value-type="float">
            <text:p>10205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11133" calcext:value-type="float">
            <text:p>111133</text:p>
          </table:table-cell>
          <table:table-cell office:value-type="float" office:value="114675" calcext:value-type="float">
            <text:p>114675</text:p>
          </table:table-cell>
          <table:table-cell office:value-type="float" office:value="102075" calcext:value-type="float">
            <text:p>102075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110179.5" calcext:value-type="float">
            <text:p>110179.5</text:p>
          </table:table-cell>
          <table:table-cell office:value-type="float" office:value="113412.5" calcext:value-type="float">
            <text:p>113412.5</text:p>
          </table:table-cell>
          <table:table-cell office:value-type="float" office:value="102412.5" calcext:value-type="float">
            <text:p>102412.5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110213.5" calcext:value-type="float">
            <text:p>110213.5</text:p>
          </table:table-cell>
          <table:table-cell office:value-type="float" office:value="113512.5" calcext:value-type="float">
            <text:p>113512.5</text:p>
          </table:table-cell>
          <table:table-cell office:value-type="float" office:value="102400" calcext:value-type="float">
            <text:p>102400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110646.5" calcext:value-type="float">
            <text:p>110646.5</text:p>
          </table:table-cell>
          <table:table-cell office:value-type="float" office:value="113562.5" calcext:value-type="float">
            <text:p>113562.5</text:p>
          </table:table-cell>
          <table:table-cell office:value-type="float" office:value="102575" calcext:value-type="float">
            <text:p>102575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111335" calcext:value-type="float">
            <text:p>111335</text:p>
          </table:table-cell>
          <table:table-cell office:value-type="float" office:value="113450" calcext:value-type="float">
            <text:p>113450</text:p>
          </table:table-cell>
          <table:table-cell office:value-type="float" office:value="102200" calcext:value-type="float">
            <text:p>102200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111150.5" calcext:value-type="float">
            <text:p>111150.5</text:p>
          </table:table-cell>
          <table:table-cell office:value-type="float" office:value="114612.5" calcext:value-type="float">
            <text:p>114612.5</text:p>
          </table:table-cell>
          <table:table-cell office:value-type="float" office:value="102150" calcext:value-type="float">
            <text:p>102150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111009" calcext:value-type="float">
            <text:p>111009</text:p>
          </table:table-cell>
          <table:table-cell office:value-type="float" office:value="114712.5" calcext:value-type="float">
            <text:p>114712.5</text:p>
          </table:table-cell>
          <table:table-cell office:value-type="float" office:value="102137.5" calcext:value-type="float">
            <text:p>102137.5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110213.5" calcext:value-type="float">
            <text:p>110213.5</text:p>
          </table:table-cell>
          <table:table-cell office:value-type="float" office:value="114000" calcext:value-type="float">
            <text:p>114000</text:p>
          </table:table-cell>
          <table:table-cell office:value-type="float" office:value="101750" calcext:value-type="float">
            <text:p>101750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109683" calcext:value-type="float">
            <text:p>109683</text:p>
          </table:table-cell>
          <table:table-cell office:value-type="float" office:value="112450" calcext:value-type="float">
            <text:p>112450</text:p>
          </table:table-cell>
          <table:table-cell office:value-type="float" office:value="101550" calcext:value-type="float">
            <text:p>101550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110448" calcext:value-type="float">
            <text:p>110448</text:p>
          </table:table-cell>
          <table:table-cell office:value-type="float" office:value="111725" calcext:value-type="float">
            <text:p>111725</text:p>
          </table:table-cell>
          <table:table-cell office:value-type="float" office:value="101337.5" calcext:value-type="float">
            <text:p>101337.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0557" calcext:value-type="float">
            <text:p>110557</text:p>
          </table:table-cell>
          <table:table-cell office:value-type="float" office:value="111450" calcext:value-type="float">
            <text:p>111450</text:p>
          </table:table-cell>
          <table:table-cell office:value-type="float" office:value="101487.5" calcext:value-type="float">
            <text:p>101487.5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110885.5" calcext:value-type="float">
            <text:p>110885.5</text:p>
          </table:table-cell>
          <table:table-cell office:value-type="float" office:value="111950" calcext:value-type="float">
            <text:p>111950</text:p>
          </table:table-cell>
          <table:table-cell office:value-type="float" office:value="101662.5" calcext:value-type="float">
            <text:p>101662.5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110636.5" calcext:value-type="float">
            <text:p>110636.5</text:p>
          </table:table-cell>
          <table:table-cell office:value-type="float" office:value="113462.5" calcext:value-type="float">
            <text:p>113462.5</text:p>
          </table:table-cell>
          <table:table-cell office:value-type="float" office:value="102087.5" calcext:value-type="float">
            <text:p>102087.5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109424" calcext:value-type="float">
            <text:p>109424</text:p>
          </table:table-cell>
          <table:table-cell office:value-type="float" office:value="111800" calcext:value-type="float">
            <text:p>111800</text:p>
          </table:table-cell>
          <table:table-cell office:value-type="float" office:value="101825" calcext:value-type="float">
            <text:p>101825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110295.5" calcext:value-type="float">
            <text:p>110295.5</text:p>
          </table:table-cell>
          <table:table-cell office:value-type="float" office:value="112262.5" calcext:value-type="float">
            <text:p>112262.5</text:p>
          </table:table-cell>
          <table:table-cell office:value-type="float" office:value="101650" calcext:value-type="float">
            <text:p>101650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109900" calcext:value-type="float">
            <text:p>109900</text:p>
          </table:table-cell>
          <table:table-cell office:value-type="float" office:value="111637.5" calcext:value-type="float">
            <text:p>111637.5</text:p>
          </table:table-cell>
          <table:table-cell office:value-type="float" office:value="101462.5" calcext:value-type="float">
            <text:p>101462.5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110100.5" calcext:value-type="float">
            <text:p>110100.5</text:p>
          </table:table-cell>
          <table:table-cell office:value-type="float" office:value="111600" calcext:value-type="float">
            <text:p>111600</text:p>
          </table:table-cell>
          <table:table-cell office:value-type="float" office:value="101187.5" calcext:value-type="float">
            <text:p>101187.5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109838.5" calcext:value-type="float">
            <text:p>109838.5</text:p>
          </table:table-cell>
          <table:table-cell office:value-type="float" office:value="111762.5" calcext:value-type="float">
            <text:p>111762.5</text:p>
          </table:table-cell>
          <table:table-cell office:value-type="float" office:value="100800" calcext:value-type="float">
            <text:p>100800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109372.5" calcext:value-type="float">
            <text:p>109372.5</text:p>
          </table:table-cell>
          <table:table-cell office:value-type="float" office:value="111137.5" calcext:value-type="float">
            <text:p>111137.5</text:p>
          </table:table-cell>
          <table:table-cell office:value-type="float" office:value="100412.5" calcext:value-type="float">
            <text:p>100412.5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109055" calcext:value-type="float">
            <text:p>109055</text:p>
          </table:table-cell>
          <table:table-cell office:value-type="float" office:value="110712.5" calcext:value-type="float">
            <text:p>110712.5</text:p>
          </table:table-cell>
          <table:table-cell office:value-type="float" office:value="100687.5" calcext:value-type="float">
            <text:p>100687.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09092" calcext:value-type="float">
            <text:p>109092</text:p>
          </table:table-cell>
          <table:table-cell office:value-type="float" office:value="110875" calcext:value-type="float">
            <text:p>110875</text:p>
          </table:table-cell>
          <table:table-cell office:value-type="float" office:value="100887.5" calcext:value-type="float">
            <text:p>100887.5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109946.5" calcext:value-type="float">
            <text:p>109946.5</text:p>
          </table:table-cell>
          <table:table-cell office:value-type="float" office:value="111375" calcext:value-type="float">
            <text:p>111375</text:p>
          </table:table-cell>
          <table:table-cell office:value-type="float" office:value="101137.5" calcext:value-type="float">
            <text:p>101137.5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109180.5" calcext:value-type="float">
            <text:p>109180.5</text:p>
          </table:table-cell>
          <table:table-cell office:value-type="float" office:value="110712.5" calcext:value-type="float">
            <text:p>110712.5</text:p>
          </table:table-cell>
          <table:table-cell office:value-type="float" office:value="100800" calcext:value-type="float">
            <text:p>100800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109140.5" calcext:value-type="float">
            <text:p>109140.5</text:p>
          </table:table-cell>
          <table:table-cell office:value-type="float" office:value="110525" calcext:value-type="float">
            <text:p>110525</text:p>
          </table:table-cell>
          <table:table-cell office:value-type="float" office:value="101700" calcext:value-type="float">
            <text:p>101700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109343.5" calcext:value-type="float">
            <text:p>109343.5</text:p>
          </table:table-cell>
          <table:table-cell office:value-type="float" office:value="110650" calcext:value-type="float">
            <text:p>110650</text:p>
          </table:table-cell>
          <table:table-cell office:value-type="float" office:value="102125" calcext:value-type="float">
            <text:p>10212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109729.5" calcext:value-type="float">
            <text:p>109729.5</text:p>
          </table:table-cell>
          <table:table-cell office:value-type="float" office:value="110775" calcext:value-type="float">
            <text:p>110775</text:p>
          </table:table-cell>
          <table:table-cell office:value-type="float" office:value="102587.5" calcext:value-type="float">
            <text:p>102587.5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110117" calcext:value-type="float">
            <text:p>110117</text:p>
          </table:table-cell>
          <table:table-cell office:value-type="float" office:value="110100" calcext:value-type="float">
            <text:p>110100</text:p>
          </table:table-cell>
          <table:table-cell office:value-type="float" office:value="102600" calcext:value-type="float">
            <text:p>102600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110428.5" calcext:value-type="float">
            <text:p>110428.5</text:p>
          </table:table-cell>
          <table:table-cell office:value-type="float" office:value="110512.5" calcext:value-type="float">
            <text:p>110512.5</text:p>
          </table:table-cell>
          <table:table-cell office:value-type="float" office:value="103012.5" calcext:value-type="float">
            <text:p>103012.5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111001.5" calcext:value-type="float">
            <text:p>111001.5</text:p>
          </table:table-cell>
          <table:table-cell office:value-type="float" office:value="111637.5" calcext:value-type="float">
            <text:p>111637.5</text:p>
          </table:table-cell>
          <table:table-cell office:value-type="float" office:value="102862.5" calcext:value-type="float">
            <text:p>102862.5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110254" calcext:value-type="float">
            <text:p>110254</text:p>
          </table:table-cell>
          <table:table-cell office:value-type="float" office:value="110750" calcext:value-type="float">
            <text:p>110750</text:p>
          </table:table-cell>
          <table:table-cell office:value-type="float" office:value="102262.5" calcext:value-type="float">
            <text:p>102262.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10096" calcext:value-type="float">
            <text:p>110096</text:p>
          </table:table-cell>
          <table:table-cell office:value-type="float" office:value="110587.5" calcext:value-type="float">
            <text:p>110587.5</text:p>
          </table:table-cell>
          <table:table-cell office:value-type="float" office:value="102375" calcext:value-type="float">
            <text:p>102375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110490.5" calcext:value-type="float">
            <text:p>110490.5</text:p>
          </table:table-cell>
          <table:table-cell office:value-type="float" office:value="110925" calcext:value-type="float">
            <text:p>110925</text:p>
          </table:table-cell>
          <table:table-cell office:value-type="float" office:value="102275" calcext:value-type="float">
            <text:p>102275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111105.5" calcext:value-type="float">
            <text:p>111105.5</text:p>
          </table:table-cell>
          <table:table-cell office:value-type="float" office:value="111250" calcext:value-type="float">
            <text:p>111250</text:p>
          </table:table-cell>
          <table:table-cell office:value-type="float" office:value="102212.5" calcext:value-type="float">
            <text:p>102212.5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110385.5" calcext:value-type="float">
            <text:p>110385.5</text:p>
          </table:table-cell>
          <table:table-cell office:value-type="float" office:value="110775" calcext:value-type="float">
            <text:p>110775</text:p>
          </table:table-cell>
          <table:table-cell office:value-type="float" office:value="102112.5" calcext:value-type="float">
            <text:p>102112.5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10677" calcext:value-type="float">
            <text:p>110677</text:p>
          </table:table-cell>
          <table:table-cell office:value-type="float" office:value="110812.5" calcext:value-type="float">
            <text:p>110812.5</text:p>
          </table:table-cell>
          <table:table-cell office:value-type="float" office:value="102600" calcext:value-type="float">
            <text:p>102600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110326.5" calcext:value-type="float">
            <text:p>110326.5</text:p>
          </table:table-cell>
          <table:table-cell office:value-type="float" office:value="108412.5" calcext:value-type="float">
            <text:p>108412.5</text:p>
          </table:table-cell>
          <table:table-cell office:value-type="float" office:value="102437.5" calcext:value-type="float">
            <text:p>102437.5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109607.5" calcext:value-type="float">
            <text:p>109607.5</text:p>
          </table:table-cell>
          <table:table-cell office:value-type="float" office:value="106837.5" calcext:value-type="float">
            <text:p>106837.5</text:p>
          </table:table-cell>
          <table:table-cell office:value-type="float" office:value="102212.5" calcext:value-type="float">
            <text:p>102212.5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109657.5" calcext:value-type="float">
            <text:p>109657.5</text:p>
          </table:table-cell>
          <table:table-cell office:value-type="float" office:value="106875" calcext:value-type="float">
            <text:p>106875</text:p>
          </table:table-cell>
          <table:table-cell office:value-type="float" office:value="102212.5" calcext:value-type="float">
            <text:p>102212.5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109453" calcext:value-type="float">
            <text:p>109453</text:p>
          </table:table-cell>
          <table:table-cell office:value-type="float" office:value="106962.5" calcext:value-type="float">
            <text:p>106962.5</text:p>
          </table:table-cell>
          <table:table-cell office:value-type="float" office:value="102225" calcext:value-type="float">
            <text:p>102225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109003" calcext:value-type="float">
            <text:p>109003</text:p>
          </table:table-cell>
          <table:table-cell office:value-type="float" office:value="107062.5" calcext:value-type="float">
            <text:p>107062.5</text:p>
          </table:table-cell>
          <table:table-cell office:value-type="float" office:value="101837.5" calcext:value-type="float">
            <text:p>101837.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08908.5" calcext:value-type="float">
            <text:p>108908.5</text:p>
          </table:table-cell>
          <table:table-cell office:value-type="float" office:value="106812.5" calcext:value-type="float">
            <text:p>106812.5</text:p>
          </table:table-cell>
          <table:table-cell office:value-type="float" office:value="102062.5" calcext:value-type="float">
            <text:p>102062.5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108366.5" calcext:value-type="float">
            <text:p>108366.5</text:p>
          </table:table-cell>
          <table:table-cell office:value-type="float" office:value="106950" calcext:value-type="float">
            <text:p>106950</text:p>
          </table:table-cell>
          <table:table-cell office:value-type="float" office:value="101725" calcext:value-type="float">
            <text:p>101725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108862" calcext:value-type="float">
            <text:p>108862</text:p>
          </table:table-cell>
          <table:table-cell office:value-type="float" office:value="107512.5" calcext:value-type="float">
            <text:p>107512.5</text:p>
          </table:table-cell>
          <table:table-cell office:value-type="float" office:value="101837.5" calcext:value-type="float">
            <text:p>101837.5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109620" calcext:value-type="float">
            <text:p>109620</text:p>
          </table:table-cell>
          <table:table-cell office:value-type="float" office:value="107075" calcext:value-type="float">
            <text:p>107075</text:p>
          </table:table-cell>
          <table:table-cell office:value-type="float" office:value="101962.5" calcext:value-type="float">
            <text:p>101962.5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108620.5" calcext:value-type="float">
            <text:p>108620.5</text:p>
          </table:table-cell>
          <table:table-cell office:value-type="float" office:value="106900" calcext:value-type="float">
            <text:p>106900</text:p>
          </table:table-cell>
          <table:table-cell office:value-type="float" office:value="101762.5" calcext:value-type="float">
            <text:p>101762.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108502.5" calcext:value-type="float">
            <text:p>108502.5</text:p>
          </table:table-cell>
          <table:table-cell office:value-type="float" office:value="107762.5" calcext:value-type="float">
            <text:p>107762.5</text:p>
          </table:table-cell>
          <table:table-cell office:value-type="float" office:value="102025" calcext:value-type="float">
            <text:p>102025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108051.5" calcext:value-type="float">
            <text:p>108051.5</text:p>
          </table:table-cell>
          <table:table-cell office:value-type="float" office:value="107412.5" calcext:value-type="float">
            <text:p>107412.5</text:p>
          </table:table-cell>
          <table:table-cell office:value-type="float" office:value="101412.5" calcext:value-type="float">
            <text:p>101412.5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109271.5" calcext:value-type="float">
            <text:p>109271.5</text:p>
          </table:table-cell>
          <table:table-cell office:value-type="float" office:value="107662.5" calcext:value-type="float">
            <text:p>107662.5</text:p>
          </table:table-cell>
          <table:table-cell office:value-type="float" office:value="101000" calcext:value-type="float">
            <text:p>101000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109766.5" calcext:value-type="float">
            <text:p>109766.5</text:p>
          </table:table-cell>
          <table:table-cell office:value-type="float" office:value="108300" calcext:value-type="float">
            <text:p>108300</text:p>
          </table:table-cell>
          <table:table-cell office:value-type="float" office:value="100837.5" calcext:value-type="float">
            <text:p>100837.5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109729" calcext:value-type="float">
            <text:p>109729</text:p>
          </table:table-cell>
          <table:table-cell office:value-type="float" office:value="108137.5" calcext:value-type="float">
            <text:p>108137.5</text:p>
          </table:table-cell>
          <table:table-cell office:value-type="float" office:value="100712.5" calcext:value-type="float">
            <text:p>100712.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10145" calcext:value-type="float">
            <text:p>110145</text:p>
          </table:table-cell>
          <table:table-cell office:value-type="float" office:value="107962.5" calcext:value-type="float">
            <text:p>107962.5</text:p>
          </table:table-cell>
          <table:table-cell office:value-type="float" office:value="100975" calcext:value-type="float">
            <text:p>100975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109929" calcext:value-type="float">
            <text:p>109929</text:p>
          </table:table-cell>
          <table:table-cell office:value-type="float" office:value="107800" calcext:value-type="float">
            <text:p>107800</text:p>
          </table:table-cell>
          <table:table-cell office:value-type="float" office:value="100525" calcext:value-type="float">
            <text:p>100525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110448.5" calcext:value-type="float">
            <text:p>110448.5</text:p>
          </table:table-cell>
          <table:table-cell office:value-type="float" office:value="108175" calcext:value-type="float">
            <text:p>108175</text:p>
          </table:table-cell>
          <table:table-cell office:value-type="float" office:value="101100" calcext:value-type="float">
            <text:p>101100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111018" calcext:value-type="float">
            <text:p>111018</text:p>
          </table:table-cell>
          <table:table-cell office:value-type="float" office:value="107887.5" calcext:value-type="float">
            <text:p>107887.5</text:p>
          </table:table-cell>
          <table:table-cell office:value-type="float" office:value="100762.5" calcext:value-type="float">
            <text:p>100762.5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111125.5" calcext:value-type="float">
            <text:p>111125.5</text:p>
          </table:table-cell>
          <table:table-cell office:value-type="float" office:value="107762.5" calcext:value-type="float">
            <text:p>107762.5</text:p>
          </table:table-cell>
          <table:table-cell office:value-type="float" office:value="100825" calcext:value-type="float">
            <text:p>1008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111733.5" calcext:value-type="float">
            <text:p>111733.5</text:p>
          </table:table-cell>
          <table:table-cell office:value-type="float" office:value="108762.5" calcext:value-type="float">
            <text:p>108762.5</text:p>
          </table:table-cell>
          <table:table-cell office:value-type="float" office:value="100600" calcext:value-type="float">
            <text:p>100600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111409" calcext:value-type="float">
            <text:p>111409</text:p>
          </table:table-cell>
          <table:table-cell office:value-type="float" office:value="108150" calcext:value-type="float">
            <text:p>108150</text:p>
          </table:table-cell>
          <table:table-cell office:value-type="float" office:value="100462.5" calcext:value-type="float">
            <text:p>100462.5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110951" calcext:value-type="float">
            <text:p>110951</text:p>
          </table:table-cell>
          <table:table-cell office:value-type="float" office:value="107737.5" calcext:value-type="float">
            <text:p>107737.5</text:p>
          </table:table-cell>
          <table:table-cell office:value-type="float" office:value="100575" calcext:value-type="float">
            <text:p>100575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111742" calcext:value-type="float">
            <text:p>111742</text:p>
          </table:table-cell>
          <table:table-cell office:value-type="float" office:value="107837.5" calcext:value-type="float">
            <text:p>107837.5</text:p>
          </table:table-cell>
          <table:table-cell office:value-type="float" office:value="100250" calcext:value-type="float">
            <text:p>100250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111636.5" calcext:value-type="float">
            <text:p>111636.5</text:p>
          </table:table-cell>
          <table:table-cell office:value-type="float" office:value="107737.5" calcext:value-type="float">
            <text:p>107737.5</text:p>
          </table:table-cell>
          <table:table-cell office:value-type="float" office:value="100162.5" calcext:value-type="float">
            <text:p>100162.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11383" calcext:value-type="float">
            <text:p>111383</text:p>
          </table:table-cell>
          <table:table-cell office:value-type="float" office:value="107900" calcext:value-type="float">
            <text:p>107900</text:p>
          </table:table-cell>
          <table:table-cell office:value-type="float" office:value="100400" calcext:value-type="float">
            <text:p>100400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113027" calcext:value-type="float">
            <text:p>113027</text:p>
          </table:table-cell>
          <table:table-cell office:value-type="float" office:value="108837.5" calcext:value-type="float">
            <text:p>108837.5</text:p>
          </table:table-cell>
          <table:table-cell office:value-type="float" office:value="100337.5" calcext:value-type="float">
            <text:p>100337.5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111951.5" calcext:value-type="float">
            <text:p>111951.5</text:p>
          </table:table-cell>
          <table:table-cell office:value-type="float" office:value="109075" calcext:value-type="float">
            <text:p>109075</text:p>
          </table:table-cell>
          <table:table-cell office:value-type="float" office:value="100300" calcext:value-type="float">
            <text:p>100300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112037" calcext:value-type="float">
            <text:p>112037</text:p>
          </table:table-cell>
          <table:table-cell office:value-type="float" office:value="108687.5" calcext:value-type="float">
            <text:p>108687.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112198.5" calcext:value-type="float">
            <text:p>112198.5</text:p>
          </table:table-cell>
          <table:table-cell office:value-type="float" office:value="109150" calcext:value-type="float">
            <text:p>10915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112036" calcext:value-type="float">
            <text:p>112036</text:p>
          </table:table-cell>
          <table:table-cell office:value-type="float" office:value="109562.5" calcext:value-type="float">
            <text:p>109562.5</text:p>
          </table:table-cell>
          <table:table-cell office:value-type="float" office:value="99912.5" calcext:value-type="float">
            <text:p>99912.5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112306" calcext:value-type="float">
            <text:p>112306</text:p>
          </table:table-cell>
          <table:table-cell office:value-type="float" office:value="110087.5" calcext:value-type="float">
            <text:p>110087.5</text:p>
          </table:table-cell>
          <table:table-cell office:value-type="float" office:value="99887.5" calcext:value-type="float">
            <text:p>99887.5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112048" calcext:value-type="float">
            <text:p>112048</text:p>
          </table:table-cell>
          <table:table-cell office:value-type="float" office:value="110187.5" calcext:value-type="float">
            <text:p>110187.5</text:p>
          </table:table-cell>
          <table:table-cell office:value-type="float" office:value="100175" calcext:value-type="float">
            <text:p>100175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114702" calcext:value-type="float">
            <text:p>114702</text:p>
          </table:table-cell>
          <table:table-cell office:value-type="float" office:value="114100" calcext:value-type="float">
            <text:p>114100</text:p>
          </table:table-cell>
          <table:table-cell office:value-type="float" office:value="100275" calcext:value-type="float">
            <text:p>100275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114432" calcext:value-type="float">
            <text:p>114432</text:p>
          </table:table-cell>
          <table:table-cell office:value-type="float" office:value="113700" calcext:value-type="float">
            <text:p>113700</text:p>
          </table:table-cell>
          <table:table-cell office:value-type="float" office:value="99950" calcext:value-type="float">
            <text:p>99950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14409" calcext:value-type="float">
            <text:p>114409</text:p>
          </table:table-cell>
          <table:table-cell office:value-type="float" office:value="114175" calcext:value-type="float">
            <text:p>114175</text:p>
          </table:table-cell>
          <table:table-cell office:value-type="float" office:value="99925" calcext:value-type="float">
            <text:p>99925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114659" calcext:value-type="float">
            <text:p>114659</text:p>
          </table:table-cell>
          <table:table-cell office:value-type="float" office:value="114650" calcext:value-type="float">
            <text:p>114650</text:p>
          </table:table-cell>
          <table:table-cell office:value-type="float" office:value="100125" calcext:value-type="float">
            <text:p>100125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114351" calcext:value-type="float">
            <text:p>114351</text:p>
          </table:table-cell>
          <table:table-cell office:value-type="float" office:value="114837.5" calcext:value-type="float">
            <text:p>114837.5</text:p>
          </table:table-cell>
          <table:table-cell office:value-type="float" office:value="100137.5" calcext:value-type="float">
            <text:p>100137.5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113927" calcext:value-type="float">
            <text:p>113927</text:p>
          </table:table-cell>
          <table:table-cell office:value-type="float" office:value="114925" calcext:value-type="float">
            <text:p>114925</text:p>
          </table:table-cell>
          <table:table-cell office:value-type="float" office:value="100412.5" calcext:value-type="float">
            <text:p>100412.5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114010.5" calcext:value-type="float">
            <text:p>114010.5</text:p>
          </table:table-cell>
          <table:table-cell office:value-type="float" office:value="115450" calcext:value-type="float">
            <text:p>115450</text:p>
          </table:table-cell>
          <table:table-cell office:value-type="float" office:value="100525" calcext:value-type="float">
            <text:p>10052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113045" calcext:value-type="float">
            <text:p>113045</text:p>
          </table:table-cell>
          <table:table-cell office:value-type="float" office:value="115562.5" calcext:value-type="float">
            <text:p>115562.5</text:p>
          </table:table-cell>
          <table:table-cell office:value-type="float" office:value="100550" calcext:value-type="float">
            <text:p>100550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112120.5" calcext:value-type="float">
            <text:p>112120.5</text:p>
          </table:table-cell>
          <table:table-cell office:value-type="float" office:value="114175" calcext:value-type="float">
            <text:p>114175</text:p>
          </table:table-cell>
          <table:table-cell office:value-type="float" office:value="100025" calcext:value-type="float">
            <text:p>100025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112029.5" calcext:value-type="float">
            <text:p>112029.5</text:p>
          </table:table-cell>
          <table:table-cell office:value-type="float" office:value="114387.5" calcext:value-type="float">
            <text:p>114387.5</text:p>
          </table:table-cell>
          <table:table-cell office:value-type="float" office:value="100162.5" calcext:value-type="float">
            <text:p>100162.5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111322" calcext:value-type="float">
            <text:p>111322</text:p>
          </table:table-cell>
          <table:table-cell office:value-type="float" office:value="114900" calcext:value-type="float">
            <text:p>114900</text:p>
          </table:table-cell>
          <table:table-cell office:value-type="float" office:value="100137.5" calcext:value-type="float">
            <text:p>100137.5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111009.5" calcext:value-type="float">
            <text:p>111009.5</text:p>
          </table:table-cell>
          <table:table-cell office:value-type="float" office:value="115237.5" calcext:value-type="float">
            <text:p>115237.5</text:p>
          </table:table-cell>
          <table:table-cell office:value-type="float" office:value="100137.5" calcext:value-type="float">
            <text:p>100137.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10901" calcext:value-type="float">
            <text:p>110901</text:p>
          </table:table-cell>
          <table:table-cell office:value-type="float" office:value="114825" calcext:value-type="float">
            <text:p>114825</text:p>
          </table:table-cell>
          <table:table-cell office:value-type="float" office:value="99462.5" calcext:value-type="float">
            <text:p>99462.5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110929.5" calcext:value-type="float">
            <text:p>110929.5</text:p>
          </table:table-cell>
          <table:table-cell office:value-type="float" office:value="115675" calcext:value-type="float">
            <text:p>115675</text:p>
          </table:table-cell>
          <table:table-cell office:value-type="float" office:value="99537.5" calcext:value-type="float">
            <text:p>99537.5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111096.5" calcext:value-type="float">
            <text:p>111096.5</text:p>
          </table:table-cell>
          <table:table-cell office:value-type="float" office:value="115637.5" calcext:value-type="float">
            <text:p>115637.5</text:p>
          </table:table-cell>
          <table:table-cell office:value-type="float" office:value="100162.5" calcext:value-type="float">
            <text:p>100162.5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110825" calcext:value-type="float">
            <text:p>110825</text:p>
          </table:table-cell>
          <table:table-cell office:value-type="float" office:value="115987.5" calcext:value-type="float">
            <text:p>115987.5</text:p>
          </table:table-cell>
          <table:table-cell office:value-type="float" office:value="100075" calcext:value-type="float">
            <text:p>100075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111038.5" calcext:value-type="float">
            <text:p>111038.5</text:p>
          </table:table-cell>
          <table:table-cell office:value-type="float" office:value="115262.5" calcext:value-type="float">
            <text:p>115262.5</text:p>
          </table:table-cell>
          <table:table-cell office:value-type="float" office:value="99925" calcext:value-type="float">
            <text:p>9992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111704.5" calcext:value-type="float">
            <text:p>111704.5</text:p>
          </table:table-cell>
          <table:table-cell office:value-type="float" office:value="115912.5" calcext:value-type="float">
            <text:p>115912.5</text:p>
          </table:table-cell>
          <table:table-cell office:value-type="float" office:value="99887.5" calcext:value-type="float">
            <text:p>99887.5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112082.5" calcext:value-type="float">
            <text:p>112082.5</text:p>
          </table:table-cell>
          <table:table-cell office:value-type="float" office:value="116350" calcext:value-type="float">
            <text:p>116350</text:p>
          </table:table-cell>
          <table:table-cell office:value-type="float" office:value="99775" calcext:value-type="float">
            <text:p>99775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112195" calcext:value-type="float">
            <text:p>112195</text:p>
          </table:table-cell>
          <table:table-cell office:value-type="float" office:value="116275" calcext:value-type="float">
            <text:p>116275</text:p>
          </table:table-cell>
          <table:table-cell office:value-type="float" office:value="100025" calcext:value-type="float">
            <text:p>100025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112958" calcext:value-type="float">
            <text:p>112958</text:p>
          </table:table-cell>
          <table:table-cell office:value-type="float" office:value="116400" calcext:value-type="float">
            <text:p>116400</text:p>
          </table:table-cell>
          <table:table-cell office:value-type="float" office:value="100150" calcext:value-type="float">
            <text:p>100150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112666.5" calcext:value-type="float">
            <text:p>112666.5</text:p>
          </table:table-cell>
          <table:table-cell office:value-type="float" office:value="116212.5" calcext:value-type="float">
            <text:p>116212.5</text:p>
          </table:table-cell>
          <table:table-cell office:value-type="float" office:value="100137.5" calcext:value-type="float">
            <text:p>100137.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11072" calcext:value-type="float">
            <text:p>111072</text:p>
          </table:table-cell>
          <table:table-cell office:value-type="float" office:value="116725" calcext:value-type="float">
            <text:p>116725</text:p>
          </table:table-cell>
          <table:table-cell office:value-type="float" office:value="99937.5" calcext:value-type="float">
            <text:p>99937.5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111437.5" calcext:value-type="float">
            <text:p>111437.5</text:p>
          </table:table-cell>
          <table:table-cell office:value-type="float" office:value="117600" calcext:value-type="float">
            <text:p>117600</text:p>
          </table:table-cell>
          <table:table-cell office:value-type="float" office:value="100100" calcext:value-type="float">
            <text:p>100100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111487.5" calcext:value-type="float">
            <text:p>111487.5</text:p>
          </table:table-cell>
          <table:table-cell office:value-type="float" office:value="117800" calcext:value-type="float">
            <text:p>117800</text:p>
          </table:table-cell>
          <table:table-cell office:value-type="float" office:value="100025" calcext:value-type="float">
            <text:p>100025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111675" calcext:value-type="float">
            <text:p>111675</text:p>
          </table:table-cell>
          <table:table-cell office:value-type="float" office:value="117500" calcext:value-type="float">
            <text:p>117500</text:p>
          </table:table-cell>
          <table:table-cell office:value-type="float" office:value="99900" calcext:value-type="float">
            <text:p>99900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110447.5" calcext:value-type="float">
            <text:p>110447.5</text:p>
          </table:table-cell>
          <table:table-cell office:value-type="float" office:value="116450" calcext:value-type="float">
            <text:p>116450</text:p>
          </table:table-cell>
          <table:table-cell office:value-type="float" office:value="99350" calcext:value-type="float">
            <text:p>99350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111511" calcext:value-type="float">
            <text:p>111511</text:p>
          </table:table-cell>
          <table:table-cell office:value-type="float" office:value="116975" calcext:value-type="float">
            <text:p>116975</text:p>
          </table:table-cell>
          <table:table-cell office:value-type="float" office:value="99550" calcext:value-type="float">
            <text:p>99550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111542.5" calcext:value-type="float">
            <text:p>111542.5</text:p>
          </table:table-cell>
          <table:table-cell office:value-type="float" office:value="116912.5" calcext:value-type="float">
            <text:p>116912.5</text:p>
          </table:table-cell>
          <table:table-cell office:value-type="float" office:value="99075" calcext:value-type="float">
            <text:p>99075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111542.5" calcext:value-type="float">
            <text:p>111542.5</text:p>
          </table:table-cell>
          <table:table-cell office:value-type="float" office:value="117225" calcext:value-type="float">
            <text:p>117225</text:p>
          </table:table-cell>
          <table:table-cell office:value-type="float" office:value="99025" calcext:value-type="float">
            <text:p>99025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111336.5" calcext:value-type="float">
            <text:p>111336.5</text:p>
          </table:table-cell>
          <table:table-cell office:value-type="float" office:value="116362.5" calcext:value-type="float">
            <text:p>116362.5</text:p>
          </table:table-cell>
          <table:table-cell office:value-type="float" office:value="98362.5" calcext:value-type="float">
            <text:p>98362.5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110866.5" calcext:value-type="float">
            <text:p>110866.5</text:p>
          </table:table-cell>
          <table:table-cell office:value-type="float" office:value="116262.5" calcext:value-type="float">
            <text:p>116262.5</text:p>
          </table:table-cell>
          <table:table-cell office:value-type="float" office:value="98575" calcext:value-type="float">
            <text:p>9857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11916.5" calcext:value-type="float">
            <text:p>111916.5</text:p>
          </table:table-cell>
          <table:table-cell office:value-type="float" office:value="115375" calcext:value-type="float">
            <text:p>115375</text:p>
          </table:table-cell>
          <table:table-cell office:value-type="float" office:value="98287.5" calcext:value-type="float">
            <text:p>98287.5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111808.5" calcext:value-type="float">
            <text:p>111808.5</text:p>
          </table:table-cell>
          <table:table-cell office:value-type="float" office:value="114612.5" calcext:value-type="float">
            <text:p>114612.5</text:p>
          </table:table-cell>
          <table:table-cell office:value-type="float" office:value="97937.5" calcext:value-type="float">
            <text:p>97937.5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112637.5" calcext:value-type="float">
            <text:p>112637.5</text:p>
          </table:table-cell>
          <table:table-cell office:value-type="float" office:value="115100" calcext:value-type="float">
            <text:p>115100</text:p>
          </table:table-cell>
          <table:table-cell office:value-type="float" office:value="98000" calcext:value-type="float">
            <text:p>98000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113727.5" calcext:value-type="float">
            <text:p>113727.5</text:p>
          </table:table-cell>
          <table:table-cell office:value-type="float" office:value="115875" calcext:value-type="float">
            <text:p>115875</text:p>
          </table:table-cell>
          <table:table-cell office:value-type="float" office:value="98287.5" calcext:value-type="float">
            <text:p>98287.5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113398" calcext:value-type="float">
            <text:p>113398</text:p>
          </table:table-cell>
          <table:table-cell office:value-type="float" office:value="115575" calcext:value-type="float">
            <text:p>115575</text:p>
          </table:table-cell>
          <table:table-cell office:value-type="float" office:value="97962.5" calcext:value-type="float">
            <text:p>97962.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112282.5" calcext:value-type="float">
            <text:p>112282.5</text:p>
          </table:table-cell>
          <table:table-cell office:value-type="float" office:value="114912.5" calcext:value-type="float">
            <text:p>114912.5</text:p>
          </table:table-cell>
          <table:table-cell office:value-type="float" office:value="97875" calcext:value-type="float">
            <text:p>97875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10522" calcext:value-type="float">
            <text:p>110522</text:p>
          </table:table-cell>
          <table:table-cell office:value-type="float" office:value="113600" calcext:value-type="float">
            <text:p>113600</text:p>
          </table:table-cell>
          <table:table-cell office:value-type="float" office:value="97575" calcext:value-type="float">
            <text:p>97575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110540" calcext:value-type="float">
            <text:p>110540</text:p>
          </table:table-cell>
          <table:table-cell office:value-type="float" office:value="113562.5" calcext:value-type="float">
            <text:p>113562.5</text:p>
          </table:table-cell>
          <table:table-cell office:value-type="float" office:value="97350" calcext:value-type="float">
            <text:p>97350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111553.5" calcext:value-type="float">
            <text:p>111553.5</text:p>
          </table:table-cell>
          <table:table-cell office:value-type="float" office:value="113650" calcext:value-type="float">
            <text:p>113650</text:p>
          </table:table-cell>
          <table:table-cell office:value-type="float" office:value="97487.5" calcext:value-type="float">
            <text:p>97487.5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111228.5" calcext:value-type="float">
            <text:p>111228.5</text:p>
          </table:table-cell>
          <table:table-cell office:value-type="float" office:value="113437.5" calcext:value-type="float">
            <text:p>113437.5</text:p>
          </table:table-cell>
          <table:table-cell office:value-type="float" office:value="97337.5" calcext:value-type="float">
            <text:p>97337.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12052.5" calcext:value-type="float">
            <text:p>112052.5</text:p>
          </table:table-cell>
          <table:table-cell office:value-type="float" office:value="114237.5" calcext:value-type="float">
            <text:p>114237.5</text:p>
          </table:table-cell>
          <table:table-cell office:value-type="float" office:value="97412.5" calcext:value-type="float">
            <text:p>97412.5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112122.5" calcext:value-type="float">
            <text:p>112122.5</text:p>
          </table:table-cell>
          <table:table-cell office:value-type="float" office:value="113750" calcext:value-type="float">
            <text:p>113750</text:p>
          </table:table-cell>
          <table:table-cell office:value-type="float" office:value="97612.5" calcext:value-type="float">
            <text:p>97612.5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112636" calcext:value-type="float">
            <text:p>112636</text:p>
          </table:table-cell>
          <table:table-cell office:value-type="float" office:value="113637.5" calcext:value-type="float">
            <text:p>113637.5</text:p>
          </table:table-cell>
          <table:table-cell office:value-type="float" office:value="97462.5" calcext:value-type="float">
            <text:p>97462.5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113479" calcext:value-type="float">
            <text:p>113479</text:p>
          </table:table-cell>
          <table:table-cell office:value-type="float" office:value="114437.5" calcext:value-type="float">
            <text:p>114437.5</text:p>
          </table:table-cell>
          <table:table-cell office:value-type="float" office:value="97200" calcext:value-type="float">
            <text:p>97200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113942" calcext:value-type="float">
            <text:p>113942</text:p>
          </table:table-cell>
          <table:table-cell office:value-type="float" office:value="114375" calcext:value-type="float">
            <text:p>114375</text:p>
          </table:table-cell>
          <table:table-cell office:value-type="float" office:value="97312.5" calcext:value-type="float">
            <text:p>97312.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113647" calcext:value-type="float">
            <text:p>113647</text:p>
          </table:table-cell>
          <table:table-cell office:value-type="float" office:value="113825" calcext:value-type="float">
            <text:p>113825</text:p>
          </table:table-cell>
          <table:table-cell office:value-type="float" office:value="97312.5" calcext:value-type="float">
            <text:p>97312.5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113066.5" calcext:value-type="float">
            <text:p>113066.5</text:p>
          </table:table-cell>
          <table:table-cell office:value-type="float" office:value="113350" calcext:value-type="float">
            <text:p>113350</text:p>
          </table:table-cell>
          <table:table-cell office:value-type="float" office:value="96850" calcext:value-type="float">
            <text:p>96850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113252.5" calcext:value-type="float">
            <text:p>113252.5</text:p>
          </table:table-cell>
          <table:table-cell office:value-type="float" office:value="114212.5" calcext:value-type="float">
            <text:p>114212.5</text:p>
          </table:table-cell>
          <table:table-cell office:value-type="float" office:value="97100" calcext:value-type="float">
            <text:p>97100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113842.5" calcext:value-type="float">
            <text:p>113842.5</text:p>
          </table:table-cell>
          <table:table-cell office:value-type="float" office:value="113612.5" calcext:value-type="float">
            <text:p>113612.5</text:p>
          </table:table-cell>
          <table:table-cell office:value-type="float" office:value="97012.5" calcext:value-type="float">
            <text:p>97012.5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113837.5" calcext:value-type="float">
            <text:p>113837.5</text:p>
          </table:table-cell>
          <table:table-cell office:value-type="float" office:value="113975" calcext:value-type="float">
            <text:p>113975</text:p>
          </table:table-cell>
          <table:table-cell office:value-type="float" office:value="96987.5" calcext:value-type="float">
            <text:p>96987.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14399" calcext:value-type="float">
            <text:p>114399</text:p>
          </table:table-cell>
          <table:table-cell office:value-type="float" office:value="114312.5" calcext:value-type="float">
            <text:p>114312.5</text:p>
          </table:table-cell>
          <table:table-cell office:value-type="float" office:value="96675" calcext:value-type="float">
            <text:p>96675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112844" calcext:value-type="float">
            <text:p>112844</text:p>
          </table:table-cell>
          <table:table-cell office:value-type="float" office:value="112775" calcext:value-type="float">
            <text:p>112775</text:p>
          </table:table-cell>
          <table:table-cell office:value-type="float" office:value="96650" calcext:value-type="float">
            <text:p>96650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112920" calcext:value-type="float">
            <text:p>112920</text:p>
          </table:table-cell>
          <table:table-cell office:value-type="float" office:value="113700" calcext:value-type="float">
            <text:p>113700</text:p>
          </table:table-cell>
          <table:table-cell office:value-type="float" office:value="96900" calcext:value-type="float">
            <text:p>96900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112942" calcext:value-type="float">
            <text:p>112942</text:p>
          </table:table-cell>
          <table:table-cell office:value-type="float" office:value="113762.5" calcext:value-type="float">
            <text:p>113762.5</text:p>
          </table:table-cell>
          <table:table-cell office:value-type="float" office:value="97337.5" calcext:value-type="float">
            <text:p>97337.5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112892" calcext:value-type="float">
            <text:p>112892</text:p>
          </table:table-cell>
          <table:table-cell office:value-type="float" office:value="113750" calcext:value-type="float">
            <text:p>113750</text:p>
          </table:table-cell>
          <table:table-cell office:value-type="float" office:value="97212.5" calcext:value-type="float">
            <text:p>97212.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112143" calcext:value-type="float">
            <text:p>112143</text:p>
          </table:table-cell>
          <table:table-cell office:value-type="float" office:value="113887.5" calcext:value-type="float">
            <text:p>113887.5</text:p>
          </table:table-cell>
          <table:table-cell office:value-type="float" office:value="96900" calcext:value-type="float">
            <text:p>96900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111982.5" calcext:value-type="float">
            <text:p>111982.5</text:p>
          </table:table-cell>
          <table:table-cell office:value-type="float" office:value="113925" calcext:value-type="float">
            <text:p>113925</text:p>
          </table:table-cell>
          <table:table-cell office:value-type="float" office:value="96887.5" calcext:value-type="float">
            <text:p>96887.5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112315" calcext:value-type="float">
            <text:p>112315</text:p>
          </table:table-cell>
          <table:table-cell office:value-type="float" office:value="114312.5" calcext:value-type="float">
            <text:p>114312.5</text:p>
          </table:table-cell>
          <table:table-cell office:value-type="float" office:value="96725" calcext:value-type="float">
            <text:p>96725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111752.5" calcext:value-type="float">
            <text:p>111752.5</text:p>
          </table:table-cell>
          <table:table-cell office:value-type="float" office:value="114125" calcext:value-type="float">
            <text:p>114125</text:p>
          </table:table-cell>
          <table:table-cell office:value-type="float" office:value="96750" calcext:value-type="float">
            <text:p>96750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111869.5" calcext:value-type="float">
            <text:p>111869.5</text:p>
          </table:table-cell>
          <table:table-cell office:value-type="float" office:value="113325" calcext:value-type="float">
            <text:p>113325</text:p>
          </table:table-cell>
          <table:table-cell office:value-type="float" office:value="96450" calcext:value-type="float">
            <text:p>9645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11483" calcext:value-type="float">
            <text:p>111483</text:p>
          </table:table-cell>
          <table:table-cell office:value-type="float" office:value="114375" calcext:value-type="float">
            <text:p>114375</text:p>
          </table:table-cell>
          <table:table-cell office:value-type="float" office:value="96587.5" calcext:value-type="float">
            <text:p>96587.5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111770.5" calcext:value-type="float">
            <text:p>111770.5</text:p>
          </table:table-cell>
          <table:table-cell office:value-type="float" office:value="115637.5" calcext:value-type="float">
            <text:p>115637.5</text:p>
          </table:table-cell>
          <table:table-cell office:value-type="float" office:value="96325" calcext:value-type="float">
            <text:p>96325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111604.5" calcext:value-type="float">
            <text:p>111604.5</text:p>
          </table:table-cell>
          <table:table-cell office:value-type="float" office:value="115487.5" calcext:value-type="float">
            <text:p>115487.5</text:p>
          </table:table-cell>
          <table:table-cell office:value-type="float" office:value="96362.5" calcext:value-type="float">
            <text:p>96362.5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111312.5" calcext:value-type="float">
            <text:p>111312.5</text:p>
          </table:table-cell>
          <table:table-cell office:value-type="float" office:value="114412.5" calcext:value-type="float">
            <text:p>114412.5</text:p>
          </table:table-cell>
          <table:table-cell office:value-type="float" office:value="96037.5" calcext:value-type="float">
            <text:p>96037.5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111132" calcext:value-type="float">
            <text:p>111132</text:p>
          </table:table-cell>
          <table:table-cell office:value-type="float" office:value="114487.5" calcext:value-type="float">
            <text:p>114487.5</text:p>
          </table:table-cell>
          <table:table-cell office:value-type="float" office:value="96212.5" calcext:value-type="float">
            <text:p>96212.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111182" calcext:value-type="float">
            <text:p>111182</text:p>
          </table:table-cell>
          <table:table-cell office:value-type="float" office:value="114725" calcext:value-type="float">
            <text:p>114725</text:p>
          </table:table-cell>
          <table:table-cell office:value-type="float" office:value="95912.5" calcext:value-type="float">
            <text:p>95912.5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109604.5" calcext:value-type="float">
            <text:p>109604.5</text:p>
          </table:table-cell>
          <table:table-cell office:value-type="float" office:value="114362.5" calcext:value-type="float">
            <text:p>114362.5</text:p>
          </table:table-cell>
          <table:table-cell office:value-type="float" office:value="95737.5" calcext:value-type="float">
            <text:p>95737.5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108883" calcext:value-type="float">
            <text:p>108883</text:p>
          </table:table-cell>
          <table:table-cell office:value-type="float" office:value="113587.5" calcext:value-type="float">
            <text:p>113587.5</text:p>
          </table:table-cell>
          <table:table-cell office:value-type="float" office:value="95500" calcext:value-type="float">
            <text:p>95500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109045.5" calcext:value-type="float">
            <text:p>109045.5</text:p>
          </table:table-cell>
          <table:table-cell office:value-type="float" office:value="113637.5" calcext:value-type="float">
            <text:p>113637.5</text:p>
          </table:table-cell>
          <table:table-cell office:value-type="float" office:value="95525" calcext:value-type="float">
            <text:p>95525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108954.5" calcext:value-type="float">
            <text:p>108954.5</text:p>
          </table:table-cell>
          <table:table-cell office:value-type="float" office:value="112812.5" calcext:value-type="float">
            <text:p>112812.5</text:p>
          </table:table-cell>
          <table:table-cell office:value-type="float" office:value="95237.5" calcext:value-type="float">
            <text:p>95237.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08800" calcext:value-type="float">
            <text:p>108800</text:p>
          </table:table-cell>
          <table:table-cell office:value-type="float" office:value="112775" calcext:value-type="float">
            <text:p>112775</text:p>
          </table:table-cell>
          <table:table-cell office:value-type="float" office:value="95112.5" calcext:value-type="float">
            <text:p>95112.5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109075" calcext:value-type="float">
            <text:p>109075</text:p>
          </table:table-cell>
          <table:table-cell office:value-type="float" office:value="112475" calcext:value-type="float">
            <text:p>112475</text:p>
          </table:table-cell>
          <table:table-cell office:value-type="float" office:value="95300" calcext:value-type="float">
            <text:p>95300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09678" calcext:value-type="float">
            <text:p>109678</text:p>
          </table:table-cell>
          <table:table-cell office:value-type="float" office:value="112837.5" calcext:value-type="float">
            <text:p>112837.5</text:p>
          </table:table-cell>
          <table:table-cell office:value-type="float" office:value="95087.5" calcext:value-type="float">
            <text:p>95087.5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110316" calcext:value-type="float">
            <text:p>110316</text:p>
          </table:table-cell>
          <table:table-cell office:value-type="float" office:value="113737.5" calcext:value-type="float">
            <text:p>113737.5</text:p>
          </table:table-cell>
          <table:table-cell office:value-type="float" office:value="95237.5" calcext:value-type="float">
            <text:p>95237.5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109992" calcext:value-type="float">
            <text:p>109992</text:p>
          </table:table-cell>
          <table:table-cell office:value-type="float" office:value="113950" calcext:value-type="float">
            <text:p>113950</text:p>
          </table:table-cell>
          <table:table-cell office:value-type="float" office:value="94950" calcext:value-type="float">
            <text:p>94950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110159.5" calcext:value-type="float">
            <text:p>110159.5</text:p>
          </table:table-cell>
          <table:table-cell office:value-type="float" office:value="114250" calcext:value-type="float">
            <text:p>114250</text:p>
          </table:table-cell>
          <table:table-cell office:value-type="float" office:value="95287.5" calcext:value-type="float">
            <text:p>95287.5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109495" calcext:value-type="float">
            <text:p>109495</text:p>
          </table:table-cell>
          <table:table-cell office:value-type="float" office:value="113925" calcext:value-type="float">
            <text:p>113925</text:p>
          </table:table-cell>
          <table:table-cell office:value-type="float" office:value="94712.5" calcext:value-type="float">
            <text:p>94712.5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109913" calcext:value-type="float">
            <text:p>109913</text:p>
          </table:table-cell>
          <table:table-cell office:value-type="float" office:value="113012.5" calcext:value-type="float">
            <text:p>113012.5</text:p>
          </table:table-cell>
          <table:table-cell office:value-type="float" office:value="94687.5" calcext:value-type="float">
            <text:p>94687.5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109850.5" calcext:value-type="float">
            <text:p>109850.5</text:p>
          </table:table-cell>
          <table:table-cell office:value-type="float" office:value="113025" calcext:value-type="float">
            <text:p>113025</text:p>
          </table:table-cell>
          <table:table-cell office:value-type="float" office:value="94587.5" calcext:value-type="float">
            <text:p>94587.5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110123.5" calcext:value-type="float">
            <text:p>110123.5</text:p>
          </table:table-cell>
          <table:table-cell office:value-type="float" office:value="112525" calcext:value-type="float">
            <text:p>112525</text:p>
          </table:table-cell>
          <table:table-cell office:value-type="float" office:value="94800" calcext:value-type="float">
            <text:p>9480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09963" calcext:value-type="float">
            <text:p>109963</text:p>
          </table:table-cell>
          <table:table-cell office:value-type="float" office:value="112412.5" calcext:value-type="float">
            <text:p>112412.5</text:p>
          </table:table-cell>
          <table:table-cell office:value-type="float" office:value="94662.5" calcext:value-type="float">
            <text:p>94662.5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110690" calcext:value-type="float">
            <text:p>110690</text:p>
          </table:table-cell>
          <table:table-cell office:value-type="float" office:value="112712.5" calcext:value-type="float">
            <text:p>112712.5</text:p>
          </table:table-cell>
          <table:table-cell office:value-type="float" office:value="95075" calcext:value-type="float">
            <text:p>95075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110609" calcext:value-type="float">
            <text:p>110609</text:p>
          </table:table-cell>
          <table:table-cell office:value-type="float" office:value="111912.5" calcext:value-type="float">
            <text:p>111912.5</text:p>
          </table:table-cell>
          <table:table-cell office:value-type="float" office:value="94562.5" calcext:value-type="float">
            <text:p>94562.5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111481.5" calcext:value-type="float">
            <text:p>111481.5</text:p>
          </table:table-cell>
          <table:table-cell office:value-type="float" office:value="112675" calcext:value-type="float">
            <text:p>112675</text:p>
          </table:table-cell>
          <table:table-cell office:value-type="float" office:value="94462.5" calcext:value-type="float">
            <text:p>94462.5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111788.5" calcext:value-type="float">
            <text:p>111788.5</text:p>
          </table:table-cell>
          <table:table-cell office:value-type="float" office:value="113125" calcext:value-type="float">
            <text:p>113125</text:p>
          </table:table-cell>
          <table:table-cell office:value-type="float" office:value="94275" calcext:value-type="float">
            <text:p>9427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112307.5" calcext:value-type="float">
            <text:p>112307.5</text:p>
          </table:table-cell>
          <table:table-cell office:value-type="float" office:value="112062.5" calcext:value-type="float">
            <text:p>112062.5</text:p>
          </table:table-cell>
          <table:table-cell office:value-type="float" office:value="94612.5" calcext:value-type="float">
            <text:p>94612.5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111645" calcext:value-type="float">
            <text:p>111645</text:p>
          </table:table-cell>
          <table:table-cell office:value-type="float" office:value="111212.5" calcext:value-type="float">
            <text:p>111212.5</text:p>
          </table:table-cell>
          <table:table-cell office:value-type="float" office:value="94262.5" calcext:value-type="float">
            <text:p>94262.5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111411" calcext:value-type="float">
            <text:p>111411</text:p>
          </table:table-cell>
          <table:table-cell office:value-type="float" office:value="111037.5" calcext:value-type="float">
            <text:p>111037.5</text:p>
          </table:table-cell>
          <table:table-cell office:value-type="float" office:value="94062.5" calcext:value-type="float">
            <text:p>94062.5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111131" calcext:value-type="float">
            <text:p>111131</text:p>
          </table:table-cell>
          <table:table-cell office:value-type="float" office:value="110537.5" calcext:value-type="float">
            <text:p>110537.5</text:p>
          </table:table-cell>
          <table:table-cell office:value-type="float" office:value="93712.5" calcext:value-type="float">
            <text:p>93712.5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110668.5" calcext:value-type="float">
            <text:p>110668.5</text:p>
          </table:table-cell>
          <table:table-cell office:value-type="float" office:value="110087.5" calcext:value-type="float">
            <text:p>110087.5</text:p>
          </table:table-cell>
          <table:table-cell office:value-type="float" office:value="93487.5" calcext:value-type="float">
            <text:p>93487.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11561.5" calcext:value-type="float">
            <text:p>111561.5</text:p>
          </table:table-cell>
          <table:table-cell office:value-type="float" office:value="110875" calcext:value-type="float">
            <text:p>110875</text:p>
          </table:table-cell>
          <table:table-cell office:value-type="float" office:value="93700" calcext:value-type="float">
            <text:p>93700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111321" calcext:value-type="float">
            <text:p>111321</text:p>
          </table:table-cell>
          <table:table-cell office:value-type="float" office:value="111062.5" calcext:value-type="float">
            <text:p>111062.5</text:p>
          </table:table-cell>
          <table:table-cell office:value-type="float" office:value="93537.5" calcext:value-type="float">
            <text:p>93537.5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111328.5" calcext:value-type="float">
            <text:p>111328.5</text:p>
          </table:table-cell>
          <table:table-cell office:value-type="float" office:value="110787.5" calcext:value-type="float">
            <text:p>110787.5</text:p>
          </table:table-cell>
          <table:table-cell office:value-type="float" office:value="93125" calcext:value-type="float">
            <text:p>93125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111310" calcext:value-type="float">
            <text:p>111310</text:p>
          </table:table-cell>
          <table:table-cell office:value-type="float" office:value="110862.5" calcext:value-type="float">
            <text:p>110862.5</text:p>
          </table:table-cell>
          <table:table-cell office:value-type="float" office:value="93425" calcext:value-type="float">
            <text:p>93425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111097.5" calcext:value-type="float">
            <text:p>111097.5</text:p>
          </table:table-cell>
          <table:table-cell office:value-type="float" office:value="110537.5" calcext:value-type="float">
            <text:p>110537.5</text:p>
          </table:table-cell>
          <table:table-cell office:value-type="float" office:value="93162.5" calcext:value-type="float">
            <text:p>93162.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111001" calcext:value-type="float">
            <text:p>111001</text:p>
          </table:table-cell>
          <table:table-cell office:value-type="float" office:value="111350" calcext:value-type="float">
            <text:p>111350</text:p>
          </table:table-cell>
          <table:table-cell office:value-type="float" office:value="93725" calcext:value-type="float">
            <text:p>93725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110381.5" calcext:value-type="float">
            <text:p>110381.5</text:p>
          </table:table-cell>
          <table:table-cell office:value-type="float" office:value="111650" calcext:value-type="float">
            <text:p>111650</text:p>
          </table:table-cell>
          <table:table-cell office:value-type="float" office:value="93800" calcext:value-type="float">
            <text:p>93800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110056" calcext:value-type="float">
            <text:p>110056</text:p>
          </table:table-cell>
          <table:table-cell office:value-type="float" office:value="111700" calcext:value-type="float">
            <text:p>111700</text:p>
          </table:table-cell>
          <table:table-cell office:value-type="float" office:value="93650" calcext:value-type="float">
            <text:p>93650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110006" calcext:value-type="float">
            <text:p>110006</text:p>
          </table:table-cell>
          <table:table-cell office:value-type="float" office:value="111875" calcext:value-type="float">
            <text:p>111875</text:p>
          </table:table-cell>
          <table:table-cell office:value-type="float" office:value="93675" calcext:value-type="float">
            <text:p>93675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109587.5" calcext:value-type="float">
            <text:p>109587.5</text:p>
          </table:table-cell>
          <table:table-cell office:value-type="float" office:value="112875" calcext:value-type="float">
            <text:p>112875</text:p>
          </table:table-cell>
          <table:table-cell office:value-type="float" office:value="93962.5" calcext:value-type="float">
            <text:p>93962.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09786" calcext:value-type="float">
            <text:p>109786</text:p>
          </table:table-cell>
          <table:table-cell office:value-type="float" office:value="113300" calcext:value-type="float">
            <text:p>113300</text:p>
          </table:table-cell>
          <table:table-cell office:value-type="float" office:value="94012.5" calcext:value-type="float">
            <text:p>94012.5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110634" calcext:value-type="float">
            <text:p>110634</text:p>
          </table:table-cell>
          <table:table-cell office:value-type="float" office:value="113262.5" calcext:value-type="float">
            <text:p>113262.5</text:p>
          </table:table-cell>
          <table:table-cell office:value-type="float" office:value="94137.5" calcext:value-type="float">
            <text:p>94137.5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109947" calcext:value-type="float">
            <text:p>109947</text:p>
          </table:table-cell>
          <table:table-cell office:value-type="float" office:value="111812.5" calcext:value-type="float">
            <text:p>111812.5</text:p>
          </table:table-cell>
          <table:table-cell office:value-type="float" office:value="94025" calcext:value-type="float">
            <text:p>94025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109747" calcext:value-type="float">
            <text:p>109747</text:p>
          </table:table-cell>
          <table:table-cell office:value-type="float" office:value="112737.5" calcext:value-type="float">
            <text:p>112737.5</text:p>
          </table:table-cell>
          <table:table-cell office:value-type="float" office:value="93812.5" calcext:value-type="float">
            <text:p>93812.5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109479" calcext:value-type="float">
            <text:p>109479</text:p>
          </table:table-cell>
          <table:table-cell office:value-type="float" office:value="112775" calcext:value-type="float">
            <text:p>112775</text:p>
          </table:table-cell>
          <table:table-cell office:value-type="float" office:value="93537.5" calcext:value-type="float">
            <text:p>93537.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109804" calcext:value-type="float">
            <text:p>109804</text:p>
          </table:table-cell>
          <table:table-cell office:value-type="float" office:value="112975" calcext:value-type="float">
            <text:p>112975</text:p>
          </table:table-cell>
          <table:table-cell office:value-type="float" office:value="94075" calcext:value-type="float">
            <text:p>94075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109512.5" calcext:value-type="float">
            <text:p>109512.5</text:p>
          </table:table-cell>
          <table:table-cell office:value-type="float" office:value="111925" calcext:value-type="float">
            <text:p>111925</text:p>
          </table:table-cell>
          <table:table-cell office:value-type="float" office:value="93812.5" calcext:value-type="float">
            <text:p>93812.5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109051" calcext:value-type="float">
            <text:p>109051</text:p>
          </table:table-cell>
          <table:table-cell office:value-type="float" office:value="111500" calcext:value-type="float">
            <text:p>111500</text:p>
          </table:table-cell>
          <table:table-cell office:value-type="float" office:value="93275" calcext:value-type="float">
            <text:p>93275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08474.5" calcext:value-type="float">
            <text:p>108474.5</text:p>
          </table:table-cell>
          <table:table-cell office:value-type="float" office:value="111487.5" calcext:value-type="float">
            <text:p>111487.5</text:p>
          </table:table-cell>
          <table:table-cell office:value-type="float" office:value="93025" calcext:value-type="float">
            <text:p>93025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110150" calcext:value-type="float">
            <text:p>110150</text:p>
          </table:table-cell>
          <table:table-cell office:value-type="float" office:value="112312.5" calcext:value-type="float">
            <text:p>112312.5</text:p>
          </table:table-cell>
          <table:table-cell office:value-type="float" office:value="92900" calcext:value-type="float">
            <text:p>9290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08556.5" calcext:value-type="float">
            <text:p>108556.5</text:p>
          </table:table-cell>
          <table:table-cell office:value-type="float" office:value="112037.5" calcext:value-type="float">
            <text:p>112037.5</text:p>
          </table:table-cell>
          <table:table-cell office:value-type="float" office:value="92887.5" calcext:value-type="float">
            <text:p>92887.5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108290.5" calcext:value-type="float">
            <text:p>108290.5</text:p>
          </table:table-cell>
          <table:table-cell office:value-type="float" office:value="111475" calcext:value-type="float">
            <text:p>111475</text:p>
          </table:table-cell>
          <table:table-cell office:value-type="float" office:value="92025" calcext:value-type="float">
            <text:p>92025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108229" calcext:value-type="float">
            <text:p>108229</text:p>
          </table:table-cell>
          <table:table-cell office:value-type="float" office:value="110800" calcext:value-type="float">
            <text:p>110800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107924.5" calcext:value-type="float">
            <text:p>107924.5</text:p>
          </table:table-cell>
          <table:table-cell office:value-type="float" office:value="111000" calcext:value-type="float">
            <text:p>111000</text:p>
          </table:table-cell>
          <table:table-cell office:value-type="float" office:value="91762.5" calcext:value-type="float">
            <text:p>91762.5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108885" calcext:value-type="float">
            <text:p>108885</text:p>
          </table:table-cell>
          <table:table-cell office:value-type="float" office:value="110662.5" calcext:value-type="float">
            <text:p>110662.5</text:p>
          </table:table-cell>
          <table:table-cell office:value-type="float" office:value="91575" calcext:value-type="float">
            <text:p>9157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108890" calcext:value-type="float">
            <text:p>108890</text:p>
          </table:table-cell>
          <table:table-cell office:value-type="float" office:value="110637.5" calcext:value-type="float">
            <text:p>110637.5</text:p>
          </table:table-cell>
          <table:table-cell office:value-type="float" office:value="91525" calcext:value-type="float">
            <text:p>91525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110208" calcext:value-type="float">
            <text:p>110208</text:p>
          </table:table-cell>
          <table:table-cell office:value-type="float" office:value="110775" calcext:value-type="float">
            <text:p>110775</text:p>
          </table:table-cell>
          <table:table-cell office:value-type="float" office:value="91900" calcext:value-type="float">
            <text:p>91900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110423" calcext:value-type="float">
            <text:p>110423</text:p>
          </table:table-cell>
          <table:table-cell office:value-type="float" office:value="110150" calcext:value-type="float">
            <text:p>110150</text:p>
          </table:table-cell>
          <table:table-cell office:value-type="float" office:value="92112.5" calcext:value-type="float">
            <text:p>92112.5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109546" calcext:value-type="float">
            <text:p>109546</text:p>
          </table:table-cell>
          <table:table-cell office:value-type="float" office:value="109725" calcext:value-type="float">
            <text:p>109725</text:p>
          </table:table-cell>
          <table:table-cell office:value-type="float" office:value="91800" calcext:value-type="float">
            <text:p>91800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109187.5" calcext:value-type="float">
            <text:p>109187.5</text:p>
          </table:table-cell>
          <table:table-cell office:value-type="float" office:value="109062.5" calcext:value-type="float">
            <text:p>109062.5</text:p>
          </table:table-cell>
          <table:table-cell office:value-type="float" office:value="91637.5" calcext:value-type="float">
            <text:p>91637.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09297.5" calcext:value-type="float">
            <text:p>109297.5</text:p>
          </table:table-cell>
          <table:table-cell office:value-type="float" office:value="108112.5" calcext:value-type="float">
            <text:p>108112.5</text:p>
          </table:table-cell>
          <table:table-cell office:value-type="float" office:value="91162.5" calcext:value-type="float">
            <text:p>91162.5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109352" calcext:value-type="float">
            <text:p>109352</text:p>
          </table:table-cell>
          <table:table-cell office:value-type="float" office:value="108850" calcext:value-type="float">
            <text:p>108850</text:p>
          </table:table-cell>
          <table:table-cell office:value-type="float" office:value="91512.5" calcext:value-type="float">
            <text:p>91512.5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110176" calcext:value-type="float">
            <text:p>110176</text:p>
          </table:table-cell>
          <table:table-cell office:value-type="float" office:value="109887.5" calcext:value-type="float">
            <text:p>109887.5</text:p>
          </table:table-cell>
          <table:table-cell office:value-type="float" office:value="91300" calcext:value-type="float">
            <text:p>91300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110176" calcext:value-type="float">
            <text:p>110176</text:p>
          </table:table-cell>
          <table:table-cell office:value-type="float" office:value="109425" calcext:value-type="float">
            <text:p>109425</text:p>
          </table:table-cell>
          <table:table-cell office:value-type="float" office:value="91387.5" calcext:value-type="float">
            <text:p>91387.5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113034.5" calcext:value-type="float">
            <text:p>113034.5</text:p>
          </table:table-cell>
          <table:table-cell office:value-type="float" office:value="110875" calcext:value-type="float">
            <text:p>110875</text:p>
          </table:table-cell>
          <table:table-cell office:value-type="float" office:value="91525" calcext:value-type="float">
            <text:p>9152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112508" calcext:value-type="float">
            <text:p>112508</text:p>
          </table:table-cell>
          <table:table-cell office:value-type="float" office:value="110425" calcext:value-type="float">
            <text:p>110425</text:p>
          </table:table-cell>
          <table:table-cell office:value-type="float" office:value="91475" calcext:value-type="float">
            <text:p>91475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112270.5" calcext:value-type="float">
            <text:p>112270.5</text:p>
          </table:table-cell>
          <table:table-cell office:value-type="float" office:value="110462.5" calcext:value-type="float">
            <text:p>110462.5</text:p>
          </table:table-cell>
          <table:table-cell office:value-type="float" office:value="91337.5" calcext:value-type="float">
            <text:p>91337.5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112333" calcext:value-type="float">
            <text:p>112333</text:p>
          </table:table-cell>
          <table:table-cell office:value-type="float" office:value="110900" calcext:value-type="float">
            <text:p>110900</text:p>
          </table:table-cell>
          <table:table-cell office:value-type="float" office:value="91900" calcext:value-type="float">
            <text:p>91900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113544.5" calcext:value-type="float">
            <text:p>113544.5</text:p>
          </table:table-cell>
          <table:table-cell office:value-type="float" office:value="110800" calcext:value-type="float">
            <text:p>110800</text:p>
          </table:table-cell>
          <table:table-cell office:value-type="float" office:value="92275" calcext:value-type="float">
            <text:p>92275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113633.5" calcext:value-type="float">
            <text:p>113633.5</text:p>
          </table:table-cell>
          <table:table-cell office:value-type="float" office:value="110775" calcext:value-type="float">
            <text:p>110775</text:p>
          </table:table-cell>
          <table:table-cell office:value-type="float" office:value="92337.5" calcext:value-type="float">
            <text:p>92337.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13796" calcext:value-type="float">
            <text:p>113796</text:p>
          </table:table-cell>
          <table:table-cell office:value-type="float" office:value="111100" calcext:value-type="float">
            <text:p>111100</text:p>
          </table:table-cell>
          <table:table-cell office:value-type="float" office:value="92462.5" calcext:value-type="float">
            <text:p>92462.5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113052" calcext:value-type="float">
            <text:p>113052</text:p>
          </table:table-cell>
          <table:table-cell office:value-type="float" office:value="112400" calcext:value-type="float">
            <text:p>112400</text:p>
          </table:table-cell>
          <table:table-cell office:value-type="float" office:value="92237.5" calcext:value-type="float">
            <text:p>92237.5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114429.5" calcext:value-type="float">
            <text:p>114429.5</text:p>
          </table:table-cell>
          <table:table-cell office:value-type="float" office:value="113987.5" calcext:value-type="float">
            <text:p>113987.5</text:p>
          </table:table-cell>
          <table:table-cell office:value-type="float" office:value="92350" calcext:value-type="float">
            <text:p>92350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114160" calcext:value-type="float">
            <text:p>114160</text:p>
          </table:table-cell>
          <table:table-cell office:value-type="float" office:value="114637.5" calcext:value-type="float">
            <text:p>114637.5</text:p>
          </table:table-cell>
          <table:table-cell office:value-type="float" office:value="92387.5" calcext:value-type="float">
            <text:p>92387.5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114296" calcext:value-type="float">
            <text:p>114296</text:p>
          </table:table-cell>
          <table:table-cell office:value-type="float" office:value="114725" calcext:value-type="float">
            <text:p>114725</text:p>
          </table:table-cell>
          <table:table-cell office:value-type="float" office:value="92475" calcext:value-type="float">
            <text:p>9247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114313.5" calcext:value-type="float">
            <text:p>114313.5</text:p>
          </table:table-cell>
          <table:table-cell office:value-type="float" office:value="115100" calcext:value-type="float">
            <text:p>115100</text:p>
          </table:table-cell>
          <table:table-cell office:value-type="float" office:value="92400" calcext:value-type="float">
            <text:p>92400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114887" calcext:value-type="float">
            <text:p>114887</text:p>
          </table:table-cell>
          <table:table-cell office:value-type="float" office:value="113862.5" calcext:value-type="float">
            <text:p>113862.5</text:p>
          </table:table-cell>
          <table:table-cell office:value-type="float" office:value="92050" calcext:value-type="float">
            <text:p>92050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115579" calcext:value-type="float">
            <text:p>115579</text:p>
          </table:table-cell>
          <table:table-cell office:value-type="float" office:value="115700" calcext:value-type="float">
            <text:p>115700</text:p>
          </table:table-cell>
          <table:table-cell office:value-type="float" office:value="92025" calcext:value-type="float">
            <text:p>92025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116291" calcext:value-type="float">
            <text:p>116291</text:p>
          </table:table-cell>
          <table:table-cell office:value-type="float" office:value="114725" calcext:value-type="float">
            <text:p>114725</text:p>
          </table:table-cell>
          <table:table-cell office:value-type="float" office:value="91925" calcext:value-type="float">
            <text:p>91925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116040" calcext:value-type="float">
            <text:p>116040</text:p>
          </table:table-cell>
          <table:table-cell office:value-type="float" office:value="114562.5" calcext:value-type="float">
            <text:p>114562.5</text:p>
          </table:table-cell>
          <table:table-cell office:value-type="float" office:value="91687.5" calcext:value-type="float">
            <text:p>91687.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5952.5" calcext:value-type="float">
            <text:p>115952.5</text:p>
          </table:table-cell>
          <table:table-cell office:value-type="float" office:value="114450" calcext:value-type="float">
            <text:p>114450</text:p>
          </table:table-cell>
          <table:table-cell office:value-type="float" office:value="91587.5" calcext:value-type="float">
            <text:p>91587.5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115758" calcext:value-type="float">
            <text:p>115758</text:p>
          </table:table-cell>
          <table:table-cell office:value-type="float" office:value="113750" calcext:value-type="float">
            <text:p>113750</text:p>
          </table:table-cell>
          <table:table-cell office:value-type="float" office:value="91387.5" calcext:value-type="float">
            <text:p>91387.5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115753.5" calcext:value-type="float">
            <text:p>115753.5</text:p>
          </table:table-cell>
          <table:table-cell office:value-type="float" office:value="113912.5" calcext:value-type="float">
            <text:p>113912.5</text:p>
          </table:table-cell>
          <table:table-cell office:value-type="float" office:value="91475" calcext:value-type="float">
            <text:p>91475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116254.5" calcext:value-type="float">
            <text:p>116254.5</text:p>
          </table:table-cell>
          <table:table-cell office:value-type="float" office:value="114587.5" calcext:value-type="float">
            <text:p>114587.5</text:p>
          </table:table-cell>
          <table:table-cell office:value-type="float" office:value="91575" calcext:value-type="float">
            <text:p>91575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14203" calcext:value-type="float">
            <text:p>114203</text:p>
          </table:table-cell>
          <table:table-cell office:value-type="float" office:value="113937.5" calcext:value-type="float">
            <text:p>113937.5</text:p>
          </table:table-cell>
          <table:table-cell office:value-type="float" office:value="91525" calcext:value-type="float">
            <text:p>915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114270" calcext:value-type="float">
            <text:p>114270</text:p>
          </table:table-cell>
          <table:table-cell office:value-type="float" office:value="113187.5" calcext:value-type="float">
            <text:p>113187.5</text:p>
          </table:table-cell>
          <table:table-cell office:value-type="float" office:value="91150" calcext:value-type="float">
            <text:p>91150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114544.5" calcext:value-type="float">
            <text:p>114544.5</text:p>
          </table:table-cell>
          <table:table-cell office:value-type="float" office:value="113762.5" calcext:value-type="float">
            <text:p>113762.5</text:p>
          </table:table-cell>
          <table:table-cell office:value-type="float" office:value="91237.5" calcext:value-type="float">
            <text:p>91237.5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114294.5" calcext:value-type="float">
            <text:p>114294.5</text:p>
          </table:table-cell>
          <table:table-cell office:value-type="float" office:value="113662.5" calcext:value-type="float">
            <text:p>113662.5</text:p>
          </table:table-cell>
          <table:table-cell office:value-type="float" office:value="91012.5" calcext:value-type="float">
            <text:p>91012.5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114082" calcext:value-type="float">
            <text:p>114082</text:p>
          </table:table-cell>
          <table:table-cell office:value-type="float" office:value="113425" calcext:value-type="float">
            <text:p>113425</text:p>
          </table:table-cell>
          <table:table-cell office:value-type="float" office:value="91300" calcext:value-type="float">
            <text:p>91300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113907" calcext:value-type="float">
            <text:p>113907</text:p>
          </table:table-cell>
          <table:table-cell office:value-type="float" office:value="113000" calcext:value-type="float">
            <text:p>113000</text:p>
          </table:table-cell>
          <table:table-cell office:value-type="float" office:value="91500" calcext:value-type="float">
            <text:p>91500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13707" calcext:value-type="float">
            <text:p>113707</text:p>
          </table:table-cell>
          <table:table-cell office:value-type="float" office:value="112150" calcext:value-type="float">
            <text:p>112150</text:p>
          </table:table-cell>
          <table:table-cell office:value-type="float" office:value="91725" calcext:value-type="float">
            <text:p>91725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112140.5" calcext:value-type="float">
            <text:p>112140.5</text:p>
          </table:table-cell>
          <table:table-cell office:value-type="float" office:value="111212.5" calcext:value-type="float">
            <text:p>111212.5</text:p>
          </table:table-cell>
          <table:table-cell office:value-type="float" office:value="90962.5" calcext:value-type="float">
            <text:p>90962.5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12633.5" calcext:value-type="float">
            <text:p>112633.5</text:p>
          </table:table-cell>
          <table:table-cell office:value-type="float" office:value="109075" calcext:value-type="float">
            <text:p>109075</text:p>
          </table:table-cell>
          <table:table-cell office:value-type="float" office:value="90987.5" calcext:value-type="float">
            <text:p>90987.5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112385.5" calcext:value-type="float">
            <text:p>112385.5</text:p>
          </table:table-cell>
          <table:table-cell office:value-type="float" office:value="109800" calcext:value-type="float">
            <text:p>109800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111592.5" calcext:value-type="float">
            <text:p>111592.5</text:p>
          </table:table-cell>
          <table:table-cell office:value-type="float" office:value="108600" calcext:value-type="float">
            <text:p>108600</text:p>
          </table:table-cell>
          <table:table-cell office:value-type="float" office:value="90900" calcext:value-type="float">
            <text:p>90900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112533.5" calcext:value-type="float">
            <text:p>112533.5</text:p>
          </table:table-cell>
          <table:table-cell office:value-type="float" office:value="108100" calcext:value-type="float">
            <text:p>108100</text:p>
          </table:table-cell>
          <table:table-cell office:value-type="float" office:value="90712.5" calcext:value-type="float">
            <text:p>90712.5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112571" calcext:value-type="float">
            <text:p>112571</text:p>
          </table:table-cell>
          <table:table-cell office:value-type="float" office:value="107712.5" calcext:value-type="float">
            <text:p>107712.5</text:p>
          </table:table-cell>
          <table:table-cell office:value-type="float" office:value="91025" calcext:value-type="float">
            <text:p>91025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112170" calcext:value-type="float">
            <text:p>112170</text:p>
          </table:table-cell>
          <table:table-cell office:value-type="float" office:value="107062.5" calcext:value-type="float">
            <text:p>107062.5</text:p>
          </table:table-cell>
          <table:table-cell office:value-type="float" office:value="90925" calcext:value-type="float">
            <text:p>90925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112257.5" calcext:value-type="float">
            <text:p>112257.5</text:p>
          </table:table-cell>
          <table:table-cell office:value-type="float" office:value="106975" calcext:value-type="float">
            <text:p>106975</text:p>
          </table:table-cell>
          <table:table-cell office:value-type="float" office:value="90525" calcext:value-type="float">
            <text:p>90525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112295" calcext:value-type="float">
            <text:p>112295</text:p>
          </table:table-cell>
          <table:table-cell office:value-type="float" office:value="105562.5" calcext:value-type="float">
            <text:p>105562.5</text:p>
          </table:table-cell>
          <table:table-cell office:value-type="float" office:value="90162.5" calcext:value-type="float">
            <text:p>90162.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12098" calcext:value-type="float">
            <text:p>112098</text:p>
          </table:table-cell>
          <table:table-cell office:value-type="float" office:value="105912.5" calcext:value-type="float">
            <text:p>105912.5</text:p>
          </table:table-cell>
          <table:table-cell office:value-type="float" office:value="90087.5" calcext:value-type="float">
            <text:p>90087.5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111835.5" calcext:value-type="float">
            <text:p>111835.5</text:p>
          </table:table-cell>
          <table:table-cell office:value-type="float" office:value="105637.5" calcext:value-type="float">
            <text:p>105637.5</text:p>
          </table:table-cell>
          <table:table-cell office:value-type="float" office:value="89887.5" calcext:value-type="float">
            <text:p>89887.5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111977" calcext:value-type="float">
            <text:p>111977</text:p>
          </table:table-cell>
          <table:table-cell office:value-type="float" office:value="105250" calcext:value-type="float">
            <text:p>105250</text:p>
          </table:table-cell>
          <table:table-cell office:value-type="float" office:value="89887.5" calcext:value-type="float">
            <text:p>89887.5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110690.5" calcext:value-type="float">
            <text:p>110690.5</text:p>
          </table:table-cell>
          <table:table-cell office:value-type="float" office:value="105300" calcext:value-type="float">
            <text:p>105300</text:p>
          </table:table-cell>
          <table:table-cell office:value-type="float" office:value="90187.5" calcext:value-type="float">
            <text:p>90187.5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110244.5" calcext:value-type="float">
            <text:p>110244.5</text:p>
          </table:table-cell>
          <table:table-cell office:value-type="float" office:value="103737.5" calcext:value-type="float">
            <text:p>103737.5</text:p>
          </table:table-cell>
          <table:table-cell office:value-type="float" office:value="89962.5" calcext:value-type="float">
            <text:p>89962.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10274" calcext:value-type="float">
            <text:p>110274</text:p>
          </table:table-cell>
          <table:table-cell office:value-type="float" office:value="104237.5" calcext:value-type="float">
            <text:p>104237.5</text:p>
          </table:table-cell>
          <table:table-cell office:value-type="float" office:value="89912.5" calcext:value-type="float">
            <text:p>89912.5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109774" calcext:value-type="float">
            <text:p>109774</text:p>
          </table:table-cell>
          <table:table-cell office:value-type="float" office:value="104262.5" calcext:value-type="float">
            <text:p>104262.5</text:p>
          </table:table-cell>
          <table:table-cell office:value-type="float" office:value="89587.5" calcext:value-type="float">
            <text:p>89587.5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109503.5" calcext:value-type="float">
            <text:p>109503.5</text:p>
          </table:table-cell>
          <table:table-cell office:value-type="float" office:value="103825" calcext:value-type="float">
            <text:p>103825</text:p>
          </table:table-cell>
          <table:table-cell office:value-type="float" office:value="89362.5" calcext:value-type="float">
            <text:p>89362.5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110547" calcext:value-type="float">
            <text:p>110547</text:p>
          </table:table-cell>
          <table:table-cell office:value-type="float" office:value="104250" calcext:value-type="float">
            <text:p>104250</text:p>
          </table:table-cell>
          <table:table-cell office:value-type="float" office:value="89362.5" calcext:value-type="float">
            <text:p>89362.5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110513" calcext:value-type="float">
            <text:p>110513</text:p>
          </table:table-cell>
          <table:table-cell office:value-type="float" office:value="104400" calcext:value-type="float">
            <text:p>104400</text:p>
          </table:table-cell>
          <table:table-cell office:value-type="float" office:value="89575" calcext:value-type="float">
            <text:p>8957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110247" calcext:value-type="float">
            <text:p>110247</text:p>
          </table:table-cell>
          <table:table-cell office:value-type="float" office:value="104125" calcext:value-type="float">
            <text:p>104125</text:p>
          </table:table-cell>
          <table:table-cell office:value-type="float" office:value="89837.5" calcext:value-type="float">
            <text:p>89837.5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110742" calcext:value-type="float">
            <text:p>110742</text:p>
          </table:table-cell>
          <table:table-cell office:value-type="float" office:value="103812.5" calcext:value-type="float">
            <text:p>103812.5</text:p>
          </table:table-cell>
          <table:table-cell office:value-type="float" office:value="89475" calcext:value-type="float">
            <text:p>89475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110300" calcext:value-type="float">
            <text:p>110300</text:p>
          </table:table-cell>
          <table:table-cell office:value-type="float" office:value="103775" calcext:value-type="float">
            <text:p>103775</text:p>
          </table:table-cell>
          <table:table-cell office:value-type="float" office:value="89412.5" calcext:value-type="float">
            <text:p>89412.5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110125" calcext:value-type="float">
            <text:p>110125</text:p>
          </table:table-cell>
          <table:table-cell office:value-type="float" office:value="103737.5" calcext:value-type="float">
            <text:p>103737.5</text:p>
          </table:table-cell>
          <table:table-cell office:value-type="float" office:value="88825" calcext:value-type="float">
            <text:p>88825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110104.5" calcext:value-type="float">
            <text:p>110104.5</text:p>
          </table:table-cell>
          <table:table-cell office:value-type="float" office:value="103100" calcext:value-type="float">
            <text:p>103100</text:p>
          </table:table-cell>
          <table:table-cell office:value-type="float" office:value="88512.5" calcext:value-type="float">
            <text:p>88512.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110224.5" calcext:value-type="float">
            <text:p>110224.5</text:p>
          </table:table-cell>
          <table:table-cell office:value-type="float" office:value="104250" calcext:value-type="float">
            <text:p>104250</text:p>
          </table:table-cell>
          <table:table-cell office:value-type="float" office:value="89037.5" calcext:value-type="float">
            <text:p>89037.5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109857.5" calcext:value-type="float">
            <text:p>109857.5</text:p>
          </table:table-cell>
          <table:table-cell office:value-type="float" office:value="103512.5" calcext:value-type="float">
            <text:p>103512.5</text:p>
          </table:table-cell>
          <table:table-cell office:value-type="float" office:value="89437.5" calcext:value-type="float">
            <text:p>89437.5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110816" calcext:value-type="float">
            <text:p>110816</text:p>
          </table:table-cell>
          <table:table-cell office:value-type="float" office:value="103225" calcext:value-type="float">
            <text:p>103225</text:p>
          </table:table-cell>
          <table:table-cell office:value-type="float" office:value="89737.5" calcext:value-type="float">
            <text:p>89737.5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110570" calcext:value-type="float">
            <text:p>110570</text:p>
          </table:table-cell>
          <table:table-cell office:value-type="float" office:value="103675" calcext:value-type="float">
            <text:p>103675</text:p>
          </table:table-cell>
          <table:table-cell office:value-type="float" office:value="89762.5" calcext:value-type="float">
            <text:p>89762.5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110807.5" calcext:value-type="float">
            <text:p>110807.5</text:p>
          </table:table-cell>
          <table:table-cell office:value-type="float" office:value="103837.5" calcext:value-type="float">
            <text:p>103837.5</text:p>
          </table:table-cell>
          <table:table-cell office:value-type="float" office:value="89925" calcext:value-type="float">
            <text:p>8992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09298.5" calcext:value-type="float">
            <text:p>109298.5</text:p>
          </table:table-cell>
          <table:table-cell office:value-type="float" office:value="102912.5" calcext:value-type="float">
            <text:p>102912.5</text:p>
          </table:table-cell>
          <table:table-cell office:value-type="float" office:value="89512.5" calcext:value-type="float">
            <text:p>89512.5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109403" calcext:value-type="float">
            <text:p>109403</text:p>
          </table:table-cell>
          <table:table-cell office:value-type="float" office:value="102775" calcext:value-type="float">
            <text:p>102775</text:p>
          </table:table-cell>
          <table:table-cell office:value-type="float" office:value="89587.5" calcext:value-type="float">
            <text:p>89587.5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110583.5" calcext:value-type="float">
            <text:p>110583.5</text:p>
          </table:table-cell>
          <table:table-cell office:value-type="float" office:value="103187.5" calcext:value-type="float">
            <text:p>103187.5</text:p>
          </table:table-cell>
          <table:table-cell office:value-type="float" office:value="89662.5" calcext:value-type="float">
            <text:p>89662.5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110521" calcext:value-type="float">
            <text:p>110521</text:p>
          </table:table-cell>
          <table:table-cell office:value-type="float" office:value="102675" calcext:value-type="float">
            <text:p>102675</text:p>
          </table:table-cell>
          <table:table-cell office:value-type="float" office:value="89650" calcext:value-type="float">
            <text:p>89650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110375.5" calcext:value-type="float">
            <text:p>110375.5</text:p>
          </table:table-cell>
          <table:table-cell office:value-type="float" office:value="102637.5" calcext:value-type="float">
            <text:p>102637.5</text:p>
          </table:table-cell>
          <table:table-cell office:value-type="float" office:value="89462.5" calcext:value-type="float">
            <text:p>89462.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110195.5" calcext:value-type="float">
            <text:p>110195.5</text:p>
          </table:table-cell>
          <table:table-cell office:value-type="float" office:value="102962.5" calcext:value-type="float">
            <text:p>102962.5</text:p>
          </table:table-cell>
          <table:table-cell office:value-type="float" office:value="89600" calcext:value-type="float">
            <text:p>89600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110370.5" calcext:value-type="float">
            <text:p>110370.5</text:p>
          </table:table-cell>
          <table:table-cell office:value-type="float" office:value="102737.5" calcext:value-type="float">
            <text:p>102737.5</text:p>
          </table:table-cell>
          <table:table-cell office:value-type="float" office:value="89187.5" calcext:value-type="float">
            <text:p>89187.5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109896.5" calcext:value-type="float">
            <text:p>109896.5</text:p>
          </table:table-cell>
          <table:table-cell office:value-type="float" office:value="104137.5" calcext:value-type="float">
            <text:p>104137.5</text:p>
          </table:table-cell>
          <table:table-cell office:value-type="float" office:value="89275" calcext:value-type="float">
            <text:p>89275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108976" calcext:value-type="float">
            <text:p>108976</text:p>
          </table:table-cell>
          <table:table-cell office:value-type="float" office:value="103037.5" calcext:value-type="float">
            <text:p>103037.5</text:p>
          </table:table-cell>
          <table:table-cell office:value-type="float" office:value="89037.5" calcext:value-type="float">
            <text:p>89037.5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109507" calcext:value-type="float">
            <text:p>109507</text:p>
          </table:table-cell>
          <table:table-cell office:value-type="float" office:value="104000" calcext:value-type="float">
            <text:p>104000</text:p>
          </table:table-cell>
          <table:table-cell office:value-type="float" office:value="89225" calcext:value-type="float">
            <text:p>8922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09057.5" calcext:value-type="float">
            <text:p>109057.5</text:p>
          </table:table-cell>
          <table:table-cell office:value-type="float" office:value="103637.5" calcext:value-type="float">
            <text:p>103637.5</text:p>
          </table:table-cell>
          <table:table-cell office:value-type="float" office:value="89112.5" calcext:value-type="float">
            <text:p>89112.5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108884" calcext:value-type="float">
            <text:p>108884</text:p>
          </table:table-cell>
          <table:table-cell office:value-type="float" office:value="103362.5" calcext:value-type="float">
            <text:p>103362.5</text:p>
          </table:table-cell>
          <table:table-cell office:value-type="float" office:value="88762.5" calcext:value-type="float">
            <text:p>88762.5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108603.5" calcext:value-type="float">
            <text:p>108603.5</text:p>
          </table:table-cell>
          <table:table-cell office:value-type="float" office:value="102562.5" calcext:value-type="float">
            <text:p>102562.5</text:p>
          </table:table-cell>
          <table:table-cell office:value-type="float" office:value="88850" calcext:value-type="float">
            <text:p>88850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109639.5" calcext:value-type="float">
            <text:p>109639.5</text:p>
          </table:table-cell>
          <table:table-cell office:value-type="float" office:value="104162.5" calcext:value-type="float">
            <text:p>104162.5</text:p>
          </table:table-cell>
          <table:table-cell office:value-type="float" office:value="89450" calcext:value-type="float">
            <text:p>89450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109564.5" calcext:value-type="float">
            <text:p>109564.5</text:p>
          </table:table-cell>
          <table:table-cell office:value-type="float" office:value="103987.5" calcext:value-type="float">
            <text:p>103987.5</text:p>
          </table:table-cell>
          <table:table-cell office:value-type="float" office:value="89475" calcext:value-type="float">
            <text:p>8947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109544" calcext:value-type="float">
            <text:p>109544</text:p>
          </table:table-cell>
          <table:table-cell office:value-type="float" office:value="104137.5" calcext:value-type="float">
            <text:p>104137.5</text:p>
          </table:table-cell>
          <table:table-cell office:value-type="float" office:value="88912.5" calcext:value-type="float">
            <text:p>88912.5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109456.5" calcext:value-type="float">
            <text:p>109456.5</text:p>
          </table:table-cell>
          <table:table-cell office:value-type="float" office:value="103687.5" calcext:value-type="float">
            <text:p>103687.5</text:p>
          </table:table-cell>
          <table:table-cell office:value-type="float" office:value="88812.5" calcext:value-type="float">
            <text:p>88812.5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109210" calcext:value-type="float">
            <text:p>109210</text:p>
          </table:table-cell>
          <table:table-cell office:value-type="float" office:value="104437.5" calcext:value-type="float">
            <text:p>104437.5</text:p>
          </table:table-cell>
          <table:table-cell office:value-type="float" office:value="89175" calcext:value-type="float">
            <text:p>89175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109097.5" calcext:value-type="float">
            <text:p>109097.5</text:p>
          </table:table-cell>
          <table:table-cell office:value-type="float" office:value="105700" calcext:value-type="float">
            <text:p>105700</text:p>
          </table:table-cell>
          <table:table-cell office:value-type="float" office:value="89025" calcext:value-type="float">
            <text:p>89025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109751" calcext:value-type="float">
            <text:p>109751</text:p>
          </table:table-cell>
          <table:table-cell office:value-type="float" office:value="106075" calcext:value-type="float">
            <text:p>106075</text:p>
          </table:table-cell>
          <table:table-cell office:value-type="float" office:value="88950" calcext:value-type="float">
            <text:p>8895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08882" calcext:value-type="float">
            <text:p>108882</text:p>
          </table:table-cell>
          <table:table-cell office:value-type="float" office:value="108000" calcext:value-type="float">
            <text:p>108000</text:p>
          </table:table-cell>
          <table:table-cell office:value-type="float" office:value="88875" calcext:value-type="float">
            <text:p>88875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108774" calcext:value-type="float">
            <text:p>108774</text:p>
          </table:table-cell>
          <table:table-cell office:value-type="float" office:value="108550" calcext:value-type="float">
            <text:p>108550</text:p>
          </table:table-cell>
          <table:table-cell office:value-type="float" office:value="88800" calcext:value-type="float">
            <text:p>88800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110349" calcext:value-type="float">
            <text:p>110349</text:p>
          </table:table-cell>
          <table:table-cell office:value-type="float" office:value="108725" calcext:value-type="float">
            <text:p>108725</text:p>
          </table:table-cell>
          <table:table-cell office:value-type="float" office:value="88400" calcext:value-type="float">
            <text:p>88400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109908.5" calcext:value-type="float">
            <text:p>109908.5</text:p>
          </table:table-cell>
          <table:table-cell office:value-type="float" office:value="108700" calcext:value-type="float">
            <text:p>108700</text:p>
          </table:table-cell>
          <table:table-cell office:value-type="float" office:value="88162.5" calcext:value-type="float">
            <text:p>88162.5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110240" calcext:value-type="float">
            <text:p>110240</text:p>
          </table:table-cell>
          <table:table-cell office:value-type="float" office:value="107300" calcext:value-type="float">
            <text:p>107300</text:p>
          </table:table-cell>
          <table:table-cell office:value-type="float" office:value="88062.5" calcext:value-type="float">
            <text:p>88062.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110283" calcext:value-type="float">
            <text:p>110283</text:p>
          </table:table-cell>
          <table:table-cell office:value-type="float" office:value="106987.5" calcext:value-type="float">
            <text:p>106987.5</text:p>
          </table:table-cell>
          <table:table-cell office:value-type="float" office:value="87537.5" calcext:value-type="float">
            <text:p>87537.5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109886" calcext:value-type="float">
            <text:p>109886</text:p>
          </table:table-cell>
          <table:table-cell office:value-type="float" office:value="106812.5" calcext:value-type="float">
            <text:p>106812.5</text:p>
          </table:table-cell>
          <table:table-cell office:value-type="float" office:value="87725" calcext:value-type="float">
            <text:p>87725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109714.5" calcext:value-type="float">
            <text:p>109714.5</text:p>
          </table:table-cell>
          <table:table-cell office:value-type="float" office:value="106337.5" calcext:value-type="float">
            <text:p>106337.5</text:p>
          </table:table-cell>
          <table:table-cell office:value-type="float" office:value="87850" calcext:value-type="float">
            <text:p>87850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110160" calcext:value-type="float">
            <text:p>110160</text:p>
          </table:table-cell>
          <table:table-cell office:value-type="float" office:value="106637.5" calcext:value-type="float">
            <text:p>106637.5</text:p>
          </table:table-cell>
          <table:table-cell office:value-type="float" office:value="87662.5" calcext:value-type="float">
            <text:p>87662.5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110902.5" calcext:value-type="float">
            <text:p>110902.5</text:p>
          </table:table-cell>
          <table:table-cell office:value-type="float" office:value="107087.5" calcext:value-type="float">
            <text:p>107087.5</text:p>
          </table:table-cell>
          <table:table-cell office:value-type="float" office:value="87575" calcext:value-type="float">
            <text:p>8757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10971.5" calcext:value-type="float">
            <text:p>110971.5</text:p>
          </table:table-cell>
          <table:table-cell office:value-type="float" office:value="105562.5" calcext:value-type="float">
            <text:p>105562.5</text:p>
          </table:table-cell>
          <table:table-cell office:value-type="float" office:value="87687.5" calcext:value-type="float">
            <text:p>87687.5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111271.5" calcext:value-type="float">
            <text:p>111271.5</text:p>
          </table:table-cell>
          <table:table-cell office:value-type="float" office:value="107025" calcext:value-type="float">
            <text:p>107025</text:p>
          </table:table-cell>
          <table:table-cell office:value-type="float" office:value="88075" calcext:value-type="float">
            <text:p>88075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110417" calcext:value-type="float">
            <text:p>110417</text:p>
          </table:table-cell>
          <table:table-cell office:value-type="float" office:value="107412.5" calcext:value-type="float">
            <text:p>107412.5</text:p>
          </table:table-cell>
          <table:table-cell office:value-type="float" office:value="87862.5" calcext:value-type="float">
            <text:p>87862.5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111944.5" calcext:value-type="float">
            <text:p>111944.5</text:p>
          </table:table-cell>
          <table:table-cell office:value-type="float" office:value="110000" calcext:value-type="float">
            <text:p>110000</text:p>
          </table:table-cell>
          <table:table-cell office:value-type="float" office:value="87887.5" calcext:value-type="float">
            <text:p>87887.5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112174.5" calcext:value-type="float">
            <text:p>112174.5</text:p>
          </table:table-cell>
          <table:table-cell office:value-type="float" office:value="110437.5" calcext:value-type="float">
            <text:p>110437.5</text:p>
          </table:table-cell>
          <table:table-cell office:value-type="float" office:value="87812.5" calcext:value-type="float">
            <text:p>87812.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12624.5" calcext:value-type="float">
            <text:p>112624.5</text:p>
          </table:table-cell>
          <table:table-cell office:value-type="float" office:value="110675" calcext:value-type="float">
            <text:p>110675</text:p>
          </table:table-cell>
          <table:table-cell office:value-type="float" office:value="88312.5" calcext:value-type="float">
            <text:p>88312.5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11877.5" calcext:value-type="float">
            <text:p>111877.5</text:p>
          </table:table-cell>
          <table:table-cell office:value-type="float" office:value="110375" calcext:value-type="float">
            <text:p>110375</text:p>
          </table:table-cell>
          <table:table-cell office:value-type="float" office:value="88087.5" calcext:value-type="float">
            <text:p>88087.5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112244.5" calcext:value-type="float">
            <text:p>112244.5</text:p>
          </table:table-cell>
          <table:table-cell office:value-type="float" office:value="110087.5" calcext:value-type="float">
            <text:p>110087.5</text:p>
          </table:table-cell>
          <table:table-cell office:value-type="float" office:value="88150" calcext:value-type="float">
            <text:p>88150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112774" calcext:value-type="float">
            <text:p>112774</text:p>
          </table:table-cell>
          <table:table-cell office:value-type="float" office:value="109662.5" calcext:value-type="float">
            <text:p>109662.5</text:p>
          </table:table-cell>
          <table:table-cell office:value-type="float" office:value="88075" calcext:value-type="float">
            <text:p>88075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112219.5" calcext:value-type="float">
            <text:p>112219.5</text:p>
          </table:table-cell>
          <table:table-cell office:value-type="float" office:value="109412.5" calcext:value-type="float">
            <text:p>109412.5</text:p>
          </table:table-cell>
          <table:table-cell office:value-type="float" office:value="88150" calcext:value-type="float">
            <text:p>88150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14530" calcext:value-type="float">
            <text:p>114530</text:p>
          </table:table-cell>
          <table:table-cell office:value-type="float" office:value="111475" calcext:value-type="float">
            <text:p>111475</text:p>
          </table:table-cell>
          <table:table-cell office:value-type="float" office:value="87950" calcext:value-type="float">
            <text:p>87950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115058.5" calcext:value-type="float">
            <text:p>115058.5</text:p>
          </table:table-cell>
          <table:table-cell office:value-type="float" office:value="110900" calcext:value-type="float">
            <text:p>110900</text:p>
          </table:table-cell>
          <table:table-cell office:value-type="float" office:value="87675" calcext:value-type="float">
            <text:p>87675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115743" calcext:value-type="float">
            <text:p>115743</text:p>
          </table:table-cell>
          <table:table-cell office:value-type="float" office:value="110375" calcext:value-type="float">
            <text:p>110375</text:p>
          </table:table-cell>
          <table:table-cell office:value-type="float" office:value="87600" calcext:value-type="float">
            <text:p>87600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116087.5" calcext:value-type="float">
            <text:p>116087.5</text:p>
          </table:table-cell>
          <table:table-cell office:value-type="float" office:value="111500" calcext:value-type="float">
            <text:p>111500</text:p>
          </table:table-cell>
          <table:table-cell office:value-type="float" office:value="87725" calcext:value-type="float">
            <text:p>87725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115617.5" calcext:value-type="float">
            <text:p>115617.5</text:p>
          </table:table-cell>
          <table:table-cell office:value-type="float" office:value="111375" calcext:value-type="float">
            <text:p>111375</text:p>
          </table:table-cell>
          <table:table-cell office:value-type="float" office:value="87812.5" calcext:value-type="float">
            <text:p>87812.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114992" calcext:value-type="float">
            <text:p>114992</text:p>
          </table:table-cell>
          <table:table-cell office:value-type="float" office:value="111075" calcext:value-type="float">
            <text:p>111075</text:p>
          </table:table-cell>
          <table:table-cell office:value-type="float" office:value="87950" calcext:value-type="float">
            <text:p>87950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113675.5" calcext:value-type="float">
            <text:p>113675.5</text:p>
          </table:table-cell>
          <table:table-cell office:value-type="float" office:value="111125" calcext:value-type="float">
            <text:p>111125</text:p>
          </table:table-cell>
          <table:table-cell office:value-type="float" office:value="88262.5" calcext:value-type="float">
            <text:p>88262.5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113572.5" calcext:value-type="float">
            <text:p>113572.5</text:p>
          </table:table-cell>
          <table:table-cell office:value-type="float" office:value="111050" calcext:value-type="float">
            <text:p>111050</text:p>
          </table:table-cell>
          <table:table-cell office:value-type="float" office:value="88412.5" calcext:value-type="float">
            <text:p>88412.5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113549.5" calcext:value-type="float">
            <text:p>113549.5</text:p>
          </table:table-cell>
          <table:table-cell office:value-type="float" office:value="111012.5" calcext:value-type="float">
            <text:p>111012.5</text:p>
          </table:table-cell>
          <table:table-cell office:value-type="float" office:value="88162.5" calcext:value-type="float">
            <text:p>88162.5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113437" calcext:value-type="float">
            <text:p>113437</text:p>
          </table:table-cell>
          <table:table-cell office:value-type="float" office:value="110587.5" calcext:value-type="float">
            <text:p>110587.5</text:p>
          </table:table-cell>
          <table:table-cell office:value-type="float" office:value="88175" calcext:value-type="float">
            <text:p>8817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13837" calcext:value-type="float">
            <text:p>113837</text:p>
          </table:table-cell>
          <table:table-cell office:value-type="float" office:value="111475" calcext:value-type="float">
            <text:p>111475</text:p>
          </table:table-cell>
          <table:table-cell office:value-type="float" office:value="88712.5" calcext:value-type="float">
            <text:p>88712.5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113946" calcext:value-type="float">
            <text:p>113946</text:p>
          </table:table-cell>
          <table:table-cell office:value-type="float" office:value="111587.5" calcext:value-type="float">
            <text:p>111587.5</text:p>
          </table:table-cell>
          <table:table-cell office:value-type="float" office:value="88775" calcext:value-type="float">
            <text:p>88775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113695" calcext:value-type="float">
            <text:p>113695</text:p>
          </table:table-cell>
          <table:table-cell office:value-type="float" office:value="110787.5" calcext:value-type="float">
            <text:p>110787.5</text:p>
          </table:table-cell>
          <table:table-cell office:value-type="float" office:value="88812.5" calcext:value-type="float">
            <text:p>88812.5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114082" calcext:value-type="float">
            <text:p>114082</text:p>
          </table:table-cell>
          <table:table-cell office:value-type="float" office:value="111150" calcext:value-type="float">
            <text:p>111150</text:p>
          </table:table-cell>
          <table:table-cell office:value-type="float" office:value="88900" calcext:value-type="float">
            <text:p>88900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114468.5" calcext:value-type="float">
            <text:p>114468.5</text:p>
          </table:table-cell>
          <table:table-cell office:value-type="float" office:value="111987.5" calcext:value-type="float">
            <text:p>111987.5</text:p>
          </table:table-cell>
          <table:table-cell office:value-type="float" office:value="88537.5" calcext:value-type="float">
            <text:p>88537.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117041.5" calcext:value-type="float">
            <text:p>117041.5</text:p>
          </table:table-cell>
          <table:table-cell office:value-type="float" office:value="114787.5" calcext:value-type="float">
            <text:p>114787.5</text:p>
          </table:table-cell>
          <table:table-cell office:value-type="float" office:value="88787.5" calcext:value-type="float">
            <text:p>88787.5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116846" calcext:value-type="float">
            <text:p>116846</text:p>
          </table:table-cell>
          <table:table-cell office:value-type="float" office:value="114937.5" calcext:value-type="float">
            <text:p>114937.5</text:p>
          </table:table-cell>
          <table:table-cell office:value-type="float" office:value="88712.5" calcext:value-type="float">
            <text:p>88712.5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117096" calcext:value-type="float">
            <text:p>117096</text:p>
          </table:table-cell>
          <table:table-cell office:value-type="float" office:value="114950" calcext:value-type="float">
            <text:p>114950</text:p>
          </table:table-cell>
          <table:table-cell office:value-type="float" office:value="89025" calcext:value-type="float">
            <text:p>89025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117119" calcext:value-type="float">
            <text:p>117119</text:p>
          </table:table-cell>
          <table:table-cell office:value-type="float" office:value="115925" calcext:value-type="float">
            <text:p>115925</text:p>
          </table:table-cell>
          <table:table-cell office:value-type="float" office:value="88950" calcext:value-type="float">
            <text:p>88950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116999" calcext:value-type="float">
            <text:p>116999</text:p>
          </table:table-cell>
          <table:table-cell office:value-type="float" office:value="115100" calcext:value-type="float">
            <text:p>115100</text:p>
          </table:table-cell>
          <table:table-cell office:value-type="float" office:value="88750" calcext:value-type="float">
            <text:p>8875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16191.5" calcext:value-type="float">
            <text:p>116191.5</text:p>
          </table:table-cell>
          <table:table-cell office:value-type="float" office:value="114287.5" calcext:value-type="float">
            <text:p>114287.5</text:p>
          </table:table-cell>
          <table:table-cell office:value-type="float" office:value="88362.5" calcext:value-type="float">
            <text:p>88362.5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116020" calcext:value-type="float">
            <text:p>116020</text:p>
          </table:table-cell>
          <table:table-cell office:value-type="float" office:value="114375" calcext:value-type="float">
            <text:p>114375</text:p>
          </table:table-cell>
          <table:table-cell office:value-type="float" office:value="88362.5" calcext:value-type="float">
            <text:p>88362.5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116883" calcext:value-type="float">
            <text:p>116883</text:p>
          </table:table-cell>
          <table:table-cell office:value-type="float" office:value="115637.5" calcext:value-type="float">
            <text:p>115637.5</text:p>
          </table:table-cell>
          <table:table-cell office:value-type="float" office:value="88650" calcext:value-type="float">
            <text:p>88650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116480.5" calcext:value-type="float">
            <text:p>116480.5</text:p>
          </table:table-cell>
          <table:table-cell office:value-type="float" office:value="115150" calcext:value-type="float">
            <text:p>115150</text:p>
          </table:table-cell>
          <table:table-cell office:value-type="float" office:value="88075" calcext:value-type="float">
            <text:p>88075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116305.5" calcext:value-type="float">
            <text:p>116305.5</text:p>
          </table:table-cell>
          <table:table-cell office:value-type="float" office:value="115150" calcext:value-type="float">
            <text:p>115150</text:p>
          </table:table-cell>
          <table:table-cell office:value-type="float" office:value="87787.5" calcext:value-type="float">
            <text:p>87787.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117367" calcext:value-type="float">
            <text:p>117367</text:p>
          </table:table-cell>
          <table:table-cell office:value-type="float" office:value="115787.5" calcext:value-type="float">
            <text:p>115787.5</text:p>
          </table:table-cell>
          <table:table-cell office:value-type="float" office:value="87675" calcext:value-type="float">
            <text:p>87675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116194.5" calcext:value-type="float">
            <text:p>116194.5</text:p>
          </table:table-cell>
          <table:table-cell office:value-type="float" office:value="115800" calcext:value-type="float">
            <text:p>115800</text:p>
          </table:table-cell>
          <table:table-cell office:value-type="float" office:value="87675" calcext:value-type="float">
            <text:p>87675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115691" calcext:value-type="float">
            <text:p>115691</text:p>
          </table:table-cell>
          <table:table-cell office:value-type="float" office:value="115775" calcext:value-type="float">
            <text:p>115775</text:p>
          </table:table-cell>
          <table:table-cell office:value-type="float" office:value="87750" calcext:value-type="float">
            <text:p>87750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115912.5" calcext:value-type="float">
            <text:p>115912.5</text:p>
          </table:table-cell>
          <table:table-cell office:value-type="float" office:value="115887.5" calcext:value-type="float">
            <text:p>115887.5</text:p>
          </table:table-cell>
          <table:table-cell office:value-type="float" office:value="87400" calcext:value-type="float">
            <text:p>87400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115588.5" calcext:value-type="float">
            <text:p>115588.5</text:p>
          </table:table-cell>
          <table:table-cell office:value-type="float" office:value="115812.5" calcext:value-type="float">
            <text:p>115812.5</text:p>
          </table:table-cell>
          <table:table-cell office:value-type="float" office:value="87662.5" calcext:value-type="float">
            <text:p>87662.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15666" calcext:value-type="float">
            <text:p>115666</text:p>
          </table:table-cell>
          <table:table-cell office:value-type="float" office:value="116425" calcext:value-type="float">
            <text:p>116425</text:p>
          </table:table-cell>
          <table:table-cell office:value-type="float" office:value="87875" calcext:value-type="float">
            <text:p>87875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117013" calcext:value-type="float">
            <text:p>117013</text:p>
          </table:table-cell>
          <table:table-cell office:value-type="float" office:value="116762.5" calcext:value-type="float">
            <text:p>116762.5</text:p>
          </table:table-cell>
          <table:table-cell office:value-type="float" office:value="87975" calcext:value-type="float">
            <text:p>87975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16363.5" calcext:value-type="float">
            <text:p>116363.5</text:p>
          </table:table-cell>
          <table:table-cell office:value-type="float" office:value="116112.5" calcext:value-type="float">
            <text:p>116112.5</text:p>
          </table:table-cell>
          <table:table-cell office:value-type="float" office:value="87862.5" calcext:value-type="float">
            <text:p>87862.5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116587.5" calcext:value-type="float">
            <text:p>116587.5</text:p>
          </table:table-cell>
          <table:table-cell office:value-type="float" office:value="116250" calcext:value-type="float">
            <text:p>116250</text:p>
          </table:table-cell>
          <table:table-cell office:value-type="float" office:value="87812.5" calcext:value-type="float">
            <text:p>87812.5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118102.5" calcext:value-type="float">
            <text:p>118102.5</text:p>
          </table:table-cell>
          <table:table-cell office:value-type="float" office:value="116600" calcext:value-type="float">
            <text:p>116600</text:p>
          </table:table-cell>
          <table:table-cell office:value-type="float" office:value="87850" calcext:value-type="float">
            <text:p>87850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119444.5" calcext:value-type="float">
            <text:p>119444.5</text:p>
          </table:table-cell>
          <table:table-cell office:value-type="float" office:value="117600" calcext:value-type="float">
            <text:p>117600</text:p>
          </table:table-cell>
          <table:table-cell office:value-type="float" office:value="88062.5" calcext:value-type="float">
            <text:p>88062.5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120132" calcext:value-type="float">
            <text:p>120132</text:p>
          </table:table-cell>
          <table:table-cell office:value-type="float" office:value="117900" calcext:value-type="float">
            <text:p>117900</text:p>
          </table:table-cell>
          <table:table-cell office:value-type="float" office:value="88250" calcext:value-type="float">
            <text:p>88250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120296.5" calcext:value-type="float">
            <text:p>120296.5</text:p>
          </table:table-cell>
          <table:table-cell office:value-type="float" office:value="118237.5" calcext:value-type="float">
            <text:p>118237.5</text:p>
          </table:table-cell>
          <table:table-cell office:value-type="float" office:value="88750" calcext:value-type="float">
            <text:p>88750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119629.5" calcext:value-type="float">
            <text:p>119629.5</text:p>
          </table:table-cell>
          <table:table-cell office:value-type="float" office:value="116887.5" calcext:value-type="float">
            <text:p>116887.5</text:p>
          </table:table-cell>
          <table:table-cell office:value-type="float" office:value="88550" calcext:value-type="float">
            <text:p>88550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119400" calcext:value-type="float">
            <text:p>119400</text:p>
          </table:table-cell>
          <table:table-cell office:value-type="float" office:value="116325" calcext:value-type="float">
            <text:p>116325</text:p>
          </table:table-cell>
          <table:table-cell office:value-type="float" office:value="88062.5" calcext:value-type="float">
            <text:p>88062.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19892" calcext:value-type="float">
            <text:p>119892</text:p>
          </table:table-cell>
          <table:table-cell office:value-type="float" office:value="116512.5" calcext:value-type="float">
            <text:p>116512.5</text:p>
          </table:table-cell>
          <table:table-cell office:value-type="float" office:value="88450" calcext:value-type="float">
            <text:p>88450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119719.5" calcext:value-type="float">
            <text:p>119719.5</text:p>
          </table:table-cell>
          <table:table-cell office:value-type="float" office:value="115587.5" calcext:value-type="float">
            <text:p>115587.5</text:p>
          </table:table-cell>
          <table:table-cell office:value-type="float" office:value="88150" calcext:value-type="float">
            <text:p>88150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118720" calcext:value-type="float">
            <text:p>118720</text:p>
          </table:table-cell>
          <table:table-cell office:value-type="float" office:value="113937.5" calcext:value-type="float">
            <text:p>113937.5</text:p>
          </table:table-cell>
          <table:table-cell office:value-type="float" office:value="88012.5" calcext:value-type="float">
            <text:p>88012.5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118445.5" calcext:value-type="float">
            <text:p>118445.5</text:p>
          </table:table-cell>
          <table:table-cell office:value-type="float" office:value="114075" calcext:value-type="float">
            <text:p>114075</text:p>
          </table:table-cell>
          <table:table-cell office:value-type="float" office:value="88025" calcext:value-type="float">
            <text:p>88025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119515" calcext:value-type="float">
            <text:p>119515</text:p>
          </table:table-cell>
          <table:table-cell office:value-type="float" office:value="113612.5" calcext:value-type="float">
            <text:p>113612.5</text:p>
          </table:table-cell>
          <table:table-cell office:value-type="float" office:value="88512.5" calcext:value-type="float">
            <text:p>88512.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19350" calcext:value-type="float">
            <text:p>119350</text:p>
          </table:table-cell>
          <table:table-cell office:value-type="float" office:value="112537.5" calcext:value-type="float">
            <text:p>112537.5</text:p>
          </table:table-cell>
          <table:table-cell office:value-type="float" office:value="88862.5" calcext:value-type="float">
            <text:p>88862.5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119921.5" calcext:value-type="float">
            <text:p>119921.5</text:p>
          </table:table-cell>
          <table:table-cell office:value-type="float" office:value="113287.5" calcext:value-type="float">
            <text:p>113287.5</text:p>
          </table:table-cell>
          <table:table-cell office:value-type="float" office:value="89400" calcext:value-type="float">
            <text:p>89400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120069.5" calcext:value-type="float">
            <text:p>120069.5</text:p>
          </table:table-cell>
          <table:table-cell office:value-type="float" office:value="113525" calcext:value-type="float">
            <text:p>113525</text:p>
          </table:table-cell>
          <table:table-cell office:value-type="float" office:value="89737.5" calcext:value-type="float">
            <text:p>89737.5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117028.5" calcext:value-type="float">
            <text:p>117028.5</text:p>
          </table:table-cell>
          <table:table-cell office:value-type="float" office:value="112250" calcext:value-type="float">
            <text:p>112250</text:p>
          </table:table-cell>
          <table:table-cell office:value-type="float" office:value="89775" calcext:value-type="float">
            <text:p>89775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116625" calcext:value-type="float">
            <text:p>116625</text:p>
          </table:table-cell>
          <table:table-cell office:value-type="float" office:value="112512.5" calcext:value-type="float">
            <text:p>112512.5</text:p>
          </table:table-cell>
          <table:table-cell office:value-type="float" office:value="90087.5" calcext:value-type="float">
            <text:p>90087.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16675" calcext:value-type="float">
            <text:p>116675</text:p>
          </table:table-cell>
          <table:table-cell office:value-type="float" office:value="112925" calcext:value-type="float">
            <text:p>112925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117505.5" calcext:value-type="float">
            <text:p>117505.5</text:p>
          </table:table-cell>
          <table:table-cell office:value-type="float" office:value="112325" calcext:value-type="float">
            <text:p>112325</text:p>
          </table:table-cell>
          <table:table-cell office:value-type="float" office:value="90212.5" calcext:value-type="float">
            <text:p>90212.5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117797" calcext:value-type="float">
            <text:p>117797</text:p>
          </table:table-cell>
          <table:table-cell office:value-type="float" office:value="112575" calcext:value-type="float">
            <text:p>112575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117809.5" calcext:value-type="float">
            <text:p>117809.5</text:p>
          </table:table-cell>
          <table:table-cell office:value-type="float" office:value="112662.5" calcext:value-type="float">
            <text:p>112662.5</text:p>
          </table:table-cell>
          <table:table-cell office:value-type="float" office:value="90012.5" calcext:value-type="float">
            <text:p>90012.5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118029" calcext:value-type="float">
            <text:p>118029</text:p>
          </table:table-cell>
          <table:table-cell office:value-type="float" office:value="113025" calcext:value-type="float">
            <text:p>113025</text:p>
          </table:table-cell>
          <table:table-cell office:value-type="float" office:value="89712.5" calcext:value-type="float">
            <text:p>89712.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117788" calcext:value-type="float">
            <text:p>117788</text:p>
          </table:table-cell>
          <table:table-cell office:value-type="float" office:value="113487.5" calcext:value-type="float">
            <text:p>113487.5</text:p>
          </table:table-cell>
          <table:table-cell office:value-type="float" office:value="89212.5" calcext:value-type="float">
            <text:p>89212.5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117672" calcext:value-type="float">
            <text:p>117672</text:p>
          </table:table-cell>
          <table:table-cell office:value-type="float" office:value="112325" calcext:value-type="float">
            <text:p>112325</text:p>
          </table:table-cell>
          <table:table-cell office:value-type="float" office:value="88550" calcext:value-type="float">
            <text:p>88550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117905.5" calcext:value-type="float">
            <text:p>117905.5</text:p>
          </table:table-cell>
          <table:table-cell office:value-type="float" office:value="112325" calcext:value-type="float">
            <text:p>112325</text:p>
          </table:table-cell>
          <table:table-cell office:value-type="float" office:value="88700" calcext:value-type="float">
            <text:p>88700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117976" calcext:value-type="float">
            <text:p>117976</text:p>
          </table:table-cell>
          <table:table-cell office:value-type="float" office:value="112637.5" calcext:value-type="float">
            <text:p>112637.5</text:p>
          </table:table-cell>
          <table:table-cell office:value-type="float" office:value="89187.5" calcext:value-type="float">
            <text:p>89187.5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118318" calcext:value-type="float">
            <text:p>118318</text:p>
          </table:table-cell>
          <table:table-cell office:value-type="float" office:value="113650" calcext:value-type="float">
            <text:p>113650</text:p>
          </table:table-cell>
          <table:table-cell office:value-type="float" office:value="88775" calcext:value-type="float">
            <text:p>8877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17889" calcext:value-type="float">
            <text:p>117889</text:p>
          </table:table-cell>
          <table:table-cell office:value-type="float" office:value="113475" calcext:value-type="float">
            <text:p>113475</text:p>
          </table:table-cell>
          <table:table-cell office:value-type="float" office:value="88412.5" calcext:value-type="float">
            <text:p>88412.5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117257" calcext:value-type="float">
            <text:p>117257</text:p>
          </table:table-cell>
          <table:table-cell office:value-type="float" office:value="112575" calcext:value-type="float">
            <text:p>112575</text:p>
          </table:table-cell>
          <table:table-cell office:value-type="float" office:value="87987.5" calcext:value-type="float">
            <text:p>87987.5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117080.5" calcext:value-type="float">
            <text:p>117080.5</text:p>
          </table:table-cell>
          <table:table-cell office:value-type="float" office:value="112812.5" calcext:value-type="float">
            <text:p>112812.5</text:p>
          </table:table-cell>
          <table:table-cell office:value-type="float" office:value="87925" calcext:value-type="float">
            <text:p>87925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117604" calcext:value-type="float">
            <text:p>117604</text:p>
          </table:table-cell>
          <table:table-cell office:value-type="float" office:value="113100" calcext:value-type="float">
            <text:p>113100</text:p>
          </table:table-cell>
          <table:table-cell office:value-type="float" office:value="88450" calcext:value-type="float">
            <text:p>88450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116764.5" calcext:value-type="float">
            <text:p>116764.5</text:p>
          </table:table-cell>
          <table:table-cell office:value-type="float" office:value="112925" calcext:value-type="float">
            <text:p>112925</text:p>
          </table:table-cell>
          <table:table-cell office:value-type="float" office:value="88237.5" calcext:value-type="float">
            <text:p>88237.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116439.5" calcext:value-type="float">
            <text:p>116439.5</text:p>
          </table:table-cell>
          <table:table-cell office:value-type="float" office:value="112462.5" calcext:value-type="float">
            <text:p>112462.5</text:p>
          </table:table-cell>
          <table:table-cell office:value-type="float" office:value="87987.5" calcext:value-type="float">
            <text:p>87987.5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116864" calcext:value-type="float">
            <text:p>116864</text:p>
          </table:table-cell>
          <table:table-cell office:value-type="float" office:value="113237.5" calcext:value-type="float">
            <text:p>113237.5</text:p>
          </table:table-cell>
          <table:table-cell office:value-type="float" office:value="88275" calcext:value-type="float">
            <text:p>88275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117054.5" calcext:value-type="float">
            <text:p>117054.5</text:p>
          </table:table-cell>
          <table:table-cell office:value-type="float" office:value="112675" calcext:value-type="float">
            <text:p>112675</text:p>
          </table:table-cell>
          <table:table-cell office:value-type="float" office:value="88325" calcext:value-type="float">
            <text:p>88325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16821.5" calcext:value-type="float">
            <text:p>116821.5</text:p>
          </table:table-cell>
          <table:table-cell office:value-type="float" office:value="112512.5" calcext:value-type="float">
            <text:p>112512.5</text:p>
          </table:table-cell>
          <table:table-cell office:value-type="float" office:value="88350" calcext:value-type="float">
            <text:p>88350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117367" calcext:value-type="float">
            <text:p>117367</text:p>
          </table:table-cell>
          <table:table-cell office:value-type="float" office:value="112712.5" calcext:value-type="float">
            <text:p>112712.5</text:p>
          </table:table-cell>
          <table:table-cell office:value-type="float" office:value="88625" calcext:value-type="float">
            <text:p>886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17646.5" calcext:value-type="float">
            <text:p>117646.5</text:p>
          </table:table-cell>
          <table:table-cell office:value-type="float" office:value="113150" calcext:value-type="float">
            <text:p>113150</text:p>
          </table:table-cell>
          <table:table-cell office:value-type="float" office:value="88462.5" calcext:value-type="float">
            <text:p>88462.5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117321.5" calcext:value-type="float">
            <text:p>117321.5</text:p>
          </table:table-cell>
          <table:table-cell office:value-type="float" office:value="113325" calcext:value-type="float">
            <text:p>113325</text:p>
          </table:table-cell>
          <table:table-cell office:value-type="float" office:value="87962.5" calcext:value-type="float">
            <text:p>87962.5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117170.5" calcext:value-type="float">
            <text:p>117170.5</text:p>
          </table:table-cell>
          <table:table-cell office:value-type="float" office:value="112925" calcext:value-type="float">
            <text:p>112925</text:p>
          </table:table-cell>
          <table:table-cell office:value-type="float" office:value="87800" calcext:value-type="float">
            <text:p>87800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118789" calcext:value-type="float">
            <text:p>118789</text:p>
          </table:table-cell>
          <table:table-cell office:value-type="float" office:value="110887.5" calcext:value-type="float">
            <text:p>110887.5</text:p>
          </table:table-cell>
          <table:table-cell office:value-type="float" office:value="88075" calcext:value-type="float">
            <text:p>88075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119473" calcext:value-type="float">
            <text:p>119473</text:p>
          </table:table-cell>
          <table:table-cell office:value-type="float" office:value="110487.5" calcext:value-type="float">
            <text:p>110487.5</text:p>
          </table:table-cell>
          <table:table-cell office:value-type="float" office:value="87537.5" calcext:value-type="float">
            <text:p>87537.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119735" calcext:value-type="float">
            <text:p>119735</text:p>
          </table:table-cell>
          <table:table-cell office:value-type="float" office:value="110275" calcext:value-type="float">
            <text:p>110275</text:p>
          </table:table-cell>
          <table:table-cell office:value-type="float" office:value="87612.5" calcext:value-type="float">
            <text:p>87612.5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120096" calcext:value-type="float">
            <text:p>120096</text:p>
          </table:table-cell>
          <table:table-cell office:value-type="float" office:value="110050" calcext:value-type="float">
            <text:p>110050</text:p>
          </table:table-cell>
          <table:table-cell office:value-type="float" office:value="87825" calcext:value-type="float">
            <text:p>87825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119181.5" calcext:value-type="float">
            <text:p>119181.5</text:p>
          </table:table-cell>
          <table:table-cell office:value-type="float" office:value="109987.5" calcext:value-type="float">
            <text:p>109987.5</text:p>
          </table:table-cell>
          <table:table-cell office:value-type="float" office:value="87712.5" calcext:value-type="float">
            <text:p>87712.5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119723.5" calcext:value-type="float">
            <text:p>119723.5</text:p>
          </table:table-cell>
          <table:table-cell office:value-type="float" office:value="110525" calcext:value-type="float">
            <text:p>110525</text:p>
          </table:table-cell>
          <table:table-cell office:value-type="float" office:value="88125" calcext:value-type="float">
            <text:p>88125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119786" calcext:value-type="float">
            <text:p>119786</text:p>
          </table:table-cell>
          <table:table-cell office:value-type="float" office:value="110375" calcext:value-type="float">
            <text:p>110375</text:p>
          </table:table-cell>
          <table:table-cell office:value-type="float" office:value="87987.5" calcext:value-type="float">
            <text:p>87987.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19860.5" calcext:value-type="float">
            <text:p>119860.5</text:p>
          </table:table-cell>
          <table:table-cell office:value-type="float" office:value="110187.5" calcext:value-type="float">
            <text:p>110187.5</text:p>
          </table:table-cell>
          <table:table-cell office:value-type="float" office:value="88312.5" calcext:value-type="float">
            <text:p>88312.5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119931" calcext:value-type="float">
            <text:p>119931</text:p>
          </table:table-cell>
          <table:table-cell office:value-type="float" office:value="110600" calcext:value-type="float">
            <text:p>110600</text:p>
          </table:table-cell>
          <table:table-cell office:value-type="float" office:value="88462.5" calcext:value-type="float">
            <text:p>88462.5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119489" calcext:value-type="float">
            <text:p>119489</text:p>
          </table:table-cell>
          <table:table-cell office:value-type="float" office:value="110662.5" calcext:value-type="float">
            <text:p>110662.5</text:p>
          </table:table-cell>
          <table:table-cell office:value-type="float" office:value="88287.5" calcext:value-type="float">
            <text:p>88287.5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120132" calcext:value-type="float">
            <text:p>120132</text:p>
          </table:table-cell>
          <table:table-cell office:value-type="float" office:value="112300" calcext:value-type="float">
            <text:p>112300</text:p>
          </table:table-cell>
          <table:table-cell office:value-type="float" office:value="88650" calcext:value-type="float">
            <text:p>88650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120974.5" calcext:value-type="float">
            <text:p>120974.5</text:p>
          </table:table-cell>
          <table:table-cell office:value-type="float" office:value="112237.5" calcext:value-type="float">
            <text:p>112237.5</text:p>
          </table:table-cell>
          <table:table-cell office:value-type="float" office:value="88387.5" calcext:value-type="float">
            <text:p>88387.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120919.5" calcext:value-type="float">
            <text:p>120919.5</text:p>
          </table:table-cell>
          <table:table-cell office:value-type="float" office:value="112425" calcext:value-type="float">
            <text:p>112425</text:p>
          </table:table-cell>
          <table:table-cell office:value-type="float" office:value="88225" calcext:value-type="float">
            <text:p>88225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120432" calcext:value-type="float">
            <text:p>120432</text:p>
          </table:table-cell>
          <table:table-cell office:value-type="float" office:value="112012.5" calcext:value-type="float">
            <text:p>112012.5</text:p>
          </table:table-cell>
          <table:table-cell office:value-type="float" office:value="88000" calcext:value-type="float">
            <text:p>88000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119897.5" calcext:value-type="float">
            <text:p>119897.5</text:p>
          </table:table-cell>
          <table:table-cell office:value-type="float" office:value="111687.5" calcext:value-type="float">
            <text:p>111687.5</text:p>
          </table:table-cell>
          <table:table-cell office:value-type="float" office:value="87450" calcext:value-type="float">
            <text:p>87450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119409.5" calcext:value-type="float">
            <text:p>119409.5</text:p>
          </table:table-cell>
          <table:table-cell office:value-type="float" office:value="111037.5" calcext:value-type="float">
            <text:p>111037.5</text:p>
          </table:table-cell>
          <table:table-cell office:value-type="float" office:value="87750" calcext:value-type="float">
            <text:p>87750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119247" calcext:value-type="float">
            <text:p>119247</text:p>
          </table:table-cell>
          <table:table-cell office:value-type="float" office:value="111025" calcext:value-type="float">
            <text:p>111025</text:p>
          </table:table-cell>
          <table:table-cell office:value-type="float" office:value="87362.5" calcext:value-type="float">
            <text:p>87362.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18860" calcext:value-type="float">
            <text:p>118860</text:p>
          </table:table-cell>
          <table:table-cell office:value-type="float" office:value="110612.5" calcext:value-type="float">
            <text:p>110612.5</text:p>
          </table:table-cell>
          <table:table-cell office:value-type="float" office:value="87362.5" calcext:value-type="float">
            <text:p>87362.5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118498" calcext:value-type="float">
            <text:p>118498</text:p>
          </table:table-cell>
          <table:table-cell office:value-type="float" office:value="110600" calcext:value-type="float">
            <text:p>110600</text:p>
          </table:table-cell>
          <table:table-cell office:value-type="float" office:value="87287.5" calcext:value-type="float">
            <text:p>87287.5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117977.5" calcext:value-type="float">
            <text:p>117977.5</text:p>
          </table:table-cell>
          <table:table-cell office:value-type="float" office:value="109662.5" calcext:value-type="float">
            <text:p>109662.5</text:p>
          </table:table-cell>
          <table:table-cell office:value-type="float" office:value="86900" calcext:value-type="float">
            <text:p>86900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119297.5" calcext:value-type="float">
            <text:p>119297.5</text:p>
          </table:table-cell>
          <table:table-cell office:value-type="float" office:value="107725" calcext:value-type="float">
            <text:p>107725</text:p>
          </table:table-cell>
          <table:table-cell office:value-type="float" office:value="86862.5" calcext:value-type="float">
            <text:p>86862.5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118486.5" calcext:value-type="float">
            <text:p>118486.5</text:p>
          </table:table-cell>
          <table:table-cell office:value-type="float" office:value="109112.5" calcext:value-type="float">
            <text:p>109112.5</text:p>
          </table:table-cell>
          <table:table-cell office:value-type="float" office:value="87150" calcext:value-type="float">
            <text:p>87150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18612" calcext:value-type="float">
            <text:p>118612</text:p>
          </table:table-cell>
          <table:table-cell office:value-type="float" office:value="108937.5" calcext:value-type="float">
            <text:p>108937.5</text:p>
          </table:table-cell>
          <table:table-cell office:value-type="float" office:value="87300" calcext:value-type="float">
            <text:p>87300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119411.5" calcext:value-type="float">
            <text:p>119411.5</text:p>
          </table:table-cell>
          <table:table-cell office:value-type="float" office:value="108625" calcext:value-type="float">
            <text:p>108625</text:p>
          </table:table-cell>
          <table:table-cell office:value-type="float" office:value="87275" calcext:value-type="float">
            <text:p>87275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118343.5" calcext:value-type="float">
            <text:p>118343.5</text:p>
          </table:table-cell>
          <table:table-cell office:value-type="float" office:value="107925" calcext:value-type="float">
            <text:p>107925</text:p>
          </table:table-cell>
          <table:table-cell office:value-type="float" office:value="87187.5" calcext:value-type="float">
            <text:p>87187.5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120155.5" calcext:value-type="float">
            <text:p>120155.5</text:p>
          </table:table-cell>
          <table:table-cell office:value-type="float" office:value="109525" calcext:value-type="float">
            <text:p>109525</text:p>
          </table:table-cell>
          <table:table-cell office:value-type="float" office:value="87400" calcext:value-type="float">
            <text:p>87400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120888.5" calcext:value-type="float">
            <text:p>120888.5</text:p>
          </table:table-cell>
          <table:table-cell office:value-type="float" office:value="109525" calcext:value-type="float">
            <text:p>109525</text:p>
          </table:table-cell>
          <table:table-cell office:value-type="float" office:value="86937.5" calcext:value-type="float">
            <text:p>86937.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20326" calcext:value-type="float">
            <text:p>120326</text:p>
          </table:table-cell>
          <table:table-cell office:value-type="float" office:value="108862.5" calcext:value-type="float">
            <text:p>108862.5</text:p>
          </table:table-cell>
          <table:table-cell office:value-type="float" office:value="86687.5" calcext:value-type="float">
            <text:p>86687.5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120654.5" calcext:value-type="float">
            <text:p>120654.5</text:p>
          </table:table-cell>
          <table:table-cell office:value-type="float" office:value="108325" calcext:value-type="float">
            <text:p>108325</text:p>
          </table:table-cell>
          <table:table-cell office:value-type="float" office:value="86687.5" calcext:value-type="float">
            <text:p>86687.5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120987" calcext:value-type="float">
            <text:p>120987</text:p>
          </table:table-cell>
          <table:table-cell office:value-type="float" office:value="109125" calcext:value-type="float">
            <text:p>109125</text:p>
          </table:table-cell>
          <table:table-cell office:value-type="float" office:value="87175" calcext:value-type="float">
            <text:p>87175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120370" calcext:value-type="float">
            <text:p>120370</text:p>
          </table:table-cell>
          <table:table-cell office:value-type="float" office:value="109000" calcext:value-type="float">
            <text:p>109000</text:p>
          </table:table-cell>
          <table:table-cell office:value-type="float" office:value="87050" calcext:value-type="float">
            <text:p>87050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20286" calcext:value-type="float">
            <text:p>120286</text:p>
          </table:table-cell>
          <table:table-cell office:value-type="float" office:value="109137.5" calcext:value-type="float">
            <text:p>109137.5</text:p>
          </table:table-cell>
          <table:table-cell office:value-type="float" office:value="87012.5" calcext:value-type="float">
            <text:p>87012.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120756.5" calcext:value-type="float">
            <text:p>120756.5</text:p>
          </table:table-cell>
          <table:table-cell office:value-type="float" office:value="109475" calcext:value-type="float">
            <text:p>109475</text:p>
          </table:table-cell>
          <table:table-cell office:value-type="float" office:value="87287.5" calcext:value-type="float">
            <text:p>87287.5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120078.5" calcext:value-type="float">
            <text:p>120078.5</text:p>
          </table:table-cell>
          <table:table-cell office:value-type="float" office:value="109837.5" calcext:value-type="float">
            <text:p>109837.5</text:p>
          </table:table-cell>
          <table:table-cell office:value-type="float" office:value="87362.5" calcext:value-type="float">
            <text:p>87362.5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120219" calcext:value-type="float">
            <text:p>120219</text:p>
          </table:table-cell>
          <table:table-cell office:value-type="float" office:value="110300" calcext:value-type="float">
            <text:p>110300</text:p>
          </table:table-cell>
          <table:table-cell office:value-type="float" office:value="86937.5" calcext:value-type="float">
            <text:p>86937.5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120826" calcext:value-type="float">
            <text:p>120826</text:p>
          </table:table-cell>
          <table:table-cell office:value-type="float" office:value="110187.5" calcext:value-type="float">
            <text:p>110187.5</text:p>
          </table:table-cell>
          <table:table-cell office:value-type="float" office:value="87325" calcext:value-type="float">
            <text:p>87325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120571.5" calcext:value-type="float">
            <text:p>120571.5</text:p>
          </table:table-cell>
          <table:table-cell office:value-type="float" office:value="110225" calcext:value-type="float">
            <text:p>110225</text:p>
          </table:table-cell>
          <table:table-cell office:value-type="float" office:value="87525" calcext:value-type="float">
            <text:p>8752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119925" calcext:value-type="float">
            <text:p>119925</text:p>
          </table:table-cell>
          <table:table-cell office:value-type="float" office:value="110050" calcext:value-type="float">
            <text:p>110050</text:p>
          </table:table-cell>
          <table:table-cell office:value-type="float" office:value="87725" calcext:value-type="float">
            <text:p>87725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118881.5" calcext:value-type="float">
            <text:p>118881.5</text:p>
          </table:table-cell>
          <table:table-cell office:value-type="float" office:value="110262.5" calcext:value-type="float">
            <text:p>110262.5</text:p>
          </table:table-cell>
          <table:table-cell office:value-type="float" office:value="87837.5" calcext:value-type="float">
            <text:p>87837.5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118640" calcext:value-type="float">
            <text:p>118640</text:p>
          </table:table-cell>
          <table:table-cell office:value-type="float" office:value="109500" calcext:value-type="float">
            <text:p>109500</text:p>
          </table:table-cell>
          <table:table-cell office:value-type="float" office:value="87512.5" calcext:value-type="float">
            <text:p>87512.5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117920.5" calcext:value-type="float">
            <text:p>117920.5</text:p>
          </table:table-cell>
          <table:table-cell office:value-type="float" office:value="108250" calcext:value-type="float">
            <text:p>108250</text:p>
          </table:table-cell>
          <table:table-cell office:value-type="float" office:value="87575" calcext:value-type="float">
            <text:p>87575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119323.5" calcext:value-type="float">
            <text:p>119323.5</text:p>
          </table:table-cell>
          <table:table-cell office:value-type="float" office:value="108200" calcext:value-type="float">
            <text:p>108200</text:p>
          </table:table-cell>
          <table:table-cell office:value-type="float" office:value="87375" calcext:value-type="float">
            <text:p>8737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119448" calcext:value-type="float">
            <text:p>119448</text:p>
          </table:table-cell>
          <table:table-cell office:value-type="float" office:value="108375" calcext:value-type="float">
            <text:p>108375</text:p>
          </table:table-cell>
          <table:table-cell office:value-type="float" office:value="87325" calcext:value-type="float">
            <text:p>87325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119517.5" calcext:value-type="float">
            <text:p>119517.5</text:p>
          </table:table-cell>
          <table:table-cell office:value-type="float" office:value="108537.5" calcext:value-type="float">
            <text:p>108537.5</text:p>
          </table:table-cell>
          <table:table-cell office:value-type="float" office:value="87350" calcext:value-type="float">
            <text:p>87350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117809" calcext:value-type="float">
            <text:p>117809</text:p>
          </table:table-cell>
          <table:table-cell office:value-type="float" office:value="109125" calcext:value-type="float">
            <text:p>109125</text:p>
          </table:table-cell>
          <table:table-cell office:value-type="float" office:value="87275" calcext:value-type="float">
            <text:p>87275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117396.5" calcext:value-type="float">
            <text:p>117396.5</text:p>
          </table:table-cell>
          <table:table-cell office:value-type="float" office:value="108875" calcext:value-type="float">
            <text:p>108875</text:p>
          </table:table-cell>
          <table:table-cell office:value-type="float" office:value="87375" calcext:value-type="float">
            <text:p>87375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118270.5" calcext:value-type="float">
            <text:p>118270.5</text:p>
          </table:table-cell>
          <table:table-cell office:value-type="float" office:value="109125" calcext:value-type="float">
            <text:p>109125</text:p>
          </table:table-cell>
          <table:table-cell office:value-type="float" office:value="87900" calcext:value-type="float">
            <text:p>8790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18509" calcext:value-type="float">
            <text:p>118509</text:p>
          </table:table-cell>
          <table:table-cell office:value-type="float" office:value="108562.5" calcext:value-type="float">
            <text:p>108562.5</text:p>
          </table:table-cell>
          <table:table-cell office:value-type="float" office:value="87625" calcext:value-type="float">
            <text:p>87625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117975" calcext:value-type="float">
            <text:p>117975</text:p>
          </table:table-cell>
          <table:table-cell office:value-type="float" office:value="107875" calcext:value-type="float">
            <text:p>107875</text:p>
          </table:table-cell>
          <table:table-cell office:value-type="float" office:value="87175" calcext:value-type="float">
            <text:p>87175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117565" calcext:value-type="float">
            <text:p>117565</text:p>
          </table:table-cell>
          <table:table-cell office:value-type="float" office:value="107787.5" calcext:value-type="float">
            <text:p>107787.5</text:p>
          </table:table-cell>
          <table:table-cell office:value-type="float" office:value="87612.5" calcext:value-type="float">
            <text:p>87612.5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117912" calcext:value-type="float">
            <text:p>117912</text:p>
          </table:table-cell>
          <table:table-cell office:value-type="float" office:value="107937.5" calcext:value-type="float">
            <text:p>107937.5</text:p>
          </table:table-cell>
          <table:table-cell office:value-type="float" office:value="88037.5" calcext:value-type="float">
            <text:p>88037.5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118471" calcext:value-type="float">
            <text:p>118471</text:p>
          </table:table-cell>
          <table:table-cell office:value-type="float" office:value="108937.5" calcext:value-type="float">
            <text:p>108937.5</text:p>
          </table:table-cell>
          <table:table-cell office:value-type="float" office:value="88125" calcext:value-type="float">
            <text:p>881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118704" calcext:value-type="float">
            <text:p>118704</text:p>
          </table:table-cell>
          <table:table-cell office:value-type="float" office:value="109137.5" calcext:value-type="float">
            <text:p>109137.5</text:p>
          </table:table-cell>
          <table:table-cell office:value-type="float" office:value="88862.5" calcext:value-type="float">
            <text:p>88862.5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119501" calcext:value-type="float">
            <text:p>119501</text:p>
          </table:table-cell>
          <table:table-cell office:value-type="float" office:value="110175" calcext:value-type="float">
            <text:p>110175</text:p>
          </table:table-cell>
          <table:table-cell office:value-type="float" office:value="88850" calcext:value-type="float">
            <text:p>88850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118926.5" calcext:value-type="float">
            <text:p>118926.5</text:p>
          </table:table-cell>
          <table:table-cell office:value-type="float" office:value="110375" calcext:value-type="float">
            <text:p>110375</text:p>
          </table:table-cell>
          <table:table-cell office:value-type="float" office:value="88887.5" calcext:value-type="float">
            <text:p>88887.5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118236" calcext:value-type="float">
            <text:p>118236</text:p>
          </table:table-cell>
          <table:table-cell office:value-type="float" office:value="111125" calcext:value-type="float">
            <text:p>111125</text:p>
          </table:table-cell>
          <table:table-cell office:value-type="float" office:value="88375" calcext:value-type="float">
            <text:p>88375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118272.5" calcext:value-type="float">
            <text:p>118272.5</text:p>
          </table:table-cell>
          <table:table-cell office:value-type="float" office:value="110712.5" calcext:value-type="float">
            <text:p>110712.5</text:p>
          </table:table-cell>
          <table:table-cell office:value-type="float" office:value="88675" calcext:value-type="float">
            <text:p>8867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17682" calcext:value-type="float">
            <text:p>117682</text:p>
          </table:table-cell>
          <table:table-cell office:value-type="float" office:value="111500" calcext:value-type="float">
            <text:p>111500</text:p>
          </table:table-cell>
          <table:table-cell office:value-type="float" office:value="88200" calcext:value-type="float">
            <text:p>88200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118040" calcext:value-type="float">
            <text:p>118040</text:p>
          </table:table-cell>
          <table:table-cell office:value-type="float" office:value="110737.5" calcext:value-type="float">
            <text:p>110737.5</text:p>
          </table:table-cell>
          <table:table-cell office:value-type="float" office:value="88175" calcext:value-type="float">
            <text:p>88175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118081.5" calcext:value-type="float">
            <text:p>118081.5</text:p>
          </table:table-cell>
          <table:table-cell office:value-type="float" office:value="110550" calcext:value-type="float">
            <text:p>110550</text:p>
          </table:table-cell>
          <table:table-cell office:value-type="float" office:value="88062.5" calcext:value-type="float">
            <text:p>88062.5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118440" calcext:value-type="float">
            <text:p>118440</text:p>
          </table:table-cell>
          <table:table-cell office:value-type="float" office:value="111400" calcext:value-type="float">
            <text:p>111400</text:p>
          </table:table-cell>
          <table:table-cell office:value-type="float" office:value="87837.5" calcext:value-type="float">
            <text:p>87837.5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118667.5" calcext:value-type="float">
            <text:p>118667.5</text:p>
          </table:table-cell>
          <table:table-cell office:value-type="float" office:value="111912.5" calcext:value-type="float">
            <text:p>111912.5</text:p>
          </table:table-cell>
          <table:table-cell office:value-type="float" office:value="87887.5" calcext:value-type="float">
            <text:p>87887.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118988.5" calcext:value-type="float">
            <text:p>118988.5</text:p>
          </table:table-cell>
          <table:table-cell office:value-type="float" office:value="112012.5" calcext:value-type="float">
            <text:p>112012.5</text:p>
          </table:table-cell>
          <table:table-cell office:value-type="float" office:value="88012.5" calcext:value-type="float">
            <text:p>88012.5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120040" calcext:value-type="float">
            <text:p>120040</text:p>
          </table:table-cell>
          <table:table-cell office:value-type="float" office:value="113250" calcext:value-type="float">
            <text:p>113250</text:p>
          </table:table-cell>
          <table:table-cell office:value-type="float" office:value="88312.5" calcext:value-type="float">
            <text:p>88312.5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120182.5" calcext:value-type="float">
            <text:p>120182.5</text:p>
          </table:table-cell>
          <table:table-cell office:value-type="float" office:value="114375" calcext:value-type="float">
            <text:p>114375</text:p>
          </table:table-cell>
          <table:table-cell office:value-type="float" office:value="88450" calcext:value-type="float">
            <text:p>88450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120707" calcext:value-type="float">
            <text:p>120707</text:p>
          </table:table-cell>
          <table:table-cell office:value-type="float" office:value="114512.5" calcext:value-type="float">
            <text:p>114512.5</text:p>
          </table:table-cell>
          <table:table-cell office:value-type="float" office:value="88675" calcext:value-type="float">
            <text:p>88675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121762.5" calcext:value-type="float">
            <text:p>121762.5</text:p>
          </table:table-cell>
          <table:table-cell office:value-type="float" office:value="116400" calcext:value-type="float">
            <text:p>116400</text:p>
          </table:table-cell>
          <table:table-cell office:value-type="float" office:value="88687.5" calcext:value-type="float">
            <text:p>88687.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22133.5" calcext:value-type="float">
            <text:p>122133.5</text:p>
          </table:table-cell>
          <table:table-cell office:value-type="float" office:value="116312.5" calcext:value-type="float">
            <text:p>116312.5</text:p>
          </table:table-cell>
          <table:table-cell office:value-type="float" office:value="88662.5" calcext:value-type="float">
            <text:p>88662.5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121722" calcext:value-type="float">
            <text:p>121722</text:p>
          </table:table-cell>
          <table:table-cell office:value-type="float" office:value="116362.5" calcext:value-type="float">
            <text:p>116362.5</text:p>
          </table:table-cell>
          <table:table-cell office:value-type="float" office:value="88312.5" calcext:value-type="float">
            <text:p>88312.5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121243.5" calcext:value-type="float">
            <text:p>121243.5</text:p>
          </table:table-cell>
          <table:table-cell office:value-type="float" office:value="116075" calcext:value-type="float">
            <text:p>116075</text:p>
          </table:table-cell>
          <table:table-cell office:value-type="float" office:value="88050" calcext:value-type="float">
            <text:p>88050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121225.5" calcext:value-type="float">
            <text:p>121225.5</text:p>
          </table:table-cell>
          <table:table-cell office:value-type="float" office:value="115850" calcext:value-type="float">
            <text:p>115850</text:p>
          </table:table-cell>
          <table:table-cell office:value-type="float" office:value="88512.5" calcext:value-type="float">
            <text:p>88512.5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120739" calcext:value-type="float">
            <text:p>120739</text:p>
          </table:table-cell>
          <table:table-cell office:value-type="float" office:value="115387.5" calcext:value-type="float">
            <text:p>115387.5</text:p>
          </table:table-cell>
          <table:table-cell office:value-type="float" office:value="88650" calcext:value-type="float">
            <text:p>88650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20764" calcext:value-type="float">
            <text:p>120764</text:p>
          </table:table-cell>
          <table:table-cell office:value-type="float" office:value="115800" calcext:value-type="float">
            <text:p>115800</text:p>
          </table:table-cell>
          <table:table-cell office:value-type="float" office:value="88725" calcext:value-type="float">
            <text:p>88725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120286" calcext:value-type="float">
            <text:p>120286</text:p>
          </table:table-cell>
          <table:table-cell office:value-type="float" office:value="115687.5" calcext:value-type="float">
            <text:p>115687.5</text:p>
          </table:table-cell>
          <table:table-cell office:value-type="float" office:value="88425" calcext:value-type="float">
            <text:p>88425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119961" calcext:value-type="float">
            <text:p>119961</text:p>
          </table:table-cell>
          <table:table-cell office:value-type="float" office:value="116012.5" calcext:value-type="float">
            <text:p>116012.5</text:p>
          </table:table-cell>
          <table:table-cell office:value-type="float" office:value="88250" calcext:value-type="float">
            <text:p>88250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119750.5" calcext:value-type="float">
            <text:p>119750.5</text:p>
          </table:table-cell>
          <table:table-cell office:value-type="float" office:value="116287.5" calcext:value-type="float">
            <text:p>116287.5</text:p>
          </table:table-cell>
          <table:table-cell office:value-type="float" office:value="88162.5" calcext:value-type="float">
            <text:p>88162.5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119763" calcext:value-type="float">
            <text:p>119763</text:p>
          </table:table-cell>
          <table:table-cell office:value-type="float" office:value="116350" calcext:value-type="float">
            <text:p>116350</text:p>
          </table:table-cell>
          <table:table-cell office:value-type="float" office:value="88550" calcext:value-type="float">
            <text:p>88550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119743" calcext:value-type="float">
            <text:p>119743</text:p>
          </table:table-cell>
          <table:table-cell office:value-type="float" office:value="116450" calcext:value-type="float">
            <text:p>116450</text:p>
          </table:table-cell>
          <table:table-cell office:value-type="float" office:value="88737.5" calcext:value-type="float">
            <text:p>88737.5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119633.5" calcext:value-type="float">
            <text:p>119633.5</text:p>
          </table:table-cell>
          <table:table-cell office:value-type="float" office:value="116712.5" calcext:value-type="float">
            <text:p>116712.5</text:p>
          </table:table-cell>
          <table:table-cell office:value-type="float" office:value="89037.5" calcext:value-type="float">
            <text:p>89037.5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119442.5" calcext:value-type="float">
            <text:p>119442.5</text:p>
          </table:table-cell>
          <table:table-cell office:value-type="float" office:value="117475" calcext:value-type="float">
            <text:p>117475</text:p>
          </table:table-cell>
          <table:table-cell office:value-type="float" office:value="88925" calcext:value-type="float">
            <text:p>88925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121348" calcext:value-type="float">
            <text:p>121348</text:p>
          </table:table-cell>
          <table:table-cell office:value-type="float" office:value="116800" calcext:value-type="float">
            <text:p>116800</text:p>
          </table:table-cell>
          <table:table-cell office:value-type="float" office:value="89100" calcext:value-type="float">
            <text:p>89100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120929" calcext:value-type="float">
            <text:p>120929</text:p>
          </table:table-cell>
          <table:table-cell office:value-type="float" office:value="116187.5" calcext:value-type="float">
            <text:p>116187.5</text:p>
          </table:table-cell>
          <table:table-cell office:value-type="float" office:value="89150" calcext:value-type="float">
            <text:p>89150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120928.5" calcext:value-type="float">
            <text:p>120928.5</text:p>
          </table:table-cell>
          <table:table-cell office:value-type="float" office:value="115825" calcext:value-type="float">
            <text:p>115825</text:p>
          </table:table-cell>
          <table:table-cell office:value-type="float" office:value="89512.5" calcext:value-type="float">
            <text:p>89512.5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121252.5" calcext:value-type="float">
            <text:p>121252.5</text:p>
          </table:table-cell>
          <table:table-cell office:value-type="float" office:value="114650" calcext:value-type="float">
            <text:p>114650</text:p>
          </table:table-cell>
          <table:table-cell office:value-type="float" office:value="89050" calcext:value-type="float">
            <text:p>89050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121027.5" calcext:value-type="float">
            <text:p>121027.5</text:p>
          </table:table-cell>
          <table:table-cell office:value-type="float" office:value="114525" calcext:value-type="float">
            <text:p>114525</text:p>
          </table:table-cell>
          <table:table-cell office:value-type="float" office:value="89125" calcext:value-type="float">
            <text:p>89125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120457.5" calcext:value-type="float">
            <text:p>120457.5</text:p>
          </table:table-cell>
          <table:table-cell office:value-type="float" office:value="115175" calcext:value-type="float">
            <text:p>115175</text:p>
          </table:table-cell>
          <table:table-cell office:value-type="float" office:value="89300" calcext:value-type="float">
            <text:p>89300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120318" calcext:value-type="float">
            <text:p>120318</text:p>
          </table:table-cell>
          <table:table-cell office:value-type="float" office:value="115875" calcext:value-type="float">
            <text:p>115875</text:p>
          </table:table-cell>
          <table:table-cell office:value-type="float" office:value="89512.5" calcext:value-type="float">
            <text:p>89512.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120563" calcext:value-type="float">
            <text:p>120563</text:p>
          </table:table-cell>
          <table:table-cell office:value-type="float" office:value="115275" calcext:value-type="float">
            <text:p>115275</text:p>
          </table:table-cell>
          <table:table-cell office:value-type="float" office:value="89637.5" calcext:value-type="float">
            <text:p>89637.5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119972" calcext:value-type="float">
            <text:p>119972</text:p>
          </table:table-cell>
          <table:table-cell office:value-type="float" office:value="114237.5" calcext:value-type="float">
            <text:p>114237.5</text:p>
          </table:table-cell>
          <table:table-cell office:value-type="float" office:value="89650" calcext:value-type="float">
            <text:p>89650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119582.5" calcext:value-type="float">
            <text:p>119582.5</text:p>
          </table:table-cell>
          <table:table-cell office:value-type="float" office:value="113725" calcext:value-type="float">
            <text:p>113725</text:p>
          </table:table-cell>
          <table:table-cell office:value-type="float" office:value="89512.5" calcext:value-type="float">
            <text:p>89512.5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119799.5" calcext:value-type="float">
            <text:p>119799.5</text:p>
          </table:table-cell>
          <table:table-cell office:value-type="float" office:value="113075" calcext:value-type="float">
            <text:p>113075</text:p>
          </table:table-cell>
          <table:table-cell office:value-type="float" office:value="89887.5" calcext:value-type="float">
            <text:p>89887.5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120927.5" calcext:value-type="float">
            <text:p>120927.5</text:p>
          </table:table-cell>
          <table:table-cell office:value-type="float" office:value="113525" calcext:value-type="float">
            <text:p>113525</text:p>
          </table:table-cell>
          <table:table-cell office:value-type="float" office:value="90125" calcext:value-type="float">
            <text:p>901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121357" calcext:value-type="float">
            <text:p>121357</text:p>
          </table:table-cell>
          <table:table-cell office:value-type="float" office:value="113700" calcext:value-type="float">
            <text:p>113700</text:p>
          </table:table-cell>
          <table:table-cell office:value-type="float" office:value="90450" calcext:value-type="float">
            <text:p>90450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121129" calcext:value-type="float">
            <text:p>121129</text:p>
          </table:table-cell>
          <table:table-cell office:value-type="float" office:value="113387.5" calcext:value-type="float">
            <text:p>113387.5</text:p>
          </table:table-cell>
          <table:table-cell office:value-type="float" office:value="90237.5" calcext:value-type="float">
            <text:p>90237.5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121079.5" calcext:value-type="float">
            <text:p>121079.5</text:p>
          </table:table-cell>
          <table:table-cell office:value-type="float" office:value="113287.5" calcext:value-type="float">
            <text:p>113287.5</text:p>
          </table:table-cell>
          <table:table-cell office:value-type="float" office:value="90587.5" calcext:value-type="float">
            <text:p>90587.5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120421" calcext:value-type="float">
            <text:p>120421</text:p>
          </table:table-cell>
          <table:table-cell office:value-type="float" office:value="113350" calcext:value-type="float">
            <text:p>113350</text:p>
          </table:table-cell>
          <table:table-cell office:value-type="float" office:value="90612.5" calcext:value-type="float">
            <text:p>90612.5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120033.5" calcext:value-type="float">
            <text:p>120033.5</text:p>
          </table:table-cell>
          <table:table-cell office:value-type="float" office:value="113037.5" calcext:value-type="float">
            <text:p>113037.5</text:p>
          </table:table-cell>
          <table:table-cell office:value-type="float" office:value="90250" calcext:value-type="float">
            <text:p>9025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20097" calcext:value-type="float">
            <text:p>120097</text:p>
          </table:table-cell>
          <table:table-cell office:value-type="float" office:value="113612.5" calcext:value-type="float">
            <text:p>113612.5</text:p>
          </table:table-cell>
          <table:table-cell office:value-type="float" office:value="90137.5" calcext:value-type="float">
            <text:p>90137.5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120209.5" calcext:value-type="float">
            <text:p>120209.5</text:p>
          </table:table-cell>
          <table:table-cell office:value-type="float" office:value="113287.5" calcext:value-type="float">
            <text:p>113287.5</text:p>
          </table:table-cell>
          <table:table-cell office:value-type="float" office:value="89850" calcext:value-type="float">
            <text:p>89850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120079.5" calcext:value-type="float">
            <text:p>120079.5</text:p>
          </table:table-cell>
          <table:table-cell office:value-type="float" office:value="112175" calcext:value-type="float">
            <text:p>112175</text:p>
          </table:table-cell>
          <table:table-cell office:value-type="float" office:value="89850" calcext:value-type="float">
            <text:p>89850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120557" calcext:value-type="float">
            <text:p>120557</text:p>
          </table:table-cell>
          <table:table-cell office:value-type="float" office:value="112750" calcext:value-type="float">
            <text:p>112750</text:p>
          </table:table-cell>
          <table:table-cell office:value-type="float" office:value="90012.5" calcext:value-type="float">
            <text:p>90012.5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119992.5" calcext:value-type="float">
            <text:p>119992.5</text:p>
          </table:table-cell>
          <table:table-cell office:value-type="float" office:value="111812.5" calcext:value-type="float">
            <text:p>111812.5</text:p>
          </table:table-cell>
          <table:table-cell office:value-type="float" office:value="89462.5" calcext:value-type="float">
            <text:p>89462.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119638" calcext:value-type="float">
            <text:p>119638</text:p>
          </table:table-cell>
          <table:table-cell office:value-type="float" office:value="113187.5" calcext:value-type="float">
            <text:p>113187.5</text:p>
          </table:table-cell>
          <table:table-cell office:value-type="float" office:value="89412.5" calcext:value-type="float">
            <text:p>89412.5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20549" calcext:value-type="float">
            <text:p>120549</text:p>
          </table:table-cell>
          <table:table-cell office:value-type="float" office:value="111337.5" calcext:value-type="float">
            <text:p>111337.5</text:p>
          </table:table-cell>
          <table:table-cell office:value-type="float" office:value="89350" calcext:value-type="float">
            <text:p>89350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120716" calcext:value-type="float">
            <text:p>120716</text:p>
          </table:table-cell>
          <table:table-cell office:value-type="float" office:value="111037.5" calcext:value-type="float">
            <text:p>111037.5</text:p>
          </table:table-cell>
          <table:table-cell office:value-type="float" office:value="89575" calcext:value-type="float">
            <text:p>89575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120978.5" calcext:value-type="float">
            <text:p>120978.5</text:p>
          </table:table-cell>
          <table:table-cell office:value-type="float" office:value="111612.5" calcext:value-type="float">
            <text:p>111612.5</text:p>
          </table:table-cell>
          <table:table-cell office:value-type="float" office:value="89787.5" calcext:value-type="float">
            <text:p>89787.5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121911.5" calcext:value-type="float">
            <text:p>121911.5</text:p>
          </table:table-cell>
          <table:table-cell office:value-type="float" office:value="112212.5" calcext:value-type="float">
            <text:p>112212.5</text:p>
          </table:table-cell>
          <table:table-cell office:value-type="float" office:value="89850" calcext:value-type="float">
            <text:p>89850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22128.5" calcext:value-type="float">
            <text:p>122128.5</text:p>
          </table:table-cell>
          <table:table-cell office:value-type="float" office:value="112550" calcext:value-type="float">
            <text:p>112550</text:p>
          </table:table-cell>
          <table:table-cell office:value-type="float" office:value="89487.5" calcext:value-type="float">
            <text:p>89487.5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122179" calcext:value-type="float">
            <text:p>122179</text:p>
          </table:table-cell>
          <table:table-cell office:value-type="float" office:value="113112.5" calcext:value-type="float">
            <text:p>113112.5</text:p>
          </table:table-cell>
          <table:table-cell office:value-type="float" office:value="90050" calcext:value-type="float">
            <text:p>90050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121523.5" calcext:value-type="float">
            <text:p>121523.5</text:p>
          </table:table-cell>
          <table:table-cell office:value-type="float" office:value="113162.5" calcext:value-type="float">
            <text:p>113162.5</text:p>
          </table:table-cell>
          <table:table-cell office:value-type="float" office:value="90325" calcext:value-type="float">
            <text:p>90325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121263" calcext:value-type="float">
            <text:p>121263</text:p>
          </table:table-cell>
          <table:table-cell office:value-type="float" office:value="113550" calcext:value-type="float">
            <text:p>113550</text:p>
          </table:table-cell>
          <table:table-cell office:value-type="float" office:value="89950" calcext:value-type="float">
            <text:p>89950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121174.5" calcext:value-type="float">
            <text:p>121174.5</text:p>
          </table:table-cell>
          <table:table-cell office:value-type="float" office:value="113175" calcext:value-type="float">
            <text:p>113175</text:p>
          </table:table-cell>
          <table:table-cell office:value-type="float" office:value="89925" calcext:value-type="float">
            <text:p>899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120997.5" calcext:value-type="float">
            <text:p>120997.5</text:p>
          </table:table-cell>
          <table:table-cell office:value-type="float" office:value="113087.5" calcext:value-type="float">
            <text:p>113087.5</text:p>
          </table:table-cell>
          <table:table-cell office:value-type="float" office:value="90037.5" calcext:value-type="float">
            <text:p>90037.5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120960" calcext:value-type="float">
            <text:p>120960</text:p>
          </table:table-cell>
          <table:table-cell office:value-type="float" office:value="113262.5" calcext:value-type="float">
            <text:p>113262.5</text:p>
          </table:table-cell>
          <table:table-cell office:value-type="float" office:value="90162.5" calcext:value-type="float">
            <text:p>90162.5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121079.5" calcext:value-type="float">
            <text:p>121079.5</text:p>
          </table:table-cell>
          <table:table-cell office:value-type="float" office:value="113587.5" calcext:value-type="float">
            <text:p>113587.5</text:p>
          </table:table-cell>
          <table:table-cell office:value-type="float" office:value="90387.5" calcext:value-type="float">
            <text:p>90387.5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119779" calcext:value-type="float">
            <text:p>119779</text:p>
          </table:table-cell>
          <table:table-cell office:value-type="float" office:value="113250" calcext:value-type="float">
            <text:p>113250</text:p>
          </table:table-cell>
          <table:table-cell office:value-type="float" office:value="89525" calcext:value-type="float">
            <text:p>89525</text:p>
          </table:table-cell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122056.5" calcext:value-type="float">
            <text:p>122056.5</text:p>
          </table:table-cell>
          <table:table-cell office:value-type="float" office:value="112350" calcext:value-type="float">
            <text:p>112350</text:p>
          </table:table-cell>
          <table:table-cell office:value-type="float" office:value="89675" calcext:value-type="float">
            <text:p>8967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122167.5" calcext:value-type="float">
            <text:p>122167.5</text:p>
          </table:table-cell>
          <table:table-cell office:value-type="float" office:value="112487.5" calcext:value-type="float">
            <text:p>112487.5</text:p>
          </table:table-cell>
          <table:table-cell office:value-type="float" office:value="89400" calcext:value-type="float">
            <text:p>89400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122362.5" calcext:value-type="float">
            <text:p>122362.5</text:p>
          </table:table-cell>
          <table:table-cell office:value-type="float" office:value="112087.5" calcext:value-type="float">
            <text:p>112087.5</text:p>
          </table:table-cell>
          <table:table-cell office:value-type="float" office:value="89337.5" calcext:value-type="float">
            <text:p>89337.5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122191" calcext:value-type="float">
            <text:p>122191</text:p>
          </table:table-cell>
          <table:table-cell office:value-type="float" office:value="111550" calcext:value-type="float">
            <text:p>111550</text:p>
          </table:table-cell>
          <table:table-cell office:value-type="float" office:value="89362.5" calcext:value-type="float">
            <text:p>89362.5</text:p>
          </table:table-cell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122513.5" calcext:value-type="float">
            <text:p>122513.5</text:p>
          </table:table-cell>
          <table:table-cell office:value-type="float" office:value="112387.5" calcext:value-type="float">
            <text:p>112387.5</text:p>
          </table:table-cell>
          <table:table-cell office:value-type="float" office:value="90112.5" calcext:value-type="float">
            <text:p>90112.5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122066" calcext:value-type="float">
            <text:p>122066</text:p>
          </table:table-cell>
          <table:table-cell office:value-type="float" office:value="111462.5" calcext:value-type="float">
            <text:p>111462.5</text:p>
          </table:table-cell>
          <table:table-cell office:value-type="float" office:value="90362.5" calcext:value-type="float">
            <text:p>90362.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22538.5" calcext:value-type="float">
            <text:p>122538.5</text:p>
          </table:table-cell>
          <table:table-cell office:value-type="float" office:value="112737.5" calcext:value-type="float">
            <text:p>112737.5</text:p>
          </table:table-cell>
          <table:table-cell office:value-type="float" office:value="90125" calcext:value-type="float">
            <text:p>90125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122869" calcext:value-type="float">
            <text:p>122869</text:p>
          </table:table-cell>
          <table:table-cell office:value-type="float" office:value="112275" calcext:value-type="float">
            <text:p>112275</text:p>
          </table:table-cell>
          <table:table-cell office:value-type="float" office:value="89975" calcext:value-type="float">
            <text:p>89975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122423.5" calcext:value-type="float">
            <text:p>122423.5</text:p>
          </table:table-cell>
          <table:table-cell office:value-type="float" office:value="112537.5" calcext:value-type="float">
            <text:p>112537.5</text:p>
          </table:table-cell>
          <table:table-cell office:value-type="float" office:value="89925" calcext:value-type="float">
            <text:p>89925</text:p>
          </table:table-cell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122488.5" calcext:value-type="float">
            <text:p>122488.5</text:p>
          </table:table-cell>
          <table:table-cell office:value-type="float" office:value="112312.5" calcext:value-type="float">
            <text:p>112312.5</text:p>
          </table:table-cell>
          <table:table-cell office:value-type="float" office:value="90050" calcext:value-type="float">
            <text:p>90050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122063.5" calcext:value-type="float">
            <text:p>122063.5</text:p>
          </table:table-cell>
          <table:table-cell office:value-type="float" office:value="112337.5" calcext:value-type="float">
            <text:p>112337.5</text:p>
          </table:table-cell>
          <table:table-cell office:value-type="float" office:value="89887.5" calcext:value-type="float">
            <text:p>89887.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122338.5" calcext:value-type="float">
            <text:p>122338.5</text:p>
          </table:table-cell>
          <table:table-cell office:value-type="float" office:value="112512.5" calcext:value-type="float">
            <text:p>112512.5</text:p>
          </table:table-cell>
          <table:table-cell office:value-type="float" office:value="90387.5" calcext:value-type="float">
            <text:p>90387.5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122102" calcext:value-type="float">
            <text:p>122102</text:p>
          </table:table-cell>
          <table:table-cell office:value-type="float" office:value="113137.5" calcext:value-type="float">
            <text:p>113137.5</text:p>
          </table:table-cell>
          <table:table-cell office:value-type="float" office:value="90487.5" calcext:value-type="float">
            <text:p>90487.5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122204.5" calcext:value-type="float">
            <text:p>122204.5</text:p>
          </table:table-cell>
          <table:table-cell office:value-type="float" office:value="112937.5" calcext:value-type="float">
            <text:p>112937.5</text:p>
          </table:table-cell>
          <table:table-cell office:value-type="float" office:value="90462.5" calcext:value-type="float">
            <text:p>90462.5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120896" calcext:value-type="float">
            <text:p>120896</text:p>
          </table:table-cell>
          <table:table-cell office:value-type="float" office:value="112550" calcext:value-type="float">
            <text:p>112550</text:p>
          </table:table-cell>
          <table:table-cell office:value-type="float" office:value="90037.5" calcext:value-type="float">
            <text:p>90037.5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120804" calcext:value-type="float">
            <text:p>120804</text:p>
          </table:table-cell>
          <table:table-cell office:value-type="float" office:value="112887.5" calcext:value-type="float">
            <text:p>112887.5</text:p>
          </table:table-cell>
          <table:table-cell office:value-type="float" office:value="90137.5" calcext:value-type="float">
            <text:p>90137.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120950.5" calcext:value-type="float">
            <text:p>120950.5</text:p>
          </table:table-cell>
          <table:table-cell office:value-type="float" office:value="112900" calcext:value-type="float">
            <text:p>112900</text:p>
          </table:table-cell>
          <table:table-cell office:value-type="float" office:value="90237.5" calcext:value-type="float">
            <text:p>90237.5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120144" calcext:value-type="float">
            <text:p>120144</text:p>
          </table:table-cell>
          <table:table-cell office:value-type="float" office:value="112975" calcext:value-type="float">
            <text:p>112975</text:p>
          </table:table-cell>
          <table:table-cell office:value-type="float" office:value="90250" calcext:value-type="float">
            <text:p>90250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119402.5" calcext:value-type="float">
            <text:p>119402.5</text:p>
          </table:table-cell>
          <table:table-cell office:value-type="float" office:value="113750" calcext:value-type="float">
            <text:p>113750</text:p>
          </table:table-cell>
          <table:table-cell office:value-type="float" office:value="89687.5" calcext:value-type="float">
            <text:p>89687.5</text:p>
          </table:table-cell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118785.5" calcext:value-type="float">
            <text:p>118785.5</text:p>
          </table:table-cell>
          <table:table-cell office:value-type="float" office:value="114475" calcext:value-type="float">
            <text:p>114475</text:p>
          </table:table-cell>
          <table:table-cell office:value-type="float" office:value="89775" calcext:value-type="float">
            <text:p>89775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119147.5" calcext:value-type="float">
            <text:p>119147.5</text:p>
          </table:table-cell>
          <table:table-cell office:value-type="float" office:value="114250" calcext:value-type="float">
            <text:p>114250</text:p>
          </table:table-cell>
          <table:table-cell office:value-type="float" office:value="90050" calcext:value-type="float">
            <text:p>90050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119603.5" calcext:value-type="float">
            <text:p>119603.5</text:p>
          </table:table-cell>
          <table:table-cell office:value-type="float" office:value="114362.5" calcext:value-type="float">
            <text:p>114362.5</text:p>
          </table:table-cell>
          <table:table-cell office:value-type="float" office:value="90375" calcext:value-type="float">
            <text:p>90375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120011.5" calcext:value-type="float">
            <text:p>120011.5</text:p>
          </table:table-cell>
          <table:table-cell office:value-type="float" office:value="115262.5" calcext:value-type="float">
            <text:p>115262.5</text:p>
          </table:table-cell>
          <table:table-cell office:value-type="float" office:value="90500" calcext:value-type="float">
            <text:p>905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20103" calcext:value-type="float">
            <text:p>120103</text:p>
          </table:table-cell>
          <table:table-cell office:value-type="float" office:value="114925" calcext:value-type="float">
            <text:p>114925</text:p>
          </table:table-cell>
          <table:table-cell office:value-type="float" office:value="90825" calcext:value-type="float">
            <text:p>90825</text:p>
          </table:table-cell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120865" calcext:value-type="float">
            <text:p>120865</text:p>
          </table:table-cell>
          <table:table-cell office:value-type="float" office:value="115487.5" calcext:value-type="float">
            <text:p>115487.5</text:p>
          </table:table-cell>
          <table:table-cell office:value-type="float" office:value="91187.5" calcext:value-type="float">
            <text:p>91187.5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121394.5" calcext:value-type="float">
            <text:p>121394.5</text:p>
          </table:table-cell>
          <table:table-cell office:value-type="float" office:value="115862.5" calcext:value-type="float">
            <text:p>115862.5</text:p>
          </table:table-cell>
          <table:table-cell office:value-type="float" office:value="91337.5" calcext:value-type="float">
            <text:p>91337.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121444.5" calcext:value-type="float">
            <text:p>121444.5</text:p>
          </table:table-cell>
          <table:table-cell office:value-type="float" office:value="116000" calcext:value-type="float">
            <text:p>116000</text:p>
          </table:table-cell>
          <table:table-cell office:value-type="float" office:value="91175" calcext:value-type="float">
            <text:p>91175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123291.5" calcext:value-type="float">
            <text:p>123291.5</text:p>
          </table:table-cell>
          <table:table-cell office:value-type="float" office:value="116625" calcext:value-type="float">
            <text:p>116625</text:p>
          </table:table-cell>
          <table:table-cell office:value-type="float" office:value="91300" calcext:value-type="float">
            <text:p>91300</text:p>
          </table:table-cell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122209.5" calcext:value-type="float">
            <text:p>122209.5</text:p>
          </table:table-cell>
          <table:table-cell office:value-type="float" office:value="115962.5" calcext:value-type="float">
            <text:p>115962.5</text:p>
          </table:table-cell>
          <table:table-cell office:value-type="float" office:value="90800" calcext:value-type="float">
            <text:p>90800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122302" calcext:value-type="float">
            <text:p>122302</text:p>
          </table:table-cell>
          <table:table-cell office:value-type="float" office:value="115337.5" calcext:value-type="float">
            <text:p>115337.5</text:p>
          </table:table-cell>
          <table:table-cell office:value-type="float" office:value="90600" calcext:value-type="float">
            <text:p>90600</text:p>
          </table:table-cell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122282" calcext:value-type="float">
            <text:p>122282</text:p>
          </table:table-cell>
          <table:table-cell office:value-type="float" office:value="115725" calcext:value-type="float">
            <text:p>115725</text:p>
          </table:table-cell>
          <table:table-cell office:value-type="float" office:value="90537.5" calcext:value-type="float">
            <text:p>90537.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22148.5" calcext:value-type="float">
            <text:p>122148.5</text:p>
          </table:table-cell>
          <table:table-cell office:value-type="float" office:value="116325" calcext:value-type="float">
            <text:p>116325</text:p>
          </table:table-cell>
          <table:table-cell office:value-type="float" office:value="90850" calcext:value-type="float">
            <text:p>90850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121973.5" calcext:value-type="float">
            <text:p>121973.5</text:p>
          </table:table-cell>
          <table:table-cell office:value-type="float" office:value="116437.5" calcext:value-type="float">
            <text:p>116437.5</text:p>
          </table:table-cell>
          <table:table-cell office:value-type="float" office:value="91112.5" calcext:value-type="float">
            <text:p>91112.5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122748.5" calcext:value-type="float">
            <text:p>122748.5</text:p>
          </table:table-cell>
          <table:table-cell office:value-type="float" office:value="117237.5" calcext:value-type="float">
            <text:p>117237.5</text:p>
          </table:table-cell>
          <table:table-cell office:value-type="float" office:value="91450" calcext:value-type="float">
            <text:p>91450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123165" calcext:value-type="float">
            <text:p>123165</text:p>
          </table:table-cell>
          <table:table-cell office:value-type="float" office:value="117387.5" calcext:value-type="float">
            <text:p>117387.5</text:p>
          </table:table-cell>
          <table:table-cell office:value-type="float" office:value="91075" calcext:value-type="float">
            <text:p>91075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123127.5" calcext:value-type="float">
            <text:p>123127.5</text:p>
          </table:table-cell>
          <table:table-cell office:value-type="float" office:value="117587.5" calcext:value-type="float">
            <text:p>117587.5</text:p>
          </table:table-cell>
          <table:table-cell office:value-type="float" office:value="90937.5" calcext:value-type="float">
            <text:p>90937.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124009" calcext:value-type="float">
            <text:p>124009</text:p>
          </table:table-cell>
          <table:table-cell office:value-type="float" office:value="118700" calcext:value-type="float">
            <text:p>118700</text:p>
          </table:table-cell>
          <table:table-cell office:value-type="float" office:value="90862.5" calcext:value-type="float">
            <text:p>90862.5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123524" calcext:value-type="float">
            <text:p>123524</text:p>
          </table:table-cell>
          <table:table-cell office:value-type="float" office:value="119012.5" calcext:value-type="float">
            <text:p>119012.5</text:p>
          </table:table-cell>
          <table:table-cell office:value-type="float" office:value="90387.5" calcext:value-type="float">
            <text:p>90387.5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123686.5" calcext:value-type="float">
            <text:p>123686.5</text:p>
          </table:table-cell>
          <table:table-cell office:value-type="float" office:value="118875" calcext:value-type="float">
            <text:p>118875</text:p>
          </table:table-cell>
          <table:table-cell office:value-type="float" office:value="90362.5" calcext:value-type="float">
            <text:p>90362.5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123844" calcext:value-type="float">
            <text:p>123844</text:p>
          </table:table-cell>
          <table:table-cell office:value-type="float" office:value="119337.5" calcext:value-type="float">
            <text:p>119337.5</text:p>
          </table:table-cell>
          <table:table-cell office:value-type="float" office:value="90362.5" calcext:value-type="float">
            <text:p>90362.5</text:p>
          </table:table-cell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124001.5" calcext:value-type="float">
            <text:p>124001.5</text:p>
          </table:table-cell>
          <table:table-cell office:value-type="float" office:value="120687.5" calcext:value-type="float">
            <text:p>120687.5</text:p>
          </table:table-cell>
          <table:table-cell office:value-type="float" office:value="90575" calcext:value-type="float">
            <text:p>9057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123747" calcext:value-type="float">
            <text:p>123747</text:p>
          </table:table-cell>
          <table:table-cell office:value-type="float" office:value="119687.5" calcext:value-type="float">
            <text:p>119687.5</text:p>
          </table:table-cell>
          <table:table-cell office:value-type="float" office:value="90450" calcext:value-type="float">
            <text:p>90450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123639" calcext:value-type="float">
            <text:p>123639</text:p>
          </table:table-cell>
          <table:table-cell office:value-type="float" office:value="119525" calcext:value-type="float">
            <text:p>119525</text:p>
          </table:table-cell>
          <table:table-cell office:value-type="float" office:value="90375" calcext:value-type="float">
            <text:p>90375</text:p>
          </table:table-cell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123163.5" calcext:value-type="float">
            <text:p>123163.5</text:p>
          </table:table-cell>
          <table:table-cell office:value-type="float" office:value="118562.5" calcext:value-type="float">
            <text:p>118562.5</text:p>
          </table:table-cell>
          <table:table-cell office:value-type="float" office:value="90162.5" calcext:value-type="float">
            <text:p>90162.5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122947.5" calcext:value-type="float">
            <text:p>122947.5</text:p>
          </table:table-cell>
          <table:table-cell office:value-type="float" office:value="117237.5" calcext:value-type="float">
            <text:p>117237.5</text:p>
          </table:table-cell>
          <table:table-cell office:value-type="float" office:value="89775" calcext:value-type="float">
            <text:p>89775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123065.5" calcext:value-type="float">
            <text:p>123065.5</text:p>
          </table:table-cell>
          <table:table-cell office:value-type="float" office:value="117025" calcext:value-type="float">
            <text:p>117025</text:p>
          </table:table-cell>
          <table:table-cell office:value-type="float" office:value="89800" calcext:value-type="float">
            <text:p>89800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123378" calcext:value-type="float">
            <text:p>123378</text:p>
          </table:table-cell>
          <table:table-cell office:value-type="float" office:value="117337.5" calcext:value-type="float">
            <text:p>117337.5</text:p>
          </table:table-cell>
          <table:table-cell office:value-type="float" office:value="90075" calcext:value-type="float">
            <text:p>90075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123953" calcext:value-type="float">
            <text:p>123953</text:p>
          </table:table-cell>
          <table:table-cell office:value-type="float" office:value="117750" calcext:value-type="float">
            <text:p>117750</text:p>
          </table:table-cell>
          <table:table-cell office:value-type="float" office:value="90312.5" calcext:value-type="float">
            <text:p>90312.5</text:p>
          </table:table-cell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124342" calcext:value-type="float">
            <text:p>124342</text:p>
          </table:table-cell>
          <table:table-cell office:value-type="float" office:value="118350" calcext:value-type="float">
            <text:p>118350</text:p>
          </table:table-cell>
          <table:table-cell office:value-type="float" office:value="90712.5" calcext:value-type="float">
            <text:p>90712.5</text:p>
          </table:table-cell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123222.5" calcext:value-type="float">
            <text:p>123222.5</text:p>
          </table:table-cell>
          <table:table-cell office:value-type="float" office:value="119075" calcext:value-type="float">
            <text:p>119075</text:p>
          </table:table-cell>
          <table:table-cell office:value-type="float" office:value="90775" calcext:value-type="float">
            <text:p>90775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122843.5" calcext:value-type="float">
            <text:p>122843.5</text:p>
          </table:table-cell>
          <table:table-cell office:value-type="float" office:value="119550" calcext:value-type="float">
            <text:p>119550</text:p>
          </table:table-cell>
          <table:table-cell office:value-type="float" office:value="90275" calcext:value-type="float">
            <text:p>9027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122818.5" calcext:value-type="float">
            <text:p>122818.5</text:p>
          </table:table-cell>
          <table:table-cell office:value-type="float" office:value="120250" calcext:value-type="float">
            <text:p>120250</text:p>
          </table:table-cell>
          <table:table-cell office:value-type="float" office:value="90187.5" calcext:value-type="float">
            <text:p>90187.5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123650.5" calcext:value-type="float">
            <text:p>123650.5</text:p>
          </table:table-cell>
          <table:table-cell office:value-type="float" office:value="119962.5" calcext:value-type="float">
            <text:p>119962.5</text:p>
          </table:table-cell>
          <table:table-cell office:value-type="float" office:value="90437.5" calcext:value-type="float">
            <text:p>90437.5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123169.5" calcext:value-type="float">
            <text:p>123169.5</text:p>
          </table:table-cell>
          <table:table-cell office:value-type="float" office:value="120337.5" calcext:value-type="float">
            <text:p>120337.5</text:p>
          </table:table-cell>
          <table:table-cell office:value-type="float" office:value="90237.5" calcext:value-type="float">
            <text:p>90237.5</text:p>
          </table:table-cell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122857" calcext:value-type="float">
            <text:p>122857</text:p>
          </table:table-cell>
          <table:table-cell office:value-type="float" office:value="120662.5" calcext:value-type="float">
            <text:p>120662.5</text:p>
          </table:table-cell>
          <table:table-cell office:value-type="float" office:value="90025" calcext:value-type="float">
            <text:p>90025</text:p>
          </table:table-cell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122644.5" calcext:value-type="float">
            <text:p>122644.5</text:p>
          </table:table-cell>
          <table:table-cell office:value-type="float" office:value="119987.5" calcext:value-type="float">
            <text:p>119987.5</text:p>
          </table:table-cell>
          <table:table-cell office:value-type="float" office:value="89525" calcext:value-type="float">
            <text:p>895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122448" calcext:value-type="float">
            <text:p>122448</text:p>
          </table:table-cell>
          <table:table-cell office:value-type="float" office:value="120437.5" calcext:value-type="float">
            <text:p>120437.5</text:p>
          </table:table-cell>
          <table:table-cell office:value-type="float" office:value="90137.5" calcext:value-type="float">
            <text:p>90137.5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122575" calcext:value-type="float">
            <text:p>122575</text:p>
          </table:table-cell>
          <table:table-cell office:value-type="float" office:value="120862.5" calcext:value-type="float">
            <text:p>120862.5</text:p>
          </table:table-cell>
          <table:table-cell office:value-type="float" office:value="90412.5" calcext:value-type="float">
            <text:p>90412.5</text:p>
          </table:table-cell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123222.5" calcext:value-type="float">
            <text:p>123222.5</text:p>
          </table:table-cell>
          <table:table-cell office:value-type="float" office:value="120812.5" calcext:value-type="float">
            <text:p>120812.5</text:p>
          </table:table-cell>
          <table:table-cell office:value-type="float" office:value="90387.5" calcext:value-type="float">
            <text:p>90387.5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25081.5" calcext:value-type="float">
            <text:p>125081.5</text:p>
          </table:table-cell>
          <table:table-cell office:value-type="float" office:value="122262.5" calcext:value-type="float">
            <text:p>122262.5</text:p>
          </table:table-cell>
          <table:table-cell office:value-type="float" office:value="90600" calcext:value-type="float">
            <text:p>90600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125729.5" calcext:value-type="float">
            <text:p>125729.5</text:p>
          </table:table-cell>
          <table:table-cell office:value-type="float" office:value="121287.5" calcext:value-type="float">
            <text:p>121287.5</text:p>
          </table:table-cell>
          <table:table-cell office:value-type="float" office:value="90625" calcext:value-type="float">
            <text:p>906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125030" calcext:value-type="float">
            <text:p>125030</text:p>
          </table:table-cell>
          <table:table-cell office:value-type="float" office:value="120425" calcext:value-type="float">
            <text:p>120425</text:p>
          </table:table-cell>
          <table:table-cell office:value-type="float" office:value="90475" calcext:value-type="float">
            <text:p>90475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125328" calcext:value-type="float">
            <text:p>125328</text:p>
          </table:table-cell>
          <table:table-cell office:value-type="float" office:value="123025" calcext:value-type="float">
            <text:p>123025</text:p>
          </table:table-cell>
          <table:table-cell office:value-type="float" office:value="90550" calcext:value-type="float">
            <text:p>90550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125178" calcext:value-type="float">
            <text:p>125178</text:p>
          </table:table-cell>
          <table:table-cell office:value-type="float" office:value="122375" calcext:value-type="float">
            <text:p>122375</text:p>
          </table:table-cell>
          <table:table-cell office:value-type="float" office:value="90612.5" calcext:value-type="float">
            <text:p>90612.5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125797" calcext:value-type="float">
            <text:p>125797</text:p>
          </table:table-cell>
          <table:table-cell office:value-type="float" office:value="122900" calcext:value-type="float">
            <text:p>122900</text:p>
          </table:table-cell>
          <table:table-cell office:value-type="float" office:value="91200" calcext:value-type="float">
            <text:p>91200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125851" calcext:value-type="float">
            <text:p>125851</text:p>
          </table:table-cell>
          <table:table-cell office:value-type="float" office:value="122812.5" calcext:value-type="float">
            <text:p>122812.5</text:p>
          </table:table-cell>
          <table:table-cell office:value-type="float" office:value="91125" calcext:value-type="float">
            <text:p>9112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125975" calcext:value-type="float">
            <text:p>125975</text:p>
          </table:table-cell>
          <table:table-cell office:value-type="float" office:value="123212.5" calcext:value-type="float">
            <text:p>123212.5</text:p>
          </table:table-cell>
          <table:table-cell office:value-type="float" office:value="90887.5" calcext:value-type="float">
            <text:p>90887.5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125907" calcext:value-type="float">
            <text:p>125907</text:p>
          </table:table-cell>
          <table:table-cell office:value-type="float" office:value="123475" calcext:value-type="float">
            <text:p>123475</text:p>
          </table:table-cell>
          <table:table-cell office:value-type="float" office:value="91087.5" calcext:value-type="float">
            <text:p>91087.5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125402.5" calcext:value-type="float">
            <text:p>125402.5</text:p>
          </table:table-cell>
          <table:table-cell office:value-type="float" office:value="124537.5" calcext:value-type="float">
            <text:p>124537.5</text:p>
          </table:table-cell>
          <table:table-cell office:value-type="float" office:value="90925" calcext:value-type="float">
            <text:p>90925</text:p>
          </table:table-cell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125682" calcext:value-type="float">
            <text:p>125682</text:p>
          </table:table-cell>
          <table:table-cell office:value-type="float" office:value="124550" calcext:value-type="float">
            <text:p>124550</text:p>
          </table:table-cell>
          <table:table-cell office:value-type="float" office:value="90987.5" calcext:value-type="float">
            <text:p>90987.5</text:p>
          </table:table-cell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125788" calcext:value-type="float">
            <text:p>125788</text:p>
          </table:table-cell>
          <table:table-cell office:value-type="float" office:value="124300" calcext:value-type="float">
            <text:p>124300</text:p>
          </table:table-cell>
          <table:table-cell office:value-type="float" office:value="91550" calcext:value-type="float">
            <text:p>91550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125826" calcext:value-type="float">
            <text:p>125826</text:p>
          </table:table-cell>
          <table:table-cell office:value-type="float" office:value="125362.5" calcext:value-type="float">
            <text:p>125362.5</text:p>
          </table:table-cell>
          <table:table-cell office:value-type="float" office:value="91312.5" calcext:value-type="float">
            <text:p>91312.5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125113" calcext:value-type="float">
            <text:p>125113</text:p>
          </table:table-cell>
          <table:table-cell office:value-type="float" office:value="123712.5" calcext:value-type="float">
            <text:p>123712.5</text:p>
          </table:table-cell>
          <table:table-cell office:value-type="float" office:value="91050" calcext:value-type="float">
            <text:p>91050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125058" calcext:value-type="float">
            <text:p>125058</text:p>
          </table:table-cell>
          <table:table-cell office:value-type="float" office:value="123237.5" calcext:value-type="float">
            <text:p>123237.5</text:p>
          </table:table-cell>
          <table:table-cell office:value-type="float" office:value="90975" calcext:value-type="float">
            <text:p>90975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125542.5" calcext:value-type="float">
            <text:p>125542.5</text:p>
          </table:table-cell>
          <table:table-cell office:value-type="float" office:value="124525" calcext:value-type="float">
            <text:p>124525</text:p>
          </table:table-cell>
          <table:table-cell office:value-type="float" office:value="91312.5" calcext:value-type="float">
            <text:p>91312.5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126006" calcext:value-type="float">
            <text:p>126006</text:p>
          </table:table-cell>
          <table:table-cell office:value-type="float" office:value="124162.5" calcext:value-type="float">
            <text:p>124162.5</text:p>
          </table:table-cell>
          <table:table-cell office:value-type="float" office:value="91425" calcext:value-type="float">
            <text:p>914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126476" calcext:value-type="float">
            <text:p>126476</text:p>
          </table:table-cell>
          <table:table-cell office:value-type="float" office:value="124825" calcext:value-type="float">
            <text:p>124825</text:p>
          </table:table-cell>
          <table:table-cell office:value-type="float" office:value="91387.5" calcext:value-type="float">
            <text:p>91387.5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127169.5" calcext:value-type="float">
            <text:p>127169.5</text:p>
          </table:table-cell>
          <table:table-cell office:value-type="float" office:value="124100" calcext:value-type="float">
            <text:p>124100</text:p>
          </table:table-cell>
          <table:table-cell office:value-type="float" office:value="91725" calcext:value-type="float">
            <text:p>91725</text:p>
          </table:table-cell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126617" calcext:value-type="float">
            <text:p>126617</text:p>
          </table:table-cell>
          <table:table-cell office:value-type="float" office:value="123400" calcext:value-type="float">
            <text:p>123400</text:p>
          </table:table-cell>
          <table:table-cell office:value-type="float" office:value="92062.5" calcext:value-type="float">
            <text:p>92062.5</text:p>
          </table:table-cell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125787.5" calcext:value-type="float">
            <text:p>125787.5</text:p>
          </table:table-cell>
          <table:table-cell office:value-type="float" office:value="123275" calcext:value-type="float">
            <text:p>123275</text:p>
          </table:table-cell>
          <table:table-cell office:value-type="float" office:value="92512.5" calcext:value-type="float">
            <text:p>92512.5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125787.5" calcext:value-type="float">
            <text:p>125787.5</text:p>
          </table:table-cell>
          <table:table-cell office:value-type="float" office:value="123300" calcext:value-type="float">
            <text:p>123300</text:p>
          </table:table-cell>
          <table:table-cell office:value-type="float" office:value="92225" calcext:value-type="float">
            <text:p>922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25609" calcext:value-type="float">
            <text:p>125609</text:p>
          </table:table-cell>
          <table:table-cell office:value-type="float" office:value="123600" calcext:value-type="float">
            <text:p>123600</text:p>
          </table:table-cell>
          <table:table-cell office:value-type="float" office:value="92325" calcext:value-type="float">
            <text:p>92325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125638" calcext:value-type="float">
            <text:p>125638</text:p>
          </table:table-cell>
          <table:table-cell office:value-type="float" office:value="124062.5" calcext:value-type="float">
            <text:p>124062.5</text:p>
          </table:table-cell>
          <table:table-cell office:value-type="float" office:value="92712.5" calcext:value-type="float">
            <text:p>92712.5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125417" calcext:value-type="float">
            <text:p>125417</text:p>
          </table:table-cell>
          <table:table-cell office:value-type="float" office:value="125050" calcext:value-type="float">
            <text:p>125050</text:p>
          </table:table-cell>
          <table:table-cell office:value-type="float" office:value="92900" calcext:value-type="float">
            <text:p>92900</text:p>
          </table:table-cell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124976.5" calcext:value-type="float">
            <text:p>124976.5</text:p>
          </table:table-cell>
          <table:table-cell office:value-type="float" office:value="124225" calcext:value-type="float">
            <text:p>124225</text:p>
          </table:table-cell>
          <table:table-cell office:value-type="float" office:value="92775" calcext:value-type="float">
            <text:p>92775</text:p>
          </table:table-cell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126255" calcext:value-type="float">
            <text:p>126255</text:p>
          </table:table-cell>
          <table:table-cell office:value-type="float" office:value="124350" calcext:value-type="float">
            <text:p>124350</text:p>
          </table:table-cell>
          <table:table-cell office:value-type="float" office:value="92800" calcext:value-type="float">
            <text:p>92800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125917.5" calcext:value-type="float">
            <text:p>125917.5</text:p>
          </table:table-cell>
          <table:table-cell office:value-type="float" office:value="124037.5" calcext:value-type="float">
            <text:p>124037.5</text:p>
          </table:table-cell>
          <table:table-cell office:value-type="float" office:value="92637.5" calcext:value-type="float">
            <text:p>92637.5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126216" calcext:value-type="float">
            <text:p>126216</text:p>
          </table:table-cell>
          <table:table-cell office:value-type="float" office:value="123800" calcext:value-type="float">
            <text:p>123800</text:p>
          </table:table-cell>
          <table:table-cell office:value-type="float" office:value="92737.5" calcext:value-type="float">
            <text:p>92737.5</text:p>
          </table:table-cell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126278.5" calcext:value-type="float">
            <text:p>126278.5</text:p>
          </table:table-cell>
          <table:table-cell office:value-type="float" office:value="123925" calcext:value-type="float">
            <text:p>123925</text:p>
          </table:table-cell>
          <table:table-cell office:value-type="float" office:value="92575" calcext:value-type="float">
            <text:p>92575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125265" calcext:value-type="float">
            <text:p>125265</text:p>
          </table:table-cell>
          <table:table-cell office:value-type="float" office:value="124012.5" calcext:value-type="float">
            <text:p>124012.5</text:p>
          </table:table-cell>
          <table:table-cell office:value-type="float" office:value="92437.5" calcext:value-type="float">
            <text:p>92437.5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126287" calcext:value-type="float">
            <text:p>126287</text:p>
          </table:table-cell>
          <table:table-cell office:value-type="float" office:value="123375" calcext:value-type="float">
            <text:p>123375</text:p>
          </table:table-cell>
          <table:table-cell office:value-type="float" office:value="92387.5" calcext:value-type="float">
            <text:p>92387.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128907" calcext:value-type="float">
            <text:p>128907</text:p>
          </table:table-cell>
          <table:table-cell office:value-type="float" office:value="125187.5" calcext:value-type="float">
            <text:p>125187.5</text:p>
          </table:table-cell>
          <table:table-cell office:value-type="float" office:value="92275" calcext:value-type="float">
            <text:p>92275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128865" calcext:value-type="float">
            <text:p>128865</text:p>
          </table:table-cell>
          <table:table-cell office:value-type="float" office:value="124550" calcext:value-type="float">
            <text:p>124550</text:p>
          </table:table-cell>
          <table:table-cell office:value-type="float" office:value="91837.5" calcext:value-type="float">
            <text:p>91837.5</text:p>
          </table:table-cell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130483" calcext:value-type="float">
            <text:p>130483</text:p>
          </table:table-cell>
          <table:table-cell office:value-type="float" office:value="124812.5" calcext:value-type="float">
            <text:p>124812.5</text:p>
          </table:table-cell>
          <table:table-cell office:value-type="float" office:value="91525" calcext:value-type="float">
            <text:p>91525</text:p>
          </table:table-cell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130561.5" calcext:value-type="float">
            <text:p>130561.5</text:p>
          </table:table-cell>
          <table:table-cell office:value-type="float" office:value="124537.5" calcext:value-type="float">
            <text:p>124537.5</text:p>
          </table:table-cell>
          <table:table-cell office:value-type="float" office:value="91837.5" calcext:value-type="float">
            <text:p>91837.5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30919.5" calcext:value-type="float">
            <text:p>130919.5</text:p>
          </table:table-cell>
          <table:table-cell office:value-type="float" office:value="124375" calcext:value-type="float">
            <text:p>124375</text:p>
          </table:table-cell>
          <table:table-cell office:value-type="float" office:value="91837.5" calcext:value-type="float">
            <text:p>91837.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131726.5" calcext:value-type="float">
            <text:p>131726.5</text:p>
          </table:table-cell>
          <table:table-cell office:value-type="float" office:value="123650" calcext:value-type="float">
            <text:p>123650</text:p>
          </table:table-cell>
          <table:table-cell office:value-type="float" office:value="91350" calcext:value-type="float">
            <text:p>91350</text:p>
          </table:table-cell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131118.5" calcext:value-type="float">
            <text:p>131118.5</text:p>
          </table:table-cell>
          <table:table-cell office:value-type="float" office:value="122650" calcext:value-type="float">
            <text:p>122650</text:p>
          </table:table-cell>
          <table:table-cell office:value-type="float" office:value="90962.5" calcext:value-type="float">
            <text:p>90962.5</text:p>
          </table:table-cell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130236.5" calcext:value-type="float">
            <text:p>130236.5</text:p>
          </table:table-cell>
          <table:table-cell office:value-type="float" office:value="122362.5" calcext:value-type="float">
            <text:p>122362.5</text:p>
          </table:table-cell>
          <table:table-cell office:value-type="float" office:value="90900" calcext:value-type="float">
            <text:p>90900</text:p>
          </table:table-cell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130449" calcext:value-type="float">
            <text:p>130449</text:p>
          </table:table-cell>
          <table:table-cell office:value-type="float" office:value="122375" calcext:value-type="float">
            <text:p>122375</text:p>
          </table:table-cell>
          <table:table-cell office:value-type="float" office:value="91137.5" calcext:value-type="float">
            <text:p>91137.5</text:p>
          </table:table-cell>
        </table:table-row>
        <table:table-row table:style-name="ro1">
          <table:table-cell office:value-type="float" office:value="86900" calcext:value-type="float">
            <text:p>86900</text:p>
          </table:table-cell>
          <table:table-cell office:value-type="float" office:value="130420.5" calcext:value-type="float">
            <text:p>130420.5</text:p>
          </table:table-cell>
          <table:table-cell office:value-type="float" office:value="122437.5" calcext:value-type="float">
            <text:p>122437.5</text:p>
          </table:table-cell>
          <table:table-cell office:value-type="float" office:value="90925" calcext:value-type="float">
            <text:p>909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130284" calcext:value-type="float">
            <text:p>130284</text:p>
          </table:table-cell>
          <table:table-cell office:value-type="float" office:value="122125" calcext:value-type="float">
            <text:p>122125</text:p>
          </table:table-cell>
          <table:table-cell office:value-type="float" office:value="91137.5" calcext:value-type="float">
            <text:p>91137.5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129772.5" calcext:value-type="float">
            <text:p>129772.5</text:p>
          </table:table-cell>
          <table:table-cell office:value-type="float" office:value="123437.5" calcext:value-type="float">
            <text:p>123437.5</text:p>
          </table:table-cell>
          <table:table-cell office:value-type="float" office:value="91700" calcext:value-type="float">
            <text:p>91700</text:p>
          </table:table-cell>
        </table:table-row>
        <table:table-row table:style-name="ro1">
          <table:table-cell office:value-type="float" office:value="87200" calcext:value-type="float">
            <text:p>87200</text:p>
          </table:table-cell>
          <table:table-cell office:value-type="float" office:value="131812" calcext:value-type="float">
            <text:p>131812</text:p>
          </table:table-cell>
          <table:table-cell office:value-type="float" office:value="124537.5" calcext:value-type="float">
            <text:p>124537.5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131524.5" calcext:value-type="float">
            <text:p>131524.5</text:p>
          </table:table-cell>
          <table:table-cell office:value-type="float" office:value="124075" calcext:value-type="float">
            <text:p>124075</text:p>
          </table:table-cell>
          <table:table-cell office:value-type="float" office:value="91700" calcext:value-type="float">
            <text:p>91700</text:p>
          </table:table-cell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131803" calcext:value-type="float">
            <text:p>131803</text:p>
          </table:table-cell>
          <table:table-cell office:value-type="float" office:value="124137.5" calcext:value-type="float">
            <text:p>124137.5</text:p>
          </table:table-cell>
          <table:table-cell office:value-type="float" office:value="91812.5" calcext:value-type="float">
            <text:p>91812.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132291.5" calcext:value-type="float">
            <text:p>132291.5</text:p>
          </table:table-cell>
          <table:table-cell office:value-type="float" office:value="124525" calcext:value-type="float">
            <text:p>124525</text:p>
          </table:table-cell>
          <table:table-cell office:value-type="float" office:value="92150" calcext:value-type="float">
            <text:p>92150</text:p>
          </table:table-cell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132270" calcext:value-type="float">
            <text:p>132270</text:p>
          </table:table-cell>
          <table:table-cell office:value-type="float" office:value="124350" calcext:value-type="float">
            <text:p>124350</text:p>
          </table:table-cell>
          <table:table-cell office:value-type="float" office:value="91937.5" calcext:value-type="float">
            <text:p>91937.5</text:p>
          </table:table-cell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132543.5" calcext:value-type="float">
            <text:p>132543.5</text:p>
          </table:table-cell>
          <table:table-cell office:value-type="float" office:value="124487.5" calcext:value-type="float">
            <text:p>124487.5</text:p>
          </table:table-cell>
          <table:table-cell office:value-type="float" office:value="91900" calcext:value-type="float">
            <text:p>91900</text:p>
          </table:table-cell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132705.5" calcext:value-type="float">
            <text:p>132705.5</text:p>
          </table:table-cell>
          <table:table-cell office:value-type="float" office:value="124850" calcext:value-type="float">
            <text:p>124850</text:p>
          </table:table-cell>
          <table:table-cell office:value-type="float" office:value="91725" calcext:value-type="float">
            <text:p>91725</text:p>
          </table:table-cell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132456.5" calcext:value-type="float">
            <text:p>132456.5</text:p>
          </table:table-cell>
          <table:table-cell office:value-type="float" office:value="124737.5" calcext:value-type="float">
            <text:p>124737.5</text:p>
          </table:table-cell>
          <table:table-cell office:value-type="float" office:value="91675" calcext:value-type="float">
            <text:p>9167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132331.5" calcext:value-type="float">
            <text:p>132331.5</text:p>
          </table:table-cell>
          <table:table-cell office:value-type="float" office:value="125187.5" calcext:value-type="float">
            <text:p>125187.5</text:p>
          </table:table-cell>
          <table:table-cell office:value-type="float" office:value="91825" calcext:value-type="float">
            <text:p>91825</text:p>
          </table:table-cell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132827" calcext:value-type="float">
            <text:p>132827</text:p>
          </table:table-cell>
          <table:table-cell office:value-type="float" office:value="125412.5" calcext:value-type="float">
            <text:p>125412.5</text:p>
          </table:table-cell>
          <table:table-cell office:value-type="float" office:value="92375" calcext:value-type="float">
            <text:p>92375</text:p>
          </table:table-cell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131348" calcext:value-type="float">
            <text:p>131348</text:p>
          </table:table-cell>
          <table:table-cell office:value-type="float" office:value="124812.5" calcext:value-type="float">
            <text:p>124812.5</text:p>
          </table:table-cell>
          <table:table-cell office:value-type="float" office:value="92075" calcext:value-type="float">
            <text:p>92075</text:p>
          </table:table-cell>
        </table:table-row>
        <table:table-row table:style-name="ro1">
          <table:table-cell office:value-type="float" office:value="88300" calcext:value-type="float">
            <text:p>88300</text:p>
          </table:table-cell>
          <table:table-cell office:value-type="float" office:value="131182" calcext:value-type="float">
            <text:p>131182</text:p>
          </table:table-cell>
          <table:table-cell office:value-type="float" office:value="125000" calcext:value-type="float">
            <text:p>125000</text:p>
          </table:table-cell>
          <table:table-cell office:value-type="float" office:value="92325" calcext:value-type="float">
            <text:p>92325</text:p>
          </table:table-cell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131112.5" calcext:value-type="float">
            <text:p>131112.5</text:p>
          </table:table-cell>
          <table:table-cell office:value-type="float" office:value="125000" calcext:value-type="float">
            <text:p>125000</text:p>
          </table:table-cell>
          <table:table-cell office:value-type="float" office:value="92850" calcext:value-type="float">
            <text:p>92850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129972.5" calcext:value-type="float">
            <text:p>129972.5</text:p>
          </table:table-cell>
          <table:table-cell office:value-type="float" office:value="125400" calcext:value-type="float">
            <text:p>125400</text:p>
          </table:table-cell>
          <table:table-cell office:value-type="float" office:value="93050" calcext:value-type="float">
            <text:p>93050</text:p>
          </table:table-cell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129797.5" calcext:value-type="float">
            <text:p>129797.5</text:p>
          </table:table-cell>
          <table:table-cell office:value-type="float" office:value="125712.5" calcext:value-type="float">
            <text:p>125712.5</text:p>
          </table:table-cell>
          <table:table-cell office:value-type="float" office:value="93525" calcext:value-type="float">
            <text:p>93525</text:p>
          </table:table-cell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129142.5" calcext:value-type="float">
            <text:p>129142.5</text:p>
          </table:table-cell>
          <table:table-cell office:value-type="float" office:value="125862.5" calcext:value-type="float">
            <text:p>125862.5</text:p>
          </table:table-cell>
          <table:table-cell office:value-type="float" office:value="93725" calcext:value-type="float">
            <text:p>93725</text:p>
          </table:table-cell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129596.5" calcext:value-type="float">
            <text:p>129596.5</text:p>
          </table:table-cell>
          <table:table-cell office:value-type="float" office:value="126887.5" calcext:value-type="float">
            <text:p>126887.5</text:p>
          </table:table-cell>
          <table:table-cell office:value-type="float" office:value="93612.5" calcext:value-type="float">
            <text:p>93612.5</text:p>
          </table:table-cell>
        </table:table-row>
        <table:table-row table:style-name="ro1">
          <table:table-cell office:value-type="float" office:value="88900" calcext:value-type="float">
            <text:p>88900</text:p>
          </table:table-cell>
          <table:table-cell office:value-type="float" office:value="129754.5" calcext:value-type="float">
            <text:p>129754.5</text:p>
          </table:table-cell>
          <table:table-cell office:value-type="float" office:value="126412.5" calcext:value-type="float">
            <text:p>126412.5</text:p>
          </table:table-cell>
          <table:table-cell office:value-type="float" office:value="93287.5" calcext:value-type="float">
            <text:p>93287.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130093" calcext:value-type="float">
            <text:p>130093</text:p>
          </table:table-cell>
          <table:table-cell office:value-type="float" office:value="126337.5" calcext:value-type="float">
            <text:p>126337.5</text:p>
          </table:table-cell>
          <table:table-cell office:value-type="float" office:value="93125" calcext:value-type="float">
            <text:p>93125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130372" calcext:value-type="float">
            <text:p>130372</text:p>
          </table:table-cell>
          <table:table-cell office:value-type="float" office:value="126025" calcext:value-type="float">
            <text:p>126025</text:p>
          </table:table-cell>
          <table:table-cell office:value-type="float" office:value="92887.5" calcext:value-type="float">
            <text:p>92887.5</text:p>
          </table:table-cell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130935.5" calcext:value-type="float">
            <text:p>130935.5</text:p>
          </table:table-cell>
          <table:table-cell office:value-type="float" office:value="125437.5" calcext:value-type="float">
            <text:p>125437.5</text:p>
          </table:table-cell>
          <table:table-cell office:value-type="float" office:value="92775" calcext:value-type="float">
            <text:p>92775</text:p>
          </table:table-cell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129170" calcext:value-type="float">
            <text:p>129170</text:p>
          </table:table-cell>
          <table:table-cell office:value-type="float" office:value="125100" calcext:value-type="float">
            <text:p>125100</text:p>
          </table:table-cell>
          <table:table-cell office:value-type="float" office:value="92362.5" calcext:value-type="float">
            <text:p>92362.5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129220" calcext:value-type="float">
            <text:p>129220</text:p>
          </table:table-cell>
          <table:table-cell office:value-type="float" office:value="124900" calcext:value-type="float">
            <text:p>124900</text:p>
          </table:table-cell>
          <table:table-cell office:value-type="float" office:value="91962.5" calcext:value-type="float">
            <text:p>91962.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129383" calcext:value-type="float">
            <text:p>129383</text:p>
          </table:table-cell>
          <table:table-cell office:value-type="float" office:value="125525" calcext:value-type="float">
            <text:p>125525</text:p>
          </table:table-cell>
          <table:table-cell office:value-type="float" office:value="91950" calcext:value-type="float">
            <text:p>91950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129403.5" calcext:value-type="float">
            <text:p>129403.5</text:p>
          </table:table-cell>
          <table:table-cell office:value-type="float" office:value="126025" calcext:value-type="float">
            <text:p>126025</text:p>
          </table:table-cell>
          <table:table-cell office:value-type="float" office:value="92187.5" calcext:value-type="float">
            <text:p>92187.5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129474" calcext:value-type="float">
            <text:p>129474</text:p>
          </table:table-cell>
          <table:table-cell office:value-type="float" office:value="125850" calcext:value-type="float">
            <text:p>125850</text:p>
          </table:table-cell>
          <table:table-cell office:value-type="float" office:value="92200" calcext:value-type="float">
            <text:p>92200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129899.5" calcext:value-type="float">
            <text:p>129899.5</text:p>
          </table:table-cell>
          <table:table-cell office:value-type="float" office:value="127225" calcext:value-type="float">
            <text:p>127225</text:p>
          </table:table-cell>
          <table:table-cell office:value-type="float" office:value="91800" calcext:value-type="float">
            <text:p>91800</text:p>
          </table:table-cell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129671.5" calcext:value-type="float">
            <text:p>129671.5</text:p>
          </table:table-cell>
          <table:table-cell office:value-type="float" office:value="127362.5" calcext:value-type="float">
            <text:p>127362.5</text:p>
          </table:table-cell>
          <table:table-cell office:value-type="float" office:value="91525" calcext:value-type="float">
            <text:p>915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29563.5" calcext:value-type="float">
            <text:p>129563.5</text:p>
          </table:table-cell>
          <table:table-cell office:value-type="float" office:value="126825" calcext:value-type="float">
            <text:p>126825</text:p>
          </table:table-cell>
          <table:table-cell office:value-type="float" office:value="90950" calcext:value-type="float">
            <text:p>90950</text:p>
          </table:table-cell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130323.5" calcext:value-type="float">
            <text:p>130323.5</text:p>
          </table:table-cell>
          <table:table-cell office:value-type="float" office:value="127100" calcext:value-type="float">
            <text:p>127100</text:p>
          </table:table-cell>
          <table:table-cell office:value-type="float" office:value="90725" calcext:value-type="float">
            <text:p>90725</text:p>
          </table:table-cell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128971" calcext:value-type="float">
            <text:p>128971</text:p>
          </table:table-cell>
          <table:table-cell office:value-type="float" office:value="127062.5" calcext:value-type="float">
            <text:p>127062.5</text:p>
          </table:table-cell>
          <table:table-cell office:value-type="float" office:value="90787.5" calcext:value-type="float">
            <text:p>90787.5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128638.5" calcext:value-type="float">
            <text:p>128638.5</text:p>
          </table:table-cell>
          <table:table-cell office:value-type="float" office:value="127112.5" calcext:value-type="float">
            <text:p>127112.5</text:p>
          </table:table-cell>
          <table:table-cell office:value-type="float" office:value="90975" calcext:value-type="float">
            <text:p>90975</text:p>
          </table:table-cell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128775.5" calcext:value-type="float">
            <text:p>128775.5</text:p>
          </table:table-cell>
          <table:table-cell office:value-type="float" office:value="127762.5" calcext:value-type="float">
            <text:p>127762.5</text:p>
          </table:table-cell>
          <table:table-cell office:value-type="float" office:value="90775" calcext:value-type="float">
            <text:p>9077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129126.5" calcext:value-type="float">
            <text:p>129126.5</text:p>
          </table:table-cell>
          <table:table-cell office:value-type="float" office:value="127825" calcext:value-type="float">
            <text:p>127825</text:p>
          </table:table-cell>
          <table:table-cell office:value-type="float" office:value="90900" calcext:value-type="float">
            <text:p>90900</text:p>
          </table:table-cell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130057.5" calcext:value-type="float">
            <text:p>130057.5</text:p>
          </table:table-cell>
          <table:table-cell office:value-type="float" office:value="128562.5" calcext:value-type="float">
            <text:p>128562.5</text:p>
          </table:table-cell>
          <table:table-cell office:value-type="float" office:value="91025" calcext:value-type="float">
            <text:p>91025</text:p>
          </table:table-cell>
        </table:table-row>
        <table:table-row table:style-name="ro1">
          <table:table-cell office:value-type="float" office:value="90700" calcext:value-type="float">
            <text:p>90700</text:p>
          </table:table-cell>
          <table:table-cell office:value-type="float" office:value="129575" calcext:value-type="float">
            <text:p>129575</text:p>
          </table:table-cell>
          <table:table-cell office:value-type="float" office:value="129162.5" calcext:value-type="float">
            <text:p>129162.5</text:p>
          </table:table-cell>
          <table:table-cell office:value-type="float" office:value="91187.5" calcext:value-type="float">
            <text:p>91187.5</text:p>
          </table:table-cell>
        </table:table-row>
        <table:table-row table:style-name="ro1">
          <table:table-cell office:value-type="float" office:value="90800" calcext:value-type="float">
            <text:p>90800</text:p>
          </table:table-cell>
          <table:table-cell office:value-type="float" office:value="129562.5" calcext:value-type="float">
            <text:p>129562.5</text:p>
          </table:table-cell>
          <table:table-cell office:value-type="float" office:value="129112.5" calcext:value-type="float">
            <text:p>129112.5</text:p>
          </table:table-cell>
          <table:table-cell office:value-type="float" office:value="90962.5" calcext:value-type="float">
            <text:p>90962.5</text:p>
          </table:table-cell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129521.5" calcext:value-type="float">
            <text:p>129521.5</text:p>
          </table:table-cell>
          <table:table-cell office:value-type="float" office:value="128875" calcext:value-type="float">
            <text:p>128875</text:p>
          </table:table-cell>
          <table:table-cell office:value-type="float" office:value="90825" calcext:value-type="float">
            <text:p>908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130434" calcext:value-type="float">
            <text:p>130434</text:p>
          </table:table-cell>
          <table:table-cell office:value-type="float" office:value="129075" calcext:value-type="float">
            <text:p>129075</text:p>
          </table:table-cell>
          <table:table-cell office:value-type="float" office:value="90687.5" calcext:value-type="float">
            <text:p>90687.5</text:p>
          </table:table-cell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129387" calcext:value-type="float">
            <text:p>129387</text:p>
          </table:table-cell>
          <table:table-cell office:value-type="float" office:value="128350" calcext:value-type="float">
            <text:p>128350</text:p>
          </table:table-cell>
          <table:table-cell office:value-type="float" office:value="90612.5" calcext:value-type="float">
            <text:p>90612.5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129141.5" calcext:value-type="float">
            <text:p>129141.5</text:p>
          </table:table-cell>
          <table:table-cell office:value-type="float" office:value="127675" calcext:value-type="float">
            <text:p>127675</text:p>
          </table:table-cell>
          <table:table-cell office:value-type="float" office:value="90512.5" calcext:value-type="float">
            <text:p>90512.5</text:p>
          </table:table-cell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128338" calcext:value-type="float">
            <text:p>128338</text:p>
          </table:table-cell>
          <table:table-cell office:value-type="float" office:value="128212.5" calcext:value-type="float">
            <text:p>128212.5</text:p>
          </table:table-cell>
          <table:table-cell office:value-type="float" office:value="89987.5" calcext:value-type="float">
            <text:p>89987.5</text:p>
          </table:table-cell>
        </table:table-row>
        <table:table-row table:style-name="ro1">
          <table:table-cell office:value-type="float" office:value="91400" calcext:value-type="float">
            <text:p>91400</text:p>
          </table:table-cell>
          <table:table-cell office:value-type="float" office:value="128291.5" calcext:value-type="float">
            <text:p>128291.5</text:p>
          </table:table-cell>
          <table:table-cell office:value-type="float" office:value="128537.5" calcext:value-type="float">
            <text:p>128537.5</text:p>
          </table:table-cell>
          <table:table-cell office:value-type="float" office:value="90562.5" calcext:value-type="float">
            <text:p>90562.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128307" calcext:value-type="float">
            <text:p>128307</text:p>
          </table:table-cell>
          <table:table-cell office:value-type="float" office:value="128662.5" calcext:value-type="float">
            <text:p>128662.5</text:p>
          </table:table-cell>
          <table:table-cell office:value-type="float" office:value="90537.5" calcext:value-type="float">
            <text:p>90537.5</text:p>
          </table:table-cell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128753" calcext:value-type="float">
            <text:p>128753</text:p>
          </table:table-cell>
          <table:table-cell office:value-type="float" office:value="128312.5" calcext:value-type="float">
            <text:p>128312.5</text:p>
          </table:table-cell>
          <table:table-cell office:value-type="float" office:value="90412.5" calcext:value-type="float">
            <text:p>90412.5</text:p>
          </table:table-cell>
        </table:table-row>
        <table:table-row table:style-name="ro1">
          <table:table-cell office:value-type="float" office:value="91700" calcext:value-type="float">
            <text:p>91700</text:p>
          </table:table-cell>
          <table:table-cell office:value-type="float" office:value="127913.5" calcext:value-type="float">
            <text:p>127913.5</text:p>
          </table:table-cell>
          <table:table-cell office:value-type="float" office:value="127912.5" calcext:value-type="float">
            <text:p>127912.5</text:p>
          </table:table-cell>
          <table:table-cell office:value-type="float" office:value="89737.5" calcext:value-type="float">
            <text:p>89737.5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127731" calcext:value-type="float">
            <text:p>127731</text:p>
          </table:table-cell>
          <table:table-cell office:value-type="float" office:value="127787.5" calcext:value-type="float">
            <text:p>127787.5</text:p>
          </table:table-cell>
          <table:table-cell office:value-type="float" office:value="89675" calcext:value-type="float">
            <text:p>89675</text:p>
          </table:table-cell>
        </table:table-row>
        <table:table-row table:style-name="ro1">
          <table:table-cell office:value-type="float" office:value="91900" calcext:value-type="float">
            <text:p>91900</text:p>
          </table:table-cell>
          <table:table-cell office:value-type="float" office:value="127244.5" calcext:value-type="float">
            <text:p>127244.5</text:p>
          </table:table-cell>
          <table:table-cell office:value-type="float" office:value="127800" calcext:value-type="float">
            <text:p>127800</text:p>
          </table:table-cell>
          <table:table-cell office:value-type="float" office:value="89712.5" calcext:value-type="float">
            <text:p>89712.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127514.5" calcext:value-type="float">
            <text:p>127514.5</text:p>
          </table:table-cell>
          <table:table-cell office:value-type="float" office:value="127525" calcext:value-type="float">
            <text:p>127525</text:p>
          </table:table-cell>
          <table:table-cell office:value-type="float" office:value="89375" calcext:value-type="float">
            <text:p>89375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127518.5" calcext:value-type="float">
            <text:p>127518.5</text:p>
          </table:table-cell>
          <table:table-cell office:value-type="float" office:value="127650" calcext:value-type="float">
            <text:p>127650</text:p>
          </table:table-cell>
          <table:table-cell office:value-type="float" office:value="89362.5" calcext:value-type="float">
            <text:p>89362.5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127327.5" calcext:value-type="float">
            <text:p>127327.5</text:p>
          </table:table-cell>
          <table:table-cell office:value-type="float" office:value="128000" calcext:value-type="float">
            <text:p>128000</text:p>
          </table:table-cell>
          <table:table-cell office:value-type="float" office:value="89687.5" calcext:value-type="float">
            <text:p>89687.5</text:p>
          </table:table-cell>
        </table:table-row>
        <table:table-row table:style-name="ro1">
          <table:table-cell office:value-type="float" office:value="92300" calcext:value-type="float">
            <text:p>92300</text:p>
          </table:table-cell>
          <table:table-cell office:value-type="float" office:value="125978" calcext:value-type="float">
            <text:p>125978</text:p>
          </table:table-cell>
          <table:table-cell office:value-type="float" office:value="128525" calcext:value-type="float">
            <text:p>128525</text:p>
          </table:table-cell>
          <table:table-cell office:value-type="float" office:value="89537.5" calcext:value-type="float">
            <text:p>89537.5</text:p>
          </table:table-cell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126250.5" calcext:value-type="float">
            <text:p>126250.5</text:p>
          </table:table-cell>
          <table:table-cell office:value-type="float" office:value="128100" calcext:value-type="float">
            <text:p>128100</text:p>
          </table:table-cell>
          <table:table-cell office:value-type="float" office:value="89487.5" calcext:value-type="float">
            <text:p>89487.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126775.5" calcext:value-type="float">
            <text:p>126775.5</text:p>
          </table:table-cell>
          <table:table-cell office:value-type="float" office:value="128087.5" calcext:value-type="float">
            <text:p>128087.5</text:p>
          </table:table-cell>
          <table:table-cell office:value-type="float" office:value="89975" calcext:value-type="float">
            <text:p>89975</text:p>
          </table:table-cell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126638" calcext:value-type="float">
            <text:p>126638</text:p>
          </table:table-cell>
          <table:table-cell office:value-type="float" office:value="128087.5" calcext:value-type="float">
            <text:p>128087.5</text:p>
          </table:table-cell>
          <table:table-cell office:value-type="float" office:value="89625" calcext:value-type="float">
            <text:p>89625</text:p>
          </table:table-cell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126658.5" calcext:value-type="float">
            <text:p>126658.5</text:p>
          </table:table-cell>
          <table:table-cell office:value-type="float" office:value="127512.5" calcext:value-type="float">
            <text:p>127512.5</text:p>
          </table:table-cell>
          <table:table-cell office:value-type="float" office:value="89737.5" calcext:value-type="float">
            <text:p>89737.5</text:p>
          </table:table-cell>
        </table:table-row>
        <table:table-row table:style-name="ro1">
          <table:table-cell office:value-type="float" office:value="92800" calcext:value-type="float">
            <text:p>92800</text:p>
          </table:table-cell>
          <table:table-cell office:value-type="float" office:value="125997" calcext:value-type="float">
            <text:p>125997</text:p>
          </table:table-cell>
          <table:table-cell office:value-type="float" office:value="126662.5" calcext:value-type="float">
            <text:p>126662.5</text:p>
          </table:table-cell>
          <table:table-cell office:value-type="float" office:value="89450" calcext:value-type="float">
            <text:p>89450</text:p>
          </table:table-cell>
        </table:table-row>
        <table:table-row table:style-name="ro1">
          <table:table-cell office:value-type="float" office:value="92900" calcext:value-type="float">
            <text:p>92900</text:p>
          </table:table-cell>
          <table:table-cell office:value-type="float" office:value="125709.5" calcext:value-type="float">
            <text:p>125709.5</text:p>
          </table:table-cell>
          <table:table-cell office:value-type="float" office:value="127100" calcext:value-type="float">
            <text:p>127100</text:p>
          </table:table-cell>
          <table:table-cell office:value-type="float" office:value="89637.5" calcext:value-type="float">
            <text:p>89637.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26637.5" calcext:value-type="float">
            <text:p>126637.5</text:p>
          </table:table-cell>
          <table:table-cell office:value-type="float" office:value="89537.5" calcext:value-type="float">
            <text:p>89537.5</text:p>
          </table:table-cell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124472.5" calcext:value-type="float">
            <text:p>124472.5</text:p>
          </table:table-cell>
          <table:table-cell office:value-type="float" office:value="126650" calcext:value-type="float">
            <text:p>126650</text:p>
          </table:table-cell>
          <table:table-cell office:value-type="float" office:value="89675" calcext:value-type="float">
            <text:p>89675</text:p>
          </table:table-cell>
        </table:table-row>
        <table:table-row table:style-name="ro1">
          <table:table-cell office:value-type="float" office:value="93200" calcext:value-type="float">
            <text:p>93200</text:p>
          </table:table-cell>
          <table:table-cell office:value-type="float" office:value="124738.5" calcext:value-type="float">
            <text:p>124738.5</text:p>
          </table:table-cell>
          <table:table-cell office:value-type="float" office:value="126037.5" calcext:value-type="float">
            <text:p>126037.5</text:p>
          </table:table-cell>
          <table:table-cell office:value-type="float" office:value="89937.5" calcext:value-type="float">
            <text:p>89937.5</text:p>
          </table:table-cell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124575" calcext:value-type="float">
            <text:p>124575</text:p>
          </table:table-cell>
          <table:table-cell office:value-type="float" office:value="126087.5" calcext:value-type="float">
            <text:p>126087.5</text:p>
          </table:table-cell>
          <table:table-cell office:value-type="float" office:value="89900" calcext:value-type="float">
            <text:p>89900</text:p>
          </table:table-cell>
        </table:table-row>
        <table:table-row table:style-name="ro1">
          <table:table-cell office:value-type="float" office:value="93400" calcext:value-type="float">
            <text:p>93400</text:p>
          </table:table-cell>
          <table:table-cell office:value-type="float" office:value="125336.5" calcext:value-type="float">
            <text:p>125336.5</text:p>
          </table:table-cell>
          <table:table-cell office:value-type="float" office:value="125900" calcext:value-type="float">
            <text:p>125900</text:p>
          </table:table-cell>
          <table:table-cell office:value-type="float" office:value="89887.5" calcext:value-type="float">
            <text:p>89887.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125496.5" calcext:value-type="float">
            <text:p>125496.5</text:p>
          </table:table-cell>
          <table:table-cell office:value-type="float" office:value="127262.5" calcext:value-type="float">
            <text:p>127262.5</text:p>
          </table:table-cell>
          <table:table-cell office:value-type="float" office:value="89712.5" calcext:value-type="float">
            <text:p>89712.5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125787.5" calcext:value-type="float">
            <text:p>125787.5</text:p>
          </table:table-cell>
          <table:table-cell office:value-type="float" office:value="127775" calcext:value-type="float">
            <text:p>127775</text:p>
          </table:table-cell>
          <table:table-cell office:value-type="float" office:value="89462.5" calcext:value-type="float">
            <text:p>89462.5</text:p>
          </table:table-cell>
        </table:table-row>
        <table:table-row table:style-name="ro1">
          <table:table-cell office:value-type="float" office:value="93700" calcext:value-type="float">
            <text:p>93700</text:p>
          </table:table-cell>
          <table:table-cell office:value-type="float" office:value="124306.5" calcext:value-type="float">
            <text:p>124306.5</text:p>
          </table:table-cell>
          <table:table-cell office:value-type="float" office:value="127262.5" calcext:value-type="float">
            <text:p>127262.5</text:p>
          </table:table-cell>
          <table:table-cell office:value-type="float" office:value="89125" calcext:value-type="float">
            <text:p>89125</text:p>
          </table:table-cell>
        </table:table-row>
        <table:table-row table:style-name="ro1">
          <table:table-cell office:value-type="float" office:value="93800" calcext:value-type="float">
            <text:p>93800</text:p>
          </table:table-cell>
          <table:table-cell office:value-type="float" office:value="123712" calcext:value-type="float">
            <text:p>123712</text:p>
          </table:table-cell>
          <table:table-cell office:value-type="float" office:value="128250" calcext:value-type="float">
            <text:p>128250</text:p>
          </table:table-cell>
          <table:table-cell office:value-type="float" office:value="89150" calcext:value-type="float">
            <text:p>89150</text:p>
          </table:table-cell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123915.5" calcext:value-type="float">
            <text:p>123915.5</text:p>
          </table:table-cell>
          <table:table-cell office:value-type="float" office:value="128150" calcext:value-type="float">
            <text:p>128150</text:p>
          </table:table-cell>
          <table:table-cell office:value-type="float" office:value="89200" calcext:value-type="float">
            <text:p>89200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123515.5" calcext:value-type="float">
            <text:p>123515.5</text:p>
          </table:table-cell>
          <table:table-cell office:value-type="float" office:value="128087.5" calcext:value-type="float">
            <text:p>128087.5</text:p>
          </table:table-cell>
          <table:table-cell office:value-type="float" office:value="88800" calcext:value-type="float">
            <text:p>88800</text:p>
          </table:table-cell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124655" calcext:value-type="float">
            <text:p>124655</text:p>
          </table:table-cell>
          <table:table-cell office:value-type="float" office:value="128050" calcext:value-type="float">
            <text:p>128050</text:p>
          </table:table-cell>
          <table:table-cell office:value-type="float" office:value="88562.5" calcext:value-type="float">
            <text:p>88562.5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124059" calcext:value-type="float">
            <text:p>124059</text:p>
          </table:table-cell>
          <table:table-cell office:value-type="float" office:value="128062.5" calcext:value-type="float">
            <text:p>128062.5</text:p>
          </table:table-cell>
          <table:table-cell office:value-type="float" office:value="88650" calcext:value-type="float">
            <text:p>88650</text:p>
          </table:table-cell>
        </table:table-row>
        <table:table-row table:style-name="ro1">
          <table:table-cell office:value-type="float" office:value="94300" calcext:value-type="float">
            <text:p>94300</text:p>
          </table:table-cell>
          <table:table-cell office:value-type="float" office:value="123360" calcext:value-type="float">
            <text:p>123360</text:p>
          </table:table-cell>
          <table:table-cell office:value-type="float" office:value="127275" calcext:value-type="float">
            <text:p>127275</text:p>
          </table:table-cell>
          <table:table-cell office:value-type="float" office:value="88825" calcext:value-type="float">
            <text:p>88825</text:p>
          </table:table-cell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123497.5" calcext:value-type="float">
            <text:p>123497.5</text:p>
          </table:table-cell>
          <table:table-cell office:value-type="float" office:value="127537.5" calcext:value-type="float">
            <text:p>127537.5</text:p>
          </table:table-cell>
          <table:table-cell office:value-type="float" office:value="88437.5" calcext:value-type="float">
            <text:p>88437.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123784" calcext:value-type="float">
            <text:p>123784</text:p>
          </table:table-cell>
          <table:table-cell office:value-type="float" office:value="127537.5" calcext:value-type="float">
            <text:p>127537.5</text:p>
          </table:table-cell>
          <table:table-cell office:value-type="float" office:value="88875" calcext:value-type="float">
            <text:p>88875</text:p>
          </table:table-cell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124078.5" calcext:value-type="float">
            <text:p>124078.5</text:p>
          </table:table-cell>
          <table:table-cell office:value-type="float" office:value="128237.5" calcext:value-type="float">
            <text:p>128237.5</text:p>
          </table:table-cell>
          <table:table-cell office:value-type="float" office:value="88150" calcext:value-type="float">
            <text:p>88150</text:p>
          </table:table-cell>
        </table:table-row>
        <table:table-row table:style-name="ro1">
          <table:table-cell office:value-type="float" office:value="94700" calcext:value-type="float">
            <text:p>94700</text:p>
          </table:table-cell>
          <table:table-cell office:value-type="float" office:value="124103.5" calcext:value-type="float">
            <text:p>124103.5</text:p>
          </table:table-cell>
          <table:table-cell office:value-type="float" office:value="128450" calcext:value-type="float">
            <text:p>128450</text:p>
          </table:table-cell>
          <table:table-cell office:value-type="float" office:value="88325" calcext:value-type="float">
            <text:p>88325</text:p>
          </table:table-cell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121772" calcext:value-type="float">
            <text:p>121772</text:p>
          </table:table-cell>
          <table:table-cell office:value-type="float" office:value="128775" calcext:value-type="float">
            <text:p>128775</text:p>
          </table:table-cell>
          <table:table-cell office:value-type="float" office:value="88087.5" calcext:value-type="float">
            <text:p>88087.5</text:p>
          </table:table-cell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121553.5" calcext:value-type="float">
            <text:p>121553.5</text:p>
          </table:table-cell>
          <table:table-cell office:value-type="float" office:value="129550" calcext:value-type="float">
            <text:p>129550</text:p>
          </table:table-cell>
          <table:table-cell office:value-type="float" office:value="87725" calcext:value-type="float">
            <text:p>8772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22332" calcext:value-type="float">
            <text:p>122332</text:p>
          </table:table-cell>
          <table:table-cell office:value-type="float" office:value="129987.5" calcext:value-type="float">
            <text:p>129987.5</text:p>
          </table:table-cell>
          <table:table-cell office:value-type="float" office:value="87825" calcext:value-type="float">
            <text:p>87825</text:p>
          </table:table-cell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122556" calcext:value-type="float">
            <text:p>122556</text:p>
          </table:table-cell>
          <table:table-cell office:value-type="float" office:value="130150" calcext:value-type="float">
            <text:p>130150</text:p>
          </table:table-cell>
          <table:table-cell office:value-type="float" office:value="88187.5" calcext:value-type="float">
            <text:p>88187.5</text:p>
          </table:table-cell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122482" calcext:value-type="float">
            <text:p>122482</text:p>
          </table:table-cell>
          <table:table-cell office:value-type="float" office:value="130012.5" calcext:value-type="float">
            <text:p>130012.5</text:p>
          </table:table-cell>
          <table:table-cell office:value-type="float" office:value="88012.5" calcext:value-type="float">
            <text:p>88012.5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office:value-type="float" office:value="121114" calcext:value-type="float">
            <text:p>121114</text:p>
          </table:table-cell>
          <table:table-cell office:value-type="float" office:value="128600" calcext:value-type="float">
            <text:p>128600</text:p>
          </table:table-cell>
          <table:table-cell office:value-type="float" office:value="87712.5" calcext:value-type="float">
            <text:p>87712.5</text:p>
          </table:table-cell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121243.5" calcext:value-type="float">
            <text:p>121243.5</text:p>
          </table:table-cell>
          <table:table-cell office:value-type="float" office:value="128387.5" calcext:value-type="float">
            <text:p>128387.5</text:p>
          </table:table-cell>
          <table:table-cell office:value-type="float" office:value="87825" calcext:value-type="float">
            <text:p>878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120841.5" calcext:value-type="float">
            <text:p>120841.5</text:p>
          </table:table-cell>
          <table:table-cell office:value-type="float" office:value="128200" calcext:value-type="float">
            <text:p>128200</text:p>
          </table:table-cell>
          <table:table-cell office:value-type="float" office:value="88025" calcext:value-type="float">
            <text:p>88025</text:p>
          </table:table-cell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121855" calcext:value-type="float">
            <text:p>121855</text:p>
          </table:table-cell>
          <table:table-cell office:value-type="float" office:value="128425" calcext:value-type="float">
            <text:p>128425</text:p>
          </table:table-cell>
          <table:table-cell office:value-type="float" office:value="88125" calcext:value-type="float">
            <text:p>88125</text:p>
          </table:table-cell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121680" calcext:value-type="float">
            <text:p>121680</text:p>
          </table:table-cell>
          <table:table-cell office:value-type="float" office:value="128725" calcext:value-type="float">
            <text:p>128725</text:p>
          </table:table-cell>
          <table:table-cell office:value-type="float" office:value="88325" calcext:value-type="float">
            <text:p>88325</text:p>
          </table:table-cell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121364" calcext:value-type="float">
            <text:p>121364</text:p>
          </table:table-cell>
          <table:table-cell office:value-type="float" office:value="128650" calcext:value-type="float">
            <text:p>128650</text:p>
          </table:table-cell>
          <table:table-cell office:value-type="float" office:value="88550" calcext:value-type="float">
            <text:p>88550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121697" calcext:value-type="float">
            <text:p>121697</text:p>
          </table:table-cell>
          <table:table-cell office:value-type="float" office:value="129412.5" calcext:value-type="float">
            <text:p>129412.5</text:p>
          </table:table-cell>
          <table:table-cell office:value-type="float" office:value="88337.5" calcext:value-type="float">
            <text:p>88337.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121800" calcext:value-type="float">
            <text:p>121800</text:p>
          </table:table-cell>
          <table:table-cell office:value-type="float" office:value="129387.5" calcext:value-type="float">
            <text:p>129387.5</text:p>
          </table:table-cell>
          <table:table-cell office:value-type="float" office:value="88862.5" calcext:value-type="float">
            <text:p>88862.5</text:p>
          </table:table-cell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121566.5" calcext:value-type="float">
            <text:p>121566.5</text:p>
          </table:table-cell>
          <table:table-cell office:value-type="float" office:value="129337.5" calcext:value-type="float">
            <text:p>129337.5</text:p>
          </table:table-cell>
          <table:table-cell office:value-type="float" office:value="88287.5" calcext:value-type="float">
            <text:p>88287.5</text:p>
          </table:table-cell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float" office:value="121316.5" calcext:value-type="float">
            <text:p>121316.5</text:p>
          </table:table-cell>
          <table:table-cell office:value-type="float" office:value="129325" calcext:value-type="float">
            <text:p>129325</text:p>
          </table:table-cell>
          <table:table-cell office:value-type="float" office:value="88300" calcext:value-type="float">
            <text:p>88300</text:p>
          </table:table-cell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122937" calcext:value-type="float">
            <text:p>122937</text:p>
          </table:table-cell>
          <table:table-cell office:value-type="float" office:value="131225" calcext:value-type="float">
            <text:p>131225</text:p>
          </table:table-cell>
          <table:table-cell office:value-type="float" office:value="88150" calcext:value-type="float">
            <text:p>88150</text:p>
          </table:table-cell>
        </table:table-row>
        <table:table-row table:style-name="ro1">
          <table:table-cell office:value-type="float" office:value="96400" calcext:value-type="float">
            <text:p>96400</text:p>
          </table:table-cell>
          <table:table-cell office:value-type="float" office:value="122666.5" calcext:value-type="float">
            <text:p>122666.5</text:p>
          </table:table-cell>
          <table:table-cell office:value-type="float" office:value="130700" calcext:value-type="float">
            <text:p>130700</text:p>
          </table:table-cell>
          <table:table-cell office:value-type="float" office:value="87737.5" calcext:value-type="float">
            <text:p>87737.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122367" calcext:value-type="float">
            <text:p>122367</text:p>
          </table:table-cell>
          <table:table-cell office:value-type="float" office:value="130700" calcext:value-type="float">
            <text:p>130700</text:p>
          </table:table-cell>
          <table:table-cell office:value-type="float" office:value="87750" calcext:value-type="float">
            <text:p>87750</text:p>
          </table:table-cell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122746.5" calcext:value-type="float">
            <text:p>122746.5</text:p>
          </table:table-cell>
          <table:table-cell office:value-type="float" office:value="131312.5" calcext:value-type="float">
            <text:p>131312.5</text:p>
          </table:table-cell>
          <table:table-cell office:value-type="float" office:value="87762.5" calcext:value-type="float">
            <text:p>87762.5</text:p>
          </table:table-cell>
        </table:table-row>
        <table:table-row table:style-name="ro1">
          <table:table-cell office:value-type="float" office:value="96700" calcext:value-type="float">
            <text:p>96700</text:p>
          </table:table-cell>
          <table:table-cell office:value-type="float" office:value="122754.5" calcext:value-type="float">
            <text:p>122754.5</text:p>
          </table:table-cell>
          <table:table-cell office:value-type="float" office:value="131412.5" calcext:value-type="float">
            <text:p>131412.5</text:p>
          </table:table-cell>
          <table:table-cell office:value-type="float" office:value="87737.5" calcext:value-type="float">
            <text:p>87737.5</text:p>
          </table:table-cell>
        </table:table-row>
        <table:table-row table:style-name="ro1">
          <table:table-cell office:value-type="float" office:value="96800" calcext:value-type="float">
            <text:p>96800</text:p>
          </table:table-cell>
          <table:table-cell office:value-type="float" office:value="122893" calcext:value-type="float">
            <text:p>122893</text:p>
          </table:table-cell>
          <table:table-cell office:value-type="float" office:value="132050" calcext:value-type="float">
            <text:p>132050</text:p>
          </table:table-cell>
          <table:table-cell office:value-type="float" office:value="86875" calcext:value-type="float">
            <text:p>86875</text:p>
          </table:table-cell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123380.5" calcext:value-type="float">
            <text:p>123380.5</text:p>
          </table:table-cell>
          <table:table-cell office:value-type="float" office:value="132062.5" calcext:value-type="float">
            <text:p>132062.5</text:p>
          </table:table-cell>
          <table:table-cell office:value-type="float" office:value="87300" calcext:value-type="float">
            <text:p>87300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122777" calcext:value-type="float">
            <text:p>122777</text:p>
          </table:table-cell>
          <table:table-cell office:value-type="float" office:value="132312.5" calcext:value-type="float">
            <text:p>132312.5</text:p>
          </table:table-cell>
          <table:table-cell office:value-type="float" office:value="87075" calcext:value-type="float">
            <text:p>87075</text:p>
          </table:table-cell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122675.5" calcext:value-type="float">
            <text:p>122675.5</text:p>
          </table:table-cell>
          <table:table-cell office:value-type="float" office:value="132225" calcext:value-type="float">
            <text:p>132225</text:p>
          </table:table-cell>
          <table:table-cell office:value-type="float" office:value="87187.5" calcext:value-type="float">
            <text:p>87187.5</text:p>
          </table:table-cell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122375" calcext:value-type="float">
            <text:p>122375</text:p>
          </table:table-cell>
          <table:table-cell office:value-type="float" office:value="133775" calcext:value-type="float">
            <text:p>133775</text:p>
          </table:table-cell>
          <table:table-cell office:value-type="float" office:value="87300" calcext:value-type="float">
            <text:p>87300</text:p>
          </table:table-cell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float" office:value="121862.5" calcext:value-type="float">
            <text:p>121862.5</text:p>
          </table:table-cell>
          <table:table-cell office:value-type="float" office:value="133462.5" calcext:value-type="float">
            <text:p>133462.5</text:p>
          </table:table-cell>
          <table:table-cell office:value-type="float" office:value="87350" calcext:value-type="float">
            <text:p>87350</text:p>
          </table:table-cell>
        </table:table-row>
        <table:table-row table:style-name="ro1">
          <table:table-cell office:value-type="float" office:value="97400" calcext:value-type="float">
            <text:p>97400</text:p>
          </table:table-cell>
          <table:table-cell office:value-type="float" office:value="121961.5" calcext:value-type="float">
            <text:p>121961.5</text:p>
          </table:table-cell>
          <table:table-cell office:value-type="float" office:value="133600" calcext:value-type="float">
            <text:p>133600</text:p>
          </table:table-cell>
          <table:table-cell office:value-type="float" office:value="87575" calcext:value-type="float">
            <text:p>8757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122128.5" calcext:value-type="float">
            <text:p>122128.5</text:p>
          </table:table-cell>
          <table:table-cell office:value-type="float" office:value="133762.5" calcext:value-type="float">
            <text:p>133762.5</text:p>
          </table:table-cell>
          <table:table-cell office:value-type="float" office:value="87300" calcext:value-type="float">
            <text:p>87300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121512" calcext:value-type="float">
            <text:p>121512</text:p>
          </table:table-cell>
          <table:table-cell office:value-type="float" office:value="134087.5" calcext:value-type="float">
            <text:p>134087.5</text:p>
          </table:table-cell>
          <table:table-cell office:value-type="float" office:value="87462.5" calcext:value-type="float">
            <text:p>87462.5</text:p>
          </table:table-cell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121337.5" calcext:value-type="float">
            <text:p>121337.5</text:p>
          </table:table-cell>
          <table:table-cell office:value-type="float" office:value="134612.5" calcext:value-type="float">
            <text:p>134612.5</text:p>
          </table:table-cell>
          <table:table-cell office:value-type="float" office:value="87537.5" calcext:value-type="float">
            <text:p>87537.5</text:p>
          </table:table-cell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121820.5" calcext:value-type="float">
            <text:p>121820.5</text:p>
          </table:table-cell>
          <table:table-cell office:value-type="float" office:value="135150" calcext:value-type="float">
            <text:p>135150</text:p>
          </table:table-cell>
          <table:table-cell office:value-type="float" office:value="88187.5" calcext:value-type="float">
            <text:p>88187.5</text:p>
          </table:table-cell>
        </table:table-row>
        <table:table-row table:style-name="ro1">
          <table:table-cell office:value-type="float" office:value="97900" calcext:value-type="float">
            <text:p>97900</text:p>
          </table:table-cell>
          <table:table-cell office:value-type="float" office:value="122052.5" calcext:value-type="float">
            <text:p>122052.5</text:p>
          </table:table-cell>
          <table:table-cell office:value-type="float" office:value="134875" calcext:value-type="float">
            <text:p>134875</text:p>
          </table:table-cell>
          <table:table-cell office:value-type="float" office:value="88300" calcext:value-type="float">
            <text:p>88300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122525.5" calcext:value-type="float">
            <text:p>122525.5</text:p>
          </table:table-cell>
          <table:table-cell office:value-type="float" office:value="136150" calcext:value-type="float">
            <text:p>136150</text:p>
          </table:table-cell>
          <table:table-cell office:value-type="float" office:value="88562.5" calcext:value-type="float">
            <text:p>88562.5</text:p>
          </table:table-cell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122517.5" calcext:value-type="float">
            <text:p>122517.5</text:p>
          </table:table-cell>
          <table:table-cell office:value-type="float" office:value="136637.5" calcext:value-type="float">
            <text:p>136637.5</text:p>
          </table:table-cell>
          <table:table-cell office:value-type="float" office:value="88812.5" calcext:value-type="float">
            <text:p>88812.5</text:p>
          </table:table-cell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121630.5" calcext:value-type="float">
            <text:p>121630.5</text:p>
          </table:table-cell>
          <table:table-cell office:value-type="float" office:value="135587.5" calcext:value-type="float">
            <text:p>135587.5</text:p>
          </table:table-cell>
          <table:table-cell office:value-type="float" office:value="88337.5" calcext:value-type="float">
            <text:p>88337.5</text:p>
          </table:table-cell>
        </table:table-row>
        <table:table-row table:style-name="ro1">
          <table:table-cell office:value-type="float" office:value="98300" calcext:value-type="float">
            <text:p>98300</text:p>
          </table:table-cell>
          <table:table-cell office:value-type="float" office:value="121875" calcext:value-type="float">
            <text:p>121875</text:p>
          </table:table-cell>
          <table:table-cell office:value-type="float" office:value="135637.5" calcext:value-type="float">
            <text:p>135637.5</text:p>
          </table:table-cell>
          <table:table-cell office:value-type="float" office:value="88900" calcext:value-type="float">
            <text:p>88900</text:p>
          </table:table-cell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121657.5" calcext:value-type="float">
            <text:p>121657.5</text:p>
          </table:table-cell>
          <table:table-cell office:value-type="float" office:value="135725" calcext:value-type="float">
            <text:p>135725</text:p>
          </table:table-cell>
          <table:table-cell office:value-type="float" office:value="88987.5" calcext:value-type="float">
            <text:p>88987.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122140.5" calcext:value-type="float">
            <text:p>122140.5</text:p>
          </table:table-cell>
          <table:table-cell office:value-type="float" office:value="135825" calcext:value-type="float">
            <text:p>135825</text:p>
          </table:table-cell>
          <table:table-cell office:value-type="float" office:value="88925" calcext:value-type="float">
            <text:p>88925</text:p>
          </table:table-cell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122120.5" calcext:value-type="float">
            <text:p>122120.5</text:p>
          </table:table-cell>
          <table:table-cell office:value-type="float" office:value="135337.5" calcext:value-type="float">
            <text:p>135337.5</text:p>
          </table:table-cell>
          <table:table-cell office:value-type="float" office:value="89037.5" calcext:value-type="float">
            <text:p>89037.5</text:p>
          </table:table-cell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122534" calcext:value-type="float">
            <text:p>122534</text:p>
          </table:table-cell>
          <table:table-cell office:value-type="float" office:value="136025" calcext:value-type="float">
            <text:p>136025</text:p>
          </table:table-cell>
          <table:table-cell office:value-type="float" office:value="89325" calcext:value-type="float">
            <text:p>89325</text:p>
          </table:table-cell>
        </table:table-row>
        <table:table-row table:style-name="ro1">
          <table:table-cell office:value-type="float" office:value="98800" calcext:value-type="float">
            <text:p>98800</text:p>
          </table:table-cell>
          <table:table-cell office:value-type="float" office:value="122105" calcext:value-type="float">
            <text:p>122105</text:p>
          </table:table-cell>
          <table:table-cell office:value-type="float" office:value="134987.5" calcext:value-type="float">
            <text:p>134987.5</text:p>
          </table:table-cell>
          <table:table-cell office:value-type="float" office:value="89200" calcext:value-type="float">
            <text:p>89200</text:p>
          </table:table-cell>
        </table:table-row>
        <table:table-row table:style-name="ro1">
          <table:table-cell office:value-type="float" office:value="98900" calcext:value-type="float">
            <text:p>98900</text:p>
          </table:table-cell>
          <table:table-cell office:value-type="float" office:value="121288" calcext:value-type="float">
            <text:p>121288</text:p>
          </table:table-cell>
          <table:table-cell office:value-type="float" office:value="134687.5" calcext:value-type="float">
            <text:p>134687.5</text:p>
          </table:table-cell>
          <table:table-cell office:value-type="float" office:value="89187.5" calcext:value-type="float">
            <text:p>89187.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121610.5" calcext:value-type="float">
            <text:p>121610.5</text:p>
          </table:table-cell>
          <table:table-cell office:value-type="float" office:value="134762.5" calcext:value-type="float">
            <text:p>134762.5</text:p>
          </table:table-cell>
          <table:table-cell office:value-type="float" office:value="88387.5" calcext:value-type="float">
            <text:p>88387.5</text:p>
          </table:table-cell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120501" calcext:value-type="float">
            <text:p>120501</text:p>
          </table:table-cell>
          <table:table-cell office:value-type="float" office:value="133425" calcext:value-type="float">
            <text:p>133425</text:p>
          </table:table-cell>
          <table:table-cell office:value-type="float" office:value="88362.5" calcext:value-type="float">
            <text:p>88362.5</text:p>
          </table:table-cell>
        </table:table-row>
        <table:table-row table:style-name="ro1">
          <table:table-cell office:value-type="float" office:value="99200" calcext:value-type="float">
            <text:p>99200</text:p>
          </table:table-cell>
          <table:table-cell office:value-type="float" office:value="120496.5" calcext:value-type="float">
            <text:p>120496.5</text:p>
          </table:table-cell>
          <table:table-cell office:value-type="float" office:value="133100" calcext:value-type="float">
            <text:p>133100</text:p>
          </table:table-cell>
          <table:table-cell office:value-type="float" office:value="87850" calcext:value-type="float">
            <text:p>87850</text:p>
          </table:table-cell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120521.5" calcext:value-type="float">
            <text:p>120521.5</text:p>
          </table:table-cell>
          <table:table-cell office:value-type="float" office:value="133337.5" calcext:value-type="float">
            <text:p>133337.5</text:p>
          </table:table-cell>
          <table:table-cell office:value-type="float" office:value="88162.5" calcext:value-type="float">
            <text:p>88162.5</text:p>
          </table:table-cell>
        </table:table-row>
        <table:table-row table:style-name="ro1">
          <table:table-cell office:value-type="float" office:value="99400" calcext:value-type="float">
            <text:p>99400</text:p>
          </table:table-cell>
          <table:table-cell office:value-type="float" office:value="120719.5" calcext:value-type="float">
            <text:p>120719.5</text:p>
          </table:table-cell>
          <table:table-cell office:value-type="float" office:value="133700" calcext:value-type="float">
            <text:p>133700</text:p>
          </table:table-cell>
          <table:table-cell office:value-type="float" office:value="87837.5" calcext:value-type="float">
            <text:p>87837.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120844.5" calcext:value-type="float">
            <text:p>120844.5</text:p>
          </table:table-cell>
          <table:table-cell office:value-type="float" office:value="133975" calcext:value-type="float">
            <text:p>133975</text:p>
          </table:table-cell>
          <table:table-cell office:value-type="float" office:value="87700" calcext:value-type="float">
            <text:p>87700</text:p>
          </table:table-cell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120854" calcext:value-type="float">
            <text:p>120854</text:p>
          </table:table-cell>
          <table:table-cell office:value-type="float" office:value="133762.5" calcext:value-type="float">
            <text:p>133762.5</text:p>
          </table:table-cell>
          <table:table-cell office:value-type="float" office:value="87575" calcext:value-type="float">
            <text:p>87575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120766.5" calcext:value-type="float">
            <text:p>120766.5</text:p>
          </table:table-cell>
          <table:table-cell office:value-type="float" office:value="133375" calcext:value-type="float">
            <text:p>133375</text:p>
          </table:table-cell>
          <table:table-cell office:value-type="float" office:value="87475" calcext:value-type="float">
            <text:p>87475</text:p>
          </table:table-cell>
        </table:table-row>
        <table:table-row table:style-name="ro1">
          <table:table-cell office:value-type="float" office:value="99800" calcext:value-type="float">
            <text:p>99800</text:p>
          </table:table-cell>
          <table:table-cell office:value-type="float" office:value="120637" calcext:value-type="float">
            <text:p>120637</text:p>
          </table:table-cell>
          <table:table-cell office:value-type="float" office:value="133837.5" calcext:value-type="float">
            <text:p>133837.5</text:p>
          </table:table-cell>
          <table:table-cell office:value-type="float" office:value="87437.5" calcext:value-type="float">
            <text:p>87437.5</text:p>
          </table:table-cell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120736" calcext:value-type="float">
            <text:p>120736</text:p>
          </table:table-cell>
          <table:table-cell office:value-type="float" office:value="133787.5" calcext:value-type="float">
            <text:p>133787.5</text:p>
          </table:table-cell>
          <table:table-cell office:value-type="float" office:value="87162.5" calcext:value-type="float">
            <text:p>87162.5</text:p>
          </table:table-cell>
        </table:table-row>
      </table:table>
      <table:table table:name="chart" table:style-name="ta1">
        <table:shapes>
          <draw:frame draw:z-index="0" draw:style-name="gr1" draw:text-style-name="P1" svg:width="1634.34pt" svg:height="813.17pt" svg:x="0pt" svg:y="0pt">
            <draw:object draw:notify-on-update-of-ranges="bankroll_sample.B1:bankroll_sample.B1 bankroll_sample.B2:bankroll_sample.B1001 bankroll_sample.C1:bankroll_sample.C1 bankroll_sample.C2:bankroll_sample.C1001 bankroll_sample.D1:bankroll_sample.D1 bankroll_sample.D2:bankroll_sample.D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2:24:07.169817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0:44:57.724449768</meta:creation-date>
    <meta:generator>LibreOffice/6.0.7.3$Linux_X86_64 LibreOffice_project/00m0$Build-3</meta:generator>
    <dc:date>2019-03-15T12:25:01.630809627</dc:date>
    <meta:editing-duration>PT24M47S</meta:editing-duration>
    <meta:editing-cycles>7</meta:editing-cycles>
    <meta:document-statistic meta:table-count="2" meta:cell-count="4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7.657cm" svg:height="28.688cm" xlink:href=".." xlink:type="simple" chart:class="chart:line" chart:style-name="ch1">
        <chart:legend svg:x="2.348cm" svg:y="26.165cm" style:legend-expansion="custom" chartooo:width="5.407cm" chartooo:height="1.593cm" style:legend-expansion-aspect-ratio="3.39422473320778" chart:style-name="ch2"/>
        <chart:plot-area chart:style-name="ch3" table:cell-range-address="bankroll_sample.B1:bankroll_sample.D1001" chart:data-source-has-labels="row" svg:x="1.12cm" svg:y="0.373cm" svg:width="55.156cm" svg:height="25.39cm">
          <chartooo:coordinate-region svg:x="2.482cm" svg:y="0.572cm" svg:width="53.761cm" svg:height="24.2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ankroll_sample.B2:bankroll_sample.B1001" chart:label-cell-address="bankroll_sample.B1:bankroll_sample.B1" chart:class="chart:line">
            <chart:data-point chart:repeated="1000"/>
          </chart:series>
          <chart:series chart:style-name="ch7" chart:values-cell-range-address="bankroll_sample.C2:bankroll_sample.C1001" chart:label-cell-address="bankroll_sample.C1:bankroll_sample.C1" chart:class="chart:line">
            <chart:data-point chart:repeated="1000"/>
          </chart:series>
          <chart:series chart:style-name="ch8" chart:values-cell-range-address="bankroll_sample.D2:bankroll_sample.D1001" chart:label-cell-address="bankroll_sample.D1:bankroll_sample.D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yAdvancedPerfect</text:p>
                <draw:g>
                  <svg:desc>bankroll_sample.B1:bankroll_sample.B1</svg:desc>
                </draw:g>
              </table:table-cell>
              <table:table-cell office:value-type="string">
                <text:p>AndyAdvancedRealistic</text:p>
                <draw:g>
                  <svg:desc>bankroll_sample.C1:bankroll_sample.C1</svg:desc>
                </draw:g>
              </table:table-cell>
              <table:table-cell office:value-type="string">
                <text:p>BobbyBasic</text:p>
                <draw:g>
                  <svg:desc>bankroll_sample.D1:bankroll_sampl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bankroll_sample.B2:bankroll_sample.B1001</svg:desc>
                </draw:g>
              </table:table-cell>
              <table:table-cell office:value-type="float" office:value="100000">
                <text:p>100000</text:p>
                <draw:g>
                  <svg:desc>bankroll_sample.C2:bankroll_sample.C1001</svg:desc>
                </draw:g>
              </table:table-cell>
              <table:table-cell office:value-type="float" office:value="100000">
                <text:p>100000</text:p>
                <draw:g>
                  <svg:desc>bankroll_sample.D2:bankroll_sample.D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24.5">
                <text:p>100124.5</text:p>
              </table:table-cell>
              <table:table-cell office:value-type="float" office:value="100350">
                <text:p>100350</text:p>
              </table:table-cell>
              <table:table-cell office:value-type="float" office:value="100100">
                <text:p>100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41.5">
                <text:p>100041.5</text:p>
              </table:table-cell>
              <table:table-cell office:value-type="float" office:value="100112.5">
                <text:p>100112.5</text:p>
              </table:table-cell>
              <table:table-cell office:value-type="float" office:value="99650">
                <text:p>99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137.5">
                <text:p>100137.5</text:p>
              </table:table-cell>
              <table:table-cell office:value-type="float" office:value="100837.5">
                <text:p>100837.5</text:p>
              </table:table-cell>
              <table:table-cell office:value-type="float" office:value="99662.5">
                <text:p>9966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545.5">
                <text:p>100545.5</text:p>
              </table:table-cell>
              <table:table-cell office:value-type="float" office:value="100712.5">
                <text:p>100712.5</text:p>
              </table:table-cell>
              <table:table-cell office:value-type="float" office:value="99687.5">
                <text:p>9968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608">
                <text:p>100608</text:p>
              </table:table-cell>
              <table:table-cell office:value-type="float" office:value="100662.5">
                <text:p>100662.5</text:p>
              </table:table-cell>
              <table:table-cell office:value-type="float" office:value="99725">
                <text:p>99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445.5">
                <text:p>100445.5</text:p>
              </table:table-cell>
              <table:table-cell office:value-type="float" office:value="100375">
                <text:p>100375</text:p>
              </table:table-cell>
              <table:table-cell office:value-type="float" office:value="99962.5">
                <text:p>9996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915.5">
                <text:p>99915.5</text:p>
              </table:table-cell>
              <table:table-cell office:value-type="float" office:value="99375">
                <text:p>99375</text:p>
              </table:table-cell>
              <table:table-cell office:value-type="float" office:value="100100">
                <text:p>100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94">
                <text:p>100094</text:p>
              </table:table-cell>
              <table:table-cell office:value-type="float" office:value="99987.5">
                <text:p>99987.5</text:p>
              </table:table-cell>
              <table:table-cell office:value-type="float" office:value="100462.5">
                <text:p>10046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769">
                <text:p>99769</text:p>
              </table:table-cell>
              <table:table-cell office:value-type="float" office:value="100200">
                <text:p>100200</text:p>
              </table:table-cell>
              <table:table-cell office:value-type="float" office:value="101062.5">
                <text:p>10106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352">
                <text:p>99352</text:p>
              </table:table-cell>
              <table:table-cell office:value-type="float" office:value="99550">
                <text:p>99550</text:p>
              </table:table-cell>
              <table:table-cell office:value-type="float" office:value="100850">
                <text:p>1008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114">
                <text:p>98114</text:p>
              </table:table-cell>
              <table:table-cell office:value-type="float" office:value="99162.5">
                <text:p>99162.5</text:p>
              </table:table-cell>
              <table:table-cell office:value-type="float" office:value="100450">
                <text:p>1004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726.5">
                <text:p>99726.5</text:p>
              </table:table-cell>
              <table:table-cell office:value-type="float" office:value="98387.5">
                <text:p>98387.5</text:p>
              </table:table-cell>
              <table:table-cell office:value-type="float" office:value="100525">
                <text:p>100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487">
                <text:p>99487</text:p>
              </table:table-cell>
              <table:table-cell office:value-type="float" office:value="99450">
                <text:p>99450</text:p>
              </table:table-cell>
              <table:table-cell office:value-type="float" office:value="100662.5">
                <text:p>10066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735">
                <text:p>99735</text:p>
              </table:table-cell>
              <table:table-cell office:value-type="float" office:value="99437.5">
                <text:p>99437.5</text:p>
              </table:table-cell>
              <table:table-cell office:value-type="float" office:value="101075">
                <text:p>101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543">
                <text:p>99543</text:p>
              </table:table-cell>
              <table:table-cell office:value-type="float" office:value="99162.5">
                <text:p>99162.5</text:p>
              </table:table-cell>
              <table:table-cell office:value-type="float" office:value="101050">
                <text:p>1010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526">
                <text:p>99526</text:p>
              </table:table-cell>
              <table:table-cell office:value-type="float" office:value="98562.5">
                <text:p>98562.5</text:p>
              </table:table-cell>
              <table:table-cell office:value-type="float" office:value="101175">
                <text:p>101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759.5">
                <text:p>99759.5</text:p>
              </table:table-cell>
              <table:table-cell office:value-type="float" office:value="98912.5">
                <text:p>98912.5</text:p>
              </table:table-cell>
              <table:table-cell office:value-type="float" office:value="100975">
                <text:p>100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634">
                <text:p>100634</text:p>
              </table:table-cell>
              <table:table-cell office:value-type="float" office:value="98062.5">
                <text:p>98062.5</text:p>
              </table:table-cell>
              <table:table-cell office:value-type="float" office:value="100862.5">
                <text:p>10086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279.5">
                <text:p>101279.5</text:p>
              </table:table-cell>
              <table:table-cell office:value-type="float" office:value="98862.5">
                <text:p>98862.5</text:p>
              </table:table-cell>
              <table:table-cell office:value-type="float" office:value="101025">
                <text:p>101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603.5">
                <text:p>100603.5</text:p>
              </table:table-cell>
              <table:table-cell office:value-type="float" office:value="100850">
                <text:p>100850</text:p>
              </table:table-cell>
              <table:table-cell office:value-type="float" office:value="101087.5">
                <text:p>10108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028.5">
                <text:p>101028.5</text:p>
              </table:table-cell>
              <table:table-cell office:value-type="float" office:value="101000">
                <text:p>101000</text:p>
              </table:table-cell>
              <table:table-cell office:value-type="float" office:value="101450">
                <text:p>1014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816">
                <text:p>100816</text:p>
              </table:table-cell>
              <table:table-cell office:value-type="float" office:value="100787.5">
                <text:p>100787.5</text:p>
              </table:table-cell>
              <table:table-cell office:value-type="float" office:value="100975">
                <text:p>100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637">
                <text:p>100637</text:p>
              </table:table-cell>
              <table:table-cell office:value-type="float" office:value="100587.5">
                <text:p>100587.5</text:p>
              </table:table-cell>
              <table:table-cell office:value-type="float" office:value="101050">
                <text:p>1010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919.5">
                <text:p>101919.5</text:p>
              </table:table-cell>
              <table:table-cell office:value-type="float" office:value="100462.5">
                <text:p>100462.5</text:p>
              </table:table-cell>
              <table:table-cell office:value-type="float" office:value="101225">
                <text:p>101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719.5">
                <text:p>101719.5</text:p>
              </table:table-cell>
              <table:table-cell office:value-type="float" office:value="100337.5">
                <text:p>100337.5</text:p>
              </table:table-cell>
              <table:table-cell office:value-type="float" office:value="101137.5">
                <text:p>10113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027">
                <text:p>102027</text:p>
              </table:table-cell>
              <table:table-cell office:value-type="float" office:value="100137.5">
                <text:p>100137.5</text:p>
              </table:table-cell>
              <table:table-cell office:value-type="float" office:value="101200">
                <text:p>101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927">
                <text:p>101927</text:p>
              </table:table-cell>
              <table:table-cell office:value-type="float" office:value="100312.5">
                <text:p>100312.5</text:p>
              </table:table-cell>
              <table:table-cell office:value-type="float" office:value="101450">
                <text:p>1014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623">
                <text:p>101623</text:p>
              </table:table-cell>
              <table:table-cell office:value-type="float" office:value="99150">
                <text:p>99150</text:p>
              </table:table-cell>
              <table:table-cell office:value-type="float" office:value="101200">
                <text:p>101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175.5">
                <text:p>101175.5</text:p>
              </table:table-cell>
              <table:table-cell office:value-type="float" office:value="99000">
                <text:p>99000</text:p>
              </table:table-cell>
              <table:table-cell office:value-type="float" office:value="101212.5">
                <text:p>10121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225.5">
                <text:p>101225.5</text:p>
              </table:table-cell>
              <table:table-cell office:value-type="float" office:value="100262.5">
                <text:p>100262.5</text:p>
              </table:table-cell>
              <table:table-cell office:value-type="float" office:value="101400">
                <text:p>101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383.5">
                <text:p>101383.5</text:p>
              </table:table-cell>
              <table:table-cell office:value-type="float" office:value="100100">
                <text:p>100100</text:p>
              </table:table-cell>
              <table:table-cell office:value-type="float" office:value="101900">
                <text:p>1019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500.5">
                <text:p>101500.5</text:p>
              </table:table-cell>
              <table:table-cell office:value-type="float" office:value="100775">
                <text:p>100775</text:p>
              </table:table-cell>
              <table:table-cell office:value-type="float" office:value="101725">
                <text:p>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409.5">
                <text:p>101409.5</text:p>
              </table:table-cell>
              <table:table-cell office:value-type="float" office:value="100975">
                <text:p>100975</text:p>
              </table:table-cell>
              <table:table-cell office:value-type="float" office:value="101812.5">
                <text:p>10181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272">
                <text:p>101272</text:p>
              </table:table-cell>
              <table:table-cell office:value-type="float" office:value="101025">
                <text:p>101025</text:p>
              </table:table-cell>
              <table:table-cell office:value-type="float" office:value="101312.5">
                <text:p>10131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479.5">
                <text:p>101479.5</text:p>
              </table:table-cell>
              <table:table-cell office:value-type="float" office:value="101362.5">
                <text:p>101362.5</text:p>
              </table:table-cell>
              <table:table-cell office:value-type="float" office:value="101762.5">
                <text:p>10176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628.5">
                <text:p>101628.5</text:p>
              </table:table-cell>
              <table:table-cell office:value-type="float" office:value="101525">
                <text:p>101525</text:p>
              </table:table-cell>
              <table:table-cell office:value-type="float" office:value="101537.5">
                <text:p>101537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510.5">
                <text:p>101510.5</text:p>
              </table:table-cell>
              <table:table-cell office:value-type="float" office:value="101425">
                <text:p>101425</text:p>
              </table:table-cell>
              <table:table-cell office:value-type="float" office:value="101587.5">
                <text:p>10158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836.5">
                <text:p>101836.5</text:p>
              </table:table-cell>
              <table:table-cell office:value-type="float" office:value="102262.5">
                <text:p>102262.5</text:p>
              </table:table-cell>
              <table:table-cell office:value-type="float" office:value="101375">
                <text:p>101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162">
                <text:p>102162</text:p>
              </table:table-cell>
              <table:table-cell office:value-type="float" office:value="103050">
                <text:p>103050</text:p>
              </table:table-cell>
              <table:table-cell office:value-type="float" office:value="101337.5">
                <text:p>10133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719">
                <text:p>102719</text:p>
              </table:table-cell>
              <table:table-cell office:value-type="float" office:value="103525">
                <text:p>103525</text:p>
              </table:table-cell>
              <table:table-cell office:value-type="float" office:value="101375">
                <text:p>101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477">
                <text:p>103477</text:p>
              </table:table-cell>
              <table:table-cell office:value-type="float" office:value="103612.5">
                <text:p>103612.5</text:p>
              </table:table-cell>
              <table:table-cell office:value-type="float" office:value="101175">
                <text:p>101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986">
                <text:p>103986</text:p>
              </table:table-cell>
              <table:table-cell office:value-type="float" office:value="104275">
                <text:p>104275</text:p>
              </table:table-cell>
              <table:table-cell office:value-type="float" office:value="101537.5">
                <text:p>101537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071">
                <text:p>103071</text:p>
              </table:table-cell>
              <table:table-cell office:value-type="float" office:value="103387.5">
                <text:p>103387.5</text:p>
              </table:table-cell>
              <table:table-cell office:value-type="float" office:value="101862.5">
                <text:p>10186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214.5">
                <text:p>103214.5</text:p>
              </table:table-cell>
              <table:table-cell office:value-type="float" office:value="103525">
                <text:p>103525</text:p>
              </table:table-cell>
              <table:table-cell office:value-type="float" office:value="101337.5">
                <text:p>101337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760">
                <text:p>104760</text:p>
              </table:table-cell>
              <table:table-cell office:value-type="float" office:value="103787.5">
                <text:p>103787.5</text:p>
              </table:table-cell>
              <table:table-cell office:value-type="float" office:value="101400">
                <text:p>101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960">
                <text:p>104960</text:p>
              </table:table-cell>
              <table:table-cell office:value-type="float" office:value="104387.5">
                <text:p>104387.5</text:p>
              </table:table-cell>
              <table:table-cell office:value-type="float" office:value="101300">
                <text:p>1013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598">
                <text:p>104598</text:p>
              </table:table-cell>
              <table:table-cell office:value-type="float" office:value="104287.5">
                <text:p>104287.5</text:p>
              </table:table-cell>
              <table:table-cell office:value-type="float" office:value="101100">
                <text:p>101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034.5">
                <text:p>104034.5</text:p>
              </table:table-cell>
              <table:table-cell office:value-type="float" office:value="103637.5">
                <text:p>103637.5</text:p>
              </table:table-cell>
              <table:table-cell office:value-type="float" office:value="100975">
                <text:p>100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659.5">
                <text:p>103659.5</text:p>
              </table:table-cell>
              <table:table-cell office:value-type="float" office:value="103100">
                <text:p>103100</text:p>
              </table:table-cell>
              <table:table-cell office:value-type="float" office:value="100850">
                <text:p>1008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564.5">
                <text:p>104564.5</text:p>
              </table:table-cell>
              <table:table-cell office:value-type="float" office:value="103237.5">
                <text:p>103237.5</text:p>
              </table:table-cell>
              <table:table-cell office:value-type="float" office:value="100712.5">
                <text:p>10071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714.5">
                <text:p>104714.5</text:p>
              </table:table-cell>
              <table:table-cell office:value-type="float" office:value="103150">
                <text:p>103150</text:p>
              </table:table-cell>
              <table:table-cell office:value-type="float" office:value="100237.5">
                <text:p>100237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473.5">
                <text:p>104473.5</text:p>
              </table:table-cell>
              <table:table-cell office:value-type="float" office:value="102587.5">
                <text:p>102587.5</text:p>
              </table:table-cell>
              <table:table-cell office:value-type="float" office:value="100125">
                <text:p>100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735.5">
                <text:p>104735.5</text:p>
              </table:table-cell>
              <table:table-cell office:value-type="float" office:value="102637.5">
                <text:p>102637.5</text:p>
              </table:table-cell>
              <table:table-cell office:value-type="float" office:value="100675">
                <text:p>100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968.5">
                <text:p>104968.5</text:p>
              </table:table-cell>
              <table:table-cell office:value-type="float" office:value="101987.5">
                <text:p>101987.5</text:p>
              </table:table-cell>
              <table:table-cell office:value-type="float" office:value="99850">
                <text:p>998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071">
                <text:p>105071</text:p>
              </table:table-cell>
              <table:table-cell office:value-type="float" office:value="102637.5">
                <text:p>102637.5</text:p>
              </table:table-cell>
              <table:table-cell office:value-type="float" office:value="99650">
                <text:p>996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495">
                <text:p>105495</text:p>
              </table:table-cell>
              <table:table-cell office:value-type="float" office:value="102437.5">
                <text:p>102437.5</text:p>
              </table:table-cell>
              <table:table-cell office:value-type="float" office:value="99787.5">
                <text:p>99787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707.5">
                <text:p>105707.5</text:p>
              </table:table-cell>
              <table:table-cell office:value-type="float" office:value="102312.5">
                <text:p>102312.5</text:p>
              </table:table-cell>
              <table:table-cell office:value-type="float" office:value="99962.5">
                <text:p>99962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031.5">
                <text:p>105031.5</text:p>
              </table:table-cell>
              <table:table-cell office:value-type="float" office:value="102237.5">
                <text:p>102237.5</text:p>
              </table:table-cell>
              <table:table-cell office:value-type="float" office:value="100187.5">
                <text:p>10018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029.5">
                <text:p>106029.5</text:p>
              </table:table-cell>
              <table:table-cell office:value-type="float" office:value="104162.5">
                <text:p>104162.5</text:p>
              </table:table-cell>
              <table:table-cell office:value-type="float" office:value="99937.5">
                <text:p>99937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676.5">
                <text:p>104676.5</text:p>
              </table:table-cell>
              <table:table-cell office:value-type="float" office:value="103075">
                <text:p>10307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4373.5">
                <text:p>104373.5</text:p>
              </table:table-cell>
              <table:table-cell office:value-type="float" office:value="103825">
                <text:p>103825</text:p>
              </table:table-cell>
              <table:table-cell office:value-type="float" office:value="100150">
                <text:p>1001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785">
                <text:p>103785</text:p>
              </table:table-cell>
              <table:table-cell office:value-type="float" office:value="101312.5">
                <text:p>101312.5</text:p>
              </table:table-cell>
              <table:table-cell office:value-type="float" office:value="99537.5">
                <text:p>99537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501">
                <text:p>103501</text:p>
              </table:table-cell>
              <table:table-cell office:value-type="float" office:value="102825">
                <text:p>102825</text:p>
              </table:table-cell>
              <table:table-cell office:value-type="float" office:value="99775">
                <text:p>997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316">
                <text:p>104316</text:p>
              </table:table-cell>
              <table:table-cell office:value-type="float" office:value="103000">
                <text:p>103000</text:p>
              </table:table-cell>
              <table:table-cell office:value-type="float" office:value="100025">
                <text:p>1000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3443">
                <text:p>103443</text:p>
              </table:table-cell>
              <table:table-cell office:value-type="float" office:value="102600">
                <text:p>102600</text:p>
              </table:table-cell>
              <table:table-cell office:value-type="float" office:value="99575">
                <text:p>995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177">
                <text:p>103177</text:p>
              </table:table-cell>
              <table:table-cell office:value-type="float" office:value="103050">
                <text:p>103050</text:p>
              </table:table-cell>
              <table:table-cell office:value-type="float" office:value="100150">
                <text:p>1001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3113.5">
                <text:p>103113.5</text:p>
              </table:table-cell>
              <table:table-cell office:value-type="float" office:value="103237.5">
                <text:p>103237.5</text:p>
              </table:table-cell>
              <table:table-cell office:value-type="float" office:value="100262.5">
                <text:p>10026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821">
                <text:p>102821</text:p>
              </table:table-cell>
              <table:table-cell office:value-type="float" office:value="103912.5">
                <text:p>103912.5</text:p>
              </table:table-cell>
              <table:table-cell office:value-type="float" office:value="100150">
                <text:p>100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729.5">
                <text:p>103729.5</text:p>
              </table:table-cell>
              <table:table-cell office:value-type="float" office:value="103800">
                <text:p>103800</text:p>
              </table:table-cell>
              <table:table-cell office:value-type="float" office:value="100137.5">
                <text:p>100137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3646.5">
                <text:p>103646.5</text:p>
              </table:table-cell>
              <table:table-cell office:value-type="float" office:value="103712.5">
                <text:p>103712.5</text:p>
              </table:table-cell>
              <table:table-cell office:value-type="float" office:value="100075">
                <text:p>1000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3176.5">
                <text:p>103176.5</text:p>
              </table:table-cell>
              <table:table-cell office:value-type="float" office:value="103337.5">
                <text:p>103337.5</text:p>
              </table:table-cell>
              <table:table-cell office:value-type="float" office:value="99962.5">
                <text:p>9996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086">
                <text:p>103086</text:p>
              </table:table-cell>
              <table:table-cell office:value-type="float" office:value="102012.5">
                <text:p>102012.5</text:p>
              </table:table-cell>
              <table:table-cell office:value-type="float" office:value="99725">
                <text:p>997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581">
                <text:p>103581</text:p>
              </table:table-cell>
              <table:table-cell office:value-type="float" office:value="102375">
                <text:p>102375</text:p>
              </table:table-cell>
              <table:table-cell office:value-type="float" office:value="99937.5">
                <text:p>99937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3091">
                <text:p>103091</text:p>
              </table:table-cell>
              <table:table-cell office:value-type="float" office:value="102112.5">
                <text:p>102112.5</text:p>
              </table:table-cell>
              <table:table-cell office:value-type="float" office:value="100175">
                <text:p>100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3103.5">
                <text:p>103103.5</text:p>
              </table:table-cell>
              <table:table-cell office:value-type="float" office:value="102112.5">
                <text:p>102112.5</text:p>
              </table:table-cell>
              <table:table-cell office:value-type="float" office:value="100387.5">
                <text:p>100387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638">
                <text:p>102638</text:p>
              </table:table-cell>
              <table:table-cell office:value-type="float" office:value="101587.5">
                <text:p>101587.5</text:p>
              </table:table-cell>
              <table:table-cell office:value-type="float" office:value="100875">
                <text:p>100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92.5">
                <text:p>102092.5</text:p>
              </table:table-cell>
              <table:table-cell office:value-type="float" office:value="100450">
                <text:p>100450</text:p>
              </table:table-cell>
              <table:table-cell office:value-type="float" office:value="100900">
                <text:p>1009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305">
                <text:p>102305</text:p>
              </table:table-cell>
              <table:table-cell office:value-type="float" office:value="100837.5">
                <text:p>100837.5</text:p>
              </table:table-cell>
              <table:table-cell office:value-type="float" office:value="101012.5">
                <text:p>10101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762.5">
                <text:p>102762.5</text:p>
              </table:table-cell>
              <table:table-cell office:value-type="float" office:value="100375">
                <text:p>100375</text:p>
              </table:table-cell>
              <table:table-cell office:value-type="float" office:value="100687.5">
                <text:p>10068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58.5">
                <text:p>102458.5</text:p>
              </table:table-cell>
              <table:table-cell office:value-type="float" office:value="101012.5">
                <text:p>101012.5</text:p>
              </table:table-cell>
              <table:table-cell office:value-type="float" office:value="100987.5">
                <text:p>10098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633.5">
                <text:p>102633.5</text:p>
              </table:table-cell>
              <table:table-cell office:value-type="float" office:value="101162.5">
                <text:p>101162.5</text:p>
              </table:table-cell>
              <table:table-cell office:value-type="float" office:value="101200">
                <text:p>1012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165">
                <text:p>103165</text:p>
              </table:table-cell>
              <table:table-cell office:value-type="float" office:value="102487.5">
                <text:p>102487.5</text:p>
              </table:table-cell>
              <table:table-cell office:value-type="float" office:value="101000">
                <text:p>101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650">
                <text:p>102650</text:p>
              </table:table-cell>
              <table:table-cell office:value-type="float" office:value="103512.5">
                <text:p>103512.5</text:p>
              </table:table-cell>
              <table:table-cell office:value-type="float" office:value="101562.5">
                <text:p>10156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757">
                <text:p>102757</text:p>
              </table:table-cell>
              <table:table-cell office:value-type="float" office:value="103187.5">
                <text:p>103187.5</text:p>
              </table:table-cell>
              <table:table-cell office:value-type="float" office:value="101787.5">
                <text:p>101787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3508.5">
                <text:p>103508.5</text:p>
              </table:table-cell>
              <table:table-cell office:value-type="float" office:value="104362.5">
                <text:p>104362.5</text:p>
              </table:table-cell>
              <table:table-cell office:value-type="float" office:value="101825">
                <text:p>1018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786">
                <text:p>102786</text:p>
              </table:table-cell>
              <table:table-cell office:value-type="float" office:value="104450">
                <text:p>104450</text:p>
              </table:table-cell>
              <table:table-cell office:value-type="float" office:value="101525">
                <text:p>101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551.5">
                <text:p>102551.5</text:p>
              </table:table-cell>
              <table:table-cell office:value-type="float" office:value="104225">
                <text:p>104225</text:p>
              </table:table-cell>
              <table:table-cell office:value-type="float" office:value="101637.5">
                <text:p>101637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414">
                <text:p>102414</text:p>
              </table:table-cell>
              <table:table-cell office:value-type="float" office:value="104112.5">
                <text:p>104112.5</text:p>
              </table:table-cell>
              <table:table-cell office:value-type="float" office:value="102050">
                <text:p>1020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182.5">
                <text:p>102182.5</text:p>
              </table:table-cell>
              <table:table-cell office:value-type="float" office:value="103825">
                <text:p>103825</text:p>
              </table:table-cell>
              <table:table-cell office:value-type="float" office:value="102150">
                <text:p>1021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733.5">
                <text:p>102733.5</text:p>
              </table:table-cell>
              <table:table-cell office:value-type="float" office:value="103475">
                <text:p>103475</text:p>
              </table:table-cell>
              <table:table-cell office:value-type="float" office:value="102262.5">
                <text:p>102262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228.5">
                <text:p>103228.5</text:p>
              </table:table-cell>
              <table:table-cell office:value-type="float" office:value="103875">
                <text:p>103875</text:p>
              </table:table-cell>
              <table:table-cell office:value-type="float" office:value="102262.5">
                <text:p>102262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003.5">
                <text:p>103003.5</text:p>
              </table:table-cell>
              <table:table-cell office:value-type="float" office:value="103612.5">
                <text:p>103612.5</text:p>
              </table:table-cell>
              <table:table-cell office:value-type="float" office:value="102225">
                <text:p>1022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920.5">
                <text:p>102920.5</text:p>
              </table:table-cell>
              <table:table-cell office:value-type="float" office:value="104300">
                <text:p>104300</text:p>
              </table:table-cell>
              <table:table-cell office:value-type="float" office:value="101687.5">
                <text:p>101687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255">
                <text:p>102255</text:p>
              </table:table-cell>
              <table:table-cell office:value-type="float" office:value="103625">
                <text:p>103625</text:p>
              </table:table-cell>
              <table:table-cell office:value-type="float" office:value="101462.5">
                <text:p>101462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603">
                <text:p>102603</text:p>
              </table:table-cell>
              <table:table-cell office:value-type="float" office:value="105050">
                <text:p>105050</text:p>
              </table:table-cell>
              <table:table-cell office:value-type="float" office:value="101250">
                <text:p>1012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167.5">
                <text:p>102167.5</text:p>
              </table:table-cell>
              <table:table-cell office:value-type="float" office:value="104600">
                <text:p>104600</text:p>
              </table:table-cell>
              <table:table-cell office:value-type="float" office:value="101125">
                <text:p>101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351.5">
                <text:p>102351.5</text:p>
              </table:table-cell>
              <table:table-cell office:value-type="float" office:value="104650">
                <text:p>104650</text:p>
              </table:table-cell>
              <table:table-cell office:value-type="float" office:value="100925">
                <text:p>1009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473">
                <text:p>102473</text:p>
              </table:table-cell>
              <table:table-cell office:value-type="float" office:value="105200">
                <text:p>105200</text:p>
              </table:table-cell>
              <table:table-cell office:value-type="float" office:value="101112.5">
                <text:p>101112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321">
                <text:p>102321</text:p>
              </table:table-cell>
              <table:table-cell office:value-type="float" office:value="106875">
                <text:p>106875</text:p>
              </table:table-cell>
              <table:table-cell office:value-type="float" office:value="101137.5">
                <text:p>101137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524.5">
                <text:p>101524.5</text:p>
              </table:table-cell>
              <table:table-cell office:value-type="float" office:value="106587.5">
                <text:p>106587.5</text:p>
              </table:table-cell>
              <table:table-cell office:value-type="float" office:value="101437.5">
                <text:p>101437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279">
                <text:p>101279</text:p>
              </table:table-cell>
              <table:table-cell office:value-type="float" office:value="107187.5">
                <text:p>107187.5</text:p>
              </table:table-cell>
              <table:table-cell office:value-type="float" office:value="101500">
                <text:p>1015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462">
                <text:p>101462</text:p>
              </table:table-cell>
              <table:table-cell office:value-type="float" office:value="106887.5">
                <text:p>106887.5</text:p>
              </table:table-cell>
              <table:table-cell office:value-type="float" office:value="101162.5">
                <text:p>101162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061.5">
                <text:p>101061.5</text:p>
              </table:table-cell>
              <table:table-cell office:value-type="float" office:value="106112.5">
                <text:p>106112.5</text:p>
              </table:table-cell>
              <table:table-cell office:value-type="float" office:value="100912.5">
                <text:p>100912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994">
                <text:p>101994</text:p>
              </table:table-cell>
              <table:table-cell office:value-type="float" office:value="106987.5">
                <text:p>106987.5</text:p>
              </table:table-cell>
              <table:table-cell office:value-type="float" office:value="101587.5">
                <text:p>101587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1859">
                <text:p>101859</text:p>
              </table:table-cell>
              <table:table-cell office:value-type="float" office:value="106950">
                <text:p>106950</text:p>
              </table:table-cell>
              <table:table-cell office:value-type="float" office:value="101325">
                <text:p>1013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995">
                <text:p>101995</text:p>
              </table:table-cell>
              <table:table-cell office:value-type="float" office:value="106512.5">
                <text:p>106512.5</text:p>
              </table:table-cell>
              <table:table-cell office:value-type="float" office:value="101037.5">
                <text:p>101037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2386">
                <text:p>102386</text:p>
              </table:table-cell>
              <table:table-cell office:value-type="float" office:value="106662.5">
                <text:p>106662.5</text:p>
              </table:table-cell>
              <table:table-cell office:value-type="float" office:value="100850">
                <text:p>1008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157.5">
                <text:p>102157.5</text:p>
              </table:table-cell>
              <table:table-cell office:value-type="float" office:value="106737.5">
                <text:p>106737.5</text:p>
              </table:table-cell>
              <table:table-cell office:value-type="float" office:value="100637.5">
                <text:p>100637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370">
                <text:p>102370</text:p>
              </table:table-cell>
              <table:table-cell office:value-type="float" office:value="106837.5">
                <text:p>106837.5</text:p>
              </table:table-cell>
              <table:table-cell office:value-type="float" office:value="101150">
                <text:p>1011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598">
                <text:p>101598</text:p>
              </table:table-cell>
              <table:table-cell office:value-type="float" office:value="107075">
                <text:p>107075</text:p>
              </table:table-cell>
              <table:table-cell office:value-type="float" office:value="101012.5">
                <text:p>101012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916">
                <text:p>101916</text:p>
              </table:table-cell>
              <table:table-cell office:value-type="float" office:value="106887.5">
                <text:p>106887.5</text:p>
              </table:table-cell>
              <table:table-cell office:value-type="float" office:value="100962.5">
                <text:p>100962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2688.5">
                <text:p>102688.5</text:p>
              </table:table-cell>
              <table:table-cell office:value-type="float" office:value="107587.5">
                <text:p>107587.5</text:p>
              </table:table-cell>
              <table:table-cell office:value-type="float" office:value="100975">
                <text:p>1009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2710.5">
                <text:p>102710.5</text:p>
              </table:table-cell>
              <table:table-cell office:value-type="float" office:value="106737.5">
                <text:p>106737.5</text:p>
              </table:table-cell>
              <table:table-cell office:value-type="float" office:value="100650">
                <text:p>1006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3004.5">
                <text:p>103004.5</text:p>
              </table:table-cell>
              <table:table-cell office:value-type="float" office:value="108150">
                <text:p>108150</text:p>
              </table:table-cell>
              <table:table-cell office:value-type="float" office:value="100637.5">
                <text:p>100637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893.5">
                <text:p>100893.5</text:p>
              </table:table-cell>
              <table:table-cell office:value-type="float" office:value="106237.5">
                <text:p>106237.5</text:p>
              </table:table-cell>
              <table:table-cell office:value-type="float" office:value="100187.5">
                <text:p>100187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777.5">
                <text:p>100777.5</text:p>
              </table:table-cell>
              <table:table-cell office:value-type="float" office:value="105775">
                <text:p>105775</text:p>
              </table:table-cell>
              <table:table-cell office:value-type="float" office:value="100050">
                <text:p>1000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907">
                <text:p>100907</text:p>
              </table:table-cell>
              <table:table-cell office:value-type="float" office:value="105875">
                <text:p>105875</text:p>
              </table:table-cell>
              <table:table-cell office:value-type="float" office:value="100050">
                <text:p>1000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941">
                <text:p>100941</text:p>
              </table:table-cell>
              <table:table-cell office:value-type="float" office:value="105912.5">
                <text:p>105912.5</text:p>
              </table:table-cell>
              <table:table-cell office:value-type="float" office:value="100050">
                <text:p>1000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386.5">
                <text:p>100386.5</text:p>
              </table:table-cell>
              <table:table-cell office:value-type="float" office:value="106037.5">
                <text:p>106037.5</text:p>
              </table:table-cell>
              <table:table-cell office:value-type="float" office:value="100012.5">
                <text:p>100012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500">
                <text:p>100500</text:p>
              </table:table-cell>
              <table:table-cell office:value-type="float" office:value="105962.5">
                <text:p>105962.5</text:p>
              </table:table-cell>
              <table:table-cell office:value-type="float" office:value="100400">
                <text:p>1004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951">
                <text:p>99951</text:p>
              </table:table-cell>
              <table:table-cell office:value-type="float" office:value="105412.5">
                <text:p>105412.5</text:p>
              </table:table-cell>
              <table:table-cell office:value-type="float" office:value="100237.5">
                <text:p>100237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799">
                <text:p>100799</text:p>
              </table:table-cell>
              <table:table-cell office:value-type="float" office:value="105825">
                <text:p>105825</text:p>
              </table:table-cell>
              <table:table-cell office:value-type="float" office:value="100425">
                <text:p>1004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636.5">
                <text:p>100636.5</text:p>
              </table:table-cell>
              <table:table-cell office:value-type="float" office:value="106250">
                <text:p>106250</text:p>
              </table:table-cell>
              <table:table-cell office:value-type="float" office:value="100675">
                <text:p>1006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549">
                <text:p>100549</text:p>
              </table:table-cell>
              <table:table-cell office:value-type="float" office:value="106000">
                <text:p>106000</text:p>
              </table:table-cell>
              <table:table-cell office:value-type="float" office:value="100237.5">
                <text:p>100237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399">
                <text:p>100399</text:p>
              </table:table-cell>
              <table:table-cell office:value-type="float" office:value="105287.5">
                <text:p>105287.5</text:p>
              </table:table-cell>
              <table:table-cell office:value-type="float" office:value="100225">
                <text:p>1002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487.5">
                <text:p>100487.5</text:p>
              </table:table-cell>
              <table:table-cell office:value-type="float" office:value="104675">
                <text:p>104675</text:p>
              </table:table-cell>
              <table:table-cell office:value-type="float" office:value="100025">
                <text:p>1000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996.5">
                <text:p>100996.5</text:p>
              </table:table-cell>
              <table:table-cell office:value-type="float" office:value="105150">
                <text:p>105150</text:p>
              </table:table-cell>
              <table:table-cell office:value-type="float" office:value="100337.5">
                <text:p>100337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723">
                <text:p>100723</text:p>
              </table:table-cell>
              <table:table-cell office:value-type="float" office:value="104387.5">
                <text:p>104387.5</text:p>
              </table:table-cell>
              <table:table-cell office:value-type="float" office:value="100137.5">
                <text:p>100137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598.5">
                <text:p>100598.5</text:p>
              </table:table-cell>
              <table:table-cell office:value-type="float" office:value="103337.5">
                <text:p>103337.5</text:p>
              </table:table-cell>
              <table:table-cell office:value-type="float" office:value="100075">
                <text:p>1000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421">
                <text:p>100421</text:p>
              </table:table-cell>
              <table:table-cell office:value-type="float" office:value="102762.5">
                <text:p>102762.5</text:p>
              </table:table-cell>
              <table:table-cell office:value-type="float" office:value="99837.5">
                <text:p>99837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034.5">
                <text:p>101034.5</text:p>
              </table:table-cell>
              <table:table-cell office:value-type="float" office:value="103187.5">
                <text:p>103187.5</text:p>
              </table:table-cell>
              <table:table-cell office:value-type="float" office:value="99775">
                <text:p>997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680">
                <text:p>100680</text:p>
              </table:table-cell>
              <table:table-cell office:value-type="float" office:value="102837.5">
                <text:p>102837.5</text:p>
              </table:table-cell>
              <table:table-cell office:value-type="float" office:value="99937.5">
                <text:p>99937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2027">
                <text:p>102027</text:p>
              </table:table-cell>
              <table:table-cell office:value-type="float" office:value="103487.5">
                <text:p>103487.5</text:p>
              </table:table-cell>
              <table:table-cell office:value-type="float" office:value="100437.5">
                <text:p>100437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2104">
                <text:p>102104</text:p>
              </table:table-cell>
              <table:table-cell office:value-type="float" office:value="104025">
                <text:p>104025</text:p>
              </table:table-cell>
              <table:table-cell office:value-type="float" office:value="100375">
                <text:p>100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3418">
                <text:p>103418</text:p>
              </table:table-cell>
              <table:table-cell office:value-type="float" office:value="103762.5">
                <text:p>103762.5</text:p>
              </table:table-cell>
              <table:table-cell office:value-type="float" office:value="99887.5">
                <text:p>99887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828.5">
                <text:p>104828.5</text:p>
              </table:table-cell>
              <table:table-cell office:value-type="float" office:value="104037.5">
                <text:p>104037.5</text:p>
              </table:table-cell>
              <table:table-cell office:value-type="float" office:value="100087.5">
                <text:p>100087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5211">
                <text:p>105211</text:p>
              </table:table-cell>
              <table:table-cell office:value-type="float" office:value="103700">
                <text:p>103700</text:p>
              </table:table-cell>
              <table:table-cell office:value-type="float" office:value="99962.5">
                <text:p>99962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3623.5">
                <text:p>103623.5</text:p>
              </table:table-cell>
              <table:table-cell office:value-type="float" office:value="103075">
                <text:p>10307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4116">
                <text:p>104116</text:p>
              </table:table-cell>
              <table:table-cell office:value-type="float" office:value="102500">
                <text:p>102500</text:p>
              </table:table-cell>
              <table:table-cell office:value-type="float" office:value="99862.5">
                <text:p>99862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4242">
                <text:p>104242</text:p>
              </table:table-cell>
              <table:table-cell office:value-type="float" office:value="101850">
                <text:p>101850</text:p>
              </table:table-cell>
              <table:table-cell office:value-type="float" office:value="99837.5">
                <text:p>99837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4042">
                <text:p>104042</text:p>
              </table:table-cell>
              <table:table-cell office:value-type="float" office:value="101787.5">
                <text:p>101787.5</text:p>
              </table:table-cell>
              <table:table-cell office:value-type="float" office:value="99662.5">
                <text:p>99662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4325.5">
                <text:p>104325.5</text:p>
              </table:table-cell>
              <table:table-cell office:value-type="float" office:value="101925">
                <text:p>101925</text:p>
              </table:table-cell>
              <table:table-cell office:value-type="float" office:value="99862.5">
                <text:p>99862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4009">
                <text:p>104009</text:p>
              </table:table-cell>
              <table:table-cell office:value-type="float" office:value="102262.5">
                <text:p>102262.5</text:p>
              </table:table-cell>
              <table:table-cell office:value-type="float" office:value="99325">
                <text:p>99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4417">
                <text:p>104417</text:p>
              </table:table-cell>
              <table:table-cell office:value-type="float" office:value="102612.5">
                <text:p>102612.5</text:p>
              </table:table-cell>
              <table:table-cell office:value-type="float" office:value="99687.5">
                <text:p>99687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3481.5">
                <text:p>103481.5</text:p>
              </table:table-cell>
              <table:table-cell office:value-type="float" office:value="103187.5">
                <text:p>103187.5</text:p>
              </table:table-cell>
              <table:table-cell office:value-type="float" office:value="99437.5">
                <text:p>99437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3398">
                <text:p>103398</text:p>
              </table:table-cell>
              <table:table-cell office:value-type="float" office:value="103725">
                <text:p>103725</text:p>
              </table:table-cell>
              <table:table-cell office:value-type="float" office:value="99325">
                <text:p>993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3535">
                <text:p>103535</text:p>
              </table:table-cell>
              <table:table-cell office:value-type="float" office:value="103550">
                <text:p>103550</text:p>
              </table:table-cell>
              <table:table-cell office:value-type="float" office:value="99212.5">
                <text:p>99212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3149.5">
                <text:p>103149.5</text:p>
              </table:table-cell>
              <table:table-cell office:value-type="float" office:value="104600">
                <text:p>104600</text:p>
              </table:table-cell>
              <table:table-cell office:value-type="float" office:value="99275">
                <text:p>992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973.5">
                <text:p>103973.5</text:p>
              </table:table-cell>
              <table:table-cell office:value-type="float" office:value="104825">
                <text:p>104825</text:p>
              </table:table-cell>
              <table:table-cell office:value-type="float" office:value="98900">
                <text:p>989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712">
                <text:p>103712</text:p>
              </table:table-cell>
              <table:table-cell office:value-type="float" office:value="105275">
                <text:p>105275</text:p>
              </table:table-cell>
              <table:table-cell office:value-type="float" office:value="98612.5">
                <text:p>98612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4004">
                <text:p>104004</text:p>
              </table:table-cell>
              <table:table-cell office:value-type="float" office:value="105525">
                <text:p>105525</text:p>
              </table:table-cell>
              <table:table-cell office:value-type="float" office:value="98712.5">
                <text:p>98712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4253.5">
                <text:p>104253.5</text:p>
              </table:table-cell>
              <table:table-cell office:value-type="float" office:value="105537.5">
                <text:p>105537.5</text:p>
              </table:table-cell>
              <table:table-cell office:value-type="float" office:value="98475">
                <text:p>984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4420.5">
                <text:p>104420.5</text:p>
              </table:table-cell>
              <table:table-cell office:value-type="float" office:value="105987.5">
                <text:p>105987.5</text:p>
              </table:table-cell>
              <table:table-cell office:value-type="float" office:value="98225">
                <text:p>982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3288">
                <text:p>103288</text:p>
              </table:table-cell>
              <table:table-cell office:value-type="float" office:value="103762.5">
                <text:p>103762.5</text:p>
              </table:table-cell>
              <table:table-cell office:value-type="float" office:value="97962.5">
                <text:p>97962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4227">
                <text:p>104227</text:p>
              </table:table-cell>
              <table:table-cell office:value-type="float" office:value="104362.5">
                <text:p>104362.5</text:p>
              </table:table-cell>
              <table:table-cell office:value-type="float" office:value="98150">
                <text:p>981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4927">
                <text:p>104927</text:p>
              </table:table-cell>
              <table:table-cell office:value-type="float" office:value="105000">
                <text:p>105000</text:p>
              </table:table-cell>
              <table:table-cell office:value-type="float" office:value="97962.5">
                <text:p>97962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5364">
                <text:p>105364</text:p>
              </table:table-cell>
              <table:table-cell office:value-type="float" office:value="105100">
                <text:p>105100</text:p>
              </table:table-cell>
              <table:table-cell office:value-type="float" office:value="98100">
                <text:p>98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5162.5">
                <text:p>105162.5</text:p>
              </table:table-cell>
              <table:table-cell office:value-type="float" office:value="104625">
                <text:p>104625</text:p>
              </table:table-cell>
              <table:table-cell office:value-type="float" office:value="98150">
                <text:p>981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3505.5">
                <text:p>103505.5</text:p>
              </table:table-cell>
              <table:table-cell office:value-type="float" office:value="103087.5">
                <text:p>103087.5</text:p>
              </table:table-cell>
              <table:table-cell office:value-type="float" office:value="97800">
                <text:p>978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3215.5">
                <text:p>103215.5</text:p>
              </table:table-cell>
              <table:table-cell office:value-type="float" office:value="103037.5">
                <text:p>103037.5</text:p>
              </table:table-cell>
              <table:table-cell office:value-type="float" office:value="97600">
                <text:p>976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102.5">
                <text:p>103102.5</text:p>
              </table:table-cell>
              <table:table-cell office:value-type="float" office:value="102975">
                <text:p>102975</text:p>
              </table:table-cell>
              <table:table-cell office:value-type="float" office:value="98187.5">
                <text:p>9818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3354">
                <text:p>103354</text:p>
              </table:table-cell>
              <table:table-cell office:value-type="float" office:value="102712.5">
                <text:p>102712.5</text:p>
              </table:table-cell>
              <table:table-cell office:value-type="float" office:value="98312.5">
                <text:p>98312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3125.5">
                <text:p>103125.5</text:p>
              </table:table-cell>
              <table:table-cell office:value-type="float" office:value="102612.5">
                <text:p>102612.5</text:p>
              </table:table-cell>
              <table:table-cell office:value-type="float" office:value="98000">
                <text:p>98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2892.5">
                <text:p>102892.5</text:p>
              </table:table-cell>
              <table:table-cell office:value-type="float" office:value="102600">
                <text:p>102600</text:p>
              </table:table-cell>
              <table:table-cell office:value-type="float" office:value="98250">
                <text:p>982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866">
                <text:p>102866</text:p>
              </table:table-cell>
              <table:table-cell office:value-type="float" office:value="102625">
                <text:p>102625</text:p>
              </table:table-cell>
              <table:table-cell office:value-type="float" office:value="98125">
                <text:p>98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3126.5">
                <text:p>103126.5</text:p>
              </table:table-cell>
              <table:table-cell office:value-type="float" office:value="102762.5">
                <text:p>102762.5</text:p>
              </table:table-cell>
              <table:table-cell office:value-type="float" office:value="98150">
                <text:p>981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4444">
                <text:p>104444</text:p>
              </table:table-cell>
              <table:table-cell office:value-type="float" office:value="104762.5">
                <text:p>104762.5</text:p>
              </table:table-cell>
              <table:table-cell office:value-type="float" office:value="98325">
                <text:p>983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4469">
                <text:p>104469</text:p>
              </table:table-cell>
              <table:table-cell office:value-type="float" office:value="105137.5">
                <text:p>105137.5</text:p>
              </table:table-cell>
              <table:table-cell office:value-type="float" office:value="98862.5">
                <text:p>98862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4541.5">
                <text:p>104541.5</text:p>
              </table:table-cell>
              <table:table-cell office:value-type="float" office:value="105025">
                <text:p>105025</text:p>
              </table:table-cell>
              <table:table-cell office:value-type="float" office:value="98537.5">
                <text:p>98537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4759">
                <text:p>104759</text:p>
              </table:table-cell>
              <table:table-cell office:value-type="float" office:value="105262.5">
                <text:p>105262.5</text:p>
              </table:table-cell>
              <table:table-cell office:value-type="float" office:value="98687.5">
                <text:p>98687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650.5">
                <text:p>104650.5</text:p>
              </table:table-cell>
              <table:table-cell office:value-type="float" office:value="104700">
                <text:p>104700</text:p>
              </table:table-cell>
              <table:table-cell office:value-type="float" office:value="98675">
                <text:p>986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4229">
                <text:p>104229</text:p>
              </table:table-cell>
              <table:table-cell office:value-type="float" office:value="104362.5">
                <text:p>104362.5</text:p>
              </table:table-cell>
              <table:table-cell office:value-type="float" office:value="98850">
                <text:p>988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3490">
                <text:p>103490</text:p>
              </table:table-cell>
              <table:table-cell office:value-type="float" office:value="105537.5">
                <text:p>105537.5</text:p>
              </table:table-cell>
              <table:table-cell office:value-type="float" office:value="98162.5">
                <text:p>98162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2650">
                <text:p>102650</text:p>
              </table:table-cell>
              <table:table-cell office:value-type="float" office:value="105312.5">
                <text:p>105312.5</text:p>
              </table:table-cell>
              <table:table-cell office:value-type="float" office:value="98025">
                <text:p>980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437.5">
                <text:p>102437.5</text:p>
              </table:table-cell>
              <table:table-cell office:value-type="float" office:value="105512.5">
                <text:p>105512.5</text:p>
              </table:table-cell>
              <table:table-cell office:value-type="float" office:value="97762.5">
                <text:p>97762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1890">
                <text:p>101890</text:p>
              </table:table-cell>
              <table:table-cell office:value-type="float" office:value="105312.5">
                <text:p>105312.5</text:p>
              </table:table-cell>
              <table:table-cell office:value-type="float" office:value="97537.5">
                <text:p>97537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2114">
                <text:p>102114</text:p>
              </table:table-cell>
              <table:table-cell office:value-type="float" office:value="106337.5">
                <text:p>106337.5</text:p>
              </table:table-cell>
              <table:table-cell office:value-type="float" office:value="97537.5">
                <text:p>97537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2309.5">
                <text:p>102309.5</text:p>
              </table:table-cell>
              <table:table-cell office:value-type="float" office:value="106637.5">
                <text:p>106637.5</text:p>
              </table:table-cell>
              <table:table-cell office:value-type="float" office:value="97725">
                <text:p>977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1806">
                <text:p>101806</text:p>
              </table:table-cell>
              <table:table-cell office:value-type="float" office:value="106337.5">
                <text:p>106337.5</text:p>
              </table:table-cell>
              <table:table-cell office:value-type="float" office:value="97750">
                <text:p>977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791.5">
                <text:p>100791.5</text:p>
              </table:table-cell>
              <table:table-cell office:value-type="float" office:value="105825">
                <text:p>105825</text:p>
              </table:table-cell>
              <table:table-cell office:value-type="float" office:value="98200">
                <text:p>982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252">
                <text:p>100252</text:p>
              </table:table-cell>
              <table:table-cell office:value-type="float" office:value="107675">
                <text:p>107675</text:p>
              </table:table-cell>
              <table:table-cell office:value-type="float" office:value="97975">
                <text:p>979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937">
                <text:p>100937</text:p>
              </table:table-cell>
              <table:table-cell office:value-type="float" office:value="107287.5">
                <text:p>107287.5</text:p>
              </table:table-cell>
              <table:table-cell office:value-type="float" office:value="97887.5">
                <text:p>97887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512">
                <text:p>100512</text:p>
              </table:table-cell>
              <table:table-cell office:value-type="float" office:value="106712.5">
                <text:p>106712.5</text:p>
              </table:table-cell>
              <table:table-cell office:value-type="float" office:value="97700">
                <text:p>977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153">
                <text:p>101153</text:p>
              </table:table-cell>
              <table:table-cell office:value-type="float" office:value="107200">
                <text:p>107200</text:p>
              </table:table-cell>
              <table:table-cell office:value-type="float" office:value="97550">
                <text:p>975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634">
                <text:p>101634</text:p>
              </table:table-cell>
              <table:table-cell office:value-type="float" office:value="107812.5">
                <text:p>107812.5</text:p>
              </table:table-cell>
              <table:table-cell office:value-type="float" office:value="97275">
                <text:p>972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1793">
                <text:p>101793</text:p>
              </table:table-cell>
              <table:table-cell office:value-type="float" office:value="107800">
                <text:p>107800</text:p>
              </table:table-cell>
              <table:table-cell office:value-type="float" office:value="97800">
                <text:p>978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492">
                <text:p>100492</text:p>
              </table:table-cell>
              <table:table-cell office:value-type="float" office:value="107012.5">
                <text:p>107012.5</text:p>
              </table:table-cell>
              <table:table-cell office:value-type="float" office:value="97875">
                <text:p>97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1740">
                <text:p>101740</text:p>
              </table:table-cell>
              <table:table-cell office:value-type="float" office:value="108112.5">
                <text:p>108112.5</text:p>
              </table:table-cell>
              <table:table-cell office:value-type="float" office:value="98175">
                <text:p>981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1452.5">
                <text:p>101452.5</text:p>
              </table:table-cell>
              <table:table-cell office:value-type="float" office:value="108137.5">
                <text:p>108137.5</text:p>
              </table:table-cell>
              <table:table-cell office:value-type="float" office:value="98262.5">
                <text:p>98262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875.5">
                <text:p>101875.5</text:p>
              </table:table-cell>
              <table:table-cell office:value-type="float" office:value="108425">
                <text:p>108425</text:p>
              </table:table-cell>
              <table:table-cell office:value-type="float" office:value="98425">
                <text:p>984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2200.5">
                <text:p>102200.5</text:p>
              </table:table-cell>
              <table:table-cell office:value-type="float" office:value="108637.5">
                <text:p>108637.5</text:p>
              </table:table-cell>
              <table:table-cell office:value-type="float" office:value="98900">
                <text:p>989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2563">
                <text:p>102563</text:p>
              </table:table-cell>
              <table:table-cell office:value-type="float" office:value="108550">
                <text:p>108550</text:p>
              </table:table-cell>
              <table:table-cell office:value-type="float" office:value="98962.5">
                <text:p>98962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2305.5">
                <text:p>102305.5</text:p>
              </table:table-cell>
              <table:table-cell office:value-type="float" office:value="108250">
                <text:p>108250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810">
                <text:p>101810</text:p>
              </table:table-cell>
              <table:table-cell office:value-type="float" office:value="108450">
                <text:p>108450</text:p>
              </table:table-cell>
              <table:table-cell office:value-type="float" office:value="98987.5">
                <text:p>98987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001">
                <text:p>102001</text:p>
              </table:table-cell>
              <table:table-cell office:value-type="float" office:value="107975">
                <text:p>107975</text:p>
              </table:table-cell>
              <table:table-cell office:value-type="float" office:value="99025">
                <text:p>990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1865">
                <text:p>101865</text:p>
              </table:table-cell>
              <table:table-cell office:value-type="float" office:value="108075">
                <text:p>108075</text:p>
              </table:table-cell>
              <table:table-cell office:value-type="float" office:value="98637.5">
                <text:p>98637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858.5">
                <text:p>102858.5</text:p>
              </table:table-cell>
              <table:table-cell office:value-type="float" office:value="107762.5">
                <text:p>107762.5</text:p>
              </table:table-cell>
              <table:table-cell office:value-type="float" office:value="98800">
                <text:p>988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2944">
                <text:p>102944</text:p>
              </table:table-cell>
              <table:table-cell office:value-type="float" office:value="107537.5">
                <text:p>107537.5</text:p>
              </table:table-cell>
              <table:table-cell office:value-type="float" office:value="98937.5">
                <text:p>98937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4572">
                <text:p>104572</text:p>
              </table:table-cell>
              <table:table-cell office:value-type="float" office:value="107887.5">
                <text:p>107887.5</text:p>
              </table:table-cell>
              <table:table-cell office:value-type="float" office:value="99600">
                <text:p>996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4543">
                <text:p>104543</text:p>
              </table:table-cell>
              <table:table-cell office:value-type="float" office:value="107500">
                <text:p>107500</text:p>
              </table:table-cell>
              <table:table-cell office:value-type="float" office:value="99562.5">
                <text:p>99562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4518">
                <text:p>104518</text:p>
              </table:table-cell>
              <table:table-cell office:value-type="float" office:value="107162.5">
                <text:p>107162.5</text:p>
              </table:table-cell>
              <table:table-cell office:value-type="float" office:value="99975">
                <text:p>999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5079">
                <text:p>105079</text:p>
              </table:table-cell>
              <table:table-cell office:value-type="float" office:value="107475">
                <text:p>107475</text:p>
              </table:table-cell>
              <table:table-cell office:value-type="float" office:value="99987.5">
                <text:p>99987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5583.5">
                <text:p>105583.5</text:p>
              </table:table-cell>
              <table:table-cell office:value-type="float" office:value="107687.5">
                <text:p>107687.5</text:p>
              </table:table-cell>
              <table:table-cell office:value-type="float" office:value="100100">
                <text:p>100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5650.5">
                <text:p>105650.5</text:p>
              </table:table-cell>
              <table:table-cell office:value-type="float" office:value="108175">
                <text:p>108175</text:p>
              </table:table-cell>
              <table:table-cell office:value-type="float" office:value="100537.5">
                <text:p>100537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6214">
                <text:p>106214</text:p>
              </table:table-cell>
              <table:table-cell office:value-type="float" office:value="107525">
                <text:p>107525</text:p>
              </table:table-cell>
              <table:table-cell office:value-type="float" office:value="100462.5">
                <text:p>100462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042">
                <text:p>106042</text:p>
              </table:table-cell>
              <table:table-cell office:value-type="float" office:value="107150">
                <text:p>107150</text:p>
              </table:table-cell>
              <table:table-cell office:value-type="float" office:value="100512.5">
                <text:p>100512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7147.5">
                <text:p>107147.5</text:p>
              </table:table-cell>
              <table:table-cell office:value-type="float" office:value="107700">
                <text:p>107700</text:p>
              </table:table-cell>
              <table:table-cell office:value-type="float" office:value="100675">
                <text:p>1006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7198">
                <text:p>107198</text:p>
              </table:table-cell>
              <table:table-cell office:value-type="float" office:value="107675">
                <text:p>107675</text:p>
              </table:table-cell>
              <table:table-cell office:value-type="float" office:value="99875">
                <text:p>99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6547.5">
                <text:p>106547.5</text:p>
              </table:table-cell>
              <table:table-cell office:value-type="float" office:value="106662.5">
                <text:p>106662.5</text:p>
              </table:table-cell>
              <table:table-cell office:value-type="float" office:value="99512.5">
                <text:p>99512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6998">
                <text:p>106998</text:p>
              </table:table-cell>
              <table:table-cell office:value-type="float" office:value="106662.5">
                <text:p>106662.5</text:p>
              </table:table-cell>
              <table:table-cell office:value-type="float" office:value="99562.5">
                <text:p>99562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7418.5">
                <text:p>107418.5</text:p>
              </table:table-cell>
              <table:table-cell office:value-type="float" office:value="106862.5">
                <text:p>106862.5</text:p>
              </table:table-cell>
              <table:table-cell office:value-type="float" office:value="99700">
                <text:p>997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7601">
                <text:p>107601</text:p>
              </table:table-cell>
              <table:table-cell office:value-type="float" office:value="107400">
                <text:p>107400</text:p>
              </table:table-cell>
              <table:table-cell office:value-type="float" office:value="99412.5">
                <text:p>99412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133">
                <text:p>107133</text:p>
              </table:table-cell>
              <table:table-cell office:value-type="float" office:value="106350">
                <text:p>106350</text:p>
              </table:table-cell>
              <table:table-cell office:value-type="float" office:value="99112.5">
                <text:p>99112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712">
                <text:p>107712</text:p>
              </table:table-cell>
              <table:table-cell office:value-type="float" office:value="106850">
                <text:p>106850</text:p>
              </table:table-cell>
              <table:table-cell office:value-type="float" office:value="99275">
                <text:p>992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841.5">
                <text:p>107841.5</text:p>
              </table:table-cell>
              <table:table-cell office:value-type="float" office:value="107175">
                <text:p>107175</text:p>
              </table:table-cell>
              <table:table-cell office:value-type="float" office:value="99200">
                <text:p>992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7758.5">
                <text:p>107758.5</text:p>
              </table:table-cell>
              <table:table-cell office:value-type="float" office:value="107412.5">
                <text:p>107412.5</text:p>
              </table:table-cell>
              <table:table-cell office:value-type="float" office:value="99325">
                <text:p>993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453">
                <text:p>108453</text:p>
              </table:table-cell>
              <table:table-cell office:value-type="float" office:value="106650">
                <text:p>106650</text:p>
              </table:table-cell>
              <table:table-cell office:value-type="float" office:value="100037.5">
                <text:p>100037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8915.5">
                <text:p>108915.5</text:p>
              </table:table-cell>
              <table:table-cell office:value-type="float" office:value="109087.5">
                <text:p>109087.5</text:p>
              </table:table-cell>
              <table:table-cell office:value-type="float" office:value="100325">
                <text:p>1003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965">
                <text:p>109965</text:p>
              </table:table-cell>
              <table:table-cell office:value-type="float" office:value="108612.5">
                <text:p>108612.5</text:p>
              </table:table-cell>
              <table:table-cell office:value-type="float" office:value="100450">
                <text:p>1004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9476.5">
                <text:p>109476.5</text:p>
              </table:table-cell>
              <table:table-cell office:value-type="float" office:value="108775">
                <text:p>108775</text:p>
              </table:table-cell>
              <table:table-cell office:value-type="float" office:value="100562.5">
                <text:p>100562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9621.5">
                <text:p>109621.5</text:p>
              </table:table-cell>
              <table:table-cell office:value-type="float" office:value="109075">
                <text:p>109075</text:p>
              </table:table-cell>
              <table:table-cell office:value-type="float" office:value="100537.5">
                <text:p>100537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9559">
                <text:p>109559</text:p>
              </table:table-cell>
              <table:table-cell office:value-type="float" office:value="109625">
                <text:p>109625</text:p>
              </table:table-cell>
              <table:table-cell office:value-type="float" office:value="100275">
                <text:p>1002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0056.5">
                <text:p>110056.5</text:p>
              </table:table-cell>
              <table:table-cell office:value-type="float" office:value="109825">
                <text:p>109825</text:p>
              </table:table-cell>
              <table:table-cell office:value-type="float" office:value="100062.5">
                <text:p>100062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9985.5">
                <text:p>109985.5</text:p>
              </table:table-cell>
              <table:table-cell office:value-type="float" office:value="110037.5">
                <text:p>110037.5</text:p>
              </table:table-cell>
              <table:table-cell office:value-type="float" office:value="100437.5">
                <text:p>100437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0252">
                <text:p>110252</text:p>
              </table:table-cell>
              <table:table-cell office:value-type="float" office:value="110112.5">
                <text:p>110112.5</text:p>
              </table:table-cell>
              <table:table-cell office:value-type="float" office:value="100725">
                <text:p>1007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0311">
                <text:p>110311</text:p>
              </table:table-cell>
              <table:table-cell office:value-type="float" office:value="110800">
                <text:p>110800</text:p>
              </table:table-cell>
              <table:table-cell office:value-type="float" office:value="100850">
                <text:p>1008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2055">
                <text:p>112055</text:p>
              </table:table-cell>
              <table:table-cell office:value-type="float" office:value="111312.5">
                <text:p>111312.5</text:p>
              </table:table-cell>
              <table:table-cell office:value-type="float" office:value="101362.5">
                <text:p>101362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2197">
                <text:p>112197</text:p>
              </table:table-cell>
              <table:table-cell office:value-type="float" office:value="111087.5">
                <text:p>111087.5</text:p>
              </table:table-cell>
              <table:table-cell office:value-type="float" office:value="101237.5">
                <text:p>101237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2969.5">
                <text:p>112969.5</text:p>
              </table:table-cell>
              <table:table-cell office:value-type="float" office:value="110587.5">
                <text:p>110587.5</text:p>
              </table:table-cell>
              <table:table-cell office:value-type="float" office:value="101187.5">
                <text:p>101187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2610.5">
                <text:p>112610.5</text:p>
              </table:table-cell>
              <table:table-cell office:value-type="float" office:value="110837.5">
                <text:p>110837.5</text:p>
              </table:table-cell>
              <table:table-cell office:value-type="float" office:value="101275">
                <text:p>1012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939">
                <text:p>112939</text:p>
              </table:table-cell>
              <table:table-cell office:value-type="float" office:value="111075">
                <text:p>111075</text:p>
              </table:table-cell>
              <table:table-cell office:value-type="float" office:value="101812.5">
                <text:p>101812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3776">
                <text:p>113776</text:p>
              </table:table-cell>
              <table:table-cell office:value-type="float" office:value="114912.5">
                <text:p>114912.5</text:p>
              </table:table-cell>
              <table:table-cell office:value-type="float" office:value="102050">
                <text:p>1020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2917.5">
                <text:p>112917.5</text:p>
              </table:table-cell>
              <table:table-cell office:value-type="float" office:value="114025">
                <text:p>114025</text:p>
              </table:table-cell>
              <table:table-cell office:value-type="float" office:value="101975">
                <text:p>1019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3272">
                <text:p>113272</text:p>
              </table:table-cell>
              <table:table-cell office:value-type="float" office:value="114900">
                <text:p>114900</text:p>
              </table:table-cell>
              <table:table-cell office:value-type="float" office:value="102275">
                <text:p>1022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2690">
                <text:p>112690</text:p>
              </table:table-cell>
              <table:table-cell office:value-type="float" office:value="115587.5">
                <text:p>115587.5</text:p>
              </table:table-cell>
              <table:table-cell office:value-type="float" office:value="101875">
                <text:p>101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2989">
                <text:p>112989</text:p>
              </table:table-cell>
              <table:table-cell office:value-type="float" office:value="115600">
                <text:p>115600</text:p>
              </table:table-cell>
              <table:table-cell office:value-type="float" office:value="101762.5">
                <text:p>101762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2685">
                <text:p>112685</text:p>
              </table:table-cell>
              <table:table-cell office:value-type="float" office:value="115187.5">
                <text:p>115187.5</text:p>
              </table:table-cell>
              <table:table-cell office:value-type="float" office:value="102025">
                <text:p>1020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1940">
                <text:p>111940</text:p>
              </table:table-cell>
              <table:table-cell office:value-type="float" office:value="115050">
                <text:p>115050</text:p>
              </table:table-cell>
              <table:table-cell office:value-type="float" office:value="101975">
                <text:p>1019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2371.5">
                <text:p>112371.5</text:p>
              </table:table-cell>
              <table:table-cell office:value-type="float" office:value="114812.5">
                <text:p>114812.5</text:p>
              </table:table-cell>
              <table:table-cell office:value-type="float" office:value="102012.5">
                <text:p>102012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2334">
                <text:p>112334</text:p>
              </table:table-cell>
              <table:table-cell office:value-type="float" office:value="114725">
                <text:p>114725</text:p>
              </table:table-cell>
              <table:table-cell office:value-type="float" office:value="101537.5">
                <text:p>101537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2271.5">
                <text:p>112271.5</text:p>
              </table:table-cell>
              <table:table-cell office:value-type="float" office:value="114575">
                <text:p>114575</text:p>
              </table:table-cell>
              <table:table-cell office:value-type="float" office:value="101400">
                <text:p>1014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2596.5">
                <text:p>112596.5</text:p>
              </table:table-cell>
              <table:table-cell office:value-type="float" office:value="113937.5">
                <text:p>113937.5</text:p>
              </table:table-cell>
              <table:table-cell office:value-type="float" office:value="101350">
                <text:p>1013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2509">
                <text:p>112509</text:p>
              </table:table-cell>
              <table:table-cell office:value-type="float" office:value="113537.5">
                <text:p>113537.5</text:p>
              </table:table-cell>
              <table:table-cell office:value-type="float" office:value="101100">
                <text:p>101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2709">
                <text:p>112709</text:p>
              </table:table-cell>
              <table:table-cell office:value-type="float" office:value="113725">
                <text:p>113725</text:p>
              </table:table-cell>
              <table:table-cell office:value-type="float" office:value="101250">
                <text:p>1012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1358.5">
                <text:p>111358.5</text:p>
              </table:table-cell>
              <table:table-cell office:value-type="float" office:value="112262.5">
                <text:p>112262.5</text:p>
              </table:table-cell>
              <table:table-cell office:value-type="float" office:value="101487.5">
                <text:p>101487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2267">
                <text:p>112267</text:p>
              </table:table-cell>
              <table:table-cell office:value-type="float" office:value="113012.5">
                <text:p>113012.5</text:p>
              </table:table-cell>
              <table:table-cell office:value-type="float" office:value="101487.5">
                <text:p>101487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2076.5">
                <text:p>112076.5</text:p>
              </table:table-cell>
              <table:table-cell office:value-type="float" office:value="112250">
                <text:p>112250</text:p>
              </table:table-cell>
              <table:table-cell office:value-type="float" office:value="101325">
                <text:p>1013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1943.5">
                <text:p>111943.5</text:p>
              </table:table-cell>
              <table:table-cell office:value-type="float" office:value="112175">
                <text:p>112175</text:p>
              </table:table-cell>
              <table:table-cell office:value-type="float" office:value="101412.5">
                <text:p>101412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1628.5">
                <text:p>111628.5</text:p>
              </table:table-cell>
              <table:table-cell office:value-type="float" office:value="112737.5">
                <text:p>112737.5</text:p>
              </table:table-cell>
              <table:table-cell office:value-type="float" office:value="102300">
                <text:p>1023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2003.5">
                <text:p>112003.5</text:p>
              </table:table-cell>
              <table:table-cell office:value-type="float" office:value="112362.5">
                <text:p>112362.5</text:p>
              </table:table-cell>
              <table:table-cell office:value-type="float" office:value="102512.5">
                <text:p>102512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3010.5">
                <text:p>113010.5</text:p>
              </table:table-cell>
              <table:table-cell office:value-type="float" office:value="112900">
                <text:p>112900</text:p>
              </table:table-cell>
              <table:table-cell office:value-type="float" office:value="102662.5">
                <text:p>102662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2519">
                <text:p>112519</text:p>
              </table:table-cell>
              <table:table-cell office:value-type="float" office:value="112037.5">
                <text:p>112037.5</text:p>
              </table:table-cell>
              <table:table-cell office:value-type="float" office:value="102662.5">
                <text:p>10266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2656">
                <text:p>112656</text:p>
              </table:table-cell>
              <table:table-cell office:value-type="float" office:value="112387.5">
                <text:p>112387.5</text:p>
              </table:table-cell>
              <table:table-cell office:value-type="float" office:value="102687.5">
                <text:p>102687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3783.5">
                <text:p>113783.5</text:p>
              </table:table-cell>
              <table:table-cell office:value-type="float" office:value="113437.5">
                <text:p>113437.5</text:p>
              </table:table-cell>
              <table:table-cell office:value-type="float" office:value="102687.5">
                <text:p>102687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3837.5">
                <text:p>113837.5</text:p>
              </table:table-cell>
              <table:table-cell office:value-type="float" office:value="113562.5">
                <text:p>113562.5</text:p>
              </table:table-cell>
              <table:table-cell office:value-type="float" office:value="102787.5">
                <text:p>102787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4036.5">
                <text:p>114036.5</text:p>
              </table:table-cell>
              <table:table-cell office:value-type="float" office:value="113550">
                <text:p>113550</text:p>
              </table:table-cell>
              <table:table-cell office:value-type="float" office:value="102600">
                <text:p>1026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4130.5">
                <text:p>114130.5</text:p>
              </table:table-cell>
              <table:table-cell office:value-type="float" office:value="113900">
                <text:p>113900</text:p>
              </table:table-cell>
              <table:table-cell office:value-type="float" office:value="102700">
                <text:p>1027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4558.5">
                <text:p>114558.5</text:p>
              </table:table-cell>
              <table:table-cell office:value-type="float" office:value="113337.5">
                <text:p>113337.5</text:p>
              </table:table-cell>
              <table:table-cell office:value-type="float" office:value="102475">
                <text:p>1024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1627">
                <text:p>111627</text:p>
              </table:table-cell>
              <table:table-cell office:value-type="float" office:value="113312.5">
                <text:p>113312.5</text:p>
              </table:table-cell>
              <table:table-cell office:value-type="float" office:value="102575">
                <text:p>1025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2529.5">
                <text:p>112529.5</text:p>
              </table:table-cell>
              <table:table-cell office:value-type="float" office:value="114975">
                <text:p>114975</text:p>
              </table:table-cell>
              <table:table-cell office:value-type="float" office:value="102862.5">
                <text:p>102862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2096.5">
                <text:p>112096.5</text:p>
              </table:table-cell>
              <table:table-cell office:value-type="float" office:value="115025">
                <text:p>115025</text:p>
              </table:table-cell>
              <table:table-cell office:value-type="float" office:value="102887.5">
                <text:p>102887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1113">
                <text:p>111113</text:p>
              </table:table-cell>
              <table:table-cell office:value-type="float" office:value="114287.5">
                <text:p>114287.5</text:p>
              </table:table-cell>
              <table:table-cell office:value-type="float" office:value="102825">
                <text:p>1028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304">
                <text:p>111304</text:p>
              </table:table-cell>
              <table:table-cell office:value-type="float" office:value="113612.5">
                <text:p>113612.5</text:p>
              </table:table-cell>
              <table:table-cell office:value-type="float" office:value="102425">
                <text:p>1024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1159">
                <text:p>111159</text:p>
              </table:table-cell>
              <table:table-cell office:value-type="float" office:value="113775">
                <text:p>113775</text:p>
              </table:table-cell>
              <table:table-cell office:value-type="float" office:value="102187.5">
                <text:p>102187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1216.5">
                <text:p>111216.5</text:p>
              </table:table-cell>
              <table:table-cell office:value-type="float" office:value="113737.5">
                <text:p>113737.5</text:p>
              </table:table-cell>
              <table:table-cell office:value-type="float" office:value="102325">
                <text:p>1023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0950.5">
                <text:p>110950.5</text:p>
              </table:table-cell>
              <table:table-cell office:value-type="float" office:value="113862.5">
                <text:p>113862.5</text:p>
              </table:table-cell>
              <table:table-cell office:value-type="float" office:value="102175">
                <text:p>1021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0792">
                <text:p>110792</text:p>
              </table:table-cell>
              <table:table-cell office:value-type="float" office:value="113962.5">
                <text:p>113962.5</text:p>
              </table:table-cell>
              <table:table-cell office:value-type="float" office:value="102312.5">
                <text:p>102312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1137.5">
                <text:p>111137.5</text:p>
              </table:table-cell>
              <table:table-cell office:value-type="float" office:value="114000">
                <text:p>114000</text:p>
              </table:table-cell>
              <table:table-cell office:value-type="float" office:value="102450">
                <text:p>1024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0484.5">
                <text:p>110484.5</text:p>
              </table:table-cell>
              <table:table-cell office:value-type="float" office:value="113362.5">
                <text:p>113362.5</text:p>
              </table:table-cell>
              <table:table-cell office:value-type="float" office:value="102425">
                <text:p>1024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9865">
                <text:p>109865</text:p>
              </table:table-cell>
              <table:table-cell office:value-type="float" office:value="113037.5">
                <text:p>113037.5</text:p>
              </table:table-cell>
              <table:table-cell office:value-type="float" office:value="102375">
                <text:p>102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9915">
                <text:p>109915</text:p>
              </table:table-cell>
              <table:table-cell office:value-type="float" office:value="112812.5">
                <text:p>112812.5</text:p>
              </table:table-cell>
              <table:table-cell office:value-type="float" office:value="102512.5">
                <text:p>102512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0204">
                <text:p>110204</text:p>
              </table:table-cell>
              <table:table-cell office:value-type="float" office:value="113225">
                <text:p>113225</text:p>
              </table:table-cell>
              <table:table-cell office:value-type="float" office:value="102475">
                <text:p>1024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9849">
                <text:p>109849</text:p>
              </table:table-cell>
              <table:table-cell office:value-type="float" office:value="113437.5">
                <text:p>113437.5</text:p>
              </table:table-cell>
              <table:table-cell office:value-type="float" office:value="102587.5">
                <text:p>102587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9531.5">
                <text:p>109531.5</text:p>
              </table:table-cell>
              <table:table-cell office:value-type="float" office:value="113887.5">
                <text:p>113887.5</text:p>
              </table:table-cell>
              <table:table-cell office:value-type="float" office:value="102700">
                <text:p>1027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0251.5">
                <text:p>110251.5</text:p>
              </table:table-cell>
              <table:table-cell office:value-type="float" office:value="113800">
                <text:p>113800</text:p>
              </table:table-cell>
              <table:table-cell office:value-type="float" office:value="102825">
                <text:p>1028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9191">
                <text:p>109191</text:p>
              </table:table-cell>
              <table:table-cell office:value-type="float" office:value="112937.5">
                <text:p>112937.5</text:p>
              </table:table-cell>
              <table:table-cell office:value-type="float" office:value="102200">
                <text:p>1022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8785.5">
                <text:p>108785.5</text:p>
              </table:table-cell>
              <table:table-cell office:value-type="float" office:value="112850">
                <text:p>112850</text:p>
              </table:table-cell>
              <table:table-cell office:value-type="float" office:value="102050">
                <text:p>1020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9067">
                <text:p>109067</text:p>
              </table:table-cell>
              <table:table-cell office:value-type="float" office:value="112900">
                <text:p>112900</text:p>
              </table:table-cell>
              <table:table-cell office:value-type="float" office:value="101987.5">
                <text:p>101987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9849.5">
                <text:p>109849.5</text:p>
              </table:table-cell>
              <table:table-cell office:value-type="float" office:value="113612.5">
                <text:p>113612.5</text:p>
              </table:table-cell>
              <table:table-cell office:value-type="float" office:value="101750">
                <text:p>1017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0461.5">
                <text:p>110461.5</text:p>
              </table:table-cell>
              <table:table-cell office:value-type="float" office:value="112875">
                <text:p>112875</text:p>
              </table:table-cell>
              <table:table-cell office:value-type="float" office:value="101787.5">
                <text:p>101787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1908">
                <text:p>111908</text:p>
              </table:table-cell>
              <table:table-cell office:value-type="float" office:value="114037.5">
                <text:p>114037.5</text:p>
              </table:table-cell>
              <table:table-cell office:value-type="float" office:value="102475">
                <text:p>1024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1629.5">
                <text:p>111629.5</text:p>
              </table:table-cell>
              <table:table-cell office:value-type="float" office:value="113662.5">
                <text:p>113662.5</text:p>
              </table:table-cell>
              <table:table-cell office:value-type="float" office:value="102125">
                <text:p>102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0633">
                <text:p>110633</text:p>
              </table:table-cell>
              <table:table-cell office:value-type="float" office:value="113812.5">
                <text:p>113812.5</text:p>
              </table:table-cell>
              <table:table-cell office:value-type="float" office:value="102137.5">
                <text:p>102137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0408.5">
                <text:p>110408.5</text:p>
              </table:table-cell>
              <table:table-cell office:value-type="float" office:value="114575">
                <text:p>114575</text:p>
              </table:table-cell>
              <table:table-cell office:value-type="float" office:value="102612.5">
                <text:p>102612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0714">
                <text:p>110714</text:p>
              </table:table-cell>
              <table:table-cell office:value-type="float" office:value="113512.5">
                <text:p>113512.5</text:p>
              </table:table-cell>
              <table:table-cell office:value-type="float" office:value="102350">
                <text:p>10235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1360">
                <text:p>111360</text:p>
              </table:table-cell>
              <table:table-cell office:value-type="float" office:value="114112.5">
                <text:p>114112.5</text:p>
              </table:table-cell>
              <table:table-cell office:value-type="float" office:value="102387.5">
                <text:p>102387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1939">
                <text:p>111939</text:p>
              </table:table-cell>
              <table:table-cell office:value-type="float" office:value="113587.5">
                <text:p>113587.5</text:p>
              </table:table-cell>
              <table:table-cell office:value-type="float" office:value="102000">
                <text:p>102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0691.5">
                <text:p>110691.5</text:p>
              </table:table-cell>
              <table:table-cell office:value-type="float" office:value="114350">
                <text:p>114350</text:p>
              </table:table-cell>
              <table:table-cell office:value-type="float" office:value="101837.5">
                <text:p>101837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0670.5">
                <text:p>110670.5</text:p>
              </table:table-cell>
              <table:table-cell office:value-type="float" office:value="114525">
                <text:p>114525</text:p>
              </table:table-cell>
              <table:table-cell office:value-type="float" office:value="102050">
                <text:p>1020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1133">
                <text:p>111133</text:p>
              </table:table-cell>
              <table:table-cell office:value-type="float" office:value="114675">
                <text:p>114675</text:p>
              </table:table-cell>
              <table:table-cell office:value-type="float" office:value="102075">
                <text:p>1020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0179.5">
                <text:p>110179.5</text:p>
              </table:table-cell>
              <table:table-cell office:value-type="float" office:value="113412.5">
                <text:p>113412.5</text:p>
              </table:table-cell>
              <table:table-cell office:value-type="float" office:value="102412.5">
                <text:p>102412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0213.5">
                <text:p>110213.5</text:p>
              </table:table-cell>
              <table:table-cell office:value-type="float" office:value="113512.5">
                <text:p>113512.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0646.5">
                <text:p>110646.5</text:p>
              </table:table-cell>
              <table:table-cell office:value-type="float" office:value="113562.5">
                <text:p>113562.5</text:p>
              </table:table-cell>
              <table:table-cell office:value-type="float" office:value="102575">
                <text:p>1025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1335">
                <text:p>111335</text:p>
              </table:table-cell>
              <table:table-cell office:value-type="float" office:value="113450">
                <text:p>113450</text:p>
              </table:table-cell>
              <table:table-cell office:value-type="float" office:value="102200">
                <text:p>1022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1150.5">
                <text:p>111150.5</text:p>
              </table:table-cell>
              <table:table-cell office:value-type="float" office:value="114612.5">
                <text:p>114612.5</text:p>
              </table:table-cell>
              <table:table-cell office:value-type="float" office:value="102150">
                <text:p>10215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1009">
                <text:p>111009</text:p>
              </table:table-cell>
              <table:table-cell office:value-type="float" office:value="114712.5">
                <text:p>114712.5</text:p>
              </table:table-cell>
              <table:table-cell office:value-type="float" office:value="102137.5">
                <text:p>102137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0213.5">
                <text:p>110213.5</text:p>
              </table:table-cell>
              <table:table-cell office:value-type="float" office:value="114000">
                <text:p>114000</text:p>
              </table:table-cell>
              <table:table-cell office:value-type="float" office:value="101750">
                <text:p>10175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9683">
                <text:p>109683</text:p>
              </table:table-cell>
              <table:table-cell office:value-type="float" office:value="112450">
                <text:p>112450</text:p>
              </table:table-cell>
              <table:table-cell office:value-type="float" office:value="101550">
                <text:p>1015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0448">
                <text:p>110448</text:p>
              </table:table-cell>
              <table:table-cell office:value-type="float" office:value="111725">
                <text:p>111725</text:p>
              </table:table-cell>
              <table:table-cell office:value-type="float" office:value="101337.5">
                <text:p>101337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0557">
                <text:p>110557</text:p>
              </table:table-cell>
              <table:table-cell office:value-type="float" office:value="111450">
                <text:p>111450</text:p>
              </table:table-cell>
              <table:table-cell office:value-type="float" office:value="101487.5">
                <text:p>101487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0885.5">
                <text:p>110885.5</text:p>
              </table:table-cell>
              <table:table-cell office:value-type="float" office:value="111950">
                <text:p>111950</text:p>
              </table:table-cell>
              <table:table-cell office:value-type="float" office:value="101662.5">
                <text:p>101662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0636.5">
                <text:p>110636.5</text:p>
              </table:table-cell>
              <table:table-cell office:value-type="float" office:value="113462.5">
                <text:p>113462.5</text:p>
              </table:table-cell>
              <table:table-cell office:value-type="float" office:value="102087.5">
                <text:p>102087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9424">
                <text:p>109424</text:p>
              </table:table-cell>
              <table:table-cell office:value-type="float" office:value="111800">
                <text:p>111800</text:p>
              </table:table-cell>
              <table:table-cell office:value-type="float" office:value="101825">
                <text:p>1018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0295.5">
                <text:p>110295.5</text:p>
              </table:table-cell>
              <table:table-cell office:value-type="float" office:value="112262.5">
                <text:p>112262.5</text:p>
              </table:table-cell>
              <table:table-cell office:value-type="float" office:value="101650">
                <text:p>10165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9900">
                <text:p>109900</text:p>
              </table:table-cell>
              <table:table-cell office:value-type="float" office:value="111637.5">
                <text:p>111637.5</text:p>
              </table:table-cell>
              <table:table-cell office:value-type="float" office:value="101462.5">
                <text:p>101462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0100.5">
                <text:p>110100.5</text:p>
              </table:table-cell>
              <table:table-cell office:value-type="float" office:value="111600">
                <text:p>111600</text:p>
              </table:table-cell>
              <table:table-cell office:value-type="float" office:value="101187.5">
                <text:p>101187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9838.5">
                <text:p>109838.5</text:p>
              </table:table-cell>
              <table:table-cell office:value-type="float" office:value="111762.5">
                <text:p>111762.5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9372.5">
                <text:p>109372.5</text:p>
              </table:table-cell>
              <table:table-cell office:value-type="float" office:value="111137.5">
                <text:p>111137.5</text:p>
              </table:table-cell>
              <table:table-cell office:value-type="float" office:value="100412.5">
                <text:p>100412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9055">
                <text:p>109055</text:p>
              </table:table-cell>
              <table:table-cell office:value-type="float" office:value="110712.5">
                <text:p>110712.5</text:p>
              </table:table-cell>
              <table:table-cell office:value-type="float" office:value="100687.5">
                <text:p>100687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9092">
                <text:p>109092</text:p>
              </table:table-cell>
              <table:table-cell office:value-type="float" office:value="110875">
                <text:p>110875</text:p>
              </table:table-cell>
              <table:table-cell office:value-type="float" office:value="100887.5">
                <text:p>100887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9946.5">
                <text:p>109946.5</text:p>
              </table:table-cell>
              <table:table-cell office:value-type="float" office:value="111375">
                <text:p>111375</text:p>
              </table:table-cell>
              <table:table-cell office:value-type="float" office:value="101137.5">
                <text:p>101137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9180.5">
                <text:p>109180.5</text:p>
              </table:table-cell>
              <table:table-cell office:value-type="float" office:value="110712.5">
                <text:p>110712.5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9140.5">
                <text:p>109140.5</text:p>
              </table:table-cell>
              <table:table-cell office:value-type="float" office:value="110525">
                <text:p>110525</text:p>
              </table:table-cell>
              <table:table-cell office:value-type="float" office:value="101700">
                <text:p>1017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9343.5">
                <text:p>109343.5</text:p>
              </table:table-cell>
              <table:table-cell office:value-type="float" office:value="110650">
                <text:p>110650</text:p>
              </table:table-cell>
              <table:table-cell office:value-type="float" office:value="102125">
                <text:p>1021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9729.5">
                <text:p>109729.5</text:p>
              </table:table-cell>
              <table:table-cell office:value-type="float" office:value="110775">
                <text:p>110775</text:p>
              </table:table-cell>
              <table:table-cell office:value-type="float" office:value="102587.5">
                <text:p>102587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0117">
                <text:p>110117</text:p>
              </table:table-cell>
              <table:table-cell office:value-type="float" office:value="110100">
                <text:p>110100</text:p>
              </table:table-cell>
              <table:table-cell office:value-type="float" office:value="102600">
                <text:p>1026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0428.5">
                <text:p>110428.5</text:p>
              </table:table-cell>
              <table:table-cell office:value-type="float" office:value="110512.5">
                <text:p>110512.5</text:p>
              </table:table-cell>
              <table:table-cell office:value-type="float" office:value="103012.5">
                <text:p>103012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1001.5">
                <text:p>111001.5</text:p>
              </table:table-cell>
              <table:table-cell office:value-type="float" office:value="111637.5">
                <text:p>111637.5</text:p>
              </table:table-cell>
              <table:table-cell office:value-type="float" office:value="102862.5">
                <text:p>102862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0254">
                <text:p>110254</text:p>
              </table:table-cell>
              <table:table-cell office:value-type="float" office:value="110750">
                <text:p>110750</text:p>
              </table:table-cell>
              <table:table-cell office:value-type="float" office:value="102262.5">
                <text:p>102262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0096">
                <text:p>110096</text:p>
              </table:table-cell>
              <table:table-cell office:value-type="float" office:value="110587.5">
                <text:p>110587.5</text:p>
              </table:table-cell>
              <table:table-cell office:value-type="float" office:value="102375">
                <text:p>102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0490.5">
                <text:p>110490.5</text:p>
              </table:table-cell>
              <table:table-cell office:value-type="float" office:value="110925">
                <text:p>110925</text:p>
              </table:table-cell>
              <table:table-cell office:value-type="float" office:value="102275">
                <text:p>1022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1105.5">
                <text:p>111105.5</text:p>
              </table:table-cell>
              <table:table-cell office:value-type="float" office:value="111250">
                <text:p>111250</text:p>
              </table:table-cell>
              <table:table-cell office:value-type="float" office:value="102212.5">
                <text:p>102212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0385.5">
                <text:p>110385.5</text:p>
              </table:table-cell>
              <table:table-cell office:value-type="float" office:value="110775">
                <text:p>110775</text:p>
              </table:table-cell>
              <table:table-cell office:value-type="float" office:value="102112.5">
                <text:p>102112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0677">
                <text:p>110677</text:p>
              </table:table-cell>
              <table:table-cell office:value-type="float" office:value="110812.5">
                <text:p>110812.5</text:p>
              </table:table-cell>
              <table:table-cell office:value-type="float" office:value="102600">
                <text:p>1026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0326.5">
                <text:p>110326.5</text:p>
              </table:table-cell>
              <table:table-cell office:value-type="float" office:value="108412.5">
                <text:p>108412.5</text:p>
              </table:table-cell>
              <table:table-cell office:value-type="float" office:value="102437.5">
                <text:p>102437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9607.5">
                <text:p>109607.5</text:p>
              </table:table-cell>
              <table:table-cell office:value-type="float" office:value="106837.5">
                <text:p>106837.5</text:p>
              </table:table-cell>
              <table:table-cell office:value-type="float" office:value="102212.5">
                <text:p>102212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9657.5">
                <text:p>109657.5</text:p>
              </table:table-cell>
              <table:table-cell office:value-type="float" office:value="106875">
                <text:p>106875</text:p>
              </table:table-cell>
              <table:table-cell office:value-type="float" office:value="102212.5">
                <text:p>102212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9453">
                <text:p>109453</text:p>
              </table:table-cell>
              <table:table-cell office:value-type="float" office:value="106962.5">
                <text:p>106962.5</text:p>
              </table:table-cell>
              <table:table-cell office:value-type="float" office:value="102225">
                <text:p>1022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9003">
                <text:p>109003</text:p>
              </table:table-cell>
              <table:table-cell office:value-type="float" office:value="107062.5">
                <text:p>107062.5</text:p>
              </table:table-cell>
              <table:table-cell office:value-type="float" office:value="101837.5">
                <text:p>101837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8908.5">
                <text:p>108908.5</text:p>
              </table:table-cell>
              <table:table-cell office:value-type="float" office:value="106812.5">
                <text:p>106812.5</text:p>
              </table:table-cell>
              <table:table-cell office:value-type="float" office:value="102062.5">
                <text:p>102062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8366.5">
                <text:p>108366.5</text:p>
              </table:table-cell>
              <table:table-cell office:value-type="float" office:value="106950">
                <text:p>106950</text:p>
              </table:table-cell>
              <table:table-cell office:value-type="float" office:value="101725">
                <text:p>1017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8862">
                <text:p>108862</text:p>
              </table:table-cell>
              <table:table-cell office:value-type="float" office:value="107512.5">
                <text:p>107512.5</text:p>
              </table:table-cell>
              <table:table-cell office:value-type="float" office:value="101837.5">
                <text:p>101837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9620">
                <text:p>109620</text:p>
              </table:table-cell>
              <table:table-cell office:value-type="float" office:value="107075">
                <text:p>107075</text:p>
              </table:table-cell>
              <table:table-cell office:value-type="float" office:value="101962.5">
                <text:p>101962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8620.5">
                <text:p>108620.5</text:p>
              </table:table-cell>
              <table:table-cell office:value-type="float" office:value="106900">
                <text:p>106900</text:p>
              </table:table-cell>
              <table:table-cell office:value-type="float" office:value="101762.5">
                <text:p>101762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8502.5">
                <text:p>108502.5</text:p>
              </table:table-cell>
              <table:table-cell office:value-type="float" office:value="107762.5">
                <text:p>107762.5</text:p>
              </table:table-cell>
              <table:table-cell office:value-type="float" office:value="102025">
                <text:p>1020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8051.5">
                <text:p>108051.5</text:p>
              </table:table-cell>
              <table:table-cell office:value-type="float" office:value="107412.5">
                <text:p>107412.5</text:p>
              </table:table-cell>
              <table:table-cell office:value-type="float" office:value="101412.5">
                <text:p>101412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271.5">
                <text:p>109271.5</text:p>
              </table:table-cell>
              <table:table-cell office:value-type="float" office:value="107662.5">
                <text:p>107662.5</text:p>
              </table:table-cell>
              <table:table-cell office:value-type="float" office:value="101000">
                <text:p>101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9766.5">
                <text:p>109766.5</text:p>
              </table:table-cell>
              <table:table-cell office:value-type="float" office:value="108300">
                <text:p>108300</text:p>
              </table:table-cell>
              <table:table-cell office:value-type="float" office:value="100837.5">
                <text:p>100837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9729">
                <text:p>109729</text:p>
              </table:table-cell>
              <table:table-cell office:value-type="float" office:value="108137.5">
                <text:p>108137.5</text:p>
              </table:table-cell>
              <table:table-cell office:value-type="float" office:value="100712.5">
                <text:p>100712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0145">
                <text:p>110145</text:p>
              </table:table-cell>
              <table:table-cell office:value-type="float" office:value="107962.5">
                <text:p>107962.5</text:p>
              </table:table-cell>
              <table:table-cell office:value-type="float" office:value="100975">
                <text:p>1009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9929">
                <text:p>109929</text:p>
              </table:table-cell>
              <table:table-cell office:value-type="float" office:value="107800">
                <text:p>107800</text:p>
              </table:table-cell>
              <table:table-cell office:value-type="float" office:value="100525">
                <text:p>1005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448.5">
                <text:p>110448.5</text:p>
              </table:table-cell>
              <table:table-cell office:value-type="float" office:value="108175">
                <text:p>108175</text:p>
              </table:table-cell>
              <table:table-cell office:value-type="float" office:value="101100">
                <text:p>1011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1018">
                <text:p>111018</text:p>
              </table:table-cell>
              <table:table-cell office:value-type="float" office:value="107887.5">
                <text:p>107887.5</text:p>
              </table:table-cell>
              <table:table-cell office:value-type="float" office:value="100762.5">
                <text:p>100762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1125.5">
                <text:p>111125.5</text:p>
              </table:table-cell>
              <table:table-cell office:value-type="float" office:value="107762.5">
                <text:p>107762.5</text:p>
              </table:table-cell>
              <table:table-cell office:value-type="float" office:value="100825">
                <text:p>1008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1733.5">
                <text:p>111733.5</text:p>
              </table:table-cell>
              <table:table-cell office:value-type="float" office:value="108762.5">
                <text:p>108762.5</text:p>
              </table:table-cell>
              <table:table-cell office:value-type="float" office:value="100600">
                <text:p>1006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1409">
                <text:p>111409</text:p>
              </table:table-cell>
              <table:table-cell office:value-type="float" office:value="108150">
                <text:p>108150</text:p>
              </table:table-cell>
              <table:table-cell office:value-type="float" office:value="100462.5">
                <text:p>100462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0951">
                <text:p>110951</text:p>
              </table:table-cell>
              <table:table-cell office:value-type="float" office:value="107737.5">
                <text:p>107737.5</text:p>
              </table:table-cell>
              <table:table-cell office:value-type="float" office:value="100575">
                <text:p>1005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742">
                <text:p>111742</text:p>
              </table:table-cell>
              <table:table-cell office:value-type="float" office:value="107837.5">
                <text:p>107837.5</text:p>
              </table:table-cell>
              <table:table-cell office:value-type="float" office:value="100250">
                <text:p>1002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1636.5">
                <text:p>111636.5</text:p>
              </table:table-cell>
              <table:table-cell office:value-type="float" office:value="107737.5">
                <text:p>107737.5</text:p>
              </table:table-cell>
              <table:table-cell office:value-type="float" office:value="100162.5">
                <text:p>100162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1383">
                <text:p>111383</text:p>
              </table:table-cell>
              <table:table-cell office:value-type="float" office:value="107900">
                <text:p>107900</text:p>
              </table:table-cell>
              <table:table-cell office:value-type="float" office:value="100400">
                <text:p>1004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3027">
                <text:p>113027</text:p>
              </table:table-cell>
              <table:table-cell office:value-type="float" office:value="108837.5">
                <text:p>108837.5</text:p>
              </table:table-cell>
              <table:table-cell office:value-type="float" office:value="100337.5">
                <text:p>100337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1951.5">
                <text:p>111951.5</text:p>
              </table:table-cell>
              <table:table-cell office:value-type="float" office:value="109075">
                <text:p>109075</text:p>
              </table:table-cell>
              <table:table-cell office:value-type="float" office:value="100300">
                <text:p>1003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2037">
                <text:p>112037</text:p>
              </table:table-cell>
              <table:table-cell office:value-type="float" office:value="108687.5">
                <text:p>108687.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2198.5">
                <text:p>112198.5</text:p>
              </table:table-cell>
              <table:table-cell office:value-type="float" office:value="109150">
                <text:p>10915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2036">
                <text:p>112036</text:p>
              </table:table-cell>
              <table:table-cell office:value-type="float" office:value="109562.5">
                <text:p>109562.5</text:p>
              </table:table-cell>
              <table:table-cell office:value-type="float" office:value="99912.5">
                <text:p>99912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2306">
                <text:p>112306</text:p>
              </table:table-cell>
              <table:table-cell office:value-type="float" office:value="110087.5">
                <text:p>110087.5</text:p>
              </table:table-cell>
              <table:table-cell office:value-type="float" office:value="99887.5">
                <text:p>99887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2048">
                <text:p>112048</text:p>
              </table:table-cell>
              <table:table-cell office:value-type="float" office:value="110187.5">
                <text:p>110187.5</text:p>
              </table:table-cell>
              <table:table-cell office:value-type="float" office:value="100175">
                <text:p>1001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4702">
                <text:p>114702</text:p>
              </table:table-cell>
              <table:table-cell office:value-type="float" office:value="114100">
                <text:p>114100</text:p>
              </table:table-cell>
              <table:table-cell office:value-type="float" office:value="100275">
                <text:p>1002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4432">
                <text:p>114432</text:p>
              </table:table-cell>
              <table:table-cell office:value-type="float" office:value="113700">
                <text:p>113700</text:p>
              </table:table-cell>
              <table:table-cell office:value-type="float" office:value="99950">
                <text:p>999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4409">
                <text:p>114409</text:p>
              </table:table-cell>
              <table:table-cell office:value-type="float" office:value="114175">
                <text:p>114175</text:p>
              </table:table-cell>
              <table:table-cell office:value-type="float" office:value="99925">
                <text:p>999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4659">
                <text:p>114659</text:p>
              </table:table-cell>
              <table:table-cell office:value-type="float" office:value="114650">
                <text:p>114650</text:p>
              </table:table-cell>
              <table:table-cell office:value-type="float" office:value="100125">
                <text:p>1001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4351">
                <text:p>114351</text:p>
              </table:table-cell>
              <table:table-cell office:value-type="float" office:value="114837.5">
                <text:p>114837.5</text:p>
              </table:table-cell>
              <table:table-cell office:value-type="float" office:value="100137.5">
                <text:p>100137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3927">
                <text:p>113927</text:p>
              </table:table-cell>
              <table:table-cell office:value-type="float" office:value="114925">
                <text:p>114925</text:p>
              </table:table-cell>
              <table:table-cell office:value-type="float" office:value="100412.5">
                <text:p>100412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4010.5">
                <text:p>114010.5</text:p>
              </table:table-cell>
              <table:table-cell office:value-type="float" office:value="115450">
                <text:p>115450</text:p>
              </table:table-cell>
              <table:table-cell office:value-type="float" office:value="100525">
                <text:p>1005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3045">
                <text:p>113045</text:p>
              </table:table-cell>
              <table:table-cell office:value-type="float" office:value="115562.5">
                <text:p>115562.5</text:p>
              </table:table-cell>
              <table:table-cell office:value-type="float" office:value="100550">
                <text:p>1005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2120.5">
                <text:p>112120.5</text:p>
              </table:table-cell>
              <table:table-cell office:value-type="float" office:value="114175">
                <text:p>114175</text:p>
              </table:table-cell>
              <table:table-cell office:value-type="float" office:value="100025">
                <text:p>1000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2029.5">
                <text:p>112029.5</text:p>
              </table:table-cell>
              <table:table-cell office:value-type="float" office:value="114387.5">
                <text:p>114387.5</text:p>
              </table:table-cell>
              <table:table-cell office:value-type="float" office:value="100162.5">
                <text:p>100162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1322">
                <text:p>111322</text:p>
              </table:table-cell>
              <table:table-cell office:value-type="float" office:value="114900">
                <text:p>114900</text:p>
              </table:table-cell>
              <table:table-cell office:value-type="float" office:value="100137.5">
                <text:p>100137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1009.5">
                <text:p>111009.5</text:p>
              </table:table-cell>
              <table:table-cell office:value-type="float" office:value="115237.5">
                <text:p>115237.5</text:p>
              </table:table-cell>
              <table:table-cell office:value-type="float" office:value="100137.5">
                <text:p>100137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0901">
                <text:p>110901</text:p>
              </table:table-cell>
              <table:table-cell office:value-type="float" office:value="114825">
                <text:p>114825</text:p>
              </table:table-cell>
              <table:table-cell office:value-type="float" office:value="99462.5">
                <text:p>99462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0929.5">
                <text:p>110929.5</text:p>
              </table:table-cell>
              <table:table-cell office:value-type="float" office:value="115675">
                <text:p>115675</text:p>
              </table:table-cell>
              <table:table-cell office:value-type="float" office:value="99537.5">
                <text:p>99537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1096.5">
                <text:p>111096.5</text:p>
              </table:table-cell>
              <table:table-cell office:value-type="float" office:value="115637.5">
                <text:p>115637.5</text:p>
              </table:table-cell>
              <table:table-cell office:value-type="float" office:value="100162.5">
                <text:p>100162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0825">
                <text:p>110825</text:p>
              </table:table-cell>
              <table:table-cell office:value-type="float" office:value="115987.5">
                <text:p>115987.5</text:p>
              </table:table-cell>
              <table:table-cell office:value-type="float" office:value="100075">
                <text:p>1000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1038.5">
                <text:p>111038.5</text:p>
              </table:table-cell>
              <table:table-cell office:value-type="float" office:value="115262.5">
                <text:p>115262.5</text:p>
              </table:table-cell>
              <table:table-cell office:value-type="float" office:value="99925">
                <text:p>999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1704.5">
                <text:p>111704.5</text:p>
              </table:table-cell>
              <table:table-cell office:value-type="float" office:value="115912.5">
                <text:p>115912.5</text:p>
              </table:table-cell>
              <table:table-cell office:value-type="float" office:value="99887.5">
                <text:p>99887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2082.5">
                <text:p>112082.5</text:p>
              </table:table-cell>
              <table:table-cell office:value-type="float" office:value="116350">
                <text:p>116350</text:p>
              </table:table-cell>
              <table:table-cell office:value-type="float" office:value="99775">
                <text:p>997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2195">
                <text:p>112195</text:p>
              </table:table-cell>
              <table:table-cell office:value-type="float" office:value="116275">
                <text:p>116275</text:p>
              </table:table-cell>
              <table:table-cell office:value-type="float" office:value="100025">
                <text:p>1000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2958">
                <text:p>112958</text:p>
              </table:table-cell>
              <table:table-cell office:value-type="float" office:value="116400">
                <text:p>116400</text:p>
              </table:table-cell>
              <table:table-cell office:value-type="float" office:value="100150">
                <text:p>10015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2666.5">
                <text:p>112666.5</text:p>
              </table:table-cell>
              <table:table-cell office:value-type="float" office:value="116212.5">
                <text:p>116212.5</text:p>
              </table:table-cell>
              <table:table-cell office:value-type="float" office:value="100137.5">
                <text:p>100137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1072">
                <text:p>111072</text:p>
              </table:table-cell>
              <table:table-cell office:value-type="float" office:value="116725">
                <text:p>116725</text:p>
              </table:table-cell>
              <table:table-cell office:value-type="float" office:value="99937.5">
                <text:p>99937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1437.5">
                <text:p>111437.5</text:p>
              </table:table-cell>
              <table:table-cell office:value-type="float" office:value="117600">
                <text:p>117600</text:p>
              </table:table-cell>
              <table:table-cell office:value-type="float" office:value="100100">
                <text:p>100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1487.5">
                <text:p>111487.5</text:p>
              </table:table-cell>
              <table:table-cell office:value-type="float" office:value="117800">
                <text:p>117800</text:p>
              </table:table-cell>
              <table:table-cell office:value-type="float" office:value="100025">
                <text:p>1000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1675">
                <text:p>111675</text:p>
              </table:table-cell>
              <table:table-cell office:value-type="float" office:value="117500">
                <text:p>117500</text:p>
              </table:table-cell>
              <table:table-cell office:value-type="float" office:value="99900">
                <text:p>999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0447.5">
                <text:p>110447.5</text:p>
              </table:table-cell>
              <table:table-cell office:value-type="float" office:value="116450">
                <text:p>116450</text:p>
              </table:table-cell>
              <table:table-cell office:value-type="float" office:value="99350">
                <text:p>9935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1511">
                <text:p>111511</text:p>
              </table:table-cell>
              <table:table-cell office:value-type="float" office:value="116975">
                <text:p>116975</text:p>
              </table:table-cell>
              <table:table-cell office:value-type="float" office:value="99550">
                <text:p>9955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1542.5">
                <text:p>111542.5</text:p>
              </table:table-cell>
              <table:table-cell office:value-type="float" office:value="116912.5">
                <text:p>116912.5</text:p>
              </table:table-cell>
              <table:table-cell office:value-type="float" office:value="99075">
                <text:p>99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1542.5">
                <text:p>111542.5</text:p>
              </table:table-cell>
              <table:table-cell office:value-type="float" office:value="117225">
                <text:p>117225</text:p>
              </table:table-cell>
              <table:table-cell office:value-type="float" office:value="99025">
                <text:p>990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1336.5">
                <text:p>111336.5</text:p>
              </table:table-cell>
              <table:table-cell office:value-type="float" office:value="116362.5">
                <text:p>116362.5</text:p>
              </table:table-cell>
              <table:table-cell office:value-type="float" office:value="98362.5">
                <text:p>98362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0866.5">
                <text:p>110866.5</text:p>
              </table:table-cell>
              <table:table-cell office:value-type="float" office:value="116262.5">
                <text:p>116262.5</text:p>
              </table:table-cell>
              <table:table-cell office:value-type="float" office:value="98575">
                <text:p>985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1916.5">
                <text:p>111916.5</text:p>
              </table:table-cell>
              <table:table-cell office:value-type="float" office:value="115375">
                <text:p>115375</text:p>
              </table:table-cell>
              <table:table-cell office:value-type="float" office:value="98287.5">
                <text:p>98287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1808.5">
                <text:p>111808.5</text:p>
              </table:table-cell>
              <table:table-cell office:value-type="float" office:value="114612.5">
                <text:p>114612.5</text:p>
              </table:table-cell>
              <table:table-cell office:value-type="float" office:value="97937.5">
                <text:p>97937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2637.5">
                <text:p>112637.5</text:p>
              </table:table-cell>
              <table:table-cell office:value-type="float" office:value="115100">
                <text:p>115100</text:p>
              </table:table-cell>
              <table:table-cell office:value-type="float" office:value="98000">
                <text:p>98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3727.5">
                <text:p>113727.5</text:p>
              </table:table-cell>
              <table:table-cell office:value-type="float" office:value="115875">
                <text:p>115875</text:p>
              </table:table-cell>
              <table:table-cell office:value-type="float" office:value="98287.5">
                <text:p>98287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3398">
                <text:p>113398</text:p>
              </table:table-cell>
              <table:table-cell office:value-type="float" office:value="115575">
                <text:p>115575</text:p>
              </table:table-cell>
              <table:table-cell office:value-type="float" office:value="97962.5">
                <text:p>97962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2282.5">
                <text:p>112282.5</text:p>
              </table:table-cell>
              <table:table-cell office:value-type="float" office:value="114912.5">
                <text:p>114912.5</text:p>
              </table:table-cell>
              <table:table-cell office:value-type="float" office:value="97875">
                <text:p>97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0522">
                <text:p>110522</text:p>
              </table:table-cell>
              <table:table-cell office:value-type="float" office:value="113600">
                <text:p>113600</text:p>
              </table:table-cell>
              <table:table-cell office:value-type="float" office:value="97575">
                <text:p>975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0540">
                <text:p>110540</text:p>
              </table:table-cell>
              <table:table-cell office:value-type="float" office:value="113562.5">
                <text:p>113562.5</text:p>
              </table:table-cell>
              <table:table-cell office:value-type="float" office:value="97350">
                <text:p>9735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1553.5">
                <text:p>111553.5</text:p>
              </table:table-cell>
              <table:table-cell office:value-type="float" office:value="113650">
                <text:p>113650</text:p>
              </table:table-cell>
              <table:table-cell office:value-type="float" office:value="97487.5">
                <text:p>97487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1228.5">
                <text:p>111228.5</text:p>
              </table:table-cell>
              <table:table-cell office:value-type="float" office:value="113437.5">
                <text:p>113437.5</text:p>
              </table:table-cell>
              <table:table-cell office:value-type="float" office:value="97337.5">
                <text:p>97337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2052.5">
                <text:p>112052.5</text:p>
              </table:table-cell>
              <table:table-cell office:value-type="float" office:value="114237.5">
                <text:p>114237.5</text:p>
              </table:table-cell>
              <table:table-cell office:value-type="float" office:value="97412.5">
                <text:p>97412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2122.5">
                <text:p>112122.5</text:p>
              </table:table-cell>
              <table:table-cell office:value-type="float" office:value="113750">
                <text:p>113750</text:p>
              </table:table-cell>
              <table:table-cell office:value-type="float" office:value="97612.5">
                <text:p>97612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2636">
                <text:p>112636</text:p>
              </table:table-cell>
              <table:table-cell office:value-type="float" office:value="113637.5">
                <text:p>113637.5</text:p>
              </table:table-cell>
              <table:table-cell office:value-type="float" office:value="97462.5">
                <text:p>97462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3479">
                <text:p>113479</text:p>
              </table:table-cell>
              <table:table-cell office:value-type="float" office:value="114437.5">
                <text:p>114437.5</text:p>
              </table:table-cell>
              <table:table-cell office:value-type="float" office:value="97200">
                <text:p>972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3942">
                <text:p>113942</text:p>
              </table:table-cell>
              <table:table-cell office:value-type="float" office:value="114375">
                <text:p>114375</text:p>
              </table:table-cell>
              <table:table-cell office:value-type="float" office:value="97312.5">
                <text:p>97312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3647">
                <text:p>113647</text:p>
              </table:table-cell>
              <table:table-cell office:value-type="float" office:value="113825">
                <text:p>113825</text:p>
              </table:table-cell>
              <table:table-cell office:value-type="float" office:value="97312.5">
                <text:p>97312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066.5">
                <text:p>113066.5</text:p>
              </table:table-cell>
              <table:table-cell office:value-type="float" office:value="113350">
                <text:p>113350</text:p>
              </table:table-cell>
              <table:table-cell office:value-type="float" office:value="96850">
                <text:p>968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3252.5">
                <text:p>113252.5</text:p>
              </table:table-cell>
              <table:table-cell office:value-type="float" office:value="114212.5">
                <text:p>114212.5</text:p>
              </table:table-cell>
              <table:table-cell office:value-type="float" office:value="97100">
                <text:p>97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3842.5">
                <text:p>113842.5</text:p>
              </table:table-cell>
              <table:table-cell office:value-type="float" office:value="113612.5">
                <text:p>113612.5</text:p>
              </table:table-cell>
              <table:table-cell office:value-type="float" office:value="97012.5">
                <text:p>97012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3837.5">
                <text:p>113837.5</text:p>
              </table:table-cell>
              <table:table-cell office:value-type="float" office:value="113975">
                <text:p>113975</text:p>
              </table:table-cell>
              <table:table-cell office:value-type="float" office:value="96987.5">
                <text:p>96987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4399">
                <text:p>114399</text:p>
              </table:table-cell>
              <table:table-cell office:value-type="float" office:value="114312.5">
                <text:p>114312.5</text:p>
              </table:table-cell>
              <table:table-cell office:value-type="float" office:value="96675">
                <text:p>966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2844">
                <text:p>112844</text:p>
              </table:table-cell>
              <table:table-cell office:value-type="float" office:value="112775">
                <text:p>112775</text:p>
              </table:table-cell>
              <table:table-cell office:value-type="float" office:value="96650">
                <text:p>9665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2920">
                <text:p>112920</text:p>
              </table:table-cell>
              <table:table-cell office:value-type="float" office:value="113700">
                <text:p>113700</text:p>
              </table:table-cell>
              <table:table-cell office:value-type="float" office:value="96900">
                <text:p>969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2942">
                <text:p>112942</text:p>
              </table:table-cell>
              <table:table-cell office:value-type="float" office:value="113762.5">
                <text:p>113762.5</text:p>
              </table:table-cell>
              <table:table-cell office:value-type="float" office:value="97337.5">
                <text:p>97337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2892">
                <text:p>112892</text:p>
              </table:table-cell>
              <table:table-cell office:value-type="float" office:value="113750">
                <text:p>113750</text:p>
              </table:table-cell>
              <table:table-cell office:value-type="float" office:value="97212.5">
                <text:p>97212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2143">
                <text:p>112143</text:p>
              </table:table-cell>
              <table:table-cell office:value-type="float" office:value="113887.5">
                <text:p>113887.5</text:p>
              </table:table-cell>
              <table:table-cell office:value-type="float" office:value="96900">
                <text:p>969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1982.5">
                <text:p>111982.5</text:p>
              </table:table-cell>
              <table:table-cell office:value-type="float" office:value="113925">
                <text:p>113925</text:p>
              </table:table-cell>
              <table:table-cell office:value-type="float" office:value="96887.5">
                <text:p>96887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2315">
                <text:p>112315</text:p>
              </table:table-cell>
              <table:table-cell office:value-type="float" office:value="114312.5">
                <text:p>114312.5</text:p>
              </table:table-cell>
              <table:table-cell office:value-type="float" office:value="96725">
                <text:p>967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1752.5">
                <text:p>111752.5</text:p>
              </table:table-cell>
              <table:table-cell office:value-type="float" office:value="114125">
                <text:p>114125</text:p>
              </table:table-cell>
              <table:table-cell office:value-type="float" office:value="96750">
                <text:p>967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1869.5">
                <text:p>111869.5</text:p>
              </table:table-cell>
              <table:table-cell office:value-type="float" office:value="113325">
                <text:p>113325</text:p>
              </table:table-cell>
              <table:table-cell office:value-type="float" office:value="96450">
                <text:p>964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1483">
                <text:p>111483</text:p>
              </table:table-cell>
              <table:table-cell office:value-type="float" office:value="114375">
                <text:p>114375</text:p>
              </table:table-cell>
              <table:table-cell office:value-type="float" office:value="96587.5">
                <text:p>96587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1770.5">
                <text:p>111770.5</text:p>
              </table:table-cell>
              <table:table-cell office:value-type="float" office:value="115637.5">
                <text:p>115637.5</text:p>
              </table:table-cell>
              <table:table-cell office:value-type="float" office:value="96325">
                <text:p>963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1604.5">
                <text:p>111604.5</text:p>
              </table:table-cell>
              <table:table-cell office:value-type="float" office:value="115487.5">
                <text:p>115487.5</text:p>
              </table:table-cell>
              <table:table-cell office:value-type="float" office:value="96362.5">
                <text:p>96362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1312.5">
                <text:p>111312.5</text:p>
              </table:table-cell>
              <table:table-cell office:value-type="float" office:value="114412.5">
                <text:p>114412.5</text:p>
              </table:table-cell>
              <table:table-cell office:value-type="float" office:value="96037.5">
                <text:p>96037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1132">
                <text:p>111132</text:p>
              </table:table-cell>
              <table:table-cell office:value-type="float" office:value="114487.5">
                <text:p>114487.5</text:p>
              </table:table-cell>
              <table:table-cell office:value-type="float" office:value="96212.5">
                <text:p>96212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1182">
                <text:p>111182</text:p>
              </table:table-cell>
              <table:table-cell office:value-type="float" office:value="114725">
                <text:p>114725</text:p>
              </table:table-cell>
              <table:table-cell office:value-type="float" office:value="95912.5">
                <text:p>95912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604.5">
                <text:p>109604.5</text:p>
              </table:table-cell>
              <table:table-cell office:value-type="float" office:value="114362.5">
                <text:p>114362.5</text:p>
              </table:table-cell>
              <table:table-cell office:value-type="float" office:value="95737.5">
                <text:p>95737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8883">
                <text:p>108883</text:p>
              </table:table-cell>
              <table:table-cell office:value-type="float" office:value="113587.5">
                <text:p>113587.5</text:p>
              </table:table-cell>
              <table:table-cell office:value-type="float" office:value="95500">
                <text:p>955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9045.5">
                <text:p>109045.5</text:p>
              </table:table-cell>
              <table:table-cell office:value-type="float" office:value="113637.5">
                <text:p>113637.5</text:p>
              </table:table-cell>
              <table:table-cell office:value-type="float" office:value="95525">
                <text:p>955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8954.5">
                <text:p>108954.5</text:p>
              </table:table-cell>
              <table:table-cell office:value-type="float" office:value="112812.5">
                <text:p>112812.5</text:p>
              </table:table-cell>
              <table:table-cell office:value-type="float" office:value="95237.5">
                <text:p>95237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8800">
                <text:p>108800</text:p>
              </table:table-cell>
              <table:table-cell office:value-type="float" office:value="112775">
                <text:p>112775</text:p>
              </table:table-cell>
              <table:table-cell office:value-type="float" office:value="95112.5">
                <text:p>95112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9075">
                <text:p>109075</text:p>
              </table:table-cell>
              <table:table-cell office:value-type="float" office:value="112475">
                <text:p>112475</text:p>
              </table:table-cell>
              <table:table-cell office:value-type="float" office:value="95300">
                <text:p>953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9678">
                <text:p>109678</text:p>
              </table:table-cell>
              <table:table-cell office:value-type="float" office:value="112837.5">
                <text:p>112837.5</text:p>
              </table:table-cell>
              <table:table-cell office:value-type="float" office:value="95087.5">
                <text:p>95087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0316">
                <text:p>110316</text:p>
              </table:table-cell>
              <table:table-cell office:value-type="float" office:value="113737.5">
                <text:p>113737.5</text:p>
              </table:table-cell>
              <table:table-cell office:value-type="float" office:value="95237.5">
                <text:p>95237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9992">
                <text:p>109992</text:p>
              </table:table-cell>
              <table:table-cell office:value-type="float" office:value="113950">
                <text:p>113950</text:p>
              </table:table-cell>
              <table:table-cell office:value-type="float" office:value="94950">
                <text:p>9495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0159.5">
                <text:p>110159.5</text:p>
              </table:table-cell>
              <table:table-cell office:value-type="float" office:value="114250">
                <text:p>114250</text:p>
              </table:table-cell>
              <table:table-cell office:value-type="float" office:value="95287.5">
                <text:p>95287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495">
                <text:p>109495</text:p>
              </table:table-cell>
              <table:table-cell office:value-type="float" office:value="113925">
                <text:p>113925</text:p>
              </table:table-cell>
              <table:table-cell office:value-type="float" office:value="94712.5">
                <text:p>94712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913">
                <text:p>109913</text:p>
              </table:table-cell>
              <table:table-cell office:value-type="float" office:value="113012.5">
                <text:p>113012.5</text:p>
              </table:table-cell>
              <table:table-cell office:value-type="float" office:value="94687.5">
                <text:p>94687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9850.5">
                <text:p>109850.5</text:p>
              </table:table-cell>
              <table:table-cell office:value-type="float" office:value="113025">
                <text:p>113025</text:p>
              </table:table-cell>
              <table:table-cell office:value-type="float" office:value="94587.5">
                <text:p>94587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123.5">
                <text:p>110123.5</text:p>
              </table:table-cell>
              <table:table-cell office:value-type="float" office:value="112525">
                <text:p>112525</text:p>
              </table:table-cell>
              <table:table-cell office:value-type="float" office:value="94800">
                <text:p>948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9963">
                <text:p>109963</text:p>
              </table:table-cell>
              <table:table-cell office:value-type="float" office:value="112412.5">
                <text:p>112412.5</text:p>
              </table:table-cell>
              <table:table-cell office:value-type="float" office:value="94662.5">
                <text:p>94662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690">
                <text:p>110690</text:p>
              </table:table-cell>
              <table:table-cell office:value-type="float" office:value="112712.5">
                <text:p>112712.5</text:p>
              </table:table-cell>
              <table:table-cell office:value-type="float" office:value="95075">
                <text:p>950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0609">
                <text:p>110609</text:p>
              </table:table-cell>
              <table:table-cell office:value-type="float" office:value="111912.5">
                <text:p>111912.5</text:p>
              </table:table-cell>
              <table:table-cell office:value-type="float" office:value="94562.5">
                <text:p>9456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1481.5">
                <text:p>111481.5</text:p>
              </table:table-cell>
              <table:table-cell office:value-type="float" office:value="112675">
                <text:p>112675</text:p>
              </table:table-cell>
              <table:table-cell office:value-type="float" office:value="94462.5">
                <text:p>94462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788.5">
                <text:p>111788.5</text:p>
              </table:table-cell>
              <table:table-cell office:value-type="float" office:value="113125">
                <text:p>113125</text:p>
              </table:table-cell>
              <table:table-cell office:value-type="float" office:value="94275">
                <text:p>942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2307.5">
                <text:p>112307.5</text:p>
              </table:table-cell>
              <table:table-cell office:value-type="float" office:value="112062.5">
                <text:p>112062.5</text:p>
              </table:table-cell>
              <table:table-cell office:value-type="float" office:value="94612.5">
                <text:p>94612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1645">
                <text:p>111645</text:p>
              </table:table-cell>
              <table:table-cell office:value-type="float" office:value="111212.5">
                <text:p>111212.5</text:p>
              </table:table-cell>
              <table:table-cell office:value-type="float" office:value="94262.5">
                <text:p>94262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1411">
                <text:p>111411</text:p>
              </table:table-cell>
              <table:table-cell office:value-type="float" office:value="111037.5">
                <text:p>111037.5</text:p>
              </table:table-cell>
              <table:table-cell office:value-type="float" office:value="94062.5">
                <text:p>94062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1131">
                <text:p>111131</text:p>
              </table:table-cell>
              <table:table-cell office:value-type="float" office:value="110537.5">
                <text:p>110537.5</text:p>
              </table:table-cell>
              <table:table-cell office:value-type="float" office:value="93712.5">
                <text:p>93712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0668.5">
                <text:p>110668.5</text:p>
              </table:table-cell>
              <table:table-cell office:value-type="float" office:value="110087.5">
                <text:p>110087.5</text:p>
              </table:table-cell>
              <table:table-cell office:value-type="float" office:value="93487.5">
                <text:p>93487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1561.5">
                <text:p>111561.5</text:p>
              </table:table-cell>
              <table:table-cell office:value-type="float" office:value="110875">
                <text:p>110875</text:p>
              </table:table-cell>
              <table:table-cell office:value-type="float" office:value="93700">
                <text:p>937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1321">
                <text:p>111321</text:p>
              </table:table-cell>
              <table:table-cell office:value-type="float" office:value="111062.5">
                <text:p>111062.5</text:p>
              </table:table-cell>
              <table:table-cell office:value-type="float" office:value="93537.5">
                <text:p>93537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1328.5">
                <text:p>111328.5</text:p>
              </table:table-cell>
              <table:table-cell office:value-type="float" office:value="110787.5">
                <text:p>110787.5</text:p>
              </table:table-cell>
              <table:table-cell office:value-type="float" office:value="93125">
                <text:p>931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1310">
                <text:p>111310</text:p>
              </table:table-cell>
              <table:table-cell office:value-type="float" office:value="110862.5">
                <text:p>110862.5</text:p>
              </table:table-cell>
              <table:table-cell office:value-type="float" office:value="93425">
                <text:p>934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1097.5">
                <text:p>111097.5</text:p>
              </table:table-cell>
              <table:table-cell office:value-type="float" office:value="110537.5">
                <text:p>110537.5</text:p>
              </table:table-cell>
              <table:table-cell office:value-type="float" office:value="93162.5">
                <text:p>93162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1001">
                <text:p>111001</text:p>
              </table:table-cell>
              <table:table-cell office:value-type="float" office:value="111350">
                <text:p>111350</text:p>
              </table:table-cell>
              <table:table-cell office:value-type="float" office:value="93725">
                <text:p>937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0381.5">
                <text:p>110381.5</text:p>
              </table:table-cell>
              <table:table-cell office:value-type="float" office:value="111650">
                <text:p>111650</text:p>
              </table:table-cell>
              <table:table-cell office:value-type="float" office:value="93800">
                <text:p>938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0056">
                <text:p>110056</text:p>
              </table:table-cell>
              <table:table-cell office:value-type="float" office:value="111700">
                <text:p>111700</text:p>
              </table:table-cell>
              <table:table-cell office:value-type="float" office:value="93650">
                <text:p>9365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0006">
                <text:p>110006</text:p>
              </table:table-cell>
              <table:table-cell office:value-type="float" office:value="111875">
                <text:p>111875</text:p>
              </table:table-cell>
              <table:table-cell office:value-type="float" office:value="93675">
                <text:p>936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9587.5">
                <text:p>109587.5</text:p>
              </table:table-cell>
              <table:table-cell office:value-type="float" office:value="112875">
                <text:p>112875</text:p>
              </table:table-cell>
              <table:table-cell office:value-type="float" office:value="93962.5">
                <text:p>93962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9786">
                <text:p>109786</text:p>
              </table:table-cell>
              <table:table-cell office:value-type="float" office:value="113300">
                <text:p>113300</text:p>
              </table:table-cell>
              <table:table-cell office:value-type="float" office:value="94012.5">
                <text:p>94012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0634">
                <text:p>110634</text:p>
              </table:table-cell>
              <table:table-cell office:value-type="float" office:value="113262.5">
                <text:p>113262.5</text:p>
              </table:table-cell>
              <table:table-cell office:value-type="float" office:value="94137.5">
                <text:p>94137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9947">
                <text:p>109947</text:p>
              </table:table-cell>
              <table:table-cell office:value-type="float" office:value="111812.5">
                <text:p>111812.5</text:p>
              </table:table-cell>
              <table:table-cell office:value-type="float" office:value="94025">
                <text:p>940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9747">
                <text:p>109747</text:p>
              </table:table-cell>
              <table:table-cell office:value-type="float" office:value="112737.5">
                <text:p>112737.5</text:p>
              </table:table-cell>
              <table:table-cell office:value-type="float" office:value="93812.5">
                <text:p>93812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9479">
                <text:p>109479</text:p>
              </table:table-cell>
              <table:table-cell office:value-type="float" office:value="112775">
                <text:p>112775</text:p>
              </table:table-cell>
              <table:table-cell office:value-type="float" office:value="93537.5">
                <text:p>93537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9804">
                <text:p>109804</text:p>
              </table:table-cell>
              <table:table-cell office:value-type="float" office:value="112975">
                <text:p>112975</text:p>
              </table:table-cell>
              <table:table-cell office:value-type="float" office:value="94075">
                <text:p>940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9512.5">
                <text:p>109512.5</text:p>
              </table:table-cell>
              <table:table-cell office:value-type="float" office:value="111925">
                <text:p>111925</text:p>
              </table:table-cell>
              <table:table-cell office:value-type="float" office:value="93812.5">
                <text:p>93812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9051">
                <text:p>109051</text:p>
              </table:table-cell>
              <table:table-cell office:value-type="float" office:value="111500">
                <text:p>111500</text:p>
              </table:table-cell>
              <table:table-cell office:value-type="float" office:value="93275">
                <text:p>932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8474.5">
                <text:p>108474.5</text:p>
              </table:table-cell>
              <table:table-cell office:value-type="float" office:value="111487.5">
                <text:p>111487.5</text:p>
              </table:table-cell>
              <table:table-cell office:value-type="float" office:value="93025">
                <text:p>930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0150">
                <text:p>110150</text:p>
              </table:table-cell>
              <table:table-cell office:value-type="float" office:value="112312.5">
                <text:p>112312.5</text:p>
              </table:table-cell>
              <table:table-cell office:value-type="float" office:value="92900">
                <text:p>929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8556.5">
                <text:p>108556.5</text:p>
              </table:table-cell>
              <table:table-cell office:value-type="float" office:value="112037.5">
                <text:p>112037.5</text:p>
              </table:table-cell>
              <table:table-cell office:value-type="float" office:value="92887.5">
                <text:p>92887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8290.5">
                <text:p>108290.5</text:p>
              </table:table-cell>
              <table:table-cell office:value-type="float" office:value="111475">
                <text:p>111475</text:p>
              </table:table-cell>
              <table:table-cell office:value-type="float" office:value="92025">
                <text:p>920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8229">
                <text:p>108229</text:p>
              </table:table-cell>
              <table:table-cell office:value-type="float" office:value="110800">
                <text:p>110800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7924.5">
                <text:p>107924.5</text:p>
              </table:table-cell>
              <table:table-cell office:value-type="float" office:value="111000">
                <text:p>111000</text:p>
              </table:table-cell>
              <table:table-cell office:value-type="float" office:value="91762.5">
                <text:p>91762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8885">
                <text:p>108885</text:p>
              </table:table-cell>
              <table:table-cell office:value-type="float" office:value="110662.5">
                <text:p>110662.5</text:p>
              </table:table-cell>
              <table:table-cell office:value-type="float" office:value="91575">
                <text:p>915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8890">
                <text:p>108890</text:p>
              </table:table-cell>
              <table:table-cell office:value-type="float" office:value="110637.5">
                <text:p>110637.5</text:p>
              </table:table-cell>
              <table:table-cell office:value-type="float" office:value="91525">
                <text:p>915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0208">
                <text:p>110208</text:p>
              </table:table-cell>
              <table:table-cell office:value-type="float" office:value="110775">
                <text:p>110775</text:p>
              </table:table-cell>
              <table:table-cell office:value-type="float" office:value="91900">
                <text:p>919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0423">
                <text:p>110423</text:p>
              </table:table-cell>
              <table:table-cell office:value-type="float" office:value="110150">
                <text:p>110150</text:p>
              </table:table-cell>
              <table:table-cell office:value-type="float" office:value="92112.5">
                <text:p>92112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9546">
                <text:p>109546</text:p>
              </table:table-cell>
              <table:table-cell office:value-type="float" office:value="109725">
                <text:p>109725</text:p>
              </table:table-cell>
              <table:table-cell office:value-type="float" office:value="91800">
                <text:p>918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9187.5">
                <text:p>109187.5</text:p>
              </table:table-cell>
              <table:table-cell office:value-type="float" office:value="109062.5">
                <text:p>109062.5</text:p>
              </table:table-cell>
              <table:table-cell office:value-type="float" office:value="91637.5">
                <text:p>91637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9297.5">
                <text:p>109297.5</text:p>
              </table:table-cell>
              <table:table-cell office:value-type="float" office:value="108112.5">
                <text:p>108112.5</text:p>
              </table:table-cell>
              <table:table-cell office:value-type="float" office:value="91162.5">
                <text:p>91162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9352">
                <text:p>109352</text:p>
              </table:table-cell>
              <table:table-cell office:value-type="float" office:value="108850">
                <text:p>108850</text:p>
              </table:table-cell>
              <table:table-cell office:value-type="float" office:value="91512.5">
                <text:p>91512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0176">
                <text:p>110176</text:p>
              </table:table-cell>
              <table:table-cell office:value-type="float" office:value="109887.5">
                <text:p>109887.5</text:p>
              </table:table-cell>
              <table:table-cell office:value-type="float" office:value="91300">
                <text:p>913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0176">
                <text:p>110176</text:p>
              </table:table-cell>
              <table:table-cell office:value-type="float" office:value="109425">
                <text:p>109425</text:p>
              </table:table-cell>
              <table:table-cell office:value-type="float" office:value="91387.5">
                <text:p>91387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3034.5">
                <text:p>113034.5</text:p>
              </table:table-cell>
              <table:table-cell office:value-type="float" office:value="110875">
                <text:p>110875</text:p>
              </table:table-cell>
              <table:table-cell office:value-type="float" office:value="91525">
                <text:p>915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2508">
                <text:p>112508</text:p>
              </table:table-cell>
              <table:table-cell office:value-type="float" office:value="110425">
                <text:p>110425</text:p>
              </table:table-cell>
              <table:table-cell office:value-type="float" office:value="91475">
                <text:p>914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2270.5">
                <text:p>112270.5</text:p>
              </table:table-cell>
              <table:table-cell office:value-type="float" office:value="110462.5">
                <text:p>110462.5</text:p>
              </table:table-cell>
              <table:table-cell office:value-type="float" office:value="91337.5">
                <text:p>91337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2333">
                <text:p>112333</text:p>
              </table:table-cell>
              <table:table-cell office:value-type="float" office:value="110900">
                <text:p>110900</text:p>
              </table:table-cell>
              <table:table-cell office:value-type="float" office:value="91900">
                <text:p>919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3544.5">
                <text:p>113544.5</text:p>
              </table:table-cell>
              <table:table-cell office:value-type="float" office:value="110800">
                <text:p>110800</text:p>
              </table:table-cell>
              <table:table-cell office:value-type="float" office:value="92275">
                <text:p>922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3633.5">
                <text:p>113633.5</text:p>
              </table:table-cell>
              <table:table-cell office:value-type="float" office:value="110775">
                <text:p>110775</text:p>
              </table:table-cell>
              <table:table-cell office:value-type="float" office:value="92337.5">
                <text:p>92337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3796">
                <text:p>113796</text:p>
              </table:table-cell>
              <table:table-cell office:value-type="float" office:value="111100">
                <text:p>111100</text:p>
              </table:table-cell>
              <table:table-cell office:value-type="float" office:value="92462.5">
                <text:p>92462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3052">
                <text:p>113052</text:p>
              </table:table-cell>
              <table:table-cell office:value-type="float" office:value="112400">
                <text:p>112400</text:p>
              </table:table-cell>
              <table:table-cell office:value-type="float" office:value="92237.5">
                <text:p>92237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4429.5">
                <text:p>114429.5</text:p>
              </table:table-cell>
              <table:table-cell office:value-type="float" office:value="113987.5">
                <text:p>113987.5</text:p>
              </table:table-cell>
              <table:table-cell office:value-type="float" office:value="92350">
                <text:p>9235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4160">
                <text:p>114160</text:p>
              </table:table-cell>
              <table:table-cell office:value-type="float" office:value="114637.5">
                <text:p>114637.5</text:p>
              </table:table-cell>
              <table:table-cell office:value-type="float" office:value="92387.5">
                <text:p>92387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4296">
                <text:p>114296</text:p>
              </table:table-cell>
              <table:table-cell office:value-type="float" office:value="114725">
                <text:p>114725</text:p>
              </table:table-cell>
              <table:table-cell office:value-type="float" office:value="92475">
                <text:p>924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4313.5">
                <text:p>114313.5</text:p>
              </table:table-cell>
              <table:table-cell office:value-type="float" office:value="115100">
                <text:p>115100</text:p>
              </table:table-cell>
              <table:table-cell office:value-type="float" office:value="92400">
                <text:p>924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4887">
                <text:p>114887</text:p>
              </table:table-cell>
              <table:table-cell office:value-type="float" office:value="113862.5">
                <text:p>113862.5</text:p>
              </table:table-cell>
              <table:table-cell office:value-type="float" office:value="92050">
                <text:p>9205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5579">
                <text:p>115579</text:p>
              </table:table-cell>
              <table:table-cell office:value-type="float" office:value="115700">
                <text:p>115700</text:p>
              </table:table-cell>
              <table:table-cell office:value-type="float" office:value="92025">
                <text:p>920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6291">
                <text:p>116291</text:p>
              </table:table-cell>
              <table:table-cell office:value-type="float" office:value="114725">
                <text:p>114725</text:p>
              </table:table-cell>
              <table:table-cell office:value-type="float" office:value="91925">
                <text:p>919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6040">
                <text:p>116040</text:p>
              </table:table-cell>
              <table:table-cell office:value-type="float" office:value="114562.5">
                <text:p>114562.5</text:p>
              </table:table-cell>
              <table:table-cell office:value-type="float" office:value="91687.5">
                <text:p>91687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5952.5">
                <text:p>115952.5</text:p>
              </table:table-cell>
              <table:table-cell office:value-type="float" office:value="114450">
                <text:p>114450</text:p>
              </table:table-cell>
              <table:table-cell office:value-type="float" office:value="91587.5">
                <text:p>91587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5758">
                <text:p>115758</text:p>
              </table:table-cell>
              <table:table-cell office:value-type="float" office:value="113750">
                <text:p>113750</text:p>
              </table:table-cell>
              <table:table-cell office:value-type="float" office:value="91387.5">
                <text:p>91387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5753.5">
                <text:p>115753.5</text:p>
              </table:table-cell>
              <table:table-cell office:value-type="float" office:value="113912.5">
                <text:p>113912.5</text:p>
              </table:table-cell>
              <table:table-cell office:value-type="float" office:value="91475">
                <text:p>914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6254.5">
                <text:p>116254.5</text:p>
              </table:table-cell>
              <table:table-cell office:value-type="float" office:value="114587.5">
                <text:p>114587.5</text:p>
              </table:table-cell>
              <table:table-cell office:value-type="float" office:value="91575">
                <text:p>915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4203">
                <text:p>114203</text:p>
              </table:table-cell>
              <table:table-cell office:value-type="float" office:value="113937.5">
                <text:p>113937.5</text:p>
              </table:table-cell>
              <table:table-cell office:value-type="float" office:value="91525">
                <text:p>915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4270">
                <text:p>114270</text:p>
              </table:table-cell>
              <table:table-cell office:value-type="float" office:value="113187.5">
                <text:p>113187.5</text:p>
              </table:table-cell>
              <table:table-cell office:value-type="float" office:value="91150">
                <text:p>911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4544.5">
                <text:p>114544.5</text:p>
              </table:table-cell>
              <table:table-cell office:value-type="float" office:value="113762.5">
                <text:p>113762.5</text:p>
              </table:table-cell>
              <table:table-cell office:value-type="float" office:value="91237.5">
                <text:p>91237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4294.5">
                <text:p>114294.5</text:p>
              </table:table-cell>
              <table:table-cell office:value-type="float" office:value="113662.5">
                <text:p>113662.5</text:p>
              </table:table-cell>
              <table:table-cell office:value-type="float" office:value="91012.5">
                <text:p>91012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4082">
                <text:p>114082</text:p>
              </table:table-cell>
              <table:table-cell office:value-type="float" office:value="113425">
                <text:p>113425</text:p>
              </table:table-cell>
              <table:table-cell office:value-type="float" office:value="91300">
                <text:p>913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3907">
                <text:p>113907</text:p>
              </table:table-cell>
              <table:table-cell office:value-type="float" office:value="113000">
                <text:p>113000</text:p>
              </table:table-cell>
              <table:table-cell office:value-type="float" office:value="91500">
                <text:p>915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3707">
                <text:p>113707</text:p>
              </table:table-cell>
              <table:table-cell office:value-type="float" office:value="112150">
                <text:p>112150</text:p>
              </table:table-cell>
              <table:table-cell office:value-type="float" office:value="91725">
                <text:p>917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2140.5">
                <text:p>112140.5</text:p>
              </table:table-cell>
              <table:table-cell office:value-type="float" office:value="111212.5">
                <text:p>111212.5</text:p>
              </table:table-cell>
              <table:table-cell office:value-type="float" office:value="90962.5">
                <text:p>90962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2633.5">
                <text:p>112633.5</text:p>
              </table:table-cell>
              <table:table-cell office:value-type="float" office:value="109075">
                <text:p>109075</text:p>
              </table:table-cell>
              <table:table-cell office:value-type="float" office:value="90987.5">
                <text:p>90987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2385.5">
                <text:p>112385.5</text:p>
              </table:table-cell>
              <table:table-cell office:value-type="float" office:value="109800">
                <text:p>109800</text:p>
              </table:table-cell>
              <table:table-cell office:value-type="float" office:value="91000">
                <text:p>91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1592.5">
                <text:p>111592.5</text:p>
              </table:table-cell>
              <table:table-cell office:value-type="float" office:value="108600">
                <text:p>108600</text:p>
              </table:table-cell>
              <table:table-cell office:value-type="float" office:value="90900">
                <text:p>909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2533.5">
                <text:p>112533.5</text:p>
              </table:table-cell>
              <table:table-cell office:value-type="float" office:value="108100">
                <text:p>108100</text:p>
              </table:table-cell>
              <table:table-cell office:value-type="float" office:value="90712.5">
                <text:p>90712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2571">
                <text:p>112571</text:p>
              </table:table-cell>
              <table:table-cell office:value-type="float" office:value="107712.5">
                <text:p>107712.5</text:p>
              </table:table-cell>
              <table:table-cell office:value-type="float" office:value="91025">
                <text:p>910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2170">
                <text:p>112170</text:p>
              </table:table-cell>
              <table:table-cell office:value-type="float" office:value="107062.5">
                <text:p>107062.5</text:p>
              </table:table-cell>
              <table:table-cell office:value-type="float" office:value="90925">
                <text:p>909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2257.5">
                <text:p>112257.5</text:p>
              </table:table-cell>
              <table:table-cell office:value-type="float" office:value="106975">
                <text:p>106975</text:p>
              </table:table-cell>
              <table:table-cell office:value-type="float" office:value="90525">
                <text:p>905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2295">
                <text:p>112295</text:p>
              </table:table-cell>
              <table:table-cell office:value-type="float" office:value="105562.5">
                <text:p>105562.5</text:p>
              </table:table-cell>
              <table:table-cell office:value-type="float" office:value="90162.5">
                <text:p>90162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2098">
                <text:p>112098</text:p>
              </table:table-cell>
              <table:table-cell office:value-type="float" office:value="105912.5">
                <text:p>105912.5</text:p>
              </table:table-cell>
              <table:table-cell office:value-type="float" office:value="90087.5">
                <text:p>90087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1835.5">
                <text:p>111835.5</text:p>
              </table:table-cell>
              <table:table-cell office:value-type="float" office:value="105637.5">
                <text:p>105637.5</text:p>
              </table:table-cell>
              <table:table-cell office:value-type="float" office:value="89887.5">
                <text:p>89887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1977">
                <text:p>111977</text:p>
              </table:table-cell>
              <table:table-cell office:value-type="float" office:value="105250">
                <text:p>105250</text:p>
              </table:table-cell>
              <table:table-cell office:value-type="float" office:value="89887.5">
                <text:p>89887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0690.5">
                <text:p>110690.5</text:p>
              </table:table-cell>
              <table:table-cell office:value-type="float" office:value="105300">
                <text:p>105300</text:p>
              </table:table-cell>
              <table:table-cell office:value-type="float" office:value="90187.5">
                <text:p>90187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0244.5">
                <text:p>110244.5</text:p>
              </table:table-cell>
              <table:table-cell office:value-type="float" office:value="103737.5">
                <text:p>103737.5</text:p>
              </table:table-cell>
              <table:table-cell office:value-type="float" office:value="89962.5">
                <text:p>89962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0274">
                <text:p>110274</text:p>
              </table:table-cell>
              <table:table-cell office:value-type="float" office:value="104237.5">
                <text:p>104237.5</text:p>
              </table:table-cell>
              <table:table-cell office:value-type="float" office:value="89912.5">
                <text:p>89912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9774">
                <text:p>109774</text:p>
              </table:table-cell>
              <table:table-cell office:value-type="float" office:value="104262.5">
                <text:p>104262.5</text:p>
              </table:table-cell>
              <table:table-cell office:value-type="float" office:value="89587.5">
                <text:p>89587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9503.5">
                <text:p>109503.5</text:p>
              </table:table-cell>
              <table:table-cell office:value-type="float" office:value="103825">
                <text:p>103825</text:p>
              </table:table-cell>
              <table:table-cell office:value-type="float" office:value="89362.5">
                <text:p>89362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0547">
                <text:p>110547</text:p>
              </table:table-cell>
              <table:table-cell office:value-type="float" office:value="104250">
                <text:p>104250</text:p>
              </table:table-cell>
              <table:table-cell office:value-type="float" office:value="89362.5">
                <text:p>89362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0513">
                <text:p>110513</text:p>
              </table:table-cell>
              <table:table-cell office:value-type="float" office:value="104400">
                <text:p>104400</text:p>
              </table:table-cell>
              <table:table-cell office:value-type="float" office:value="89575">
                <text:p>895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0247">
                <text:p>110247</text:p>
              </table:table-cell>
              <table:table-cell office:value-type="float" office:value="104125">
                <text:p>104125</text:p>
              </table:table-cell>
              <table:table-cell office:value-type="float" office:value="89837.5">
                <text:p>89837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742">
                <text:p>110742</text:p>
              </table:table-cell>
              <table:table-cell office:value-type="float" office:value="103812.5">
                <text:p>103812.5</text:p>
              </table:table-cell>
              <table:table-cell office:value-type="float" office:value="89475">
                <text:p>894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0300">
                <text:p>110300</text:p>
              </table:table-cell>
              <table:table-cell office:value-type="float" office:value="103775">
                <text:p>103775</text:p>
              </table:table-cell>
              <table:table-cell office:value-type="float" office:value="89412.5">
                <text:p>89412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0125">
                <text:p>110125</text:p>
              </table:table-cell>
              <table:table-cell office:value-type="float" office:value="103737.5">
                <text:p>103737.5</text:p>
              </table:table-cell>
              <table:table-cell office:value-type="float" office:value="88825">
                <text:p>888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0104.5">
                <text:p>110104.5</text:p>
              </table:table-cell>
              <table:table-cell office:value-type="float" office:value="103100">
                <text:p>103100</text:p>
              </table:table-cell>
              <table:table-cell office:value-type="float" office:value="88512.5">
                <text:p>88512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0224.5">
                <text:p>110224.5</text:p>
              </table:table-cell>
              <table:table-cell office:value-type="float" office:value="104250">
                <text:p>104250</text:p>
              </table:table-cell>
              <table:table-cell office:value-type="float" office:value="89037.5">
                <text:p>89037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9857.5">
                <text:p>109857.5</text:p>
              </table:table-cell>
              <table:table-cell office:value-type="float" office:value="103512.5">
                <text:p>103512.5</text:p>
              </table:table-cell>
              <table:table-cell office:value-type="float" office:value="89437.5">
                <text:p>89437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0816">
                <text:p>110816</text:p>
              </table:table-cell>
              <table:table-cell office:value-type="float" office:value="103225">
                <text:p>103225</text:p>
              </table:table-cell>
              <table:table-cell office:value-type="float" office:value="89737.5">
                <text:p>89737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0570">
                <text:p>110570</text:p>
              </table:table-cell>
              <table:table-cell office:value-type="float" office:value="103675">
                <text:p>103675</text:p>
              </table:table-cell>
              <table:table-cell office:value-type="float" office:value="89762.5">
                <text:p>89762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0807.5">
                <text:p>110807.5</text:p>
              </table:table-cell>
              <table:table-cell office:value-type="float" office:value="103837.5">
                <text:p>103837.5</text:p>
              </table:table-cell>
              <table:table-cell office:value-type="float" office:value="89925">
                <text:p>899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9298.5">
                <text:p>109298.5</text:p>
              </table:table-cell>
              <table:table-cell office:value-type="float" office:value="102912.5">
                <text:p>102912.5</text:p>
              </table:table-cell>
              <table:table-cell office:value-type="float" office:value="89512.5">
                <text:p>89512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9403">
                <text:p>109403</text:p>
              </table:table-cell>
              <table:table-cell office:value-type="float" office:value="102775">
                <text:p>102775</text:p>
              </table:table-cell>
              <table:table-cell office:value-type="float" office:value="89587.5">
                <text:p>89587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583.5">
                <text:p>110583.5</text:p>
              </table:table-cell>
              <table:table-cell office:value-type="float" office:value="103187.5">
                <text:p>103187.5</text:p>
              </table:table-cell>
              <table:table-cell office:value-type="float" office:value="89662.5">
                <text:p>89662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0521">
                <text:p>110521</text:p>
              </table:table-cell>
              <table:table-cell office:value-type="float" office:value="102675">
                <text:p>102675</text:p>
              </table:table-cell>
              <table:table-cell office:value-type="float" office:value="89650">
                <text:p>8965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0375.5">
                <text:p>110375.5</text:p>
              </table:table-cell>
              <table:table-cell office:value-type="float" office:value="102637.5">
                <text:p>102637.5</text:p>
              </table:table-cell>
              <table:table-cell office:value-type="float" office:value="89462.5">
                <text:p>89462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0195.5">
                <text:p>110195.5</text:p>
              </table:table-cell>
              <table:table-cell office:value-type="float" office:value="102962.5">
                <text:p>102962.5</text:p>
              </table:table-cell>
              <table:table-cell office:value-type="float" office:value="89600">
                <text:p>896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370.5">
                <text:p>110370.5</text:p>
              </table:table-cell>
              <table:table-cell office:value-type="float" office:value="102737.5">
                <text:p>102737.5</text:p>
              </table:table-cell>
              <table:table-cell office:value-type="float" office:value="89187.5">
                <text:p>89187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896.5">
                <text:p>109896.5</text:p>
              </table:table-cell>
              <table:table-cell office:value-type="float" office:value="104137.5">
                <text:p>104137.5</text:p>
              </table:table-cell>
              <table:table-cell office:value-type="float" office:value="89275">
                <text:p>892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8976">
                <text:p>108976</text:p>
              </table:table-cell>
              <table:table-cell office:value-type="float" office:value="103037.5">
                <text:p>103037.5</text:p>
              </table:table-cell>
              <table:table-cell office:value-type="float" office:value="89037.5">
                <text:p>89037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507">
                <text:p>109507</text:p>
              </table:table-cell>
              <table:table-cell office:value-type="float" office:value="104000">
                <text:p>104000</text:p>
              </table:table-cell>
              <table:table-cell office:value-type="float" office:value="89225">
                <text:p>892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9057.5">
                <text:p>109057.5</text:p>
              </table:table-cell>
              <table:table-cell office:value-type="float" office:value="103637.5">
                <text:p>103637.5</text:p>
              </table:table-cell>
              <table:table-cell office:value-type="float" office:value="89112.5">
                <text:p>89112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8884">
                <text:p>108884</text:p>
              </table:table-cell>
              <table:table-cell office:value-type="float" office:value="103362.5">
                <text:p>103362.5</text:p>
              </table:table-cell>
              <table:table-cell office:value-type="float" office:value="88762.5">
                <text:p>88762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8603.5">
                <text:p>108603.5</text:p>
              </table:table-cell>
              <table:table-cell office:value-type="float" office:value="102562.5">
                <text:p>102562.5</text:p>
              </table:table-cell>
              <table:table-cell office:value-type="float" office:value="88850">
                <text:p>8885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9639.5">
                <text:p>109639.5</text:p>
              </table:table-cell>
              <table:table-cell office:value-type="float" office:value="104162.5">
                <text:p>104162.5</text:p>
              </table:table-cell>
              <table:table-cell office:value-type="float" office:value="89450">
                <text:p>8945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9564.5">
                <text:p>109564.5</text:p>
              </table:table-cell>
              <table:table-cell office:value-type="float" office:value="103987.5">
                <text:p>103987.5</text:p>
              </table:table-cell>
              <table:table-cell office:value-type="float" office:value="89475">
                <text:p>894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9544">
                <text:p>109544</text:p>
              </table:table-cell>
              <table:table-cell office:value-type="float" office:value="104137.5">
                <text:p>104137.5</text:p>
              </table:table-cell>
              <table:table-cell office:value-type="float" office:value="88912.5">
                <text:p>88912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9456.5">
                <text:p>109456.5</text:p>
              </table:table-cell>
              <table:table-cell office:value-type="float" office:value="103687.5">
                <text:p>103687.5</text:p>
              </table:table-cell>
              <table:table-cell office:value-type="float" office:value="88812.5">
                <text:p>88812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9210">
                <text:p>109210</text:p>
              </table:table-cell>
              <table:table-cell office:value-type="float" office:value="104437.5">
                <text:p>104437.5</text:p>
              </table:table-cell>
              <table:table-cell office:value-type="float" office:value="89175">
                <text:p>891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9097.5">
                <text:p>109097.5</text:p>
              </table:table-cell>
              <table:table-cell office:value-type="float" office:value="105700">
                <text:p>105700</text:p>
              </table:table-cell>
              <table:table-cell office:value-type="float" office:value="89025">
                <text:p>890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9751">
                <text:p>109751</text:p>
              </table:table-cell>
              <table:table-cell office:value-type="float" office:value="106075">
                <text:p>106075</text:p>
              </table:table-cell>
              <table:table-cell office:value-type="float" office:value="88950">
                <text:p>8895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8882">
                <text:p>108882</text:p>
              </table:table-cell>
              <table:table-cell office:value-type="float" office:value="108000">
                <text:p>108000</text:p>
              </table:table-cell>
              <table:table-cell office:value-type="float" office:value="88875">
                <text:p>888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8774">
                <text:p>108774</text:p>
              </table:table-cell>
              <table:table-cell office:value-type="float" office:value="108550">
                <text:p>108550</text:p>
              </table:table-cell>
              <table:table-cell office:value-type="float" office:value="88800">
                <text:p>888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0349">
                <text:p>110349</text:p>
              </table:table-cell>
              <table:table-cell office:value-type="float" office:value="108725">
                <text:p>108725</text:p>
              </table:table-cell>
              <table:table-cell office:value-type="float" office:value="88400">
                <text:p>884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9908.5">
                <text:p>109908.5</text:p>
              </table:table-cell>
              <table:table-cell office:value-type="float" office:value="108700">
                <text:p>108700</text:p>
              </table:table-cell>
              <table:table-cell office:value-type="float" office:value="88162.5">
                <text:p>88162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0240">
                <text:p>110240</text:p>
              </table:table-cell>
              <table:table-cell office:value-type="float" office:value="107300">
                <text:p>107300</text:p>
              </table:table-cell>
              <table:table-cell office:value-type="float" office:value="88062.5">
                <text:p>88062.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0283">
                <text:p>110283</text:p>
              </table:table-cell>
              <table:table-cell office:value-type="float" office:value="106987.5">
                <text:p>106987.5</text:p>
              </table:table-cell>
              <table:table-cell office:value-type="float" office:value="87537.5">
                <text:p>87537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9886">
                <text:p>109886</text:p>
              </table:table-cell>
              <table:table-cell office:value-type="float" office:value="106812.5">
                <text:p>106812.5</text:p>
              </table:table-cell>
              <table:table-cell office:value-type="float" office:value="87725">
                <text:p>877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9714.5">
                <text:p>109714.5</text:p>
              </table:table-cell>
              <table:table-cell office:value-type="float" office:value="106337.5">
                <text:p>106337.5</text:p>
              </table:table-cell>
              <table:table-cell office:value-type="float" office:value="87850">
                <text:p>8785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0160">
                <text:p>110160</text:p>
              </table:table-cell>
              <table:table-cell office:value-type="float" office:value="106637.5">
                <text:p>106637.5</text:p>
              </table:table-cell>
              <table:table-cell office:value-type="float" office:value="87662.5">
                <text:p>87662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0902.5">
                <text:p>110902.5</text:p>
              </table:table-cell>
              <table:table-cell office:value-type="float" office:value="107087.5">
                <text:p>107087.5</text:p>
              </table:table-cell>
              <table:table-cell office:value-type="float" office:value="87575">
                <text:p>875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0971.5">
                <text:p>110971.5</text:p>
              </table:table-cell>
              <table:table-cell office:value-type="float" office:value="105562.5">
                <text:p>105562.5</text:p>
              </table:table-cell>
              <table:table-cell office:value-type="float" office:value="87687.5">
                <text:p>87687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1271.5">
                <text:p>111271.5</text:p>
              </table:table-cell>
              <table:table-cell office:value-type="float" office:value="107025">
                <text:p>107025</text:p>
              </table:table-cell>
              <table:table-cell office:value-type="float" office:value="88075">
                <text:p>880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0417">
                <text:p>110417</text:p>
              </table:table-cell>
              <table:table-cell office:value-type="float" office:value="107412.5">
                <text:p>107412.5</text:p>
              </table:table-cell>
              <table:table-cell office:value-type="float" office:value="87862.5">
                <text:p>87862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1944.5">
                <text:p>111944.5</text:p>
              </table:table-cell>
              <table:table-cell office:value-type="float" office:value="110000">
                <text:p>110000</text:p>
              </table:table-cell>
              <table:table-cell office:value-type="float" office:value="87887.5">
                <text:p>87887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2174.5">
                <text:p>112174.5</text:p>
              </table:table-cell>
              <table:table-cell office:value-type="float" office:value="110437.5">
                <text:p>110437.5</text:p>
              </table:table-cell>
              <table:table-cell office:value-type="float" office:value="87812.5">
                <text:p>87812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2624.5">
                <text:p>112624.5</text:p>
              </table:table-cell>
              <table:table-cell office:value-type="float" office:value="110675">
                <text:p>110675</text:p>
              </table:table-cell>
              <table:table-cell office:value-type="float" office:value="88312.5">
                <text:p>88312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1877.5">
                <text:p>111877.5</text:p>
              </table:table-cell>
              <table:table-cell office:value-type="float" office:value="110375">
                <text:p>110375</text:p>
              </table:table-cell>
              <table:table-cell office:value-type="float" office:value="88087.5">
                <text:p>88087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2244.5">
                <text:p>112244.5</text:p>
              </table:table-cell>
              <table:table-cell office:value-type="float" office:value="110087.5">
                <text:p>110087.5</text:p>
              </table:table-cell>
              <table:table-cell office:value-type="float" office:value="88150">
                <text:p>8815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2774">
                <text:p>112774</text:p>
              </table:table-cell>
              <table:table-cell office:value-type="float" office:value="109662.5">
                <text:p>109662.5</text:p>
              </table:table-cell>
              <table:table-cell office:value-type="float" office:value="88075">
                <text:p>880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2219.5">
                <text:p>112219.5</text:p>
              </table:table-cell>
              <table:table-cell office:value-type="float" office:value="109412.5">
                <text:p>109412.5</text:p>
              </table:table-cell>
              <table:table-cell office:value-type="float" office:value="88150">
                <text:p>8815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4530">
                <text:p>114530</text:p>
              </table:table-cell>
              <table:table-cell office:value-type="float" office:value="111475">
                <text:p>111475</text:p>
              </table:table-cell>
              <table:table-cell office:value-type="float" office:value="87950">
                <text:p>8795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5058.5">
                <text:p>115058.5</text:p>
              </table:table-cell>
              <table:table-cell office:value-type="float" office:value="110900">
                <text:p>110900</text:p>
              </table:table-cell>
              <table:table-cell office:value-type="float" office:value="87675">
                <text:p>876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5743">
                <text:p>115743</text:p>
              </table:table-cell>
              <table:table-cell office:value-type="float" office:value="110375">
                <text:p>110375</text:p>
              </table:table-cell>
              <table:table-cell office:value-type="float" office:value="87600">
                <text:p>876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087.5">
                <text:p>116087.5</text:p>
              </table:table-cell>
              <table:table-cell office:value-type="float" office:value="111500">
                <text:p>111500</text:p>
              </table:table-cell>
              <table:table-cell office:value-type="float" office:value="87725">
                <text:p>877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5617.5">
                <text:p>115617.5</text:p>
              </table:table-cell>
              <table:table-cell office:value-type="float" office:value="111375">
                <text:p>111375</text:p>
              </table:table-cell>
              <table:table-cell office:value-type="float" office:value="87812.5">
                <text:p>87812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4992">
                <text:p>114992</text:p>
              </table:table-cell>
              <table:table-cell office:value-type="float" office:value="111075">
                <text:p>111075</text:p>
              </table:table-cell>
              <table:table-cell office:value-type="float" office:value="87950">
                <text:p>8795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3675.5">
                <text:p>113675.5</text:p>
              </table:table-cell>
              <table:table-cell office:value-type="float" office:value="111125">
                <text:p>111125</text:p>
              </table:table-cell>
              <table:table-cell office:value-type="float" office:value="88262.5">
                <text:p>88262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3572.5">
                <text:p>113572.5</text:p>
              </table:table-cell>
              <table:table-cell office:value-type="float" office:value="111050">
                <text:p>111050</text:p>
              </table:table-cell>
              <table:table-cell office:value-type="float" office:value="88412.5">
                <text:p>88412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3549.5">
                <text:p>113549.5</text:p>
              </table:table-cell>
              <table:table-cell office:value-type="float" office:value="111012.5">
                <text:p>111012.5</text:p>
              </table:table-cell>
              <table:table-cell office:value-type="float" office:value="88162.5">
                <text:p>88162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3437">
                <text:p>113437</text:p>
              </table:table-cell>
              <table:table-cell office:value-type="float" office:value="110587.5">
                <text:p>110587.5</text:p>
              </table:table-cell>
              <table:table-cell office:value-type="float" office:value="88175">
                <text:p>881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3837">
                <text:p>113837</text:p>
              </table:table-cell>
              <table:table-cell office:value-type="float" office:value="111475">
                <text:p>111475</text:p>
              </table:table-cell>
              <table:table-cell office:value-type="float" office:value="88712.5">
                <text:p>88712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3946">
                <text:p>113946</text:p>
              </table:table-cell>
              <table:table-cell office:value-type="float" office:value="111587.5">
                <text:p>111587.5</text:p>
              </table:table-cell>
              <table:table-cell office:value-type="float" office:value="88775">
                <text:p>887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3695">
                <text:p>113695</text:p>
              </table:table-cell>
              <table:table-cell office:value-type="float" office:value="110787.5">
                <text:p>110787.5</text:p>
              </table:table-cell>
              <table:table-cell office:value-type="float" office:value="88812.5">
                <text:p>88812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4082">
                <text:p>114082</text:p>
              </table:table-cell>
              <table:table-cell office:value-type="float" office:value="111150">
                <text:p>111150</text:p>
              </table:table-cell>
              <table:table-cell office:value-type="float" office:value="88900">
                <text:p>889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4468.5">
                <text:p>114468.5</text:p>
              </table:table-cell>
              <table:table-cell office:value-type="float" office:value="111987.5">
                <text:p>111987.5</text:p>
              </table:table-cell>
              <table:table-cell office:value-type="float" office:value="88537.5">
                <text:p>88537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7041.5">
                <text:p>117041.5</text:p>
              </table:table-cell>
              <table:table-cell office:value-type="float" office:value="114787.5">
                <text:p>114787.5</text:p>
              </table:table-cell>
              <table:table-cell office:value-type="float" office:value="88787.5">
                <text:p>88787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6846">
                <text:p>116846</text:p>
              </table:table-cell>
              <table:table-cell office:value-type="float" office:value="114937.5">
                <text:p>114937.5</text:p>
              </table:table-cell>
              <table:table-cell office:value-type="float" office:value="88712.5">
                <text:p>88712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7096">
                <text:p>117096</text:p>
              </table:table-cell>
              <table:table-cell office:value-type="float" office:value="114950">
                <text:p>114950</text:p>
              </table:table-cell>
              <table:table-cell office:value-type="float" office:value="89025">
                <text:p>890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7119">
                <text:p>117119</text:p>
              </table:table-cell>
              <table:table-cell office:value-type="float" office:value="115925">
                <text:p>115925</text:p>
              </table:table-cell>
              <table:table-cell office:value-type="float" office:value="88950">
                <text:p>8895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6999">
                <text:p>116999</text:p>
              </table:table-cell>
              <table:table-cell office:value-type="float" office:value="115100">
                <text:p>115100</text:p>
              </table:table-cell>
              <table:table-cell office:value-type="float" office:value="88750">
                <text:p>8875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6191.5">
                <text:p>116191.5</text:p>
              </table:table-cell>
              <table:table-cell office:value-type="float" office:value="114287.5">
                <text:p>114287.5</text:p>
              </table:table-cell>
              <table:table-cell office:value-type="float" office:value="88362.5">
                <text:p>88362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6020">
                <text:p>116020</text:p>
              </table:table-cell>
              <table:table-cell office:value-type="float" office:value="114375">
                <text:p>114375</text:p>
              </table:table-cell>
              <table:table-cell office:value-type="float" office:value="88362.5">
                <text:p>88362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6883">
                <text:p>116883</text:p>
              </table:table-cell>
              <table:table-cell office:value-type="float" office:value="115637.5">
                <text:p>115637.5</text:p>
              </table:table-cell>
              <table:table-cell office:value-type="float" office:value="88650">
                <text:p>8865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6480.5">
                <text:p>116480.5</text:p>
              </table:table-cell>
              <table:table-cell office:value-type="float" office:value="115150">
                <text:p>115150</text:p>
              </table:table-cell>
              <table:table-cell office:value-type="float" office:value="88075">
                <text:p>880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6305.5">
                <text:p>116305.5</text:p>
              </table:table-cell>
              <table:table-cell office:value-type="float" office:value="115150">
                <text:p>115150</text:p>
              </table:table-cell>
              <table:table-cell office:value-type="float" office:value="87787.5">
                <text:p>87787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7367">
                <text:p>117367</text:p>
              </table:table-cell>
              <table:table-cell office:value-type="float" office:value="115787.5">
                <text:p>115787.5</text:p>
              </table:table-cell>
              <table:table-cell office:value-type="float" office:value="87675">
                <text:p>876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6194.5">
                <text:p>116194.5</text:p>
              </table:table-cell>
              <table:table-cell office:value-type="float" office:value="115800">
                <text:p>115800</text:p>
              </table:table-cell>
              <table:table-cell office:value-type="float" office:value="87675">
                <text:p>876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5691">
                <text:p>115691</text:p>
              </table:table-cell>
              <table:table-cell office:value-type="float" office:value="115775">
                <text:p>115775</text:p>
              </table:table-cell>
              <table:table-cell office:value-type="float" office:value="87750">
                <text:p>8775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5912.5">
                <text:p>115912.5</text:p>
              </table:table-cell>
              <table:table-cell office:value-type="float" office:value="115887.5">
                <text:p>115887.5</text:p>
              </table:table-cell>
              <table:table-cell office:value-type="float" office:value="87400">
                <text:p>874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5588.5">
                <text:p>115588.5</text:p>
              </table:table-cell>
              <table:table-cell office:value-type="float" office:value="115812.5">
                <text:p>115812.5</text:p>
              </table:table-cell>
              <table:table-cell office:value-type="float" office:value="87662.5">
                <text:p>87662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5666">
                <text:p>115666</text:p>
              </table:table-cell>
              <table:table-cell office:value-type="float" office:value="116425">
                <text:p>116425</text:p>
              </table:table-cell>
              <table:table-cell office:value-type="float" office:value="87875">
                <text:p>878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7013">
                <text:p>117013</text:p>
              </table:table-cell>
              <table:table-cell office:value-type="float" office:value="116762.5">
                <text:p>116762.5</text:p>
              </table:table-cell>
              <table:table-cell office:value-type="float" office:value="87975">
                <text:p>879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6363.5">
                <text:p>116363.5</text:p>
              </table:table-cell>
              <table:table-cell office:value-type="float" office:value="116112.5">
                <text:p>116112.5</text:p>
              </table:table-cell>
              <table:table-cell office:value-type="float" office:value="87862.5">
                <text:p>87862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6587.5">
                <text:p>116587.5</text:p>
              </table:table-cell>
              <table:table-cell office:value-type="float" office:value="116250">
                <text:p>116250</text:p>
              </table:table-cell>
              <table:table-cell office:value-type="float" office:value="87812.5">
                <text:p>87812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8102.5">
                <text:p>118102.5</text:p>
              </table:table-cell>
              <table:table-cell office:value-type="float" office:value="116600">
                <text:p>116600</text:p>
              </table:table-cell>
              <table:table-cell office:value-type="float" office:value="87850">
                <text:p>8785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9444.5">
                <text:p>119444.5</text:p>
              </table:table-cell>
              <table:table-cell office:value-type="float" office:value="117600">
                <text:p>117600</text:p>
              </table:table-cell>
              <table:table-cell office:value-type="float" office:value="88062.5">
                <text:p>8806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0132">
                <text:p>120132</text:p>
              </table:table-cell>
              <table:table-cell office:value-type="float" office:value="117900">
                <text:p>117900</text:p>
              </table:table-cell>
              <table:table-cell office:value-type="float" office:value="88250">
                <text:p>8825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0296.5">
                <text:p>120296.5</text:p>
              </table:table-cell>
              <table:table-cell office:value-type="float" office:value="118237.5">
                <text:p>118237.5</text:p>
              </table:table-cell>
              <table:table-cell office:value-type="float" office:value="88750">
                <text:p>8875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9629.5">
                <text:p>119629.5</text:p>
              </table:table-cell>
              <table:table-cell office:value-type="float" office:value="116887.5">
                <text:p>116887.5</text:p>
              </table:table-cell>
              <table:table-cell office:value-type="float" office:value="88550">
                <text:p>8855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9400">
                <text:p>119400</text:p>
              </table:table-cell>
              <table:table-cell office:value-type="float" office:value="116325">
                <text:p>116325</text:p>
              </table:table-cell>
              <table:table-cell office:value-type="float" office:value="88062.5">
                <text:p>88062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9892">
                <text:p>119892</text:p>
              </table:table-cell>
              <table:table-cell office:value-type="float" office:value="116512.5">
                <text:p>116512.5</text:p>
              </table:table-cell>
              <table:table-cell office:value-type="float" office:value="88450">
                <text:p>8845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9719.5">
                <text:p>119719.5</text:p>
              </table:table-cell>
              <table:table-cell office:value-type="float" office:value="115587.5">
                <text:p>115587.5</text:p>
              </table:table-cell>
              <table:table-cell office:value-type="float" office:value="88150">
                <text:p>8815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8720">
                <text:p>118720</text:p>
              </table:table-cell>
              <table:table-cell office:value-type="float" office:value="113937.5">
                <text:p>113937.5</text:p>
              </table:table-cell>
              <table:table-cell office:value-type="float" office:value="88012.5">
                <text:p>88012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8445.5">
                <text:p>118445.5</text:p>
              </table:table-cell>
              <table:table-cell office:value-type="float" office:value="114075">
                <text:p>114075</text:p>
              </table:table-cell>
              <table:table-cell office:value-type="float" office:value="88025">
                <text:p>880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9515">
                <text:p>119515</text:p>
              </table:table-cell>
              <table:table-cell office:value-type="float" office:value="113612.5">
                <text:p>113612.5</text:p>
              </table:table-cell>
              <table:table-cell office:value-type="float" office:value="88512.5">
                <text:p>88512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9350">
                <text:p>119350</text:p>
              </table:table-cell>
              <table:table-cell office:value-type="float" office:value="112537.5">
                <text:p>112537.5</text:p>
              </table:table-cell>
              <table:table-cell office:value-type="float" office:value="88862.5">
                <text:p>88862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9921.5">
                <text:p>119921.5</text:p>
              </table:table-cell>
              <table:table-cell office:value-type="float" office:value="113287.5">
                <text:p>113287.5</text:p>
              </table:table-cell>
              <table:table-cell office:value-type="float" office:value="89400">
                <text:p>894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0069.5">
                <text:p>120069.5</text:p>
              </table:table-cell>
              <table:table-cell office:value-type="float" office:value="113525">
                <text:p>113525</text:p>
              </table:table-cell>
              <table:table-cell office:value-type="float" office:value="89737.5">
                <text:p>89737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7028.5">
                <text:p>117028.5</text:p>
              </table:table-cell>
              <table:table-cell office:value-type="float" office:value="112250">
                <text:p>112250</text:p>
              </table:table-cell>
              <table:table-cell office:value-type="float" office:value="89775">
                <text:p>897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6625">
                <text:p>116625</text:p>
              </table:table-cell>
              <table:table-cell office:value-type="float" office:value="112512.5">
                <text:p>112512.5</text:p>
              </table:table-cell>
              <table:table-cell office:value-type="float" office:value="90087.5">
                <text:p>90087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6675">
                <text:p>116675</text:p>
              </table:table-cell>
              <table:table-cell office:value-type="float" office:value="112925">
                <text:p>112925</text:p>
              </table:table-cell>
              <table:table-cell office:value-type="float" office:value="90200">
                <text:p>902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7505.5">
                <text:p>117505.5</text:p>
              </table:table-cell>
              <table:table-cell office:value-type="float" office:value="112325">
                <text:p>112325</text:p>
              </table:table-cell>
              <table:table-cell office:value-type="float" office:value="90212.5">
                <text:p>90212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7797">
                <text:p>117797</text:p>
              </table:table-cell>
              <table:table-cell office:value-type="float" office:value="112575">
                <text:p>112575</text:p>
              </table:table-cell>
              <table:table-cell office:value-type="float" office:value="90200">
                <text:p>902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7809.5">
                <text:p>117809.5</text:p>
              </table:table-cell>
              <table:table-cell office:value-type="float" office:value="112662.5">
                <text:p>112662.5</text:p>
              </table:table-cell>
              <table:table-cell office:value-type="float" office:value="90012.5">
                <text:p>90012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8029">
                <text:p>118029</text:p>
              </table:table-cell>
              <table:table-cell office:value-type="float" office:value="113025">
                <text:p>113025</text:p>
              </table:table-cell>
              <table:table-cell office:value-type="float" office:value="89712.5">
                <text:p>89712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7788">
                <text:p>117788</text:p>
              </table:table-cell>
              <table:table-cell office:value-type="float" office:value="113487.5">
                <text:p>113487.5</text:p>
              </table:table-cell>
              <table:table-cell office:value-type="float" office:value="89212.5">
                <text:p>8921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7672">
                <text:p>117672</text:p>
              </table:table-cell>
              <table:table-cell office:value-type="float" office:value="112325">
                <text:p>112325</text:p>
              </table:table-cell>
              <table:table-cell office:value-type="float" office:value="88550">
                <text:p>8855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7905.5">
                <text:p>117905.5</text:p>
              </table:table-cell>
              <table:table-cell office:value-type="float" office:value="112325">
                <text:p>112325</text:p>
              </table:table-cell>
              <table:table-cell office:value-type="float" office:value="88700">
                <text:p>887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7976">
                <text:p>117976</text:p>
              </table:table-cell>
              <table:table-cell office:value-type="float" office:value="112637.5">
                <text:p>112637.5</text:p>
              </table:table-cell>
              <table:table-cell office:value-type="float" office:value="89187.5">
                <text:p>89187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8318">
                <text:p>118318</text:p>
              </table:table-cell>
              <table:table-cell office:value-type="float" office:value="113650">
                <text:p>113650</text:p>
              </table:table-cell>
              <table:table-cell office:value-type="float" office:value="88775">
                <text:p>887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7889">
                <text:p>117889</text:p>
              </table:table-cell>
              <table:table-cell office:value-type="float" office:value="113475">
                <text:p>113475</text:p>
              </table:table-cell>
              <table:table-cell office:value-type="float" office:value="88412.5">
                <text:p>88412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7257">
                <text:p>117257</text:p>
              </table:table-cell>
              <table:table-cell office:value-type="float" office:value="112575">
                <text:p>112575</text:p>
              </table:table-cell>
              <table:table-cell office:value-type="float" office:value="87987.5">
                <text:p>87987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7080.5">
                <text:p>117080.5</text:p>
              </table:table-cell>
              <table:table-cell office:value-type="float" office:value="112812.5">
                <text:p>112812.5</text:p>
              </table:table-cell>
              <table:table-cell office:value-type="float" office:value="87925">
                <text:p>879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7604">
                <text:p>117604</text:p>
              </table:table-cell>
              <table:table-cell office:value-type="float" office:value="113100">
                <text:p>113100</text:p>
              </table:table-cell>
              <table:table-cell office:value-type="float" office:value="88450">
                <text:p>8845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6764.5">
                <text:p>116764.5</text:p>
              </table:table-cell>
              <table:table-cell office:value-type="float" office:value="112925">
                <text:p>112925</text:p>
              </table:table-cell>
              <table:table-cell office:value-type="float" office:value="88237.5">
                <text:p>88237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6439.5">
                <text:p>116439.5</text:p>
              </table:table-cell>
              <table:table-cell office:value-type="float" office:value="112462.5">
                <text:p>112462.5</text:p>
              </table:table-cell>
              <table:table-cell office:value-type="float" office:value="87987.5">
                <text:p>8798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6864">
                <text:p>116864</text:p>
              </table:table-cell>
              <table:table-cell office:value-type="float" office:value="113237.5">
                <text:p>113237.5</text:p>
              </table:table-cell>
              <table:table-cell office:value-type="float" office:value="88275">
                <text:p>882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7054.5">
                <text:p>117054.5</text:p>
              </table:table-cell>
              <table:table-cell office:value-type="float" office:value="112675">
                <text:p>112675</text:p>
              </table:table-cell>
              <table:table-cell office:value-type="float" office:value="88325">
                <text:p>883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6821.5">
                <text:p>116821.5</text:p>
              </table:table-cell>
              <table:table-cell office:value-type="float" office:value="112512.5">
                <text:p>112512.5</text:p>
              </table:table-cell>
              <table:table-cell office:value-type="float" office:value="88350">
                <text:p>8835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7367">
                <text:p>117367</text:p>
              </table:table-cell>
              <table:table-cell office:value-type="float" office:value="112712.5">
                <text:p>112712.5</text:p>
              </table:table-cell>
              <table:table-cell office:value-type="float" office:value="88625">
                <text:p>886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7646.5">
                <text:p>117646.5</text:p>
              </table:table-cell>
              <table:table-cell office:value-type="float" office:value="113150">
                <text:p>113150</text:p>
              </table:table-cell>
              <table:table-cell office:value-type="float" office:value="88462.5">
                <text:p>88462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7321.5">
                <text:p>117321.5</text:p>
              </table:table-cell>
              <table:table-cell office:value-type="float" office:value="113325">
                <text:p>113325</text:p>
              </table:table-cell>
              <table:table-cell office:value-type="float" office:value="87962.5">
                <text:p>87962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7170.5">
                <text:p>117170.5</text:p>
              </table:table-cell>
              <table:table-cell office:value-type="float" office:value="112925">
                <text:p>112925</text:p>
              </table:table-cell>
              <table:table-cell office:value-type="float" office:value="87800">
                <text:p>878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8789">
                <text:p>118789</text:p>
              </table:table-cell>
              <table:table-cell office:value-type="float" office:value="110887.5">
                <text:p>110887.5</text:p>
              </table:table-cell>
              <table:table-cell office:value-type="float" office:value="88075">
                <text:p>880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9473">
                <text:p>119473</text:p>
              </table:table-cell>
              <table:table-cell office:value-type="float" office:value="110487.5">
                <text:p>110487.5</text:p>
              </table:table-cell>
              <table:table-cell office:value-type="float" office:value="87537.5">
                <text:p>87537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9735">
                <text:p>119735</text:p>
              </table:table-cell>
              <table:table-cell office:value-type="float" office:value="110275">
                <text:p>110275</text:p>
              </table:table-cell>
              <table:table-cell office:value-type="float" office:value="87612.5">
                <text:p>87612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0096">
                <text:p>120096</text:p>
              </table:table-cell>
              <table:table-cell office:value-type="float" office:value="110050">
                <text:p>110050</text:p>
              </table:table-cell>
              <table:table-cell office:value-type="float" office:value="87825">
                <text:p>878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9181.5">
                <text:p>119181.5</text:p>
              </table:table-cell>
              <table:table-cell office:value-type="float" office:value="109987.5">
                <text:p>109987.5</text:p>
              </table:table-cell>
              <table:table-cell office:value-type="float" office:value="87712.5">
                <text:p>87712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9723.5">
                <text:p>119723.5</text:p>
              </table:table-cell>
              <table:table-cell office:value-type="float" office:value="110525">
                <text:p>110525</text:p>
              </table:table-cell>
              <table:table-cell office:value-type="float" office:value="88125">
                <text:p>881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9786">
                <text:p>119786</text:p>
              </table:table-cell>
              <table:table-cell office:value-type="float" office:value="110375">
                <text:p>110375</text:p>
              </table:table-cell>
              <table:table-cell office:value-type="float" office:value="87987.5">
                <text:p>87987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9860.5">
                <text:p>119860.5</text:p>
              </table:table-cell>
              <table:table-cell office:value-type="float" office:value="110187.5">
                <text:p>110187.5</text:p>
              </table:table-cell>
              <table:table-cell office:value-type="float" office:value="88312.5">
                <text:p>88312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9931">
                <text:p>119931</text:p>
              </table:table-cell>
              <table:table-cell office:value-type="float" office:value="110600">
                <text:p>110600</text:p>
              </table:table-cell>
              <table:table-cell office:value-type="float" office:value="88462.5">
                <text:p>88462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9489">
                <text:p>119489</text:p>
              </table:table-cell>
              <table:table-cell office:value-type="float" office:value="110662.5">
                <text:p>110662.5</text:p>
              </table:table-cell>
              <table:table-cell office:value-type="float" office:value="88287.5">
                <text:p>88287.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0132">
                <text:p>120132</text:p>
              </table:table-cell>
              <table:table-cell office:value-type="float" office:value="112300">
                <text:p>112300</text:p>
              </table:table-cell>
              <table:table-cell office:value-type="float" office:value="88650">
                <text:p>8865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0974.5">
                <text:p>120974.5</text:p>
              </table:table-cell>
              <table:table-cell office:value-type="float" office:value="112237.5">
                <text:p>112237.5</text:p>
              </table:table-cell>
              <table:table-cell office:value-type="float" office:value="88387.5">
                <text:p>88387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0919.5">
                <text:p>120919.5</text:p>
              </table:table-cell>
              <table:table-cell office:value-type="float" office:value="112425">
                <text:p>112425</text:p>
              </table:table-cell>
              <table:table-cell office:value-type="float" office:value="88225">
                <text:p>882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0432">
                <text:p>120432</text:p>
              </table:table-cell>
              <table:table-cell office:value-type="float" office:value="112012.5">
                <text:p>112012.5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9897.5">
                <text:p>119897.5</text:p>
              </table:table-cell>
              <table:table-cell office:value-type="float" office:value="111687.5">
                <text:p>111687.5</text:p>
              </table:table-cell>
              <table:table-cell office:value-type="float" office:value="87450">
                <text:p>8745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9409.5">
                <text:p>119409.5</text:p>
              </table:table-cell>
              <table:table-cell office:value-type="float" office:value="111037.5">
                <text:p>111037.5</text:p>
              </table:table-cell>
              <table:table-cell office:value-type="float" office:value="87750">
                <text:p>8775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9247">
                <text:p>119247</text:p>
              </table:table-cell>
              <table:table-cell office:value-type="float" office:value="111025">
                <text:p>111025</text:p>
              </table:table-cell>
              <table:table-cell office:value-type="float" office:value="87362.5">
                <text:p>87362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8860">
                <text:p>118860</text:p>
              </table:table-cell>
              <table:table-cell office:value-type="float" office:value="110612.5">
                <text:p>110612.5</text:p>
              </table:table-cell>
              <table:table-cell office:value-type="float" office:value="87362.5">
                <text:p>87362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8498">
                <text:p>118498</text:p>
              </table:table-cell>
              <table:table-cell office:value-type="float" office:value="110600">
                <text:p>110600</text:p>
              </table:table-cell>
              <table:table-cell office:value-type="float" office:value="87287.5">
                <text:p>87287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7977.5">
                <text:p>117977.5</text:p>
              </table:table-cell>
              <table:table-cell office:value-type="float" office:value="109662.5">
                <text:p>109662.5</text:p>
              </table:table-cell>
              <table:table-cell office:value-type="float" office:value="86900">
                <text:p>869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9297.5">
                <text:p>119297.5</text:p>
              </table:table-cell>
              <table:table-cell office:value-type="float" office:value="107725">
                <text:p>107725</text:p>
              </table:table-cell>
              <table:table-cell office:value-type="float" office:value="86862.5">
                <text:p>86862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8486.5">
                <text:p>118486.5</text:p>
              </table:table-cell>
              <table:table-cell office:value-type="float" office:value="109112.5">
                <text:p>109112.5</text:p>
              </table:table-cell>
              <table:table-cell office:value-type="float" office:value="87150">
                <text:p>8715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8612">
                <text:p>118612</text:p>
              </table:table-cell>
              <table:table-cell office:value-type="float" office:value="108937.5">
                <text:p>108937.5</text:p>
              </table:table-cell>
              <table:table-cell office:value-type="float" office:value="87300">
                <text:p>873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9411.5">
                <text:p>119411.5</text:p>
              </table:table-cell>
              <table:table-cell office:value-type="float" office:value="108625">
                <text:p>108625</text:p>
              </table:table-cell>
              <table:table-cell office:value-type="float" office:value="87275">
                <text:p>872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8343.5">
                <text:p>118343.5</text:p>
              </table:table-cell>
              <table:table-cell office:value-type="float" office:value="107925">
                <text:p>107925</text:p>
              </table:table-cell>
              <table:table-cell office:value-type="float" office:value="87187.5">
                <text:p>87187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0155.5">
                <text:p>120155.5</text:p>
              </table:table-cell>
              <table:table-cell office:value-type="float" office:value="109525">
                <text:p>109525</text:p>
              </table:table-cell>
              <table:table-cell office:value-type="float" office:value="87400">
                <text:p>874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0888.5">
                <text:p>120888.5</text:p>
              </table:table-cell>
              <table:table-cell office:value-type="float" office:value="109525">
                <text:p>109525</text:p>
              </table:table-cell>
              <table:table-cell office:value-type="float" office:value="86937.5">
                <text:p>86937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0326">
                <text:p>120326</text:p>
              </table:table-cell>
              <table:table-cell office:value-type="float" office:value="108862.5">
                <text:p>108862.5</text:p>
              </table:table-cell>
              <table:table-cell office:value-type="float" office:value="86687.5">
                <text:p>86687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0654.5">
                <text:p>120654.5</text:p>
              </table:table-cell>
              <table:table-cell office:value-type="float" office:value="108325">
                <text:p>108325</text:p>
              </table:table-cell>
              <table:table-cell office:value-type="float" office:value="86687.5">
                <text:p>86687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0987">
                <text:p>120987</text:p>
              </table:table-cell>
              <table:table-cell office:value-type="float" office:value="109125">
                <text:p>109125</text:p>
              </table:table-cell>
              <table:table-cell office:value-type="float" office:value="87175">
                <text:p>871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0370">
                <text:p>120370</text:p>
              </table:table-cell>
              <table:table-cell office:value-type="float" office:value="109000">
                <text:p>109000</text:p>
              </table:table-cell>
              <table:table-cell office:value-type="float" office:value="87050">
                <text:p>8705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0286">
                <text:p>120286</text:p>
              </table:table-cell>
              <table:table-cell office:value-type="float" office:value="109137.5">
                <text:p>109137.5</text:p>
              </table:table-cell>
              <table:table-cell office:value-type="float" office:value="87012.5">
                <text:p>87012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0756.5">
                <text:p>120756.5</text:p>
              </table:table-cell>
              <table:table-cell office:value-type="float" office:value="109475">
                <text:p>109475</text:p>
              </table:table-cell>
              <table:table-cell office:value-type="float" office:value="87287.5">
                <text:p>8728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0078.5">
                <text:p>120078.5</text:p>
              </table:table-cell>
              <table:table-cell office:value-type="float" office:value="109837.5">
                <text:p>109837.5</text:p>
              </table:table-cell>
              <table:table-cell office:value-type="float" office:value="87362.5">
                <text:p>87362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0219">
                <text:p>120219</text:p>
              </table:table-cell>
              <table:table-cell office:value-type="float" office:value="110300">
                <text:p>110300</text:p>
              </table:table-cell>
              <table:table-cell office:value-type="float" office:value="86937.5">
                <text:p>86937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0826">
                <text:p>120826</text:p>
              </table:table-cell>
              <table:table-cell office:value-type="float" office:value="110187.5">
                <text:p>110187.5</text:p>
              </table:table-cell>
              <table:table-cell office:value-type="float" office:value="87325">
                <text:p>873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0571.5">
                <text:p>120571.5</text:p>
              </table:table-cell>
              <table:table-cell office:value-type="float" office:value="110225">
                <text:p>110225</text:p>
              </table:table-cell>
              <table:table-cell office:value-type="float" office:value="87525">
                <text:p>875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9925">
                <text:p>119925</text:p>
              </table:table-cell>
              <table:table-cell office:value-type="float" office:value="110050">
                <text:p>110050</text:p>
              </table:table-cell>
              <table:table-cell office:value-type="float" office:value="87725">
                <text:p>877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8881.5">
                <text:p>118881.5</text:p>
              </table:table-cell>
              <table:table-cell office:value-type="float" office:value="110262.5">
                <text:p>110262.5</text:p>
              </table:table-cell>
              <table:table-cell office:value-type="float" office:value="87837.5">
                <text:p>87837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8640">
                <text:p>118640</text:p>
              </table:table-cell>
              <table:table-cell office:value-type="float" office:value="109500">
                <text:p>109500</text:p>
              </table:table-cell>
              <table:table-cell office:value-type="float" office:value="87512.5">
                <text:p>87512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7920.5">
                <text:p>117920.5</text:p>
              </table:table-cell>
              <table:table-cell office:value-type="float" office:value="108250">
                <text:p>108250</text:p>
              </table:table-cell>
              <table:table-cell office:value-type="float" office:value="87575">
                <text:p>875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9323.5">
                <text:p>119323.5</text:p>
              </table:table-cell>
              <table:table-cell office:value-type="float" office:value="108200">
                <text:p>108200</text:p>
              </table:table-cell>
              <table:table-cell office:value-type="float" office:value="87375">
                <text:p>873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9448">
                <text:p>119448</text:p>
              </table:table-cell>
              <table:table-cell office:value-type="float" office:value="108375">
                <text:p>108375</text:p>
              </table:table-cell>
              <table:table-cell office:value-type="float" office:value="87325">
                <text:p>873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9517.5">
                <text:p>119517.5</text:p>
              </table:table-cell>
              <table:table-cell office:value-type="float" office:value="108537.5">
                <text:p>108537.5</text:p>
              </table:table-cell>
              <table:table-cell office:value-type="float" office:value="87350">
                <text:p>8735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7809">
                <text:p>117809</text:p>
              </table:table-cell>
              <table:table-cell office:value-type="float" office:value="109125">
                <text:p>109125</text:p>
              </table:table-cell>
              <table:table-cell office:value-type="float" office:value="87275">
                <text:p>872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7396.5">
                <text:p>117396.5</text:p>
              </table:table-cell>
              <table:table-cell office:value-type="float" office:value="108875">
                <text:p>108875</text:p>
              </table:table-cell>
              <table:table-cell office:value-type="float" office:value="87375">
                <text:p>873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8270.5">
                <text:p>118270.5</text:p>
              </table:table-cell>
              <table:table-cell office:value-type="float" office:value="109125">
                <text:p>109125</text:p>
              </table:table-cell>
              <table:table-cell office:value-type="float" office:value="87900">
                <text:p>879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8509">
                <text:p>118509</text:p>
              </table:table-cell>
              <table:table-cell office:value-type="float" office:value="108562.5">
                <text:p>108562.5</text:p>
              </table:table-cell>
              <table:table-cell office:value-type="float" office:value="87625">
                <text:p>876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7975">
                <text:p>117975</text:p>
              </table:table-cell>
              <table:table-cell office:value-type="float" office:value="107875">
                <text:p>107875</text:p>
              </table:table-cell>
              <table:table-cell office:value-type="float" office:value="87175">
                <text:p>871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7565">
                <text:p>117565</text:p>
              </table:table-cell>
              <table:table-cell office:value-type="float" office:value="107787.5">
                <text:p>107787.5</text:p>
              </table:table-cell>
              <table:table-cell office:value-type="float" office:value="87612.5">
                <text:p>87612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7912">
                <text:p>117912</text:p>
              </table:table-cell>
              <table:table-cell office:value-type="float" office:value="107937.5">
                <text:p>107937.5</text:p>
              </table:table-cell>
              <table:table-cell office:value-type="float" office:value="88037.5">
                <text:p>88037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8471">
                <text:p>118471</text:p>
              </table:table-cell>
              <table:table-cell office:value-type="float" office:value="108937.5">
                <text:p>108937.5</text:p>
              </table:table-cell>
              <table:table-cell office:value-type="float" office:value="88125">
                <text:p>881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8704">
                <text:p>118704</text:p>
              </table:table-cell>
              <table:table-cell office:value-type="float" office:value="109137.5">
                <text:p>109137.5</text:p>
              </table:table-cell>
              <table:table-cell office:value-type="float" office:value="88862.5">
                <text:p>88862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9501">
                <text:p>119501</text:p>
              </table:table-cell>
              <table:table-cell office:value-type="float" office:value="110175">
                <text:p>110175</text:p>
              </table:table-cell>
              <table:table-cell office:value-type="float" office:value="88850">
                <text:p>8885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8926.5">
                <text:p>118926.5</text:p>
              </table:table-cell>
              <table:table-cell office:value-type="float" office:value="110375">
                <text:p>110375</text:p>
              </table:table-cell>
              <table:table-cell office:value-type="float" office:value="88887.5">
                <text:p>88887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8236">
                <text:p>118236</text:p>
              </table:table-cell>
              <table:table-cell office:value-type="float" office:value="111125">
                <text:p>111125</text:p>
              </table:table-cell>
              <table:table-cell office:value-type="float" office:value="88375">
                <text:p>883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8272.5">
                <text:p>118272.5</text:p>
              </table:table-cell>
              <table:table-cell office:value-type="float" office:value="110712.5">
                <text:p>110712.5</text:p>
              </table:table-cell>
              <table:table-cell office:value-type="float" office:value="88675">
                <text:p>886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7682">
                <text:p>117682</text:p>
              </table:table-cell>
              <table:table-cell office:value-type="float" office:value="111500">
                <text:p>111500</text:p>
              </table:table-cell>
              <table:table-cell office:value-type="float" office:value="88200">
                <text:p>882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8040">
                <text:p>118040</text:p>
              </table:table-cell>
              <table:table-cell office:value-type="float" office:value="110737.5">
                <text:p>110737.5</text:p>
              </table:table-cell>
              <table:table-cell office:value-type="float" office:value="88175">
                <text:p>881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8081.5">
                <text:p>118081.5</text:p>
              </table:table-cell>
              <table:table-cell office:value-type="float" office:value="110550">
                <text:p>110550</text:p>
              </table:table-cell>
              <table:table-cell office:value-type="float" office:value="88062.5">
                <text:p>88062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8440">
                <text:p>118440</text:p>
              </table:table-cell>
              <table:table-cell office:value-type="float" office:value="111400">
                <text:p>111400</text:p>
              </table:table-cell>
              <table:table-cell office:value-type="float" office:value="87837.5">
                <text:p>87837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8667.5">
                <text:p>118667.5</text:p>
              </table:table-cell>
              <table:table-cell office:value-type="float" office:value="111912.5">
                <text:p>111912.5</text:p>
              </table:table-cell>
              <table:table-cell office:value-type="float" office:value="87887.5">
                <text:p>87887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8988.5">
                <text:p>118988.5</text:p>
              </table:table-cell>
              <table:table-cell office:value-type="float" office:value="112012.5">
                <text:p>112012.5</text:p>
              </table:table-cell>
              <table:table-cell office:value-type="float" office:value="88012.5">
                <text:p>88012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0040">
                <text:p>120040</text:p>
              </table:table-cell>
              <table:table-cell office:value-type="float" office:value="113250">
                <text:p>113250</text:p>
              </table:table-cell>
              <table:table-cell office:value-type="float" office:value="88312.5">
                <text:p>88312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0182.5">
                <text:p>120182.5</text:p>
              </table:table-cell>
              <table:table-cell office:value-type="float" office:value="114375">
                <text:p>114375</text:p>
              </table:table-cell>
              <table:table-cell office:value-type="float" office:value="88450">
                <text:p>8845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0707">
                <text:p>120707</text:p>
              </table:table-cell>
              <table:table-cell office:value-type="float" office:value="114512.5">
                <text:p>114512.5</text:p>
              </table:table-cell>
              <table:table-cell office:value-type="float" office:value="88675">
                <text:p>886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1762.5">
                <text:p>121762.5</text:p>
              </table:table-cell>
              <table:table-cell office:value-type="float" office:value="116400">
                <text:p>116400</text:p>
              </table:table-cell>
              <table:table-cell office:value-type="float" office:value="88687.5">
                <text:p>88687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2133.5">
                <text:p>122133.5</text:p>
              </table:table-cell>
              <table:table-cell office:value-type="float" office:value="116312.5">
                <text:p>116312.5</text:p>
              </table:table-cell>
              <table:table-cell office:value-type="float" office:value="88662.5">
                <text:p>88662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1722">
                <text:p>121722</text:p>
              </table:table-cell>
              <table:table-cell office:value-type="float" office:value="116362.5">
                <text:p>116362.5</text:p>
              </table:table-cell>
              <table:table-cell office:value-type="float" office:value="88312.5">
                <text:p>88312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21243.5">
                <text:p>121243.5</text:p>
              </table:table-cell>
              <table:table-cell office:value-type="float" office:value="116075">
                <text:p>116075</text:p>
              </table:table-cell>
              <table:table-cell office:value-type="float" office:value="88050">
                <text:p>8805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1225.5">
                <text:p>121225.5</text:p>
              </table:table-cell>
              <table:table-cell office:value-type="float" office:value="115850">
                <text:p>115850</text:p>
              </table:table-cell>
              <table:table-cell office:value-type="float" office:value="88512.5">
                <text:p>88512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0739">
                <text:p>120739</text:p>
              </table:table-cell>
              <table:table-cell office:value-type="float" office:value="115387.5">
                <text:p>115387.5</text:p>
              </table:table-cell>
              <table:table-cell office:value-type="float" office:value="88650">
                <text:p>8865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0764">
                <text:p>120764</text:p>
              </table:table-cell>
              <table:table-cell office:value-type="float" office:value="115800">
                <text:p>115800</text:p>
              </table:table-cell>
              <table:table-cell office:value-type="float" office:value="88725">
                <text:p>887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0286">
                <text:p>120286</text:p>
              </table:table-cell>
              <table:table-cell office:value-type="float" office:value="115687.5">
                <text:p>115687.5</text:p>
              </table:table-cell>
              <table:table-cell office:value-type="float" office:value="88425">
                <text:p>884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9961">
                <text:p>119961</text:p>
              </table:table-cell>
              <table:table-cell office:value-type="float" office:value="116012.5">
                <text:p>116012.5</text:p>
              </table:table-cell>
              <table:table-cell office:value-type="float" office:value="88250">
                <text:p>8825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9750.5">
                <text:p>119750.5</text:p>
              </table:table-cell>
              <table:table-cell office:value-type="float" office:value="116287.5">
                <text:p>116287.5</text:p>
              </table:table-cell>
              <table:table-cell office:value-type="float" office:value="88162.5">
                <text:p>88162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9763">
                <text:p>119763</text:p>
              </table:table-cell>
              <table:table-cell office:value-type="float" office:value="116350">
                <text:p>116350</text:p>
              </table:table-cell>
              <table:table-cell office:value-type="float" office:value="88550">
                <text:p>8855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9743">
                <text:p>119743</text:p>
              </table:table-cell>
              <table:table-cell office:value-type="float" office:value="116450">
                <text:p>116450</text:p>
              </table:table-cell>
              <table:table-cell office:value-type="float" office:value="88737.5">
                <text:p>88737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9633.5">
                <text:p>119633.5</text:p>
              </table:table-cell>
              <table:table-cell office:value-type="float" office:value="116712.5">
                <text:p>116712.5</text:p>
              </table:table-cell>
              <table:table-cell office:value-type="float" office:value="89037.5">
                <text:p>89037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9442.5">
                <text:p>119442.5</text:p>
              </table:table-cell>
              <table:table-cell office:value-type="float" office:value="117475">
                <text:p>117475</text:p>
              </table:table-cell>
              <table:table-cell office:value-type="float" office:value="88925">
                <text:p>889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1348">
                <text:p>121348</text:p>
              </table:table-cell>
              <table:table-cell office:value-type="float" office:value="116800">
                <text:p>116800</text:p>
              </table:table-cell>
              <table:table-cell office:value-type="float" office:value="89100">
                <text:p>891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0929">
                <text:p>120929</text:p>
              </table:table-cell>
              <table:table-cell office:value-type="float" office:value="116187.5">
                <text:p>116187.5</text:p>
              </table:table-cell>
              <table:table-cell office:value-type="float" office:value="89150">
                <text:p>8915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0928.5">
                <text:p>120928.5</text:p>
              </table:table-cell>
              <table:table-cell office:value-type="float" office:value="115825">
                <text:p>115825</text:p>
              </table:table-cell>
              <table:table-cell office:value-type="float" office:value="89512.5">
                <text:p>8951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21252.5">
                <text:p>121252.5</text:p>
              </table:table-cell>
              <table:table-cell office:value-type="float" office:value="114650">
                <text:p>114650</text:p>
              </table:table-cell>
              <table:table-cell office:value-type="float" office:value="89050">
                <text:p>8905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1027.5">
                <text:p>121027.5</text:p>
              </table:table-cell>
              <table:table-cell office:value-type="float" office:value="114525">
                <text:p>114525</text:p>
              </table:table-cell>
              <table:table-cell office:value-type="float" office:value="89125">
                <text:p>891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0457.5">
                <text:p>120457.5</text:p>
              </table:table-cell>
              <table:table-cell office:value-type="float" office:value="115175">
                <text:p>115175</text:p>
              </table:table-cell>
              <table:table-cell office:value-type="float" office:value="89300">
                <text:p>893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0318">
                <text:p>120318</text:p>
              </table:table-cell>
              <table:table-cell office:value-type="float" office:value="115875">
                <text:p>115875</text:p>
              </table:table-cell>
              <table:table-cell office:value-type="float" office:value="89512.5">
                <text:p>89512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20563">
                <text:p>120563</text:p>
              </table:table-cell>
              <table:table-cell office:value-type="float" office:value="115275">
                <text:p>115275</text:p>
              </table:table-cell>
              <table:table-cell office:value-type="float" office:value="89637.5">
                <text:p>89637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9972">
                <text:p>119972</text:p>
              </table:table-cell>
              <table:table-cell office:value-type="float" office:value="114237.5">
                <text:p>114237.5</text:p>
              </table:table-cell>
              <table:table-cell office:value-type="float" office:value="89650">
                <text:p>8965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9582.5">
                <text:p>119582.5</text:p>
              </table:table-cell>
              <table:table-cell office:value-type="float" office:value="113725">
                <text:p>113725</text:p>
              </table:table-cell>
              <table:table-cell office:value-type="float" office:value="89512.5">
                <text:p>89512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9799.5">
                <text:p>119799.5</text:p>
              </table:table-cell>
              <table:table-cell office:value-type="float" office:value="113075">
                <text:p>113075</text:p>
              </table:table-cell>
              <table:table-cell office:value-type="float" office:value="89887.5">
                <text:p>89887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20927.5">
                <text:p>120927.5</text:p>
              </table:table-cell>
              <table:table-cell office:value-type="float" office:value="113525">
                <text:p>113525</text:p>
              </table:table-cell>
              <table:table-cell office:value-type="float" office:value="90125">
                <text:p>901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1357">
                <text:p>121357</text:p>
              </table:table-cell>
              <table:table-cell office:value-type="float" office:value="113700">
                <text:p>113700</text:p>
              </table:table-cell>
              <table:table-cell office:value-type="float" office:value="90450">
                <text:p>9045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1129">
                <text:p>121129</text:p>
              </table:table-cell>
              <table:table-cell office:value-type="float" office:value="113387.5">
                <text:p>113387.5</text:p>
              </table:table-cell>
              <table:table-cell office:value-type="float" office:value="90237.5">
                <text:p>90237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1079.5">
                <text:p>121079.5</text:p>
              </table:table-cell>
              <table:table-cell office:value-type="float" office:value="113287.5">
                <text:p>113287.5</text:p>
              </table:table-cell>
              <table:table-cell office:value-type="float" office:value="90587.5">
                <text:p>90587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0421">
                <text:p>120421</text:p>
              </table:table-cell>
              <table:table-cell office:value-type="float" office:value="113350">
                <text:p>113350</text:p>
              </table:table-cell>
              <table:table-cell office:value-type="float" office:value="90612.5">
                <text:p>90612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0033.5">
                <text:p>120033.5</text:p>
              </table:table-cell>
              <table:table-cell office:value-type="float" office:value="113037.5">
                <text:p>113037.5</text:p>
              </table:table-cell>
              <table:table-cell office:value-type="float" office:value="90250">
                <text:p>902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0097">
                <text:p>120097</text:p>
              </table:table-cell>
              <table:table-cell office:value-type="float" office:value="113612.5">
                <text:p>113612.5</text:p>
              </table:table-cell>
              <table:table-cell office:value-type="float" office:value="90137.5">
                <text:p>90137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0209.5">
                <text:p>120209.5</text:p>
              </table:table-cell>
              <table:table-cell office:value-type="float" office:value="113287.5">
                <text:p>113287.5</text:p>
              </table:table-cell>
              <table:table-cell office:value-type="float" office:value="89850">
                <text:p>898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0079.5">
                <text:p>120079.5</text:p>
              </table:table-cell>
              <table:table-cell office:value-type="float" office:value="112175">
                <text:p>112175</text:p>
              </table:table-cell>
              <table:table-cell office:value-type="float" office:value="89850">
                <text:p>8985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0557">
                <text:p>120557</text:p>
              </table:table-cell>
              <table:table-cell office:value-type="float" office:value="112750">
                <text:p>112750</text:p>
              </table:table-cell>
              <table:table-cell office:value-type="float" office:value="90012.5">
                <text:p>90012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9992.5">
                <text:p>119992.5</text:p>
              </table:table-cell>
              <table:table-cell office:value-type="float" office:value="111812.5">
                <text:p>111812.5</text:p>
              </table:table-cell>
              <table:table-cell office:value-type="float" office:value="89462.5">
                <text:p>89462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9638">
                <text:p>119638</text:p>
              </table:table-cell>
              <table:table-cell office:value-type="float" office:value="113187.5">
                <text:p>113187.5</text:p>
              </table:table-cell>
              <table:table-cell office:value-type="float" office:value="89412.5">
                <text:p>8941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0549">
                <text:p>120549</text:p>
              </table:table-cell>
              <table:table-cell office:value-type="float" office:value="111337.5">
                <text:p>111337.5</text:p>
              </table:table-cell>
              <table:table-cell office:value-type="float" office:value="89350">
                <text:p>8935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0716">
                <text:p>120716</text:p>
              </table:table-cell>
              <table:table-cell office:value-type="float" office:value="111037.5">
                <text:p>111037.5</text:p>
              </table:table-cell>
              <table:table-cell office:value-type="float" office:value="89575">
                <text:p>895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0978.5">
                <text:p>120978.5</text:p>
              </table:table-cell>
              <table:table-cell office:value-type="float" office:value="111612.5">
                <text:p>111612.5</text:p>
              </table:table-cell>
              <table:table-cell office:value-type="float" office:value="89787.5">
                <text:p>89787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1911.5">
                <text:p>121911.5</text:p>
              </table:table-cell>
              <table:table-cell office:value-type="float" office:value="112212.5">
                <text:p>112212.5</text:p>
              </table:table-cell>
              <table:table-cell office:value-type="float" office:value="89850">
                <text:p>8985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2128.5">
                <text:p>122128.5</text:p>
              </table:table-cell>
              <table:table-cell office:value-type="float" office:value="112550">
                <text:p>112550</text:p>
              </table:table-cell>
              <table:table-cell office:value-type="float" office:value="89487.5">
                <text:p>89487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2179">
                <text:p>122179</text:p>
              </table:table-cell>
              <table:table-cell office:value-type="float" office:value="113112.5">
                <text:p>113112.5</text:p>
              </table:table-cell>
              <table:table-cell office:value-type="float" office:value="90050">
                <text:p>9005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1523.5">
                <text:p>121523.5</text:p>
              </table:table-cell>
              <table:table-cell office:value-type="float" office:value="113162.5">
                <text:p>113162.5</text:p>
              </table:table-cell>
              <table:table-cell office:value-type="float" office:value="90325">
                <text:p>903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1263">
                <text:p>121263</text:p>
              </table:table-cell>
              <table:table-cell office:value-type="float" office:value="113550">
                <text:p>113550</text:p>
              </table:table-cell>
              <table:table-cell office:value-type="float" office:value="89950">
                <text:p>8995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1174.5">
                <text:p>121174.5</text:p>
              </table:table-cell>
              <table:table-cell office:value-type="float" office:value="113175">
                <text:p>113175</text:p>
              </table:table-cell>
              <table:table-cell office:value-type="float" office:value="89925">
                <text:p>899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0997.5">
                <text:p>120997.5</text:p>
              </table:table-cell>
              <table:table-cell office:value-type="float" office:value="113087.5">
                <text:p>113087.5</text:p>
              </table:table-cell>
              <table:table-cell office:value-type="float" office:value="90037.5">
                <text:p>9003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0960">
                <text:p>120960</text:p>
              </table:table-cell>
              <table:table-cell office:value-type="float" office:value="113262.5">
                <text:p>113262.5</text:p>
              </table:table-cell>
              <table:table-cell office:value-type="float" office:value="90162.5">
                <text:p>90162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1079.5">
                <text:p>121079.5</text:p>
              </table:table-cell>
              <table:table-cell office:value-type="float" office:value="113587.5">
                <text:p>113587.5</text:p>
              </table:table-cell>
              <table:table-cell office:value-type="float" office:value="90387.5">
                <text:p>90387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9779">
                <text:p>119779</text:p>
              </table:table-cell>
              <table:table-cell office:value-type="float" office:value="113250">
                <text:p>113250</text:p>
              </table:table-cell>
              <table:table-cell office:value-type="float" office:value="89525">
                <text:p>895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2056.5">
                <text:p>122056.5</text:p>
              </table:table-cell>
              <table:table-cell office:value-type="float" office:value="112350">
                <text:p>112350</text:p>
              </table:table-cell>
              <table:table-cell office:value-type="float" office:value="89675">
                <text:p>896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2167.5">
                <text:p>122167.5</text:p>
              </table:table-cell>
              <table:table-cell office:value-type="float" office:value="112487.5">
                <text:p>112487.5</text:p>
              </table:table-cell>
              <table:table-cell office:value-type="float" office:value="89400">
                <text:p>894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2362.5">
                <text:p>122362.5</text:p>
              </table:table-cell>
              <table:table-cell office:value-type="float" office:value="112087.5">
                <text:p>112087.5</text:p>
              </table:table-cell>
              <table:table-cell office:value-type="float" office:value="89337.5">
                <text:p>89337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2191">
                <text:p>122191</text:p>
              </table:table-cell>
              <table:table-cell office:value-type="float" office:value="111550">
                <text:p>111550</text:p>
              </table:table-cell>
              <table:table-cell office:value-type="float" office:value="89362.5">
                <text:p>89362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2513.5">
                <text:p>122513.5</text:p>
              </table:table-cell>
              <table:table-cell office:value-type="float" office:value="112387.5">
                <text:p>112387.5</text:p>
              </table:table-cell>
              <table:table-cell office:value-type="float" office:value="90112.5">
                <text:p>90112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2066">
                <text:p>122066</text:p>
              </table:table-cell>
              <table:table-cell office:value-type="float" office:value="111462.5">
                <text:p>111462.5</text:p>
              </table:table-cell>
              <table:table-cell office:value-type="float" office:value="90362.5">
                <text:p>90362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2538.5">
                <text:p>122538.5</text:p>
              </table:table-cell>
              <table:table-cell office:value-type="float" office:value="112737.5">
                <text:p>112737.5</text:p>
              </table:table-cell>
              <table:table-cell office:value-type="float" office:value="90125">
                <text:p>901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2869">
                <text:p>122869</text:p>
              </table:table-cell>
              <table:table-cell office:value-type="float" office:value="112275">
                <text:p>112275</text:p>
              </table:table-cell>
              <table:table-cell office:value-type="float" office:value="89975">
                <text:p>899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2423.5">
                <text:p>122423.5</text:p>
              </table:table-cell>
              <table:table-cell office:value-type="float" office:value="112537.5">
                <text:p>112537.5</text:p>
              </table:table-cell>
              <table:table-cell office:value-type="float" office:value="89925">
                <text:p>899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2488.5">
                <text:p>122488.5</text:p>
              </table:table-cell>
              <table:table-cell office:value-type="float" office:value="112312.5">
                <text:p>112312.5</text:p>
              </table:table-cell>
              <table:table-cell office:value-type="float" office:value="90050">
                <text:p>9005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2063.5">
                <text:p>122063.5</text:p>
              </table:table-cell>
              <table:table-cell office:value-type="float" office:value="112337.5">
                <text:p>112337.5</text:p>
              </table:table-cell>
              <table:table-cell office:value-type="float" office:value="89887.5">
                <text:p>89887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2338.5">
                <text:p>122338.5</text:p>
              </table:table-cell>
              <table:table-cell office:value-type="float" office:value="112512.5">
                <text:p>112512.5</text:p>
              </table:table-cell>
              <table:table-cell office:value-type="float" office:value="90387.5">
                <text:p>90387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2102">
                <text:p>122102</text:p>
              </table:table-cell>
              <table:table-cell office:value-type="float" office:value="113137.5">
                <text:p>113137.5</text:p>
              </table:table-cell>
              <table:table-cell office:value-type="float" office:value="90487.5">
                <text:p>90487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2204.5">
                <text:p>122204.5</text:p>
              </table:table-cell>
              <table:table-cell office:value-type="float" office:value="112937.5">
                <text:p>112937.5</text:p>
              </table:table-cell>
              <table:table-cell office:value-type="float" office:value="90462.5">
                <text:p>90462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0896">
                <text:p>120896</text:p>
              </table:table-cell>
              <table:table-cell office:value-type="float" office:value="112550">
                <text:p>112550</text:p>
              </table:table-cell>
              <table:table-cell office:value-type="float" office:value="90037.5">
                <text:p>90037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0804">
                <text:p>120804</text:p>
              </table:table-cell>
              <table:table-cell office:value-type="float" office:value="112887.5">
                <text:p>112887.5</text:p>
              </table:table-cell>
              <table:table-cell office:value-type="float" office:value="90137.5">
                <text:p>90137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0950.5">
                <text:p>120950.5</text:p>
              </table:table-cell>
              <table:table-cell office:value-type="float" office:value="112900">
                <text:p>112900</text:p>
              </table:table-cell>
              <table:table-cell office:value-type="float" office:value="90237.5">
                <text:p>9023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0144">
                <text:p>120144</text:p>
              </table:table-cell>
              <table:table-cell office:value-type="float" office:value="112975">
                <text:p>112975</text:p>
              </table:table-cell>
              <table:table-cell office:value-type="float" office:value="90250">
                <text:p>9025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9402.5">
                <text:p>119402.5</text:p>
              </table:table-cell>
              <table:table-cell office:value-type="float" office:value="113750">
                <text:p>113750</text:p>
              </table:table-cell>
              <table:table-cell office:value-type="float" office:value="89687.5">
                <text:p>89687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8785.5">
                <text:p>118785.5</text:p>
              </table:table-cell>
              <table:table-cell office:value-type="float" office:value="114475">
                <text:p>114475</text:p>
              </table:table-cell>
              <table:table-cell office:value-type="float" office:value="89775">
                <text:p>8977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9147.5">
                <text:p>119147.5</text:p>
              </table:table-cell>
              <table:table-cell office:value-type="float" office:value="114250">
                <text:p>114250</text:p>
              </table:table-cell>
              <table:table-cell office:value-type="float" office:value="90050">
                <text:p>9005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9603.5">
                <text:p>119603.5</text:p>
              </table:table-cell>
              <table:table-cell office:value-type="float" office:value="114362.5">
                <text:p>114362.5</text:p>
              </table:table-cell>
              <table:table-cell office:value-type="float" office:value="90375">
                <text:p>903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0011.5">
                <text:p>120011.5</text:p>
              </table:table-cell>
              <table:table-cell office:value-type="float" office:value="115262.5">
                <text:p>115262.5</text:p>
              </table:table-cell>
              <table:table-cell office:value-type="float" office:value="90500">
                <text:p>905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0103">
                <text:p>120103</text:p>
              </table:table-cell>
              <table:table-cell office:value-type="float" office:value="114925">
                <text:p>114925</text:p>
              </table:table-cell>
              <table:table-cell office:value-type="float" office:value="90825">
                <text:p>908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0865">
                <text:p>120865</text:p>
              </table:table-cell>
              <table:table-cell office:value-type="float" office:value="115487.5">
                <text:p>115487.5</text:p>
              </table:table-cell>
              <table:table-cell office:value-type="float" office:value="91187.5">
                <text:p>91187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1394.5">
                <text:p>121394.5</text:p>
              </table:table-cell>
              <table:table-cell office:value-type="float" office:value="115862.5">
                <text:p>115862.5</text:p>
              </table:table-cell>
              <table:table-cell office:value-type="float" office:value="91337.5">
                <text:p>91337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1444.5">
                <text:p>121444.5</text:p>
              </table:table-cell>
              <table:table-cell office:value-type="float" office:value="116000">
                <text:p>116000</text:p>
              </table:table-cell>
              <table:table-cell office:value-type="float" office:value="91175">
                <text:p>911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3291.5">
                <text:p>123291.5</text:p>
              </table:table-cell>
              <table:table-cell office:value-type="float" office:value="116625">
                <text:p>116625</text:p>
              </table:table-cell>
              <table:table-cell office:value-type="float" office:value="91300">
                <text:p>913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2209.5">
                <text:p>122209.5</text:p>
              </table:table-cell>
              <table:table-cell office:value-type="float" office:value="115962.5">
                <text:p>115962.5</text:p>
              </table:table-cell>
              <table:table-cell office:value-type="float" office:value="90800">
                <text:p>908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2302">
                <text:p>122302</text:p>
              </table:table-cell>
              <table:table-cell office:value-type="float" office:value="115337.5">
                <text:p>115337.5</text:p>
              </table:table-cell>
              <table:table-cell office:value-type="float" office:value="90600">
                <text:p>906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2282">
                <text:p>122282</text:p>
              </table:table-cell>
              <table:table-cell office:value-type="float" office:value="115725">
                <text:p>115725</text:p>
              </table:table-cell>
              <table:table-cell office:value-type="float" office:value="90537.5">
                <text:p>90537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2148.5">
                <text:p>122148.5</text:p>
              </table:table-cell>
              <table:table-cell office:value-type="float" office:value="116325">
                <text:p>116325</text:p>
              </table:table-cell>
              <table:table-cell office:value-type="float" office:value="90850">
                <text:p>9085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1973.5">
                <text:p>121973.5</text:p>
              </table:table-cell>
              <table:table-cell office:value-type="float" office:value="116437.5">
                <text:p>116437.5</text:p>
              </table:table-cell>
              <table:table-cell office:value-type="float" office:value="91112.5">
                <text:p>91112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2748.5">
                <text:p>122748.5</text:p>
              </table:table-cell>
              <table:table-cell office:value-type="float" office:value="117237.5">
                <text:p>117237.5</text:p>
              </table:table-cell>
              <table:table-cell office:value-type="float" office:value="91450">
                <text:p>9145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3165">
                <text:p>123165</text:p>
              </table:table-cell>
              <table:table-cell office:value-type="float" office:value="117387.5">
                <text:p>117387.5</text:p>
              </table:table-cell>
              <table:table-cell office:value-type="float" office:value="91075">
                <text:p>910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3127.5">
                <text:p>123127.5</text:p>
              </table:table-cell>
              <table:table-cell office:value-type="float" office:value="117587.5">
                <text:p>117587.5</text:p>
              </table:table-cell>
              <table:table-cell office:value-type="float" office:value="90937.5">
                <text:p>90937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4009">
                <text:p>124009</text:p>
              </table:table-cell>
              <table:table-cell office:value-type="float" office:value="118700">
                <text:p>118700</text:p>
              </table:table-cell>
              <table:table-cell office:value-type="float" office:value="90862.5">
                <text:p>90862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3524">
                <text:p>123524</text:p>
              </table:table-cell>
              <table:table-cell office:value-type="float" office:value="119012.5">
                <text:p>119012.5</text:p>
              </table:table-cell>
              <table:table-cell office:value-type="float" office:value="90387.5">
                <text:p>90387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3686.5">
                <text:p>123686.5</text:p>
              </table:table-cell>
              <table:table-cell office:value-type="float" office:value="118875">
                <text:p>118875</text:p>
              </table:table-cell>
              <table:table-cell office:value-type="float" office:value="90362.5">
                <text:p>90362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3844">
                <text:p>123844</text:p>
              </table:table-cell>
              <table:table-cell office:value-type="float" office:value="119337.5">
                <text:p>119337.5</text:p>
              </table:table-cell>
              <table:table-cell office:value-type="float" office:value="90362.5">
                <text:p>90362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4001.5">
                <text:p>124001.5</text:p>
              </table:table-cell>
              <table:table-cell office:value-type="float" office:value="120687.5">
                <text:p>120687.5</text:p>
              </table:table-cell>
              <table:table-cell office:value-type="float" office:value="90575">
                <text:p>905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3747">
                <text:p>123747</text:p>
              </table:table-cell>
              <table:table-cell office:value-type="float" office:value="119687.5">
                <text:p>119687.5</text:p>
              </table:table-cell>
              <table:table-cell office:value-type="float" office:value="90450">
                <text:p>9045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3639">
                <text:p>123639</text:p>
              </table:table-cell>
              <table:table-cell office:value-type="float" office:value="119525">
                <text:p>119525</text:p>
              </table:table-cell>
              <table:table-cell office:value-type="float" office:value="90375">
                <text:p>9037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3163.5">
                <text:p>123163.5</text:p>
              </table:table-cell>
              <table:table-cell office:value-type="float" office:value="118562.5">
                <text:p>118562.5</text:p>
              </table:table-cell>
              <table:table-cell office:value-type="float" office:value="90162.5">
                <text:p>90162.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2947.5">
                <text:p>122947.5</text:p>
              </table:table-cell>
              <table:table-cell office:value-type="float" office:value="117237.5">
                <text:p>117237.5</text:p>
              </table:table-cell>
              <table:table-cell office:value-type="float" office:value="89775">
                <text:p>897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3065.5">
                <text:p>123065.5</text:p>
              </table:table-cell>
              <table:table-cell office:value-type="float" office:value="117025">
                <text:p>117025</text:p>
              </table:table-cell>
              <table:table-cell office:value-type="float" office:value="89800">
                <text:p>898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3378">
                <text:p>123378</text:p>
              </table:table-cell>
              <table:table-cell office:value-type="float" office:value="117337.5">
                <text:p>117337.5</text:p>
              </table:table-cell>
              <table:table-cell office:value-type="float" office:value="90075">
                <text:p>900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3953">
                <text:p>123953</text:p>
              </table:table-cell>
              <table:table-cell office:value-type="float" office:value="117750">
                <text:p>117750</text:p>
              </table:table-cell>
              <table:table-cell office:value-type="float" office:value="90312.5">
                <text:p>90312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4342">
                <text:p>124342</text:p>
              </table:table-cell>
              <table:table-cell office:value-type="float" office:value="118350">
                <text:p>118350</text:p>
              </table:table-cell>
              <table:table-cell office:value-type="float" office:value="90712.5">
                <text:p>90712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3222.5">
                <text:p>123222.5</text:p>
              </table:table-cell>
              <table:table-cell office:value-type="float" office:value="119075">
                <text:p>119075</text:p>
              </table:table-cell>
              <table:table-cell office:value-type="float" office:value="90775">
                <text:p>907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2843.5">
                <text:p>122843.5</text:p>
              </table:table-cell>
              <table:table-cell office:value-type="float" office:value="119550">
                <text:p>119550</text:p>
              </table:table-cell>
              <table:table-cell office:value-type="float" office:value="90275">
                <text:p>902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2818.5">
                <text:p>122818.5</text:p>
              </table:table-cell>
              <table:table-cell office:value-type="float" office:value="120250">
                <text:p>120250</text:p>
              </table:table-cell>
              <table:table-cell office:value-type="float" office:value="90187.5">
                <text:p>90187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3650.5">
                <text:p>123650.5</text:p>
              </table:table-cell>
              <table:table-cell office:value-type="float" office:value="119962.5">
                <text:p>119962.5</text:p>
              </table:table-cell>
              <table:table-cell office:value-type="float" office:value="90437.5">
                <text:p>90437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3169.5">
                <text:p>123169.5</text:p>
              </table:table-cell>
              <table:table-cell office:value-type="float" office:value="120337.5">
                <text:p>120337.5</text:p>
              </table:table-cell>
              <table:table-cell office:value-type="float" office:value="90237.5">
                <text:p>90237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2857">
                <text:p>122857</text:p>
              </table:table-cell>
              <table:table-cell office:value-type="float" office:value="120662.5">
                <text:p>120662.5</text:p>
              </table:table-cell>
              <table:table-cell office:value-type="float" office:value="90025">
                <text:p>900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2644.5">
                <text:p>122644.5</text:p>
              </table:table-cell>
              <table:table-cell office:value-type="float" office:value="119987.5">
                <text:p>119987.5</text:p>
              </table:table-cell>
              <table:table-cell office:value-type="float" office:value="89525">
                <text:p>895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2448">
                <text:p>122448</text:p>
              </table:table-cell>
              <table:table-cell office:value-type="float" office:value="120437.5">
                <text:p>120437.5</text:p>
              </table:table-cell>
              <table:table-cell office:value-type="float" office:value="90137.5">
                <text:p>90137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2575">
                <text:p>122575</text:p>
              </table:table-cell>
              <table:table-cell office:value-type="float" office:value="120862.5">
                <text:p>120862.5</text:p>
              </table:table-cell>
              <table:table-cell office:value-type="float" office:value="90412.5">
                <text:p>90412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3222.5">
                <text:p>123222.5</text:p>
              </table:table-cell>
              <table:table-cell office:value-type="float" office:value="120812.5">
                <text:p>120812.5</text:p>
              </table:table-cell>
              <table:table-cell office:value-type="float" office:value="90387.5">
                <text:p>90387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5081.5">
                <text:p>125081.5</text:p>
              </table:table-cell>
              <table:table-cell office:value-type="float" office:value="122262.5">
                <text:p>122262.5</text:p>
              </table:table-cell>
              <table:table-cell office:value-type="float" office:value="90600">
                <text:p>906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5729.5">
                <text:p>125729.5</text:p>
              </table:table-cell>
              <table:table-cell office:value-type="float" office:value="121287.5">
                <text:p>121287.5</text:p>
              </table:table-cell>
              <table:table-cell office:value-type="float" office:value="90625">
                <text:p>906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5030">
                <text:p>125030</text:p>
              </table:table-cell>
              <table:table-cell office:value-type="float" office:value="120425">
                <text:p>120425</text:p>
              </table:table-cell>
              <table:table-cell office:value-type="float" office:value="90475">
                <text:p>904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5328">
                <text:p>125328</text:p>
              </table:table-cell>
              <table:table-cell office:value-type="float" office:value="123025">
                <text:p>123025</text:p>
              </table:table-cell>
              <table:table-cell office:value-type="float" office:value="90550">
                <text:p>9055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5178">
                <text:p>125178</text:p>
              </table:table-cell>
              <table:table-cell office:value-type="float" office:value="122375">
                <text:p>122375</text:p>
              </table:table-cell>
              <table:table-cell office:value-type="float" office:value="90612.5">
                <text:p>90612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5797">
                <text:p>125797</text:p>
              </table:table-cell>
              <table:table-cell office:value-type="float" office:value="122900">
                <text:p>122900</text:p>
              </table:table-cell>
              <table:table-cell office:value-type="float" office:value="91200">
                <text:p>912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5851">
                <text:p>125851</text:p>
              </table:table-cell>
              <table:table-cell office:value-type="float" office:value="122812.5">
                <text:p>122812.5</text:p>
              </table:table-cell>
              <table:table-cell office:value-type="float" office:value="91125">
                <text:p>911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5975">
                <text:p>125975</text:p>
              </table:table-cell>
              <table:table-cell office:value-type="float" office:value="123212.5">
                <text:p>123212.5</text:p>
              </table:table-cell>
              <table:table-cell office:value-type="float" office:value="90887.5">
                <text:p>90887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5907">
                <text:p>125907</text:p>
              </table:table-cell>
              <table:table-cell office:value-type="float" office:value="123475">
                <text:p>123475</text:p>
              </table:table-cell>
              <table:table-cell office:value-type="float" office:value="91087.5">
                <text:p>91087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5402.5">
                <text:p>125402.5</text:p>
              </table:table-cell>
              <table:table-cell office:value-type="float" office:value="124537.5">
                <text:p>124537.5</text:p>
              </table:table-cell>
              <table:table-cell office:value-type="float" office:value="90925">
                <text:p>909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5682">
                <text:p>125682</text:p>
              </table:table-cell>
              <table:table-cell office:value-type="float" office:value="124550">
                <text:p>124550</text:p>
              </table:table-cell>
              <table:table-cell office:value-type="float" office:value="90987.5">
                <text:p>90987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5788">
                <text:p>125788</text:p>
              </table:table-cell>
              <table:table-cell office:value-type="float" office:value="124300">
                <text:p>124300</text:p>
              </table:table-cell>
              <table:table-cell office:value-type="float" office:value="91550">
                <text:p>9155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5826">
                <text:p>125826</text:p>
              </table:table-cell>
              <table:table-cell office:value-type="float" office:value="125362.5">
                <text:p>125362.5</text:p>
              </table:table-cell>
              <table:table-cell office:value-type="float" office:value="91312.5">
                <text:p>91312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5113">
                <text:p>125113</text:p>
              </table:table-cell>
              <table:table-cell office:value-type="float" office:value="123712.5">
                <text:p>123712.5</text:p>
              </table:table-cell>
              <table:table-cell office:value-type="float" office:value="91050">
                <text:p>9105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5058">
                <text:p>125058</text:p>
              </table:table-cell>
              <table:table-cell office:value-type="float" office:value="123237.5">
                <text:p>123237.5</text:p>
              </table:table-cell>
              <table:table-cell office:value-type="float" office:value="90975">
                <text:p>909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25542.5">
                <text:p>125542.5</text:p>
              </table:table-cell>
              <table:table-cell office:value-type="float" office:value="124525">
                <text:p>124525</text:p>
              </table:table-cell>
              <table:table-cell office:value-type="float" office:value="91312.5">
                <text:p>91312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6006">
                <text:p>126006</text:p>
              </table:table-cell>
              <table:table-cell office:value-type="float" office:value="124162.5">
                <text:p>124162.5</text:p>
              </table:table-cell>
              <table:table-cell office:value-type="float" office:value="91425">
                <text:p>914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6476">
                <text:p>126476</text:p>
              </table:table-cell>
              <table:table-cell office:value-type="float" office:value="124825">
                <text:p>124825</text:p>
              </table:table-cell>
              <table:table-cell office:value-type="float" office:value="91387.5">
                <text:p>91387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27169.5">
                <text:p>127169.5</text:p>
              </table:table-cell>
              <table:table-cell office:value-type="float" office:value="124100">
                <text:p>124100</text:p>
              </table:table-cell>
              <table:table-cell office:value-type="float" office:value="91725">
                <text:p>917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6617">
                <text:p>126617</text:p>
              </table:table-cell>
              <table:table-cell office:value-type="float" office:value="123400">
                <text:p>123400</text:p>
              </table:table-cell>
              <table:table-cell office:value-type="float" office:value="92062.5">
                <text:p>92062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5787.5">
                <text:p>125787.5</text:p>
              </table:table-cell>
              <table:table-cell office:value-type="float" office:value="123275">
                <text:p>123275</text:p>
              </table:table-cell>
              <table:table-cell office:value-type="float" office:value="92512.5">
                <text:p>92512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5787.5">
                <text:p>125787.5</text:p>
              </table:table-cell>
              <table:table-cell office:value-type="float" office:value="123300">
                <text:p>123300</text:p>
              </table:table-cell>
              <table:table-cell office:value-type="float" office:value="92225">
                <text:p>922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5609">
                <text:p>125609</text:p>
              </table:table-cell>
              <table:table-cell office:value-type="float" office:value="123600">
                <text:p>123600</text:p>
              </table:table-cell>
              <table:table-cell office:value-type="float" office:value="92325">
                <text:p>923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5638">
                <text:p>125638</text:p>
              </table:table-cell>
              <table:table-cell office:value-type="float" office:value="124062.5">
                <text:p>124062.5</text:p>
              </table:table-cell>
              <table:table-cell office:value-type="float" office:value="92712.5">
                <text:p>92712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5417">
                <text:p>125417</text:p>
              </table:table-cell>
              <table:table-cell office:value-type="float" office:value="125050">
                <text:p>125050</text:p>
              </table:table-cell>
              <table:table-cell office:value-type="float" office:value="92900">
                <text:p>929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4976.5">
                <text:p>124976.5</text:p>
              </table:table-cell>
              <table:table-cell office:value-type="float" office:value="124225">
                <text:p>124225</text:p>
              </table:table-cell>
              <table:table-cell office:value-type="float" office:value="92775">
                <text:p>927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6255">
                <text:p>126255</text:p>
              </table:table-cell>
              <table:table-cell office:value-type="float" office:value="124350">
                <text:p>124350</text:p>
              </table:table-cell>
              <table:table-cell office:value-type="float" office:value="92800">
                <text:p>928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5917.5">
                <text:p>125917.5</text:p>
              </table:table-cell>
              <table:table-cell office:value-type="float" office:value="124037.5">
                <text:p>124037.5</text:p>
              </table:table-cell>
              <table:table-cell office:value-type="float" office:value="92637.5">
                <text:p>92637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6216">
                <text:p>126216</text:p>
              </table:table-cell>
              <table:table-cell office:value-type="float" office:value="123800">
                <text:p>123800</text:p>
              </table:table-cell>
              <table:table-cell office:value-type="float" office:value="92737.5">
                <text:p>92737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6278.5">
                <text:p>126278.5</text:p>
              </table:table-cell>
              <table:table-cell office:value-type="float" office:value="123925">
                <text:p>123925</text:p>
              </table:table-cell>
              <table:table-cell office:value-type="float" office:value="92575">
                <text:p>925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5265">
                <text:p>125265</text:p>
              </table:table-cell>
              <table:table-cell office:value-type="float" office:value="124012.5">
                <text:p>124012.5</text:p>
              </table:table-cell>
              <table:table-cell office:value-type="float" office:value="92437.5">
                <text:p>92437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6287">
                <text:p>126287</text:p>
              </table:table-cell>
              <table:table-cell office:value-type="float" office:value="123375">
                <text:p>123375</text:p>
              </table:table-cell>
              <table:table-cell office:value-type="float" office:value="92387.5">
                <text:p>92387.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8907">
                <text:p>128907</text:p>
              </table:table-cell>
              <table:table-cell office:value-type="float" office:value="125187.5">
                <text:p>125187.5</text:p>
              </table:table-cell>
              <table:table-cell office:value-type="float" office:value="92275">
                <text:p>922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8865">
                <text:p>128865</text:p>
              </table:table-cell>
              <table:table-cell office:value-type="float" office:value="124550">
                <text:p>124550</text:p>
              </table:table-cell>
              <table:table-cell office:value-type="float" office:value="91837.5">
                <text:p>91837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0483">
                <text:p>130483</text:p>
              </table:table-cell>
              <table:table-cell office:value-type="float" office:value="124812.5">
                <text:p>124812.5</text:p>
              </table:table-cell>
              <table:table-cell office:value-type="float" office:value="91525">
                <text:p>915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0561.5">
                <text:p>130561.5</text:p>
              </table:table-cell>
              <table:table-cell office:value-type="float" office:value="124537.5">
                <text:p>124537.5</text:p>
              </table:table-cell>
              <table:table-cell office:value-type="float" office:value="91837.5">
                <text:p>91837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0919.5">
                <text:p>130919.5</text:p>
              </table:table-cell>
              <table:table-cell office:value-type="float" office:value="124375">
                <text:p>124375</text:p>
              </table:table-cell>
              <table:table-cell office:value-type="float" office:value="91837.5">
                <text:p>91837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1726.5">
                <text:p>131726.5</text:p>
              </table:table-cell>
              <table:table-cell office:value-type="float" office:value="123650">
                <text:p>123650</text:p>
              </table:table-cell>
              <table:table-cell office:value-type="float" office:value="91350">
                <text:p>9135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1118.5">
                <text:p>131118.5</text:p>
              </table:table-cell>
              <table:table-cell office:value-type="float" office:value="122650">
                <text:p>122650</text:p>
              </table:table-cell>
              <table:table-cell office:value-type="float" office:value="90962.5">
                <text:p>90962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0236.5">
                <text:p>130236.5</text:p>
              </table:table-cell>
              <table:table-cell office:value-type="float" office:value="122362.5">
                <text:p>122362.5</text:p>
              </table:table-cell>
              <table:table-cell office:value-type="float" office:value="90900">
                <text:p>909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0449">
                <text:p>130449</text:p>
              </table:table-cell>
              <table:table-cell office:value-type="float" office:value="122375">
                <text:p>122375</text:p>
              </table:table-cell>
              <table:table-cell office:value-type="float" office:value="91137.5">
                <text:p>91137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0420.5">
                <text:p>130420.5</text:p>
              </table:table-cell>
              <table:table-cell office:value-type="float" office:value="122437.5">
                <text:p>122437.5</text:p>
              </table:table-cell>
              <table:table-cell office:value-type="float" office:value="90925">
                <text:p>909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0284">
                <text:p>130284</text:p>
              </table:table-cell>
              <table:table-cell office:value-type="float" office:value="122125">
                <text:p>122125</text:p>
              </table:table-cell>
              <table:table-cell office:value-type="float" office:value="91137.5">
                <text:p>91137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9772.5">
                <text:p>129772.5</text:p>
              </table:table-cell>
              <table:table-cell office:value-type="float" office:value="123437.5">
                <text:p>123437.5</text:p>
              </table:table-cell>
              <table:table-cell office:value-type="float" office:value="91700">
                <text:p>917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1812">
                <text:p>131812</text:p>
              </table:table-cell>
              <table:table-cell office:value-type="float" office:value="124537.5">
                <text:p>124537.5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1524.5">
                <text:p>131524.5</text:p>
              </table:table-cell>
              <table:table-cell office:value-type="float" office:value="124075">
                <text:p>124075</text:p>
              </table:table-cell>
              <table:table-cell office:value-type="float" office:value="91700">
                <text:p>917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1803">
                <text:p>131803</text:p>
              </table:table-cell>
              <table:table-cell office:value-type="float" office:value="124137.5">
                <text:p>124137.5</text:p>
              </table:table-cell>
              <table:table-cell office:value-type="float" office:value="91812.5">
                <text:p>91812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2291.5">
                <text:p>132291.5</text:p>
              </table:table-cell>
              <table:table-cell office:value-type="float" office:value="124525">
                <text:p>124525</text:p>
              </table:table-cell>
              <table:table-cell office:value-type="float" office:value="92150">
                <text:p>9215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2270">
                <text:p>132270</text:p>
              </table:table-cell>
              <table:table-cell office:value-type="float" office:value="124350">
                <text:p>124350</text:p>
              </table:table-cell>
              <table:table-cell office:value-type="float" office:value="91937.5">
                <text:p>91937.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2543.5">
                <text:p>132543.5</text:p>
              </table:table-cell>
              <table:table-cell office:value-type="float" office:value="124487.5">
                <text:p>124487.5</text:p>
              </table:table-cell>
              <table:table-cell office:value-type="float" office:value="91900">
                <text:p>919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32705.5">
                <text:p>132705.5</text:p>
              </table:table-cell>
              <table:table-cell office:value-type="float" office:value="124850">
                <text:p>124850</text:p>
              </table:table-cell>
              <table:table-cell office:value-type="float" office:value="91725">
                <text:p>917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2456.5">
                <text:p>132456.5</text:p>
              </table:table-cell>
              <table:table-cell office:value-type="float" office:value="124737.5">
                <text:p>124737.5</text:p>
              </table:table-cell>
              <table:table-cell office:value-type="float" office:value="91675">
                <text:p>916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2331.5">
                <text:p>132331.5</text:p>
              </table:table-cell>
              <table:table-cell office:value-type="float" office:value="125187.5">
                <text:p>125187.5</text:p>
              </table:table-cell>
              <table:table-cell office:value-type="float" office:value="91825">
                <text:p>918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2827">
                <text:p>132827</text:p>
              </table:table-cell>
              <table:table-cell office:value-type="float" office:value="125412.5">
                <text:p>125412.5</text:p>
              </table:table-cell>
              <table:table-cell office:value-type="float" office:value="92375">
                <text:p>9237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1348">
                <text:p>131348</text:p>
              </table:table-cell>
              <table:table-cell office:value-type="float" office:value="124812.5">
                <text:p>124812.5</text:p>
              </table:table-cell>
              <table:table-cell office:value-type="float" office:value="92075">
                <text:p>9207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1182">
                <text:p>131182</text:p>
              </table:table-cell>
              <table:table-cell office:value-type="float" office:value="125000">
                <text:p>125000</text:p>
              </table:table-cell>
              <table:table-cell office:value-type="float" office:value="92325">
                <text:p>923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1112.5">
                <text:p>131112.5</text:p>
              </table:table-cell>
              <table:table-cell office:value-type="float" office:value="125000">
                <text:p>125000</text:p>
              </table:table-cell>
              <table:table-cell office:value-type="float" office:value="92850">
                <text:p>9285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9972.5">
                <text:p>129972.5</text:p>
              </table:table-cell>
              <table:table-cell office:value-type="float" office:value="125400">
                <text:p>125400</text:p>
              </table:table-cell>
              <table:table-cell office:value-type="float" office:value="93050">
                <text:p>9305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9797.5">
                <text:p>129797.5</text:p>
              </table:table-cell>
              <table:table-cell office:value-type="float" office:value="125712.5">
                <text:p>125712.5</text:p>
              </table:table-cell>
              <table:table-cell office:value-type="float" office:value="93525">
                <text:p>935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9142.5">
                <text:p>129142.5</text:p>
              </table:table-cell>
              <table:table-cell office:value-type="float" office:value="125862.5">
                <text:p>125862.5</text:p>
              </table:table-cell>
              <table:table-cell office:value-type="float" office:value="93725">
                <text:p>937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29596.5">
                <text:p>129596.5</text:p>
              </table:table-cell>
              <table:table-cell office:value-type="float" office:value="126887.5">
                <text:p>126887.5</text:p>
              </table:table-cell>
              <table:table-cell office:value-type="float" office:value="93612.5">
                <text:p>93612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9754.5">
                <text:p>129754.5</text:p>
              </table:table-cell>
              <table:table-cell office:value-type="float" office:value="126412.5">
                <text:p>126412.5</text:p>
              </table:table-cell>
              <table:table-cell office:value-type="float" office:value="93287.5">
                <text:p>93287.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0093">
                <text:p>130093</text:p>
              </table:table-cell>
              <table:table-cell office:value-type="float" office:value="126337.5">
                <text:p>126337.5</text:p>
              </table:table-cell>
              <table:table-cell office:value-type="float" office:value="93125">
                <text:p>931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0372">
                <text:p>130372</text:p>
              </table:table-cell>
              <table:table-cell office:value-type="float" office:value="126025">
                <text:p>126025</text:p>
              </table:table-cell>
              <table:table-cell office:value-type="float" office:value="92887.5">
                <text:p>92887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0935.5">
                <text:p>130935.5</text:p>
              </table:table-cell>
              <table:table-cell office:value-type="float" office:value="125437.5">
                <text:p>125437.5</text:p>
              </table:table-cell>
              <table:table-cell office:value-type="float" office:value="92775">
                <text:p>9277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9170">
                <text:p>129170</text:p>
              </table:table-cell>
              <table:table-cell office:value-type="float" office:value="125100">
                <text:p>125100</text:p>
              </table:table-cell>
              <table:table-cell office:value-type="float" office:value="92362.5">
                <text:p>92362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29220">
                <text:p>129220</text:p>
              </table:table-cell>
              <table:table-cell office:value-type="float" office:value="124900">
                <text:p>124900</text:p>
              </table:table-cell>
              <table:table-cell office:value-type="float" office:value="91962.5">
                <text:p>91962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29383">
                <text:p>129383</text:p>
              </table:table-cell>
              <table:table-cell office:value-type="float" office:value="125525">
                <text:p>125525</text:p>
              </table:table-cell>
              <table:table-cell office:value-type="float" office:value="91950">
                <text:p>9195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29403.5">
                <text:p>129403.5</text:p>
              </table:table-cell>
              <table:table-cell office:value-type="float" office:value="126025">
                <text:p>126025</text:p>
              </table:table-cell>
              <table:table-cell office:value-type="float" office:value="92187.5">
                <text:p>92187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9474">
                <text:p>129474</text:p>
              </table:table-cell>
              <table:table-cell office:value-type="float" office:value="125850">
                <text:p>125850</text:p>
              </table:table-cell>
              <table:table-cell office:value-type="float" office:value="92200">
                <text:p>922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29899.5">
                <text:p>129899.5</text:p>
              </table:table-cell>
              <table:table-cell office:value-type="float" office:value="127225">
                <text:p>127225</text:p>
              </table:table-cell>
              <table:table-cell office:value-type="float" office:value="91800">
                <text:p>918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9671.5">
                <text:p>129671.5</text:p>
              </table:table-cell>
              <table:table-cell office:value-type="float" office:value="127362.5">
                <text:p>127362.5</text:p>
              </table:table-cell>
              <table:table-cell office:value-type="float" office:value="91525">
                <text:p>915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29563.5">
                <text:p>129563.5</text:p>
              </table:table-cell>
              <table:table-cell office:value-type="float" office:value="126825">
                <text:p>126825</text:p>
              </table:table-cell>
              <table:table-cell office:value-type="float" office:value="90950">
                <text:p>9095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0323.5">
                <text:p>130323.5</text:p>
              </table:table-cell>
              <table:table-cell office:value-type="float" office:value="127100">
                <text:p>127100</text:p>
              </table:table-cell>
              <table:table-cell office:value-type="float" office:value="90725">
                <text:p>907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28971">
                <text:p>128971</text:p>
              </table:table-cell>
              <table:table-cell office:value-type="float" office:value="127062.5">
                <text:p>127062.5</text:p>
              </table:table-cell>
              <table:table-cell office:value-type="float" office:value="90787.5">
                <text:p>90787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8638.5">
                <text:p>128638.5</text:p>
              </table:table-cell>
              <table:table-cell office:value-type="float" office:value="127112.5">
                <text:p>127112.5</text:p>
              </table:table-cell>
              <table:table-cell office:value-type="float" office:value="90975">
                <text:p>909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8775.5">
                <text:p>128775.5</text:p>
              </table:table-cell>
              <table:table-cell office:value-type="float" office:value="127762.5">
                <text:p>127762.5</text:p>
              </table:table-cell>
              <table:table-cell office:value-type="float" office:value="90775">
                <text:p>907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9126.5">
                <text:p>129126.5</text:p>
              </table:table-cell>
              <table:table-cell office:value-type="float" office:value="127825">
                <text:p>127825</text:p>
              </table:table-cell>
              <table:table-cell office:value-type="float" office:value="90900">
                <text:p>909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30057.5">
                <text:p>130057.5</text:p>
              </table:table-cell>
              <table:table-cell office:value-type="float" office:value="128562.5">
                <text:p>128562.5</text:p>
              </table:table-cell>
              <table:table-cell office:value-type="float" office:value="91025">
                <text:p>910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9575">
                <text:p>129575</text:p>
              </table:table-cell>
              <table:table-cell office:value-type="float" office:value="129162.5">
                <text:p>129162.5</text:p>
              </table:table-cell>
              <table:table-cell office:value-type="float" office:value="91187.5">
                <text:p>91187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29562.5">
                <text:p>129562.5</text:p>
              </table:table-cell>
              <table:table-cell office:value-type="float" office:value="129112.5">
                <text:p>129112.5</text:p>
              </table:table-cell>
              <table:table-cell office:value-type="float" office:value="90962.5">
                <text:p>90962.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29521.5">
                <text:p>129521.5</text:p>
              </table:table-cell>
              <table:table-cell office:value-type="float" office:value="128875">
                <text:p>128875</text:p>
              </table:table-cell>
              <table:table-cell office:value-type="float" office:value="90825">
                <text:p>908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30434">
                <text:p>130434</text:p>
              </table:table-cell>
              <table:table-cell office:value-type="float" office:value="129075">
                <text:p>129075</text:p>
              </table:table-cell>
              <table:table-cell office:value-type="float" office:value="90687.5">
                <text:p>90687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29387">
                <text:p>129387</text:p>
              </table:table-cell>
              <table:table-cell office:value-type="float" office:value="128350">
                <text:p>128350</text:p>
              </table:table-cell>
              <table:table-cell office:value-type="float" office:value="90612.5">
                <text:p>90612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9141.5">
                <text:p>129141.5</text:p>
              </table:table-cell>
              <table:table-cell office:value-type="float" office:value="127675">
                <text:p>127675</text:p>
              </table:table-cell>
              <table:table-cell office:value-type="float" office:value="90512.5">
                <text:p>90512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28338">
                <text:p>128338</text:p>
              </table:table-cell>
              <table:table-cell office:value-type="float" office:value="128212.5">
                <text:p>128212.5</text:p>
              </table:table-cell>
              <table:table-cell office:value-type="float" office:value="89987.5">
                <text:p>89987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8291.5">
                <text:p>128291.5</text:p>
              </table:table-cell>
              <table:table-cell office:value-type="float" office:value="128537.5">
                <text:p>128537.5</text:p>
              </table:table-cell>
              <table:table-cell office:value-type="float" office:value="90562.5">
                <text:p>90562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8307">
                <text:p>128307</text:p>
              </table:table-cell>
              <table:table-cell office:value-type="float" office:value="128662.5">
                <text:p>128662.5</text:p>
              </table:table-cell>
              <table:table-cell office:value-type="float" office:value="90537.5">
                <text:p>90537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8753">
                <text:p>128753</text:p>
              </table:table-cell>
              <table:table-cell office:value-type="float" office:value="128312.5">
                <text:p>128312.5</text:p>
              </table:table-cell>
              <table:table-cell office:value-type="float" office:value="90412.5">
                <text:p>90412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7913.5">
                <text:p>127913.5</text:p>
              </table:table-cell>
              <table:table-cell office:value-type="float" office:value="127912.5">
                <text:p>127912.5</text:p>
              </table:table-cell>
              <table:table-cell office:value-type="float" office:value="89737.5">
                <text:p>89737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7731">
                <text:p>127731</text:p>
              </table:table-cell>
              <table:table-cell office:value-type="float" office:value="127787.5">
                <text:p>127787.5</text:p>
              </table:table-cell>
              <table:table-cell office:value-type="float" office:value="89675">
                <text:p>896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7244.5">
                <text:p>127244.5</text:p>
              </table:table-cell>
              <table:table-cell office:value-type="float" office:value="127800">
                <text:p>127800</text:p>
              </table:table-cell>
              <table:table-cell office:value-type="float" office:value="89712.5">
                <text:p>89712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7514.5">
                <text:p>127514.5</text:p>
              </table:table-cell>
              <table:table-cell office:value-type="float" office:value="127525">
                <text:p>127525</text:p>
              </table:table-cell>
              <table:table-cell office:value-type="float" office:value="89375">
                <text:p>893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7518.5">
                <text:p>127518.5</text:p>
              </table:table-cell>
              <table:table-cell office:value-type="float" office:value="127650">
                <text:p>127650</text:p>
              </table:table-cell>
              <table:table-cell office:value-type="float" office:value="89362.5">
                <text:p>89362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7327.5">
                <text:p>127327.5</text:p>
              </table:table-cell>
              <table:table-cell office:value-type="float" office:value="128000">
                <text:p>128000</text:p>
              </table:table-cell>
              <table:table-cell office:value-type="float" office:value="89687.5">
                <text:p>89687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5978">
                <text:p>125978</text:p>
              </table:table-cell>
              <table:table-cell office:value-type="float" office:value="128525">
                <text:p>128525</text:p>
              </table:table-cell>
              <table:table-cell office:value-type="float" office:value="89537.5">
                <text:p>89537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6250.5">
                <text:p>126250.5</text:p>
              </table:table-cell>
              <table:table-cell office:value-type="float" office:value="128100">
                <text:p>128100</text:p>
              </table:table-cell>
              <table:table-cell office:value-type="float" office:value="89487.5">
                <text:p>89487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6775.5">
                <text:p>126775.5</text:p>
              </table:table-cell>
              <table:table-cell office:value-type="float" office:value="128087.5">
                <text:p>128087.5</text:p>
              </table:table-cell>
              <table:table-cell office:value-type="float" office:value="89975">
                <text:p>899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6638">
                <text:p>126638</text:p>
              </table:table-cell>
              <table:table-cell office:value-type="float" office:value="128087.5">
                <text:p>128087.5</text:p>
              </table:table-cell>
              <table:table-cell office:value-type="float" office:value="89625">
                <text:p>896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6658.5">
                <text:p>126658.5</text:p>
              </table:table-cell>
              <table:table-cell office:value-type="float" office:value="127512.5">
                <text:p>127512.5</text:p>
              </table:table-cell>
              <table:table-cell office:value-type="float" office:value="89737.5">
                <text:p>89737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25997">
                <text:p>125997</text:p>
              </table:table-cell>
              <table:table-cell office:value-type="float" office:value="126662.5">
                <text:p>126662.5</text:p>
              </table:table-cell>
              <table:table-cell office:value-type="float" office:value="89450">
                <text:p>8945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5709.5">
                <text:p>125709.5</text:p>
              </table:table-cell>
              <table:table-cell office:value-type="float" office:value="127100">
                <text:p>127100</text:p>
              </table:table-cell>
              <table:table-cell office:value-type="float" office:value="89637.5">
                <text:p>89637.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4550">
                <text:p>124550</text:p>
              </table:table-cell>
              <table:table-cell office:value-type="float" office:value="126637.5">
                <text:p>126637.5</text:p>
              </table:table-cell>
              <table:table-cell office:value-type="float" office:value="89537.5">
                <text:p>89537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4472.5">
                <text:p>124472.5</text:p>
              </table:table-cell>
              <table:table-cell office:value-type="float" office:value="126650">
                <text:p>126650</text:p>
              </table:table-cell>
              <table:table-cell office:value-type="float" office:value="89675">
                <text:p>896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4738.5">
                <text:p>124738.5</text:p>
              </table:table-cell>
              <table:table-cell office:value-type="float" office:value="126037.5">
                <text:p>126037.5</text:p>
              </table:table-cell>
              <table:table-cell office:value-type="float" office:value="89937.5">
                <text:p>89937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4575">
                <text:p>124575</text:p>
              </table:table-cell>
              <table:table-cell office:value-type="float" office:value="126087.5">
                <text:p>126087.5</text:p>
              </table:table-cell>
              <table:table-cell office:value-type="float" office:value="89900">
                <text:p>899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25336.5">
                <text:p>125336.5</text:p>
              </table:table-cell>
              <table:table-cell office:value-type="float" office:value="125900">
                <text:p>125900</text:p>
              </table:table-cell>
              <table:table-cell office:value-type="float" office:value="89887.5">
                <text:p>89887.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5496.5">
                <text:p>125496.5</text:p>
              </table:table-cell>
              <table:table-cell office:value-type="float" office:value="127262.5">
                <text:p>127262.5</text:p>
              </table:table-cell>
              <table:table-cell office:value-type="float" office:value="89712.5">
                <text:p>89712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5787.5">
                <text:p>125787.5</text:p>
              </table:table-cell>
              <table:table-cell office:value-type="float" office:value="127775">
                <text:p>127775</text:p>
              </table:table-cell>
              <table:table-cell office:value-type="float" office:value="89462.5">
                <text:p>89462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4306.5">
                <text:p>124306.5</text:p>
              </table:table-cell>
              <table:table-cell office:value-type="float" office:value="127262.5">
                <text:p>127262.5</text:p>
              </table:table-cell>
              <table:table-cell office:value-type="float" office:value="89125">
                <text:p>891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3712">
                <text:p>123712</text:p>
              </table:table-cell>
              <table:table-cell office:value-type="float" office:value="128250">
                <text:p>128250</text:p>
              </table:table-cell>
              <table:table-cell office:value-type="float" office:value="89150">
                <text:p>8915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3915.5">
                <text:p>123915.5</text:p>
              </table:table-cell>
              <table:table-cell office:value-type="float" office:value="128150">
                <text:p>128150</text:p>
              </table:table-cell>
              <table:table-cell office:value-type="float" office:value="89200">
                <text:p>892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3515.5">
                <text:p>123515.5</text:p>
              </table:table-cell>
              <table:table-cell office:value-type="float" office:value="128087.5">
                <text:p>128087.5</text:p>
              </table:table-cell>
              <table:table-cell office:value-type="float" office:value="88800">
                <text:p>888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4655">
                <text:p>124655</text:p>
              </table:table-cell>
              <table:table-cell office:value-type="float" office:value="128050">
                <text:p>128050</text:p>
              </table:table-cell>
              <table:table-cell office:value-type="float" office:value="88562.5">
                <text:p>88562.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4059">
                <text:p>124059</text:p>
              </table:table-cell>
              <table:table-cell office:value-type="float" office:value="128062.5">
                <text:p>128062.5</text:p>
              </table:table-cell>
              <table:table-cell office:value-type="float" office:value="88650">
                <text:p>8865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3360">
                <text:p>123360</text:p>
              </table:table-cell>
              <table:table-cell office:value-type="float" office:value="127275">
                <text:p>127275</text:p>
              </table:table-cell>
              <table:table-cell office:value-type="float" office:value="88825">
                <text:p>8882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3497.5">
                <text:p>123497.5</text:p>
              </table:table-cell>
              <table:table-cell office:value-type="float" office:value="127537.5">
                <text:p>127537.5</text:p>
              </table:table-cell>
              <table:table-cell office:value-type="float" office:value="88437.5">
                <text:p>88437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3784">
                <text:p>123784</text:p>
              </table:table-cell>
              <table:table-cell office:value-type="float" office:value="127537.5">
                <text:p>127537.5</text:p>
              </table:table-cell>
              <table:table-cell office:value-type="float" office:value="88875">
                <text:p>8887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4078.5">
                <text:p>124078.5</text:p>
              </table:table-cell>
              <table:table-cell office:value-type="float" office:value="128237.5">
                <text:p>128237.5</text:p>
              </table:table-cell>
              <table:table-cell office:value-type="float" office:value="88150">
                <text:p>8815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4103.5">
                <text:p>124103.5</text:p>
              </table:table-cell>
              <table:table-cell office:value-type="float" office:value="128450">
                <text:p>128450</text:p>
              </table:table-cell>
              <table:table-cell office:value-type="float" office:value="88325">
                <text:p>883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1772">
                <text:p>121772</text:p>
              </table:table-cell>
              <table:table-cell office:value-type="float" office:value="128775">
                <text:p>128775</text:p>
              </table:table-cell>
              <table:table-cell office:value-type="float" office:value="88087.5">
                <text:p>88087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1553.5">
                <text:p>121553.5</text:p>
              </table:table-cell>
              <table:table-cell office:value-type="float" office:value="129550">
                <text:p>129550</text:p>
              </table:table-cell>
              <table:table-cell office:value-type="float" office:value="87725">
                <text:p>877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2332">
                <text:p>122332</text:p>
              </table:table-cell>
              <table:table-cell office:value-type="float" office:value="129987.5">
                <text:p>129987.5</text:p>
              </table:table-cell>
              <table:table-cell office:value-type="float" office:value="87825">
                <text:p>878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2556">
                <text:p>122556</text:p>
              </table:table-cell>
              <table:table-cell office:value-type="float" office:value="130150">
                <text:p>130150</text:p>
              </table:table-cell>
              <table:table-cell office:value-type="float" office:value="88187.5">
                <text:p>88187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2482">
                <text:p>122482</text:p>
              </table:table-cell>
              <table:table-cell office:value-type="float" office:value="130012.5">
                <text:p>130012.5</text:p>
              </table:table-cell>
              <table:table-cell office:value-type="float" office:value="88012.5">
                <text:p>88012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1114">
                <text:p>121114</text:p>
              </table:table-cell>
              <table:table-cell office:value-type="float" office:value="128600">
                <text:p>128600</text:p>
              </table:table-cell>
              <table:table-cell office:value-type="float" office:value="87712.5">
                <text:p>87712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1243.5">
                <text:p>121243.5</text:p>
              </table:table-cell>
              <table:table-cell office:value-type="float" office:value="128387.5">
                <text:p>128387.5</text:p>
              </table:table-cell>
              <table:table-cell office:value-type="float" office:value="87825">
                <text:p>878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0841.5">
                <text:p>120841.5</text:p>
              </table:table-cell>
              <table:table-cell office:value-type="float" office:value="128200">
                <text:p>128200</text:p>
              </table:table-cell>
              <table:table-cell office:value-type="float" office:value="88025">
                <text:p>880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1855">
                <text:p>121855</text:p>
              </table:table-cell>
              <table:table-cell office:value-type="float" office:value="128425">
                <text:p>128425</text:p>
              </table:table-cell>
              <table:table-cell office:value-type="float" office:value="88125">
                <text:p>881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1680">
                <text:p>121680</text:p>
              </table:table-cell>
              <table:table-cell office:value-type="float" office:value="128725">
                <text:p>128725</text:p>
              </table:table-cell>
              <table:table-cell office:value-type="float" office:value="88325">
                <text:p>883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1364">
                <text:p>121364</text:p>
              </table:table-cell>
              <table:table-cell office:value-type="float" office:value="128650">
                <text:p>128650</text:p>
              </table:table-cell>
              <table:table-cell office:value-type="float" office:value="88550">
                <text:p>8855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1697">
                <text:p>121697</text:p>
              </table:table-cell>
              <table:table-cell office:value-type="float" office:value="129412.5">
                <text:p>129412.5</text:p>
              </table:table-cell>
              <table:table-cell office:value-type="float" office:value="88337.5">
                <text:p>88337.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1800">
                <text:p>121800</text:p>
              </table:table-cell>
              <table:table-cell office:value-type="float" office:value="129387.5">
                <text:p>129387.5</text:p>
              </table:table-cell>
              <table:table-cell office:value-type="float" office:value="88862.5">
                <text:p>88862.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1566.5">
                <text:p>121566.5</text:p>
              </table:table-cell>
              <table:table-cell office:value-type="float" office:value="129337.5">
                <text:p>129337.5</text:p>
              </table:table-cell>
              <table:table-cell office:value-type="float" office:value="88287.5">
                <text:p>88287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1316.5">
                <text:p>121316.5</text:p>
              </table:table-cell>
              <table:table-cell office:value-type="float" office:value="129325">
                <text:p>129325</text:p>
              </table:table-cell>
              <table:table-cell office:value-type="float" office:value="88300">
                <text:p>883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2937">
                <text:p>122937</text:p>
              </table:table-cell>
              <table:table-cell office:value-type="float" office:value="131225">
                <text:p>131225</text:p>
              </table:table-cell>
              <table:table-cell office:value-type="float" office:value="88150">
                <text:p>8815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2666.5">
                <text:p>122666.5</text:p>
              </table:table-cell>
              <table:table-cell office:value-type="float" office:value="130700">
                <text:p>130700</text:p>
              </table:table-cell>
              <table:table-cell office:value-type="float" office:value="87737.5">
                <text:p>87737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2367">
                <text:p>122367</text:p>
              </table:table-cell>
              <table:table-cell office:value-type="float" office:value="130700">
                <text:p>130700</text:p>
              </table:table-cell>
              <table:table-cell office:value-type="float" office:value="87750">
                <text:p>8775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2746.5">
                <text:p>122746.5</text:p>
              </table:table-cell>
              <table:table-cell office:value-type="float" office:value="131312.5">
                <text:p>131312.5</text:p>
              </table:table-cell>
              <table:table-cell office:value-type="float" office:value="87762.5">
                <text:p>87762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2754.5">
                <text:p>122754.5</text:p>
              </table:table-cell>
              <table:table-cell office:value-type="float" office:value="131412.5">
                <text:p>131412.5</text:p>
              </table:table-cell>
              <table:table-cell office:value-type="float" office:value="87737.5">
                <text:p>87737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2893">
                <text:p>122893</text:p>
              </table:table-cell>
              <table:table-cell office:value-type="float" office:value="132050">
                <text:p>132050</text:p>
              </table:table-cell>
              <table:table-cell office:value-type="float" office:value="86875">
                <text:p>868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3380.5">
                <text:p>123380.5</text:p>
              </table:table-cell>
              <table:table-cell office:value-type="float" office:value="132062.5">
                <text:p>132062.5</text:p>
              </table:table-cell>
              <table:table-cell office:value-type="float" office:value="87300">
                <text:p>873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22777">
                <text:p>122777</text:p>
              </table:table-cell>
              <table:table-cell office:value-type="float" office:value="132312.5">
                <text:p>132312.5</text:p>
              </table:table-cell>
              <table:table-cell office:value-type="float" office:value="87075">
                <text:p>870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2675.5">
                <text:p>122675.5</text:p>
              </table:table-cell>
              <table:table-cell office:value-type="float" office:value="132225">
                <text:p>132225</text:p>
              </table:table-cell>
              <table:table-cell office:value-type="float" office:value="87187.5">
                <text:p>87187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2375">
                <text:p>122375</text:p>
              </table:table-cell>
              <table:table-cell office:value-type="float" office:value="133775">
                <text:p>133775</text:p>
              </table:table-cell>
              <table:table-cell office:value-type="float" office:value="87300">
                <text:p>873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1862.5">
                <text:p>121862.5</text:p>
              </table:table-cell>
              <table:table-cell office:value-type="float" office:value="133462.5">
                <text:p>133462.5</text:p>
              </table:table-cell>
              <table:table-cell office:value-type="float" office:value="87350">
                <text:p>8735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1961.5">
                <text:p>121961.5</text:p>
              </table:table-cell>
              <table:table-cell office:value-type="float" office:value="133600">
                <text:p>133600</text:p>
              </table:table-cell>
              <table:table-cell office:value-type="float" office:value="87575">
                <text:p>8757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2128.5">
                <text:p>122128.5</text:p>
              </table:table-cell>
              <table:table-cell office:value-type="float" office:value="133762.5">
                <text:p>133762.5</text:p>
              </table:table-cell>
              <table:table-cell office:value-type="float" office:value="87300">
                <text:p>873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1512">
                <text:p>121512</text:p>
              </table:table-cell>
              <table:table-cell office:value-type="float" office:value="134087.5">
                <text:p>134087.5</text:p>
              </table:table-cell>
              <table:table-cell office:value-type="float" office:value="87462.5">
                <text:p>87462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1337.5">
                <text:p>121337.5</text:p>
              </table:table-cell>
              <table:table-cell office:value-type="float" office:value="134612.5">
                <text:p>134612.5</text:p>
              </table:table-cell>
              <table:table-cell office:value-type="float" office:value="87537.5">
                <text:p>87537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1820.5">
                <text:p>121820.5</text:p>
              </table:table-cell>
              <table:table-cell office:value-type="float" office:value="135150">
                <text:p>135150</text:p>
              </table:table-cell>
              <table:table-cell office:value-type="float" office:value="88187.5">
                <text:p>88187.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2052.5">
                <text:p>122052.5</text:p>
              </table:table-cell>
              <table:table-cell office:value-type="float" office:value="134875">
                <text:p>134875</text:p>
              </table:table-cell>
              <table:table-cell office:value-type="float" office:value="88300">
                <text:p>883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2525.5">
                <text:p>122525.5</text:p>
              </table:table-cell>
              <table:table-cell office:value-type="float" office:value="136150">
                <text:p>136150</text:p>
              </table:table-cell>
              <table:table-cell office:value-type="float" office:value="88562.5">
                <text:p>88562.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2517.5">
                <text:p>122517.5</text:p>
              </table:table-cell>
              <table:table-cell office:value-type="float" office:value="136637.5">
                <text:p>136637.5</text:p>
              </table:table-cell>
              <table:table-cell office:value-type="float" office:value="88812.5">
                <text:p>88812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1630.5">
                <text:p>121630.5</text:p>
              </table:table-cell>
              <table:table-cell office:value-type="float" office:value="135587.5">
                <text:p>135587.5</text:p>
              </table:table-cell>
              <table:table-cell office:value-type="float" office:value="88337.5">
                <text:p>88337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21875">
                <text:p>121875</text:p>
              </table:table-cell>
              <table:table-cell office:value-type="float" office:value="135637.5">
                <text:p>135637.5</text:p>
              </table:table-cell>
              <table:table-cell office:value-type="float" office:value="88900">
                <text:p>889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1657.5">
                <text:p>121657.5</text:p>
              </table:table-cell>
              <table:table-cell office:value-type="float" office:value="135725">
                <text:p>135725</text:p>
              </table:table-cell>
              <table:table-cell office:value-type="float" office:value="88987.5">
                <text:p>88987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2140.5">
                <text:p>122140.5</text:p>
              </table:table-cell>
              <table:table-cell office:value-type="float" office:value="135825">
                <text:p>135825</text:p>
              </table:table-cell>
              <table:table-cell office:value-type="float" office:value="88925">
                <text:p>889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2120.5">
                <text:p>122120.5</text:p>
              </table:table-cell>
              <table:table-cell office:value-type="float" office:value="135337.5">
                <text:p>135337.5</text:p>
              </table:table-cell>
              <table:table-cell office:value-type="float" office:value="89037.5">
                <text:p>89037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2534">
                <text:p>122534</text:p>
              </table:table-cell>
              <table:table-cell office:value-type="float" office:value="136025">
                <text:p>136025</text:p>
              </table:table-cell>
              <table:table-cell office:value-type="float" office:value="89325">
                <text:p>893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2105">
                <text:p>122105</text:p>
              </table:table-cell>
              <table:table-cell office:value-type="float" office:value="134987.5">
                <text:p>134987.5</text:p>
              </table:table-cell>
              <table:table-cell office:value-type="float" office:value="89200">
                <text:p>892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1288">
                <text:p>121288</text:p>
              </table:table-cell>
              <table:table-cell office:value-type="float" office:value="134687.5">
                <text:p>134687.5</text:p>
              </table:table-cell>
              <table:table-cell office:value-type="float" office:value="89187.5">
                <text:p>89187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1610.5">
                <text:p>121610.5</text:p>
              </table:table-cell>
              <table:table-cell office:value-type="float" office:value="134762.5">
                <text:p>134762.5</text:p>
              </table:table-cell>
              <table:table-cell office:value-type="float" office:value="88387.5">
                <text:p>88387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0501">
                <text:p>120501</text:p>
              </table:table-cell>
              <table:table-cell office:value-type="float" office:value="133425">
                <text:p>133425</text:p>
              </table:table-cell>
              <table:table-cell office:value-type="float" office:value="88362.5">
                <text:p>88362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0496.5">
                <text:p>120496.5</text:p>
              </table:table-cell>
              <table:table-cell office:value-type="float" office:value="133100">
                <text:p>133100</text:p>
              </table:table-cell>
              <table:table-cell office:value-type="float" office:value="87850">
                <text:p>8785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0521.5">
                <text:p>120521.5</text:p>
              </table:table-cell>
              <table:table-cell office:value-type="float" office:value="133337.5">
                <text:p>133337.5</text:p>
              </table:table-cell>
              <table:table-cell office:value-type="float" office:value="88162.5">
                <text:p>88162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0719.5">
                <text:p>120719.5</text:p>
              </table:table-cell>
              <table:table-cell office:value-type="float" office:value="133700">
                <text:p>133700</text:p>
              </table:table-cell>
              <table:table-cell office:value-type="float" office:value="87837.5">
                <text:p>87837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0844.5">
                <text:p>120844.5</text:p>
              </table:table-cell>
              <table:table-cell office:value-type="float" office:value="133975">
                <text:p>133975</text:p>
              </table:table-cell>
              <table:table-cell office:value-type="float" office:value="87700">
                <text:p>877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0854">
                <text:p>120854</text:p>
              </table:table-cell>
              <table:table-cell office:value-type="float" office:value="133762.5">
                <text:p>133762.5</text:p>
              </table:table-cell>
              <table:table-cell office:value-type="float" office:value="87575">
                <text:p>875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0766.5">
                <text:p>120766.5</text:p>
              </table:table-cell>
              <table:table-cell office:value-type="float" office:value="133375">
                <text:p>133375</text:p>
              </table:table-cell>
              <table:table-cell office:value-type="float" office:value="87475">
                <text:p>874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0637">
                <text:p>120637</text:p>
              </table:table-cell>
              <table:table-cell office:value-type="float" office:value="133837.5">
                <text:p>133837.5</text:p>
              </table:table-cell>
              <table:table-cell office:value-type="float" office:value="87437.5">
                <text:p>87437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0736">
                <text:p>120736</text:p>
              </table:table-cell>
              <table:table-cell office:value-type="float" office:value="133787.5">
                <text:p>133787.5</text:p>
              </table:table-cell>
              <table:table-cell office:value-type="float" office:value="87162.5">
                <text:p>8716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